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Pictures/20000011000000DF000000DFF40E0F3A.svm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Sheet6.xml" manifest:media-type="text/xml"/>
  <manifest:file-entry manifest:full-path="Basic/Standard/ThisWorkbook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F000000DFF40E0F3A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575cm" fo:break-before="auto" style:use-optimal-row-height="tru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waptions">
      <style:table-properties table:display="true" style:writing-mode="lr-tb"/>
    </style:style>
    <style:style style:name="ta5" style:family="table" style:master-page-name="PageStyle_5f_Single_20_Swaption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fo:background-color="#e6e6e6" style:vertical-align="top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9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Percent" style:data-style-name="N19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Percent" style:data-style-name="N19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Percen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5f_BuiltIn_5f_Percent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Percent" style:data-style-name="N1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Percent" style:data-style-name="N13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ackground-color="#e6e6e6" style:vertical-align="top"/>
    </style:style>
    <style:style style:name="ce47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8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9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5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9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67" style:family="table-cell" style:parent-style-name="Default" style:data-style-name="N200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69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99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86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8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/>
    </style:style>
    <style:style style:name="ce9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5">
            <text:p>4.0.5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40004">
            <text:p>40004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0.">
            <text:p>.0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9" table:default-cell-style-name="ce15"/>
        <table:table-column table:style-name="co6" table:default-cell-style-name="ce35"/>
        <table:table-column table:style-name="co6" table:number-columns-repeated="1013" table:default-cell-style-name="ce15"/>
        <table:table-row table:style-name="ro2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8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7" office:value-type="string">
            <text:p>Note: This sheet requires Obba 4.0.4 ( <text:span text:style-name="T3">http://www.obba.info/</text:span><text:span text:style-name="T4"> )</text:span></text:p>
          </table:table-cell>
          <table:table-cell table:style-name="ce14" table:number-columns-repeated="6"/>
          <table:table-cell table:style-name="ce33" table:number-columns-repeated="2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1"/>
          <table:table-cell table:style-name="ce14" table:number-columns-repeated="7"/>
          <table:table-cell table:style-name="ce23"/>
          <table:table-cell table:style-name="ce14" table:number-columns-repeated="1013"/>
        </table:table-row>
        <table:table-row table:style-name="ro2"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3"/>
          <table:table-cell table:style-name="ce19" office:value-type="string">
            <text:p>Volatility model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Curves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art&quot;;&quot;double&quot;;[.C9])" office:value-type="string" office:string-value="tenor.start &#10;[7969]">
            <text:p>tenor.start </text:p>
            <text:p>[7969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vol param a&quot;;&quot;double&quot;;[.F9])" office:value-type="string" office:string-value="vol param a &#10;[7975]">
            <text:p>vol param a </text:p>
            <text:p>[7975]</text:p>
          </table:table-cell>
          <table:table-cell table:style-name="ce25" office:value-type="float" office:value="1">
            <text:p>1,00</text:p>
          </table:table-cell>
          <table:table-cell table:style-name="ce29" table:number-matrix-columns-spanned="1" table:number-matrix-rows-spanned="4" table:formula="of:=TRANSPOSE(INFO.OBBA.OBBA.OBGET(INFO.OBBA.OBBA.OBCALL(&quot;&quot;;[.G16];&quot;getParameter&quot;)))" office:value-type="float" office:value="0.658654961698289">
            <text:p>0,66</text:p>
          </table:table-cell>
          <table:table-cell table:style-name="ce14"/>
          <table:table-cell table:style-name="ce14" table:formula="of:=['Rate Curve Data'.E10]" office:value-type="string" office:string-value="forwardCurve &#10;[16089]">
            <text:p>forwardCurve </text:p>
            <text:p>[16089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numberOfPaths&quot;;&quot;int&quot;;[.N9])" office:value-type="string" office:string-value="numberOfPaths &#10;[7985]">
            <text:p>numberOfPaths </text:p>
            <text:p>[7985]</text:p>
          </table:table-cell>
          <table:table-cell table:style-name="ce22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num&quot;;&quot;int&quot;;[.C10])" office:value-type="string" office:string-value="tenor.num &#10;[7970]">
            <text:p>tenor.num </text:p>
            <text:p>[7970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vol param b&quot;;&quot;double&quot;;[.F10])" office:value-type="string" office:string-value="vol param b &#10;[7976]">
            <text:p>vol param b </text:p>
            <text:p>[7976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-0.0000000795877526956004">
            <text:p>0,00</text:p>
          </table:table-cell>
          <table:table-cell table:style-name="ce14"/>
          <table:table-cell table:style-name="ce14" table:formula="of:=['Rate Curve Data'.H10]" office:value-type="string" office:string-value="discountCurveFunding &#10;[16086]">
            <text:p>discountCurveFunding </text:p>
            <text:p>[16086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seed&quot;;&quot;int&quot;;[.N10])" office:value-type="string" office:string-value="seed &#10;[7986]">
            <text:p>seed </text:p>
            <text:p>[7986]</text:p>
          </table:table-cell>
          <table:table-cell table:style-name="ce22" office:value-type="float" office:value="3141">
            <text:p>3141</text:p>
          </table:table-cell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ep&quot;;&quot;double&quot;;[.C11])" office:value-type="string" office:string-value="tenor.step &#10;[7971]">
            <text:p>tenor.step </text:p>
            <text:p>[7971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vol param c&quot;;&quot;double&quot;;[.F11])" office:value-type="string" office:string-value="vol param c &#10;[7977]">
            <text:p>vol param c </text:p>
            <text:p>[7977]</text:p>
          </table:table-cell>
          <table:table-cell table:style-name="ce25" office:value-type="float" office:value="0.5">
            <text:p>0,50</text:p>
          </table:table-cell>
          <table:table-cell table:style-name="ce29" office:value-type="float" office:value="0.615674988929128">
            <text:p>0,62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 param d&quot;;&quot;double&quot;;[.F12])" office:value-type="string" office:string-value="vol param d &#10;[7978]">
            <text:p>vol param d </text:p>
            <text:p>[7978]</text:p>
          </table:table-cell>
          <table:table-cell table:style-name="ce25" office:value-type="float" office:value="0.2">
            <text:p>0,20</text:p>
          </table:table-cell>
          <table:table-cell table:style-name="ce29" office:value-type="float" office:value="0.246916724281828">
            <text:p>0,25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vol&quot;;&quot;boolean&quot;;[.F13])" office:value-type="string" office:string-value="calibrate vol &#10;[7979]">
            <text:p>calibrate vol </text:p>
            <text:p>[7979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brownianMotion&quot;;obLibs&amp;&quot;net.finmath.montecarlo.BrownianMotion&quot;;[.B27];[.E22];[.M9:.M10])" office:value-type="string" office:string-value="brownianMotion &#10;[16096]">
            <text:p>brownianMotion </text:p>
            <text:p>[16096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Discretization&quot;;obLibs&amp;&quot;net.finmath.time.TimeDiscretization&quot;;[.B9:.B11])" office:value-type="string" office:string-value="tenorDiscretization &#10;[16076]">
            <text:p>tenorDiscretization </text:p>
            <text:p>[16076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16083]">
            <text:p>volatilityModel </text:p>
            <text:p>[16083]</text:p>
          </table:table-cell>
          <table:table-cell table:style-name="ce14"/>
          <table:table-cell table:style-name="ce30" table:formula="of:=INFO.OBBA.OBBA.OBCALL(&quot;volatilityModelCalibrated&quot;;[.G$35];&quot;getVolatilityModel&quot;)" office:value-type="string" office:string-value="volatilityModelCalibrated &#10;[16094]">
            <text:p>volatilityModelCalibrated </text:p>
            <text:p>[16094]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['Calibration Swaption'.B10]" office:value-type="string" office:string-value="swaptionMarketData &#10;[16080]">
            <text:p>swaptionMarketData </text:p>
            <text:p>[16080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9" office:value-type="string">
            <text:p>Time Discretization (Simulation)</text:p>
          </table:table-cell>
          <table:table-cell table:style-name="ce19"/>
          <table:table-cell table:style-name="ce23"/>
          <table:table-cell table:style-name="ce19" office:value-type="string">
            <text:p>Correlation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eulerScheme&quot;;obLibs&amp;&quot;net.finmath.montecarlo.process.ProcessEulerScheme&quot;;INFO.OBBA.OBBA.OBSYNC([.M13];[.I29]))" office:value-type="string" office:string-value="eulerScheme &#10;[16097]">
            <text:p>eulerScheme </text:p>
            <text:p>[16097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art&quot;;&quot;double&quot;;[.C22])" office:value-type="string" office:string-value="td.start &#10;[7972]">
            <text:p>td.start </text:p>
            <text:p>[7972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numberOfFactors&quot;;&quot;int&quot;;[.F22])" office:value-type="string" office:string-value="numberOfFactors &#10;[7980]">
            <text:p>numberOfFactors </text:p>
            <text:p>[7980]</text:p>
          </table:table-cell>
          <table:table-cell table:style-name="ce27" office:value-type="float" office:value="6">
            <text:p>6</text:p>
          </table:table-cell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num&quot;;&quot;int&quot;;[.C23])" office:value-type="string" office:string-value="td.num &#10;[7973]">
            <text:p>td.num </text:p>
            <text:p>[7973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correlationDecay&quot;;&quot;double&quot;;[.F23])" office:value-type="string" office:string-value="correlationDecay &#10;[7981]">
            <text:p>correlationDecay </text:p>
            <text:p>[7981]</text:p>
          </table:table-cell>
          <table:table-cell table:style-name="ce25" office:value-type="float" office:value="0.5">
            <text:p>0,50</text:p>
          </table:table-cell>
          <table:table-cell table:style-name="ce29" table:number-matrix-columns-spanned="1" table:number-matrix-rows-spanned="3" table:formula="of:=TRANSPOSE(INFO.OBBA.OBBA.OBGET(INFO.OBBA.OBBA.OBCALL(&quot;&quot;;[.G29];&quot;getParameter&quot;)))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ep&quot;;&quot;double&quot;;[.C24])" office:value-type="string" office:string-value="td.step &#10;[7974]">
            <text:p>td.step </text:p>
            <text:p>[7974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correlationLevel&quot;;&quot;double&quot;;[.F24])" office:value-type="string" office:string-value="correlationLevel &#10;[7982]">
            <text:p>correlationLevel </text:p>
            <text:p>[7982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rrelationMaturityDecay&quot;;&quot;double&quot;;[.F25])" office:value-type="string" office:string-value="correlationMaturityDecay &#10;[7983]">
            <text:p>correlationMaturityDecay </text:p>
            <text:p>[7983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cor&quot;;&quot;boolean&quot;;[.F26])" office:value-type="string" office:string-value="calibrate cor &#10;[7984]">
            <text:p>calibrate cor </text:p>
            <text:p>[7984]</text:p>
          </table:table-cell>
          <table:table-cell table:style-name="ce26" office:value-type="boolean" office:boolean-value="false">
            <text:p>FALSCH</text:p>
          </table:table-cell>
          <table:table-cell table:style-name="ce23"/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I33];[.M19])" office:value-type="string" office:string-value="monteCarloLIBORMarketModel &#10;[16100]">
            <text:p>monteCarloLIBORMarketModel </text:p>
            <text:p>[16100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22:.B24])" office:value-type="string" office:string-value="timeDiscretization &#10;[16081]">
            <text:p>timeDiscretization </text:p>
            <text:p>[16081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16082]">
            <text:p>correlationModel </text:p>
            <text:p>[16082]</text:p>
          </table:table-cell>
          <table:table-cell table:style-name="ce14"/>
          <table:table-cell table:style-name="ce30" table:formula="of:=INFO.OBBA.OBBA.OBCALL(&quot;correlationModelCalibrated&quot;;[.G$35];&quot;getCorrelationModel&quot;)" office:value-type="string" office:string-value="correlationModelCalibrated &#10;[16098]">
            <text:p>correlationModelCalibrated </text:p>
            <text:p>[16098]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B14];[.J30]);['Rate Curve Data'.E10];['Rate Curve Data'.H10];[.E35];[.I17])" office:value-type="string" office:string-value="liborMarketModel &#10;[16090]">
            <text:p>liborMarketModel </text:p>
            <text:p>[16090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J30]))" office:value-type="string" office:string-value="lmmMeasure &#10;[16075]">
            <text:p>lmmMeasure </text:p>
            <text:p>[16075]</text:p>
          </table:table-cell>
          <table:table-cell table:style-name="ce14" office:value-type="string">
            <text:p>SPOT</text:p>
          </table:table-cell>
          <table:table-cell table:style-name="ce34" office:value-type="string">
            <text:p>← Use SPOT or TERMINAL here (and check impact on bond calibration error).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</text:p>
          </table:table-cell>
          <table:table-cell table:style-name="ce19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&quot;;[.I29];&quot;setMeasure&quot;;[.I30])" office:value-type="string" office:string-value="liborMarketModel &#10;[16091]">
            <text:p>liborMarketModel </text:p>
            <text:p>[16091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16084]">
            <text:p>covarianceModel </text:p>
            <text:p>[16084]</text:p>
          </table:table-cell>
          <table:table-cell table:style-name="ce14"/>
          <table:table-cell table:style-name="ce31" table:formula="of:=INFO.OBBA.OBBA.OBCAST(INFO.OBBA.OBBA.OBCALL(&quot;covarianceModelCalibrated&quot;;[.I33];&quot;getCovarianceModel&quot;);&quot;net.finmath.montecarlo.interestrate.modelplugins.LIBORCovarianceModelFromVolatilityAndCorrelation&quot;)" office:value-type="string" office:string-value="covarianceModelCalibrated &#10;[16093]">
            <text:p>covarianceModelCalibrated </text:p>
            <text:p>[16093]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32"/>
          <table:table-cell table:style-name="ce14" table:number-columns-repeated="2"/>
          <table:table-cell table:style-name="ce23"/>
          <table:table-cell table:style-name="ce14"/>
          <table:table-cell table:style-name="ce32"/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7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4"/>
          <table:table-cell table:style-name="ce14" table:number-columns-repeated="251"/>
          <table:table-cell table:number-columns-repeated="763"/>
          <table:table-cell table:style-name="Default" table:number-columns-repeated="5"/>
        </table:table-row>
        <table:table-row table:style-name="ro2" table:number-rows-repeated="20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65450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number-columns-repeated="4"/>
          <table:table-cell table:style-name="ce14" table:number-columns-repeated="2"/>
          <table:table-cell/>
          <table:table-cell table:style-name="ce14" table:number-columns-repeated="3"/>
          <table:table-cell table:number-columns-repeated="1014"/>
        </table:table-row>
        <table:table-row table:style-name="ro2" table:number-rows-repeated="14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e Curve Data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Rate Curves Market Data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Discount Curve Collateral</text:p>
          </table:table-cell>
          <table:table-cell table:style-name="ce19"/>
          <table:table-cell/>
          <table:table-cell table:style-name="ce19" office:value-type="string">
            <text:p>Forward Curve (Collateralized)</text:p>
          </table:table-cell>
          <table:table-cell table:style-name="ce19"/>
          <table:table-cell/>
          <table:table-cell table:style-name="ce19" office:value-type="string">
            <text:p>Discount Curve Funding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office:value-type="string">
            <text:p>tenor</text:p>
          </table:table-cell>
          <table:table-cell table:style-name="ce25" office:value-type="float" office:value="0.5">
            <text:p>0,50</text:p>
          </table:table-cell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16102]">
            <text:p>discountCurveCollateral </text:p>
            <text:p>[16102]</text:p>
          </table:table-cell>
          <table:table-cell table:style-name="ce32"/>
          <table:table-cell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16089]">
            <text:p>forwardCurve </text:p>
            <text:p>[16089]</text:p>
          </table:table-cell>
          <table:table-cell table:style-name="ce32"/>
          <table:table-cell/>
          <table:table-cell table:style-name="ce14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16086]">
            <text:p>discountCurveFunding </text:p>
            <text:p>[16086]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37" table:formula="of:=INFO.OBBA.OBBA.OBMAKE(&quot;maturitiesCol&quot;;&quot;double[]&quot;;[.B16:.B116])" office:value-type="string" office:string-value="maturitiesCol &#10;[7987]">
            <text:p>maturitiesCol </text:p>
            <text:p>[7987]</text:p>
          </table:table-cell>
          <table:table-cell table:style-name="ce37" table:formula="of:=INFO.OBBA.OBBA.OBMAKE(&quot;disocuntFactorsCol&quot;;&quot;double[]&quot;;[.C16:.C116])" office:value-type="string" office:string-value="disocuntFactorsCol &#10;[7988]">
            <text:p>disocuntFactorsCol </text:p>
            <text:p>[7988]</text:p>
          </table:table-cell>
          <table:table-cell/>
          <table:table-cell table:style-name="ce32" table:formula="of:=INFO.OBBA.OBBA.OBMAKE(&quot;fixings&quot;;&quot;double[]&quot;;[.E16:.E116])" office:value-type="string" office:string-value="fixings &#10;[7989]">
            <text:p>fixings </text:p>
            <text:p>[7989]</text:p>
          </table:table-cell>
          <table:table-cell table:style-name="ce32" table:formula="of:=INFO.OBBA.OBBA.OBMAKE(&quot;forward rates&quot;;&quot;double[]&quot;;[.F16:.F116])" office:value-type="string" office:string-value="forward rates &#10;[7990]">
            <text:p>forward rates </text:p>
            <text:p>[7990]</text:p>
          </table:table-cell>
          <table:table-cell/>
          <table:table-cell table:style-name="ce32" table:formula="of:=INFO.OBBA.OBBA.OBMAKE(&quot;maturitiesFund&quot;;&quot;double[]&quot;;[.H16:.H116])" office:value-type="string" office:string-value="maturitiesFund &#10;[7991]">
            <text:p>maturitiesFund </text:p>
            <text:p>[7991]</text:p>
          </table:table-cell>
          <table:table-cell table:style-name="ce32" table:formula="of:=INFO.OBBA.OBBA.OBMAKE(&quot;disocuntFactorsFund&quot;;&quot;double[]&quot;;[.I16:.I116])" office:value-type="string" office:string-value="disocuntFactorsFund &#10;[7992]">
            <text:p>disocuntFactorsFund </text:p>
            <text:p>[7992]</text:p>
          </table:table-cell>
          <table:table-cell table:number-columns-repeated="1015"/>
        </table:table-row>
        <table:table-row table:style-name="ro4">
          <table:table-cell/>
          <table:table-cell table:style-name="ce32" table:number-columns-repeated="2"/>
          <table:table-cell/>
          <table:table-cell table:style-name="ce32" table:number-columns-repeated="2"/>
          <table:table-cell/>
          <table:table-cell table:style-name="ce32" table:number-columns-repeated="2"/>
          <table:table-cell table:number-columns-repeated="1015"/>
        </table:table-row>
        <table:table-row table:style-name="ro4">
          <table:table-cell/>
          <table:table-cell table:style-name="ce38" office:value-type="float" office:value="0">
            <text:p>0,0</text:p>
          </table:table-cell>
          <table:table-cell table:style-name="ce39" table:formula="of:=POWER(1+0.02*0.5;-[.B16]/0.5)" office:value-type="float" office:value="1">
            <text:p>1,0</text:p>
          </table:table-cell>
          <table:table-cell/>
          <table:table-cell table:style-name="ce38" office:value-type="float" office:value="0">
            <text:p>0,0</text:p>
          </table:table-cell>
          <table:table-cell table:style-name="ce42" office:value-type="percentage" office:value="0.0061397204995679">
            <text:p>0,61%</text:p>
          </table:table-cell>
          <table:table-cell/>
          <table:table-cell table:style-name="ce38" office:value-type="float" office:value="0">
            <text:p>0,0</text:p>
          </table:table-cell>
          <table:table-cell table:style-name="ce43" office:value-type="percentage" office:value="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6]+0.5" office:value-type="float" office:value="0.5">
            <text:p>0,5</text:p>
          </table:table-cell>
          <table:table-cell table:style-name="ce40" table:formula="of:=POWER(1+0.02*0.5;-[.B17]/0.5)" office:value-type="float" office:value="0.99009900990099">
            <text:p>0,9901</text:p>
          </table:table-cell>
          <table:table-cell/>
          <table:table-cell table:style-name="ce38" office:value-type="float" office:value="0.5">
            <text:p>0,5</text:p>
          </table:table-cell>
          <table:table-cell table:style-name="ce42" office:value-type="percentage" office:value="0.0061397204995679">
            <text:p>0,61%</text:p>
          </table:table-cell>
          <table:table-cell/>
          <table:table-cell table:style-name="ce38" table:formula="of:=[.H16]+0.5" office:value-type="float" office:value="0.5">
            <text:p>0,5</text:p>
          </table:table-cell>
          <table:table-cell table:style-name="ce44" table:formula="of:=[.I16]/(1+[.F16]*0.5)" office:value-type="percentage" office:value="0.996939534950218">
            <text:p>99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7]+0.5" office:value-type="float" office:value="1">
            <text:p>1,0</text:p>
          </table:table-cell>
          <table:table-cell table:style-name="ce41" table:formula="of:=POWER(1+0.02*0.5;-[.B18]/0.5)" office:value-type="percentage" office:value="0.980296049406921">
            <text:p>98%</text:p>
          </table:table-cell>
          <table:table-cell/>
          <table:table-cell table:style-name="ce38" office:value-type="float" office:value="1">
            <text:p>1,0</text:p>
          </table:table-cell>
          <table:table-cell table:style-name="ce42" office:value-type="percentage" office:value="0.00672311544840844">
            <text:p>0,67%</text:p>
          </table:table-cell>
          <table:table-cell/>
          <table:table-cell table:style-name="ce38" table:formula="of:=[.H17]+0.5" office:value-type="float" office:value="1">
            <text:p>1,0</text:p>
          </table:table-cell>
          <table:table-cell table:style-name="ce44" table:formula="of:=[.I17]/(1+[.F17]*0.5)" office:value-type="percentage" office:value="0.993888436346758">
            <text:p>99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8]+0.5" office:value-type="float" office:value="1.5">
            <text:p>1,5</text:p>
          </table:table-cell>
          <table:table-cell table:style-name="ce41" table:formula="of:=POWER(1+0.02*0.5;-[.B19]/0.5)" office:value-type="percentage" office:value="0.970590147927644">
            <text:p>97%</text:p>
          </table:table-cell>
          <table:table-cell/>
          <table:table-cell table:style-name="ce38" office:value-type="float" office:value="1.5">
            <text:p>1,5</text:p>
          </table:table-cell>
          <table:table-cell table:style-name="ce42" office:value-type="percentage" office:value="0.0073160145043994">
            <text:p>0,73%</text:p>
          </table:table-cell>
          <table:table-cell/>
          <table:table-cell table:style-name="ce38" table:formula="of:=[.H18]+0.5" office:value-type="float" office:value="1.5">
            <text:p>1,5</text:p>
          </table:table-cell>
          <table:table-cell table:style-name="ce44" table:formula="of:=[.I18]/(1+[.F18]*0.5)" office:value-type="percentage" office:value="0.990558616378593">
            <text:p>99,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19]+0.5" office:value-type="float" office:value="2">
            <text:p>2,0</text:p>
          </table:table-cell>
          <table:table-cell table:style-name="ce41" table:formula="of:=POWER(1+0.02*0.5;-[.B20]/0.5)" office:value-type="percentage" office:value="0.960980344482816">
            <text:p>96%</text:p>
          </table:table-cell>
          <table:table-cell/>
          <table:table-cell table:style-name="ce38" office:value-type="float" office:value="2">
            <text:p>2,0</text:p>
          </table:table-cell>
          <table:table-cell table:style-name="ce42" office:value-type="percentage" office:value="0.00800426825293638">
            <text:p>0,80%</text:p>
          </table:table-cell>
          <table:table-cell/>
          <table:table-cell table:style-name="ce38" table:formula="of:=[.H19]+0.5" office:value-type="float" office:value="2">
            <text:p>2,0</text:p>
          </table:table-cell>
          <table:table-cell table:style-name="ce45" table:formula="of:=[.I19]/(1+[.F19]*0.5)" office:value-type="percentage" office:value="0.986948352148886">
            <text:p>98,6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0]+0.5" office:value-type="float" office:value="2.5">
            <text:p>2,5</text:p>
          </table:table-cell>
          <table:table-cell table:style-name="ce41" table:formula="of:=POWER(1+0.02*0.5;-[.B21]/0.5)" office:value-type="percentage" office:value="0.951465687606749">
            <text:p>95%</text:p>
          </table:table-cell>
          <table:table-cell/>
          <table:table-cell table:style-name="ce38" office:value-type="float" office:value="2.5">
            <text:p>2,5</text:p>
          </table:table-cell>
          <table:table-cell table:style-name="ce42" office:value-type="percentage" office:value="0.0091791131923958">
            <text:p>0,92%</text:p>
          </table:table-cell>
          <table:table-cell/>
          <table:table-cell table:style-name="ce38" table:formula="of:=[.H20]+0.5" office:value-type="float" office:value="2.5">
            <text:p>2,5</text:p>
          </table:table-cell>
          <table:table-cell table:style-name="ce44" table:formula="of:=[.I20]/(1+[.F20]*0.5)" office:value-type="percentage" office:value="0.983014197482339">
            <text:p>98,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1]+0.5" office:value-type="float" office:value="3">
            <text:p>3,0</text:p>
          </table:table-cell>
          <table:table-cell table:style-name="ce41" table:formula="of:=POWER(1+0.02*0.5;-[.B22]/0.5)" office:value-type="percentage" office:value="0.942045235254207">
            <text:p>94%</text:p>
          </table:table-cell>
          <table:table-cell/>
          <table:table-cell table:style-name="ce38" office:value-type="float" office:value="3">
            <text:p>3,0</text:p>
          </table:table-cell>
          <table:table-cell table:style-name="ce42" office:value-type="percentage" office:value="0.0111465236746451">
            <text:p>1,11%</text:p>
          </table:table-cell>
          <table:table-cell/>
          <table:table-cell table:style-name="ce38" table:formula="of:=[.H21]+0.5" office:value-type="float" office:value="3">
            <text:p>3,0</text:p>
          </table:table-cell>
          <table:table-cell table:style-name="ce44" table:formula="of:=[.I21]/(1+[.F21]*0.5)" office:value-type="percentage" office:value="0.97852320983013">
            <text:p>97,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2]+0.5" office:value-type="float" office:value="3.5">
            <text:p>3,5</text:p>
          </table:table-cell>
          <table:table-cell table:style-name="ce41" table:formula="of:=POWER(1+0.02*0.5;-[.B23]/0.5)" office:value-type="percentage" office:value="0.932718054707135">
            <text:p>93%</text:p>
          </table:table-cell>
          <table:table-cell/>
          <table:table-cell table:style-name="ce38" office:value-type="float" office:value="3.5">
            <text:p>3,5</text:p>
          </table:table-cell>
          <table:table-cell table:style-name="ce42" office:value-type="percentage" office:value="0.0135660395525357">
            <text:p>1,36%</text:p>
          </table:table-cell>
          <table:table-cell/>
          <table:table-cell table:style-name="ce38" table:formula="of:=[.H22]+0.5" office:value-type="float" office:value="3.5">
            <text:p>3,5</text:p>
          </table:table-cell>
          <table:table-cell table:style-name="ce44" table:formula="of:=[.I22]/(1+[.F22]*0.5)" office:value-type="percentage" office:value="0.973099869463745">
            <text:p>97,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3]+0.5" office:value-type="float" office:value="4">
            <text:p>4,0</text:p>
          </table:table-cell>
          <table:table-cell table:style-name="ce41" table:formula="of:=POWER(1+0.02*0.5;-[.B24]/0.5)" office:value-type="percentage" office:value="0.923483222482312">
            <text:p>92%</text:p>
          </table:table-cell>
          <table:table-cell/>
          <table:table-cell table:style-name="ce38" office:value-type="float" office:value="4">
            <text:p>4,0</text:p>
          </table:table-cell>
          <table:table-cell table:style-name="ce42" office:value-type="percentage" office:value="0.0159976489939796">
            <text:p>1,60%</text:p>
          </table:table-cell>
          <table:table-cell/>
          <table:table-cell table:style-name="ce38" table:formula="of:=[.H23]+0.5" office:value-type="float" office:value="4">
            <text:p>4,0</text:p>
          </table:table-cell>
          <table:table-cell table:style-name="ce44" table:formula="of:=[.I23]/(1+[.F23]*0.5)" office:value-type="percentage" office:value="0.966543783863172">
            <text:p>96,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4]+0.5" office:value-type="float" office:value="4.5">
            <text:p>4,5</text:p>
          </table:table-cell>
          <table:table-cell table:style-name="ce41" table:formula="of:=POWER(1+0.02*0.5;-[.B25]/0.5)" office:value-type="percentage" office:value="0.914339824239913">
            <text:p>91%</text:p>
          </table:table-cell>
          <table:table-cell/>
          <table:table-cell table:style-name="ce38" office:value-type="float" office:value="4.5">
            <text:p>4,5</text:p>
          </table:table-cell>
          <table:table-cell table:style-name="ce42" office:value-type="percentage" office:value="0.0182495679261492">
            <text:p>1,82%</text:p>
          </table:table-cell>
          <table:table-cell/>
          <table:table-cell table:style-name="ce38" table:formula="of:=[.H24]+0.5" office:value-type="float" office:value="4.5">
            <text:p>4,5</text:p>
          </table:table-cell>
          <table:table-cell table:style-name="ce44" table:formula="of:=[.I24]/(1+[.F24]*0.5)" office:value-type="percentage" office:value="0.958873919665031">
            <text:p>95,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5]+0.5" office:value-type="float" office:value="5">
            <text:p>5,0</text:p>
          </table:table-cell>
          <table:table-cell table:style-name="ce41" table:formula="of:=POWER(1+0.02*0.5;-[.B26]/0.5)" office:value-type="percentage" office:value="0.905286954692983">
            <text:p>91%</text:p>
          </table:table-cell>
          <table:table-cell/>
          <table:table-cell table:style-name="ce38" office:value-type="float" office:value="5">
            <text:p>5,0</text:p>
          </table:table-cell>
          <table:table-cell table:style-name="ce42" office:value-type="percentage" office:value="0.0201930122297488">
            <text:p>2,02%</text:p>
          </table:table-cell>
          <table:table-cell/>
          <table:table-cell table:style-name="ce38" table:formula="of:=[.H25]+0.5" office:value-type="float" office:value="5">
            <text:p>5,0</text:p>
          </table:table-cell>
          <table:table-cell table:style-name="ce44" table:formula="of:=[.I25]/(1+[.F25]*0.5)" office:value-type="percentage" office:value="0.950203517843753">
            <text:p>95,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6]+0.5" office:value-type="float" office:value="5.5">
            <text:p>5,5</text:p>
          </table:table-cell>
          <table:table-cell table:style-name="ce41" table:formula="of:=POWER(1+0.02*0.5;-[.B27]/0.5)" office:value-type="percentage" office:value="0.896323717517805">
            <text:p>90%</text:p>
          </table:table-cell>
          <table:table-cell/>
          <table:table-cell table:style-name="ce38" office:value-type="float" office:value="5.5">
            <text:p>5,5</text:p>
          </table:table-cell>
          <table:table-cell table:style-name="ce42" office:value-type="percentage" office:value="0.0217029698403504">
            <text:p>2,17%</text:p>
          </table:table-cell>
          <table:table-cell/>
          <table:table-cell table:style-name="ce38" table:formula="of:=[.H26]+0.5" office:value-type="float" office:value="5.5">
            <text:p>5,5</text:p>
          </table:table-cell>
          <table:table-cell table:style-name="ce44" table:formula="of:=[.I26]/(1+[.F26]*0.5)" office:value-type="percentage" office:value="0.94070567722139">
            <text:p>94,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7]+0.5" office:value-type="float" office:value="6">
            <text:p>6,0</text:p>
          </table:table-cell>
          <table:table-cell table:style-name="ce41" table:formula="of:=POWER(1+0.02*0.5;-[.B28]/0.5)" office:value-type="percentage" office:value="0.887449225265153">
            <text:p>89%</text:p>
          </table:table-cell>
          <table:table-cell/>
          <table:table-cell table:style-name="ce38" office:value-type="float" office:value="6">
            <text:p>6,0</text:p>
          </table:table-cell>
          <table:table-cell table:style-name="ce42" office:value-type="percentage" office:value="0.0227410448344331">
            <text:p>2,27%</text:p>
          </table:table-cell>
          <table:table-cell/>
          <table:table-cell table:style-name="ce38" table:formula="of:=[.H27]+0.5" office:value-type="float" office:value="6">
            <text:p>6,0</text:p>
          </table:table-cell>
          <table:table-cell table:style-name="ce44" table:formula="of:=[.I27]/(1+[.F27]*0.5)" office:value-type="percentage" office:value="0.930607207146434">
            <text:p>93,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8]+0.5" office:value-type="float" office:value="6.5">
            <text:p>6,5</text:p>
          </table:table-cell>
          <table:table-cell table:style-name="ce41" table:formula="of:=POWER(1+0.02*0.5;-[.B29]/0.5)" office:value-type="percentage" office:value="0.878662599272429">
            <text:p>88%</text:p>
          </table:table-cell>
          <table:table-cell/>
          <table:table-cell table:style-name="ce38" office:value-type="float" office:value="6.5">
            <text:p>6,5</text:p>
          </table:table-cell>
          <table:table-cell table:style-name="ce42" office:value-type="percentage" office:value="0.0236115337972377">
            <text:p>2,36%</text:p>
          </table:table-cell>
          <table:table-cell/>
          <table:table-cell table:style-name="ce38" table:formula="of:=[.H28]+0.5" office:value-type="float" office:value="6.5">
            <text:p>6,5</text:p>
          </table:table-cell>
          <table:table-cell table:style-name="ce44" table:formula="of:=[.I28]/(1+[.F28]*0.5)" office:value-type="percentage" office:value="0.920144681419274">
            <text:p>92,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9]+0.5" office:value-type="float" office:value="7">
            <text:p>7,0</text:p>
          </table:table-cell>
          <table:table-cell table:style-name="ce41" table:formula="of:=POWER(1+0.02*0.5;-[.B30]/0.5)" office:value-type="percentage" office:value="0.869962969576662">
            <text:p>87%</text:p>
          </table:table-cell>
          <table:table-cell/>
          <table:table-cell table:style-name="ce38" office:value-type="float" office:value="7">
            <text:p>7,0</text:p>
          </table:table-cell>
          <table:table-cell table:style-name="ce42" office:value-type="percentage" office:value="0.0245580965470444">
            <text:p>2,46%</text:p>
          </table:table-cell>
          <table:table-cell/>
          <table:table-cell table:style-name="ce38" table:formula="of:=[.H29]+0.5" office:value-type="float" office:value="7">
            <text:p>7,0</text:p>
          </table:table-cell>
          <table:table-cell table:style-name="ce44" table:formula="of:=[.I29]/(1+[.F29]*0.5)" office:value-type="percentage" office:value="0.909408417625149">
            <text:p>90,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0]+0.5" office:value-type="float" office:value="7.5">
            <text:p>7,5</text:p>
          </table:table-cell>
          <table:table-cell table:style-name="ce41" table:formula="of:=POWER(1+0.02*0.5;-[.B31]/0.5)" office:value-type="percentage" office:value="0.861349474828379">
            <text:p>86%</text:p>
          </table:table-cell>
          <table:table-cell/>
          <table:table-cell table:style-name="ce38" office:value-type="float" office:value="7.5">
            <text:p>7,5</text:p>
          </table:table-cell>
          <table:table-cell table:style-name="ce42" office:value-type="percentage" office:value="0.025239153325529">
            <text:p>2,52%</text:p>
          </table:table-cell>
          <table:table-cell/>
          <table:table-cell table:style-name="ce38" table:formula="of:=[.H30]+0.5" office:value-type="float" office:value="7.5">
            <text:p>7,5</text:p>
          </table:table-cell>
          <table:table-cell table:style-name="ce44" table:formula="of:=[.I30]/(1+[.F30]*0.5)" office:value-type="percentage" office:value="0.898377200611015">
            <text:p>89,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1]+0.5" office:value-type="float" office:value="8">
            <text:p>8,0</text:p>
          </table:table-cell>
          <table:table-cell table:style-name="ce41" table:formula="of:=POWER(1+0.02*0.5;-[.B32]/0.5)" office:value-type="percentage" office:value="0.852821262206315">
            <text:p>85%</text:p>
          </table:table-cell>
          <table:table-cell/>
          <table:table-cell table:style-name="ce38" office:value-type="float" office:value="8">
            <text:p>8,0</text:p>
          </table:table-cell>
          <table:table-cell table:style-name="ce42" office:value-type="percentage" office:value="0.0253997726980964">
            <text:p>2,54%</text:p>
          </table:table-cell>
          <table:table-cell/>
          <table:table-cell table:style-name="ce38" table:formula="of:=[.H31]+0.5" office:value-type="float" office:value="8">
            <text:p>8,0</text:p>
          </table:table-cell>
          <table:table-cell table:style-name="ce44" table:formula="of:=[.I31]/(1+[.F31]*0.5)" office:value-type="percentage" office:value="0.887181347581436">
            <text:p>88,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2]+0.5" office:value-type="float" office:value="8.5">
            <text:p>8,5</text:p>
          </table:table-cell>
          <table:table-cell table:style-name="ce41" table:formula="of:=POWER(1+0.02*0.5;-[.B33]/0.5)" office:value-type="percentage" office:value="0.844377487332986">
            <text:p>84%</text:p>
          </table:table-cell>
          <table:table-cell/>
          <table:table-cell table:style-name="ce38" office:value-type="float" office:value="8.5">
            <text:p>8,5</text:p>
          </table:table-cell>
          <table:table-cell table:style-name="ce42" office:value-type="percentage" office:value="0.0257168561016715">
            <text:p>2,57%</text:p>
          </table:table-cell>
          <table:table-cell/>
          <table:table-cell table:style-name="ce38" table:formula="of:=[.H32]+0.5" office:value-type="float" office:value="8.5">
            <text:p>8,5</text:p>
          </table:table-cell>
          <table:table-cell table:style-name="ce44" table:formula="of:=[.I32]/(1+[.F32]*0.5)" office:value-type="percentage" office:value="0.87605554176556">
            <text:p>87,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3]+0.5" office:value-type="float" office:value="9">
            <text:p>9,0</text:p>
          </table:table-cell>
          <table:table-cell table:style-name="ce41" table:formula="of:=POWER(1+0.02*0.5;-[.B34]/0.5)" office:value-type="percentage" office:value="0.836017314191075">
            <text:p>84%</text:p>
          </table:table-cell>
          <table:table-cell/>
          <table:table-cell table:style-name="ce38" office:value-type="float" office:value="9">
            <text:p>9,0</text:p>
          </table:table-cell>
          <table:table-cell table:style-name="ce42" office:value-type="percentage" office:value="0.0268177588100136">
            <text:p>2,68%</text:p>
          </table:table-cell>
          <table:table-cell/>
          <table:table-cell table:style-name="ce38" table:formula="of:=[.H33]+0.5" office:value-type="float" office:value="9">
            <text:p>9,0</text:p>
          </table:table-cell>
          <table:table-cell table:style-name="ce44" table:formula="of:=[.I33]/(1+[.F33]*0.5)" office:value-type="percentage" office:value="0.864933852060113">
            <text:p>86,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4]+0.5" office:value-type="float" office:value="9.5">
            <text:p>9,5</text:p>
          </table:table-cell>
          <table:table-cell table:style-name="ce41" table:formula="of:=POWER(1+0.02*0.5;-[.B35]/0.5)" office:value-type="percentage" office:value="0.827739915040668">
            <text:p>83%</text:p>
          </table:table-cell>
          <table:table-cell/>
          <table:table-cell table:style-name="ce38" office:value-type="float" office:value="9.5">
            <text:p>9,5</text:p>
          </table:table-cell>
          <table:table-cell table:style-name="ce42" office:value-type="percentage" office:value="0.028199818572699">
            <text:p>2,82%</text:p>
          </table:table-cell>
          <table:table-cell/>
          <table:table-cell table:style-name="ce38" table:formula="of:=[.H34]+0.5" office:value-type="float" office:value="9.5">
            <text:p>9,5</text:p>
          </table:table-cell>
          <table:table-cell table:style-name="ce44" table:formula="of:=[.I34]/(1+[.F34]*0.5)" office:value-type="percentage" office:value="0.853489514092212">
            <text:p>85,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5]+0.5" office:value-type="float" office:value="10">
            <text:p>10,0</text:p>
          </table:table-cell>
          <table:table-cell table:style-name="ce41" table:formula="of:=POWER(1+0.02*0.5;-[.B36]/0.5)" office:value-type="percentage" office:value="0.819544470337295">
            <text:p>82%</text:p>
          </table:table-cell>
          <table:table-cell/>
          <table:table-cell table:style-name="ce38" office:value-type="float" office:value="10">
            <text:p>10,0</text:p>
          </table:table-cell>
          <table:table-cell table:style-name="ce42" office:value-type="percentage" office:value="0.0292189862665843">
            <text:p>2,92%</text:p>
          </table:table-cell>
          <table:table-cell/>
          <table:table-cell table:style-name="ce38" table:formula="of:=[.H35]+0.5" office:value-type="float" office:value="10">
            <text:p>10,0</text:p>
          </table:table-cell>
          <table:table-cell table:style-name="ce44" table:formula="of:=[.I35]/(1+[.F35]*0.5)" office:value-type="percentage" office:value="0.841622710224712">
            <text:p>84,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6]+0.5" office:value-type="float" office:value="10.5">
            <text:p>10,5</text:p>
          </table:table-cell>
          <table:table-cell table:style-name="ce41" table:formula="of:=POWER(1+0.02*0.5;-[.B37]/0.5)" office:value-type="percentage" office:value="0.811430168650787">
            <text:p>81%</text:p>
          </table:table-cell>
          <table:table-cell/>
          <table:table-cell table:style-name="ce38" office:value-type="float" office:value="10.5">
            <text:p>10,5</text:p>
          </table:table-cell>
          <table:table-cell table:style-name="ce42" office:value-type="percentage" office:value="0.0297956828018306">
            <text:p>2,98%</text:p>
          </table:table-cell>
          <table:table-cell/>
          <table:table-cell table:style-name="ce38" table:formula="of:=[.H36]+0.5" office:value-type="float" office:value="10.5">
            <text:p>10,5</text:p>
          </table:table-cell>
          <table:table-cell table:style-name="ce44" table:formula="of:=[.I36]/(1+[.F36]*0.5)" office:value-type="percentage" office:value="0.829504076120591">
            <text:p>83,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7]+0.5" office:value-type="float" office:value="11">
            <text:p>11,0</text:p>
          </table:table-cell>
          <table:table-cell table:style-name="ce41" table:formula="of:=POWER(1+0.02*0.5;-[.B38]/0.5)" office:value-type="percentage" office:value="0.803396206584938">
            <text:p>80%</text:p>
          </table:table-cell>
          <table:table-cell/>
          <table:table-cell table:style-name="ce38" office:value-type="float" office:value="11">
            <text:p>11,0</text:p>
          </table:table-cell>
          <table:table-cell table:style-name="ce42" office:value-type="percentage" office:value="0.0299914465969253">
            <text:p>3,00%</text:p>
          </table:table-cell>
          <table:table-cell/>
          <table:table-cell table:style-name="ce38" table:formula="of:=[.H37]+0.5" office:value-type="float" office:value="11">
            <text:p>11,0</text:p>
          </table:table-cell>
          <table:table-cell table:style-name="ce44" table:formula="of:=[.I37]/(1+[.F37]*0.5)" office:value-type="percentage" office:value="0.817327658294734">
            <text:p>81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8]+0.5" office:value-type="float" office:value="11.5">
            <text:p>11,5</text:p>
          </table:table-cell>
          <table:table-cell table:style-name="ce41" table:formula="of:=POWER(1+0.02*0.5;-[.B39]/0.5)" office:value-type="percentage" office:value="0.795441788697958">
            <text:p>80%</text:p>
          </table:table-cell>
          <table:table-cell/>
          <table:table-cell table:style-name="ce38" office:value-type="float" office:value="11.5">
            <text:p>11,5</text:p>
          </table:table-cell>
          <table:table-cell table:style-name="ce42" office:value-type="percentage" office:value="0.0298678160703554">
            <text:p>2,99%</text:p>
          </table:table-cell>
          <table:table-cell/>
          <table:table-cell table:style-name="ce38" table:formula="of:=[.H38]+0.5" office:value-type="float" office:value="11.5">
            <text:p>11,5</text:p>
          </table:table-cell>
          <table:table-cell table:style-name="ce44" table:formula="of:=[.I38]/(1+[.F38]*0.5)" office:value-type="percentage" office:value="0.805252317358185">
            <text:p>80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9]+0.5" office:value-type="float" office:value="12">
            <text:p>12,0</text:p>
          </table:table-cell>
          <table:table-cell table:style-name="ce41" table:formula="of:=POWER(1+0.02*0.5;-[.B40]/0.5)" office:value-type="percentage" office:value="0.787566127423721">
            <text:p>79%</text:p>
          </table:table-cell>
          <table:table-cell/>
          <table:table-cell table:style-name="ce38" office:value-type="float" office:value="12">
            <text:p>12,0</text:p>
          </table:table-cell>
          <table:table-cell table:style-name="ce42" office:value-type="percentage" office:value="0.0294863296406083">
            <text:p>2,95%</text:p>
          </table:table-cell>
          <table:table-cell/>
          <table:table-cell table:style-name="ce38" table:formula="of:=[.H39]+0.5" office:value-type="float" office:value="12">
            <text:p>12,0</text:p>
          </table:table-cell>
          <table:table-cell table:style-name="ce44" table:formula="of:=[.I39]/(1+[.F39]*0.5)" office:value-type="percentage" office:value="0.793403699475449">
            <text:p>79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0]+0.5" office:value-type="float" office:value="12.5">
            <text:p>12,5</text:p>
          </table:table-cell>
          <table:table-cell table:style-name="ce41" table:formula="of:=POWER(1+0.02*0.5;-[.B41]/0.5)" office:value-type="percentage" office:value="0.779768442993783">
            <text:p>78%</text:p>
          </table:table-cell>
          <table:table-cell/>
          <table:table-cell table:style-name="ce38" office:value-type="float" office:value="12.5">
            <text:p>12,5</text:p>
          </table:table-cell>
          <table:table-cell table:style-name="ce42" office:value-type="percentage" office:value="0.0289085257261711">
            <text:p>2,89%</text:p>
          </table:table-cell>
          <table:table-cell/>
          <table:table-cell table:style-name="ce38" table:formula="of:=[.H40]+0.5" office:value-type="float" office:value="12.5">
            <text:p>12,5</text:p>
          </table:table-cell>
          <table:table-cell table:style-name="ce44" table:formula="of:=[.I40]/(1+[.F40]*0.5)" office:value-type="percentage" office:value="0.781876367322907">
            <text:p>78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1]+0.5" office:value-type="float" office:value="13">
            <text:p>13,0</text:p>
          </table:table-cell>
          <table:table-cell table:style-name="ce41" table:formula="of:=POWER(1+0.02*0.5;-[.B42]/0.5)" office:value-type="percentage" office:value="0.772047963360181">
            <text:p>77%</text:p>
          </table:table-cell>
          <table:table-cell/>
          <table:table-cell table:style-name="ce38" office:value-type="float" office:value="13">
            <text:p>13,0</text:p>
          </table:table-cell>
          <table:table-cell table:style-name="ce42" office:value-type="percentage" office:value="0.028195942745531">
            <text:p>2,82%</text:p>
          </table:table-cell>
          <table:table-cell/>
          <table:table-cell table:style-name="ce38" table:formula="of:=[.H41]+0.5" office:value-type="float" office:value="13">
            <text:p>13,0</text:p>
          </table:table-cell>
          <table:table-cell table:style-name="ce44" table:formula="of:=[.I41]/(1+[.F41]*0.5)" office:value-type="percentage" office:value="0.770735947341996">
            <text:p>77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2]+0.5" office:value-type="float" office:value="13.5">
            <text:p>13,5</text:p>
          </table:table-cell>
          <table:table-cell table:style-name="ce41" table:formula="of:=POWER(1+0.02*0.5;-[.B43]/0.5)" office:value-type="percentage" office:value="0.764403924118991">
            <text:p>76%</text:p>
          </table:table-cell>
          <table:table-cell/>
          <table:table-cell table:style-name="ce38" office:value-type="float" office:value="13.5">
            <text:p>13,5</text:p>
          </table:table-cell>
          <table:table-cell table:style-name="ce42" office:value-type="percentage" office:value="0.0274101191171754">
            <text:p>2,74%</text:p>
          </table:table-cell>
          <table:table-cell/>
          <table:table-cell table:style-name="ce38" table:formula="of:=[.H42]+0.5" office:value-type="float" office:value="13.5">
            <text:p>13,5</text:p>
          </table:table-cell>
          <table:table-cell table:style-name="ce44" table:formula="of:=[.I42]/(1+[.F42]*0.5)" office:value-type="percentage" office:value="0.760021190357639">
            <text:p>76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3]+0.5" office:value-type="float" office:value="14">
            <text:p>14,0</text:p>
          </table:table-cell>
          <table:table-cell table:style-name="ce41" table:formula="of:=POWER(1+0.02*0.5;-[.B44]/0.5)" office:value-type="percentage" office:value="0.756835568434645">
            <text:p>76%</text:p>
          </table:table-cell>
          <table:table-cell/>
          <table:table-cell table:style-name="ce38" office:value-type="float" office:value="14">
            <text:p>14,0</text:p>
          </table:table-cell>
          <table:table-cell table:style-name="ce42" office:value-type="percentage" office:value="0.0266125932595914">
            <text:p>2,66%</text:p>
          </table:table-cell>
          <table:table-cell/>
          <table:table-cell table:style-name="ce38" table:formula="of:=[.H43]+0.5" office:value-type="float" office:value="14">
            <text:p>14,0</text:p>
          </table:table-cell>
          <table:table-cell table:style-name="ce44" table:formula="of:=[.I43]/(1+[.F43]*0.5)" office:value-type="percentage" office:value="0.749745878439816">
            <text:p>75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4]+0.5" office:value-type="float" office:value="14.5">
            <text:p>14,5</text:p>
          </table:table-cell>
          <table:table-cell table:style-name="ce41" table:formula="of:=POWER(1+0.02*0.5;-[.B45]/0.5)" office:value-type="percentage" office:value="0.749342146964995">
            <text:p>75%</text:p>
          </table:table-cell>
          <table:table-cell/>
          <table:table-cell table:style-name="ce38" office:value-type="float" office:value="14.5">
            <text:p>14,5</text:p>
          </table:table-cell>
          <table:table-cell table:style-name="ce42" office:value-type="percentage" office:value="0.0258649035912663">
            <text:p>2,59%</text:p>
          </table:table-cell>
          <table:table-cell/>
          <table:table-cell table:style-name="ce38" table:formula="of:=[.H44]+0.5" office:value-type="float" office:value="14.5">
            <text:p>14,5</text:p>
          </table:table-cell>
          <table:table-cell table:style-name="ce44" table:formula="of:=[.I44]/(1+[.F44]*0.5)" office:value-type="percentage" office:value="0.739900542346803">
            <text:p>74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5]+0.5" office:value-type="float" office:value="15">
            <text:p>15,0</text:p>
          </table:table-cell>
          <table:table-cell table:style-name="ce41" table:formula="of:=POWER(1+0.02*0.5;-[.B46]/0.5)" office:value-type="percentage" office:value="0.741922917787124">
            <text:p>74%</text:p>
          </table:table-cell>
          <table:table-cell/>
          <table:table-cell table:style-name="ce38" office:value-type="float" office:value="15">
            <text:p>15,0</text:p>
          </table:table-cell>
          <table:table-cell table:style-name="ce42" office:value-type="percentage" office:value="0.0252167069830492">
            <text:p>2,52%</text:p>
          </table:table-cell>
          <table:table-cell/>
          <table:table-cell table:style-name="ce38" table:formula="of:=[.H45]+0.5" office:value-type="float" office:value="15">
            <text:p>15,0</text:p>
          </table:table-cell>
          <table:table-cell table:style-name="ce44" table:formula="of:=[.I45]/(1+[.F45]*0.5)" office:value-type="percentage" office:value="0.730453981442865">
            <text:p>73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6]+0.5" office:value-type="float" office:value="15.5">
            <text:p>15,5</text:p>
          </table:table-cell>
          <table:table-cell table:style-name="ce41" table:formula="of:=POWER(1+0.02*0.5;-[.B47]/0.5)" office:value-type="percentage" office:value="0.734577146323885">
            <text:p>73%</text:p>
          </table:table-cell>
          <table:table-cell/>
          <table:table-cell table:style-name="ce38" office:value-type="float" office:value="15.5">
            <text:p>15,5</text:p>
          </table:table-cell>
          <table:table-cell table:style-name="ce42" office:value-type="percentage" office:value="0.0246701341152372">
            <text:p>2,47%</text:p>
          </table:table-cell>
          <table:table-cell/>
          <table:table-cell table:style-name="ce38" table:formula="of:=[.H46]+0.5" office:value-type="float" office:value="15.5">
            <text:p>15,5</text:p>
          </table:table-cell>
          <table:table-cell table:style-name="ce44" table:formula="of:=[.I46]/(1+[.F46]*0.5)" office:value-type="percentage" office:value="0.721358834266202">
            <text:p>72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7]+0.5" office:value-type="float" office:value="16">
            <text:p>16,0</text:p>
          </table:table-cell>
          <table:table-cell table:style-name="ce41" table:formula="of:=POWER(1+0.02*0.5;-[.B48]/0.5)" office:value-type="percentage" office:value="0.727304105271173">
            <text:p>73%</text:p>
          </table:table-cell>
          <table:table-cell/>
          <table:table-cell table:style-name="ce38" office:value-type="float" office:value="16">
            <text:p>16,0</text:p>
          </table:table-cell>
          <table:table-cell table:style-name="ce42" office:value-type="percentage" office:value="0.0242154341204895">
            <text:p>2,42%</text:p>
          </table:table-cell>
          <table:table-cell/>
          <table:table-cell table:style-name="ce38" table:formula="of:=[.H47]+0.5" office:value-type="float" office:value="16">
            <text:p>16,0</text:p>
          </table:table-cell>
          <table:table-cell table:style-name="ce44" table:formula="of:=[.I47]/(1+[.F47]*0.5)" office:value-type="percentage" office:value="0.712569244847808">
            <text:p>71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8]+0.5" office:value-type="float" office:value="16.5">
            <text:p>16,5</text:p>
          </table:table-cell>
          <table:table-cell table:style-name="ce41" table:formula="of:=POWER(1+0.02*0.5;-[.B49]/0.5)" office:value-type="percentage" office:value="0.720103074525914">
            <text:p>72%</text:p>
          </table:table-cell>
          <table:table-cell/>
          <table:table-cell table:style-name="ce38" office:value-type="float" office:value="16.5">
            <text:p>16,5</text:p>
          </table:table-cell>
          <table:table-cell table:style-name="ce42" office:value-type="percentage" office:value="0.023842856131465">
            <text:p>2,38%</text:p>
          </table:table-cell>
          <table:table-cell/>
          <table:table-cell table:style-name="ce38" table:formula="of:=[.H48]+0.5" office:value-type="float" office:value="16.5">
            <text:p>16,5</text:p>
          </table:table-cell>
          <table:table-cell table:style-name="ce44" table:formula="of:=[.I48]/(1+[.F48]*0.5)" office:value-type="percentage" office:value="0.704044868778915">
            <text:p>70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9]+0.5" office:value-type="float" office:value="17">
            <text:p>17,0</text:p>
          </table:table-cell>
          <table:table-cell table:style-name="ce41" table:formula="of:=POWER(1+0.02*0.5;-[.B50]/0.5)" office:value-type="percentage" office:value="0.712973341114766">
            <text:p>71%</text:p>
          </table:table-cell>
          <table:table-cell/>
          <table:table-cell table:style-name="ce38" office:value-type="float" office:value="17">
            <text:p>17,0</text:p>
          </table:table-cell>
          <table:table-cell table:style-name="ce42" office:value-type="percentage" office:value="0.0235426492808228">
            <text:p>2,35%</text:p>
          </table:table-cell>
          <table:table-cell/>
          <table:table-cell table:style-name="ce38" table:formula="of:=[.H49]+0.5" office:value-type="float" office:value="17">
            <text:p>17,0</text:p>
          </table:table-cell>
          <table:table-cell table:style-name="ce44" table:formula="of:=[.I49]/(1+[.F49]*0.5)" office:value-type="percentage" office:value="0.695750528896975">
            <text:p>69,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0]+0.5" office:value-type="float" office:value="17.5">
            <text:p>17,5</text:p>
          </table:table-cell>
          <table:table-cell table:style-name="ce41" table:formula="of:=POWER(1+0.02*0.5;-[.B51]/0.5)" office:value-type="percentage" office:value="0.705914199123531">
            <text:p>71%</text:p>
          </table:table-cell>
          <table:table-cell/>
          <table:table-cell table:style-name="ce38" office:value-type="float" office:value="17.5">
            <text:p>17,5</text:p>
          </table:table-cell>
          <table:table-cell table:style-name="ce42" office:value-type="percentage" office:value="0.023305062701222">
            <text:p>2,33%</text:p>
          </table:table-cell>
          <table:table-cell/>
          <table:table-cell table:style-name="ce38" table:formula="of:=[.H50]+0.5" office:value-type="float" office:value="17.5">
            <text:p>17,5</text:p>
          </table:table-cell>
          <table:table-cell table:style-name="ce44" table:formula="of:=[.I50]/(1+[.F50]*0.5)" office:value-type="percentage" office:value="0.68765590796344">
            <text:p>68,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1]+0.5" office:value-type="float" office:value="18">
            <text:p>18,0</text:p>
          </table:table-cell>
          <table:table-cell table:style-name="ce41" table:formula="of:=POWER(1+0.02*0.5;-[.B52]/0.5)" office:value-type="percentage" office:value="0.698924949627258">
            <text:p>70%</text:p>
          </table:table-cell>
          <table:table-cell/>
          <table:table-cell table:style-name="ce38" office:value-type="float" office:value="18">
            <text:p>18,0</text:p>
          </table:table-cell>
          <table:table-cell table:style-name="ce42" office:value-type="percentage" office:value="0.0231203455253216">
            <text:p>2,31%</text:p>
          </table:table-cell>
          <table:table-cell/>
          <table:table-cell table:style-name="ce38" table:formula="of:=[.H51]+0.5" office:value-type="float" office:value="18">
            <text:p>18,0</text:p>
          </table:table-cell>
          <table:table-cell table:style-name="ce44" table:formula="of:=[.I51]/(1+[.F51]*0.5)" office:value-type="percentage" office:value="0.679735271403297">
            <text:p>68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2]+0.5" office:value-type="float" office:value="18.5">
            <text:p>18,5</text:p>
          </table:table-cell>
          <table:table-cell table:style-name="ce41" table:formula="of:=POWER(1+0.02*0.5;-[.B53]/0.5)" office:value-type="percentage" office:value="0.692004900621048">
            <text:p>69%</text:p>
          </table:table-cell>
          <table:table-cell/>
          <table:table-cell table:style-name="ce38" office:value-type="float" office:value="18.5">
            <text:p>18,5</text:p>
          </table:table-cell>
          <table:table-cell table:style-name="ce42" office:value-type="percentage" office:value="0.0229787468857808">
            <text:p>2,30%</text:p>
          </table:table-cell>
          <table:table-cell/>
          <table:table-cell table:style-name="ce38" table:formula="of:=[.H52]+0.5" office:value-type="float" office:value="18.5">
            <text:p>18,5</text:p>
          </table:table-cell>
          <table:table-cell table:style-name="ce44" table:formula="of:=[.I52]/(1+[.F52]*0.5)" office:value-type="percentage" office:value="0.671967214314972">
            <text:p>67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3]+0.5" office:value-type="float" office:value="19">
            <text:p>19,0</text:p>
          </table:table-cell>
          <table:table-cell table:style-name="ce41" table:formula="of:=POWER(1+0.02*0.5;-[.B54]/0.5)" office:value-type="percentage" office:value="0.685153366951533">
            <text:p>69%</text:p>
          </table:table-cell>
          <table:table-cell/>
          <table:table-cell table:style-name="ce38" office:value-type="float" office:value="19">
            <text:p>19,0</text:p>
          </table:table-cell>
          <table:table-cell table:style-name="ce42" office:value-type="percentage" office:value="0.0228705159152585">
            <text:p>2,29%</text:p>
          </table:table-cell>
          <table:table-cell/>
          <table:table-cell table:style-name="ce38" table:formula="of:=[.H53]+0.5" office:value-type="float" office:value="19">
            <text:p>19,0</text:p>
          </table:table-cell>
          <table:table-cell table:style-name="ce44" table:formula="of:=[.I53]/(1+[.F53]*0.5)" office:value-type="percentage" office:value="0.66433442798093">
            <text:p>66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4]+0.5" office:value-type="float" office:value="19.5">
            <text:p>19,5</text:p>
          </table:table-cell>
          <table:table-cell table:style-name="ce41" table:formula="of:=POWER(1+0.02*0.5;-[.B55]/0.5)" office:value-type="percentage" office:value="0.678369670249042">
            <text:p>68%</text:p>
          </table:table-cell>
          <table:table-cell/>
          <table:table-cell table:style-name="ce38" office:value-type="float" office:value="19.5">
            <text:p>19,5</text:p>
          </table:table-cell>
          <table:table-cell table:style-name="ce42" office:value-type="percentage" office:value="0.0227859017464138">
            <text:p>2,28%</text:p>
          </table:table-cell>
          <table:table-cell/>
          <table:table-cell table:style-name="ce38" table:formula="of:=[.H54]+0.5" office:value-type="float" office:value="19.5">
            <text:p>19,5</text:p>
          </table:table-cell>
          <table:table-cell table:style-name="ce44" table:formula="of:=[.I54]/(1+[.F54]*0.5)" office:value-type="percentage" office:value="0.656823482031274">
            <text:p>65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5]+0.5" office:value-type="float" office:value="20">
            <text:p>20,0</text:p>
          </table:table-cell>
          <table:table-cell table:style-name="ce41" table:formula="of:=POWER(1+0.02*0.5;-[.B56]/0.5)" office:value-type="percentage" office:value="0.671653138860438">
            <text:p>67%</text:p>
          </table:table-cell>
          <table:table-cell/>
          <table:table-cell table:style-name="ce38" office:value-type="float" office:value="20">
            <text:p>20,0</text:p>
          </table:table-cell>
          <table:table-cell table:style-name="ce42" office:value-type="percentage" office:value="0.0227168244519455">
            <text:p>2,27%</text:p>
          </table:table-cell>
          <table:table-cell/>
          <table:table-cell table:style-name="ce38" table:formula="of:=[.H55]+0.5" office:value-type="float" office:value="20">
            <text:p>20,0</text:p>
          </table:table-cell>
          <table:table-cell table:style-name="ce44" table:formula="of:=[.I55]/(1+[.F55]*0.5)" office:value-type="percentage" office:value="0.649424619248327">
            <text:p>64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6]+0.5" office:value-type="float" office:value="20.5">
            <text:p>20,5</text:p>
          </table:table-cell>
          <table:table-cell table:style-name="ce41" table:formula="of:=POWER(1+0.02*0.5;-[.B57]/0.5)" office:value-type="percentage" office:value="0.665003107782612">
            <text:p>67%</text:p>
          </table:table-cell>
          <table:table-cell/>
          <table:table-cell table:style-name="ce38" office:value-type="float" office:value="20.5">
            <text:p>20,5</text:p>
          </table:table-cell>
          <table:table-cell table:style-name="ce42" office:value-type="percentage" office:value="0.0226618878647111">
            <text:p>2,27%</text:p>
          </table:table-cell>
          <table:table-cell/>
          <table:table-cell table:style-name="ce38" table:formula="of:=[.H56]+0.5" office:value-type="float" office:value="20.5">
            <text:p>20,5</text:p>
          </table:table-cell>
          <table:table-cell table:style-name="ce44" table:formula="of:=[.I56]/(1+[.F56]*0.5)" office:value-type="percentage" office:value="0.642131030303056">
            <text:p>64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7]+0.5" office:value-type="float" office:value="21">
            <text:p>21,0</text:p>
          </table:table-cell>
          <table:table-cell table:style-name="ce41" table:formula="of:=POWER(1+0.02*0.5;-[.B58]/0.5)" office:value-type="percentage" office:value="0.658418918596645">
            <text:p>66%</text:p>
          </table:table-cell>
          <table:table-cell/>
          <table:table-cell table:style-name="ce38" office:value-type="float" office:value="21">
            <text:p>21,0</text:p>
          </table:table-cell>
          <table:table-cell table:style-name="ce42" office:value-type="percentage" office:value="0.0226213667576079">
            <text:p>2,26%</text:p>
          </table:table-cell>
          <table:table-cell/>
          <table:table-cell table:style-name="ce38" table:formula="of:=[.H57]+0.5" office:value-type="float" office:value="21">
            <text:p>21,0</text:p>
          </table:table-cell>
          <table:table-cell table:style-name="ce44" table:formula="of:=[.I57]/(1+[.F57]*0.5)" office:value-type="percentage" office:value="0.634936599295835">
            <text:p>63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8]+0.5" office:value-type="float" office:value="21.5">
            <text:p>21,5</text:p>
          </table:table-cell>
          <table:table-cell table:style-name="ce41" table:formula="of:=POWER(1+0.02*0.5;-[.B59]/0.5)" office:value-type="percentage" office:value="0.651899919402619">
            <text:p>65%</text:p>
          </table:table-cell>
          <table:table-cell table:style-name="ce14"/>
          <table:table-cell table:style-name="ce38" office:value-type="float" office:value="21.5">
            <text:p>21,5</text:p>
          </table:table-cell>
          <table:table-cell table:style-name="ce42" office:value-type="percentage" office:value="0.0225955359035332">
            <text:p>2,26%</text:p>
          </table:table-cell>
          <table:table-cell/>
          <table:table-cell table:style-name="ce38" table:formula="of:=[.H58]+0.5" office:value-type="float" office:value="21.5">
            <text:p>21,5</text:p>
          </table:table-cell>
          <table:table-cell table:style-name="ce44" table:formula="of:=[.I58]/(1+[.F58]*0.5)" office:value-type="percentage" office:value="0.627835352410698">
            <text:p>62,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9]+0.5" office:value-type="float" office:value="22">
            <text:p>22,0</text:p>
          </table:table-cell>
          <table:table-cell table:style-name="ce41" table:formula="of:=POWER(1+0.02*0.5;-[.B60]/0.5)" office:value-type="percentage" office:value="0.645445464755068">
            <text:p>65%</text:p>
          </table:table-cell>
          <table:table-cell table:style-name="ce14"/>
          <table:table-cell table:style-name="ce38" office:value-type="float" office:value="22">
            <text:p>22,0</text:p>
          </table:table-cell>
          <table:table-cell table:style-name="ce42" office:value-type="percentage" office:value="0.0225846700753842">
            <text:p>2,26%</text:p>
          </table:table-cell>
          <table:table-cell/>
          <table:table-cell table:style-name="ce38" table:formula="of:=[.H59]+0.5" office:value-type="float" office:value="22">
            <text:p>22,0</text:p>
          </table:table-cell>
          <table:table-cell table:style-name="ce44" table:formula="of:=[.I59]/(1+[.F59]*0.5)" office:value-type="percentage" office:value="0.620821455665115">
            <text:p>62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0]+0.5" office:value-type="float" office:value="22.5">
            <text:p>22,5</text:p>
          </table:table-cell>
          <table:table-cell table:style-name="ce41" table:formula="of:=POWER(1+0.02*0.5;-[.B61]/0.5)" office:value-type="percentage" office:value="0.639054915599077">
            <text:p>64%</text:p>
          </table:table-cell>
          <table:table-cell/>
          <table:table-cell table:style-name="ce38" office:value-type="float" office:value="22.5">
            <text:p>22,5</text:p>
          </table:table-cell>
          <table:table-cell table:style-name="ce42" office:value-type="percentage" office:value="0.0225890440460582">
            <text:p>2,26%</text:p>
          </table:table-cell>
          <table:table-cell/>
          <table:table-cell table:style-name="ce38" table:formula="of:=[.H60]+0.5" office:value-type="float" office:value="22.5">
            <text:p>22,5</text:p>
          </table:table-cell>
          <table:table-cell table:style-name="ce44" table:formula="of:=[.I60]/(1+[.F60]*0.5)" office:value-type="percentage" office:value="0.61388921299594">
            <text:p>61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1]+0.5" office:value-type="float" office:value="23">
            <text:p>23,0</text:p>
          </table:table-cell>
          <table:table-cell table:style-name="ce41" table:formula="of:=POWER(1+0.02*0.5;-[.B62]/0.5)" office:value-type="percentage" office:value="0.632727639207007">
            <text:p>63%</text:p>
          </table:table-cell>
          <table:table-cell/>
          <table:table-cell table:style-name="ce38" office:value-type="float" office:value="23">
            <text:p>23,0</text:p>
          </table:table-cell>
          <table:table-cell table:style-name="ce42" office:value-type="percentage" office:value="0.0226089325884524">
            <text:p>2,26%</text:p>
          </table:table-cell>
          <table:table-cell/>
          <table:table-cell table:style-name="ce38" table:formula="of:=[.H61]+0.5" office:value-type="float" office:value="23">
            <text:p>23,0</text:p>
          </table:table-cell>
          <table:table-cell table:style-name="ce44" table:formula="of:=[.I61]/(1+[.F61]*0.5)" office:value-type="percentage" office:value="0.607033064678225">
            <text:p>60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2]+0.5" office:value-type="float" office:value="23.5">
            <text:p>23,5</text:p>
          </table:table-cell>
          <table:table-cell table:style-name="ce41" table:formula="of:=POWER(1+0.02*0.5;-[.B63]/0.5)" office:value-type="percentage" office:value="0.626463009115849">
            <text:p>63%</text:p>
          </table:table-cell>
          <table:table-cell/>
          <table:table-cell table:style-name="ce38" office:value-type="float" office:value="23.5">
            <text:p>23,5</text:p>
          </table:table-cell>
          <table:table-cell table:style-name="ce42" office:value-type="percentage" office:value="0.0226446104754641">
            <text:p>2,26%</text:p>
          </table:table-cell>
          <table:table-cell/>
          <table:table-cell table:style-name="ce38" table:formula="of:=[.H62]+0.5" office:value-type="float" office:value="23.5">
            <text:p>23,5</text:p>
          </table:table-cell>
          <table:table-cell table:style-name="ce44" table:formula="of:=[.I62]/(1+[.F62]*0.5)" office:value-type="percentage" office:value="0.600247586073269">
            <text:p>60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3]+0.5" office:value-type="float" office:value="24">
            <text:p>24,0</text:p>
          </table:table-cell>
          <table:table-cell table:style-name="ce41" table:formula="of:=POWER(1+0.02*0.5;-[.B64]/0.5)" office:value-type="percentage" office:value="0.620260405065197">
            <text:p>62%</text:p>
          </table:table-cell>
          <table:table-cell/>
          <table:table-cell table:style-name="ce38" office:value-type="float" office:value="24">
            <text:p>24,0</text:p>
          </table:table-cell>
          <table:table-cell table:style-name="ce42" office:value-type="percentage" office:value="0.0226963524799905">
            <text:p>2,27%</text:p>
          </table:table-cell>
          <table:table-cell/>
          <table:table-cell table:style-name="ce38" table:formula="of:=[.H63]+0.5" office:value-type="float" office:value="24">
            <text:p>24,0</text:p>
          </table:table-cell>
          <table:table-cell table:style-name="ce44" table:formula="of:=[.I63]/(1+[.F63]*0.5)" office:value-type="percentage" office:value="0.593527486701847">
            <text:p>59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4]+0.5" office:value-type="float" office:value="24.5">
            <text:p>24,5</text:p>
          </table:table-cell>
          <table:table-cell table:style-name="ce41" table:formula="of:=POWER(1+0.02*0.5;-[.B65]/0.5)" office:value-type="percentage" office:value="0.614119212935838">
            <text:p>61%</text:p>
          </table:table-cell>
          <table:table-cell/>
          <table:table-cell table:style-name="ce38" office:value-type="float" office:value="24.5">
            <text:p>24,5</text:p>
          </table:table-cell>
          <table:table-cell table:style-name="ce42" office:value-type="percentage" office:value="0.022764433374929">
            <text:p>2,28%</text:p>
          </table:table-cell>
          <table:table-cell/>
          <table:table-cell table:style-name="ce38" table:formula="of:=[.H64]+0.5" office:value-type="float" office:value="24.5">
            <text:p>24,5</text:p>
          </table:table-cell>
          <table:table-cell table:style-name="ce44" table:formula="of:=[.I64]/(1+[.F64]*0.5)" office:value-type="percentage" office:value="0.586867609638129">
            <text:p>58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5]+0.5" office:value-type="float" office:value="25">
            <text:p>25,0</text:p>
          </table:table-cell>
          <table:table-cell table:style-name="ce41" table:formula="of:=POWER(1+0.02*0.5;-[.B66]/0.5)" office:value-type="percentage" office:value="0.608038824688949">
            <text:p>61%</text:p>
          </table:table-cell>
          <table:table-cell/>
          <table:table-cell table:style-name="ce38" office:value-type="float" office:value="25">
            <text:p>25,0</text:p>
          </table:table-cell>
          <table:table-cell table:style-name="ce42" office:value-type="percentage" office:value="0.0228491279331767">
            <text:p>2,28%</text:p>
          </table:table-cell>
          <table:table-cell/>
          <table:table-cell table:style-name="ce38" table:formula="of:=[.H65]+0.5" office:value-type="float" office:value="25">
            <text:p>25,0</text:p>
          </table:table-cell>
          <table:table-cell table:style-name="ce44" table:formula="of:=[.I65]/(1+[.F65]*0.5)" office:value-type="percentage" office:value="0.580262931219287">
            <text:p>58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6]+0.5" office:value-type="float" office:value="25.5">
            <text:p>25,5</text:p>
          </table:table-cell>
          <table:table-cell table:style-name="ce41" table:formula="of:=POWER(1+0.02*0.5;-[.B67]/0.5)" office:value-type="percentage" office:value="0.60201863830589">
            <text:p>60%</text:p>
          </table:table-cell>
          <table:table-cell/>
          <table:table-cell table:style-name="ce38" office:value-type="float" office:value="25.5">
            <text:p>25,5</text:p>
          </table:table-cell>
          <table:table-cell table:style-name="ce42" office:value-type="percentage" office:value="0.0229507109276309">
            <text:p>2,30%</text:p>
          </table:table-cell>
          <table:table-cell/>
          <table:table-cell table:style-name="ce38" table:formula="of:=[.H66]+0.5" office:value-type="float" office:value="25.5">
            <text:p>25,5</text:p>
          </table:table-cell>
          <table:table-cell table:style-name="ce44" table:formula="of:=[.I66]/(1+[.F66]*0.5)" office:value-type="percentage" office:value="0.573708561065218">
            <text:p>57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7]+0.5" office:value-type="float" office:value="26">
            <text:p>26,0</text:p>
          </table:table-cell>
          <table:table-cell table:style-name="ce41" table:formula="of:=POWER(1+0.02*0.5;-[.B68]/0.5)" office:value-type="percentage" office:value="0.596058057728604">
            <text:p>60%</text:p>
          </table:table-cell>
          <table:table-cell/>
          <table:table-cell table:style-name="ce38" office:value-type="float" office:value="26">
            <text:p>26,0</text:p>
          </table:table-cell>
          <table:table-cell table:style-name="ce42" office:value-type="percentage" office:value="0.0230694571311889">
            <text:p>2,31%</text:p>
          </table:table-cell>
          <table:table-cell/>
          <table:table-cell table:style-name="ce38" table:formula="of:=[.H67]+0.5" office:value-type="float" office:value="26">
            <text:p>26,0</text:p>
          </table:table-cell>
          <table:table-cell table:style-name="ce44" table:formula="of:=[.I67]/(1+[.F67]*0.5)" office:value-type="percentage" office:value="0.567199742402169">
            <text:p>56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8]+0.5" office:value-type="float" office:value="26.5">
            <text:p>26,5</text:p>
          </table:table-cell>
          <table:table-cell table:style-name="ce41" table:formula="of:=POWER(1+0.02*0.5;-[.B69]/0.5)" office:value-type="percentage" office:value="0.590156492800598">
            <text:p>59%</text:p>
          </table:table-cell>
          <table:table-cell/>
          <table:table-cell table:style-name="ce38" office:value-type="float" office:value="26.5">
            <text:p>26,5</text:p>
          </table:table-cell>
          <table:table-cell table:style-name="ce42" office:value-type="percentage" office:value="0.0232056413167479">
            <text:p>2,32%</text:p>
          </table:table-cell>
          <table:table-cell/>
          <table:table-cell table:style-name="ce38" table:formula="of:=[.H68]+0.5" office:value-type="float" office:value="26.5">
            <text:p>26,5</text:p>
          </table:table-cell>
          <table:table-cell table:style-name="ce44" table:formula="of:=[.I68]/(1+[.F68]*0.5)" office:value-type="percentage" office:value="0.560731852683383">
            <text:p>56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9]+0.5" office:value-type="float" office:value="27">
            <text:p>27,0</text:p>
          </table:table-cell>
          <table:table-cell table:style-name="ce41" table:formula="of:=POWER(1+0.02*0.5;-[.B70]/0.5)" office:value-type="percentage" office:value="0.584313359208513">
            <text:p>58%</text:p>
          </table:table-cell>
          <table:table-cell/>
          <table:table-cell table:style-name="ce38" office:value-type="float" office:value="27">
            <text:p>27,0</text:p>
          </table:table-cell>
          <table:table-cell table:style-name="ce42" office:value-type="percentage" office:value="0.0233595382572052">
            <text:p>2,34%</text:p>
          </table:table-cell>
          <table:table-cell/>
          <table:table-cell table:style-name="ce38" table:formula="of:=[.H69]+0.5" office:value-type="float" office:value="27">
            <text:p>27,0</text:p>
          </table:table-cell>
          <table:table-cell table:style-name="ce44" table:formula="of:=[.I69]/(1+[.F69]*0.5)" office:value-type="percentage" office:value="0.554300404499116">
            <text:p>55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0]+0.5" office:value-type="float" office:value="27.5">
            <text:p>27,5</text:p>
          </table:table-cell>
          <table:table-cell table:style-name="ce41" table:formula="of:=POWER(1+0.02*0.5;-[.B71]/0.5)" office:value-type="percentage" office:value="0.57852807842427">
            <text:p>58%</text:p>
          </table:table-cell>
          <table:table-cell/>
          <table:table-cell table:style-name="ce38" office:value-type="float" office:value="27.5">
            <text:p>27,5</text:p>
          </table:table-cell>
          <table:table-cell table:style-name="ce42" office:value-type="percentage" office:value="0.023531422725458">
            <text:p>2,35%</text:p>
          </table:table-cell>
          <table:table-cell/>
          <table:table-cell table:style-name="ce38" table:formula="of:=[.H70]+0.5" office:value-type="float" office:value="27.5">
            <text:p>27,5</text:p>
          </table:table-cell>
          <table:table-cell table:style-name="ce44" table:formula="of:=[.I70]/(1+[.F70]*0.5)" office:value-type="percentage" office:value="0.547901046767551">
            <text:p>54,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1]+0.5" office:value-type="float" office:value="28">
            <text:p>28,0</text:p>
          </table:table-cell>
          <table:table-cell table:style-name="ce41" table:formula="of:=POWER(1+0.02*0.5;-[.B72]/0.5)" office:value-type="percentage" office:value="0.572800077647792">
            <text:p>57%</text:p>
          </table:table-cell>
          <table:table-cell/>
          <table:table-cell table:style-name="ce38" office:value-type="float" office:value="28">
            <text:p>28,0</text:p>
          </table:table-cell>
          <table:table-cell table:style-name="ce42" office:value-type="percentage" office:value="0.0237215694944037">
            <text:p>2,37%</text:p>
          </table:table-cell>
          <table:table-cell/>
          <table:table-cell table:style-name="ce38" table:formula="of:=[.H71]+0.5" office:value-type="float" office:value="28">
            <text:p>28,0</text:p>
          </table:table-cell>
          <table:table-cell table:style-name="ce44" table:formula="of:=[.I71]/(1+[.F71]*0.5)" office:value-type="percentage" office:value="0.54152956619729">
            <text:p>54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2]+0.5" office:value-type="float" office:value="28.5">
            <text:p>28,5</text:p>
          </table:table-cell>
          <table:table-cell table:style-name="ce41" table:formula="of:=POWER(1+0.02*0.5;-[.B73]/0.5)" office:value-type="percentage" office:value="0.567128789750289">
            <text:p>57%</text:p>
          </table:table-cell>
          <table:table-cell/>
          <table:table-cell table:style-name="ce38" office:value-type="float" office:value="28.5">
            <text:p>28,5</text:p>
          </table:table-cell>
          <table:table-cell table:style-name="ce42" office:value-type="percentage" office:value="0.0239302533369394">
            <text:p>2,39%</text:p>
          </table:table-cell>
          <table:table-cell/>
          <table:table-cell table:style-name="ce38" table:formula="of:=[.H72]+0.5" office:value-type="float" office:value="28.5">
            <text:p>28,5</text:p>
          </table:table-cell>
          <table:table-cell table:style-name="ce44" table:formula="of:=[.I72]/(1+[.F72]*0.5)" office:value-type="percentage" office:value="0.535181889011128">
            <text:p>53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3]+0.5" office:value-type="float" office:value="29">
            <text:p>29,0</text:p>
          </table:table-cell>
          <table:table-cell table:style-name="ce41" table:formula="of:=POWER(1+0.02*0.5;-[.B74]/0.5)" office:value-type="percentage" office:value="0.561513653218108">
            <text:p>56%</text:p>
          </table:table-cell>
          <table:table-cell/>
          <table:table-cell table:style-name="ce38" office:value-type="float" office:value="29">
            <text:p>29,0</text:p>
          </table:table-cell>
          <table:table-cell table:style-name="ce42" office:value-type="percentage" office:value="0.0241577490259624">
            <text:p>2,42%</text:p>
          </table:table-cell>
          <table:table-cell/>
          <table:table-cell table:style-name="ce38" table:formula="of:=[.H73]+0.5" office:value-type="float" office:value="29">
            <text:p>29,0</text:p>
          </table:table-cell>
          <table:table-cell table:style-name="ce44" table:formula="of:=[.I73]/(1+[.F73]*0.5)" office:value-type="percentage" office:value="0.528854082919855">
            <text:p>52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4]+0.5" office:value-type="float" office:value="29.5">
            <text:p>29,5</text:p>
          </table:table-cell>
          <table:table-cell table:style-name="ce41" table:formula="of:=POWER(1+0.02*0.5;-[.B75]/0.5)" office:value-type="percentage" office:value="0.555954112097137">
            <text:p>56%</text:p>
          </table:table-cell>
          <table:table-cell/>
          <table:table-cell table:style-name="ce38" office:value-type="float" office:value="29.5">
            <text:p>29,5</text:p>
          </table:table-cell>
          <table:table-cell table:style-name="ce42" office:value-type="percentage" office:value="0.0244043313343701">
            <text:p>2,44%</text:p>
          </table:table-cell>
          <table:table-cell/>
          <table:table-cell table:style-name="ce38" table:formula="of:=[.H74]+0.5" office:value-type="float" office:value="29.5">
            <text:p>29,5</text:p>
          </table:table-cell>
          <table:table-cell table:style-name="ce44" table:formula="of:=[.I74]/(1+[.F74]*0.5)" office:value-type="percentage" office:value="0.522542359333745">
            <text:p>52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5]+0.5" office:value-type="float" office:value="30">
            <text:p>30,0</text:p>
          </table:table-cell>
          <table:table-cell table:style-name="ce41" table:formula="of:=POWER(1+0.02*0.5;-[.B76]/0.5)" office:value-type="percentage" office:value="0.550449615937759">
            <text:p>55%</text:p>
          </table:table-cell>
          <table:table-cell/>
          <table:table-cell table:style-name="ce38" office:value-type="float" office:value="30">
            <text:p>30,0</text:p>
          </table:table-cell>
          <table:table-cell table:style-name="ce42" office:value-type="percentage" office:value="0.0246697607766244">
            <text:p>2,47%</text:p>
          </table:table-cell>
          <table:table-cell/>
          <table:table-cell table:style-name="ce38" table:formula="of:=[.H75]+0.5" office:value-type="float" office:value="30">
            <text:p>30,0</text:p>
          </table:table-cell>
          <table:table-cell table:style-name="ce44" table:formula="of:=[.I75]/(1+[.F75]*0.5)" office:value-type="percentage" office:value="0.516243075798317">
            <text:p>51,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6]+0.5" office:value-type="float" office:value="30.5">
            <text:p>30,5</text:p>
          </table:table-cell>
          <table:table-cell table:style-name="ce41" table:formula="of:=POWER(1+0.02*0.5;-[.B77]/0.5)" office:value-type="percentage" office:value="0.544999619740356">
            <text:p>54%</text:p>
          </table:table-cell>
          <table:table-cell/>
          <table:table-cell table:style-name="ce38" office:value-type="float" office:value="30.5">
            <text:p>30,5</text:p>
          </table:table-cell>
          <table:table-cell table:style-name="ce42" office:value-type="percentage" office:value="0.0249517408334471">
            <text:p>2,50%</text:p>
          </table:table-cell>
          <table:table-cell/>
          <table:table-cell table:style-name="ce38" table:formula="of:=[.H76]+0.5" office:value-type="float" office:value="30.5">
            <text:p>30,5</text:p>
          </table:table-cell>
          <table:table-cell table:style-name="ce44" table:formula="of:=[.I76]/(1+[.F76]*0.5)" office:value-type="percentage" office:value="0.509952868165815">
            <text:p>51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7]+0.5" office:value-type="float" office:value="31">
            <text:p>31,0</text:p>
          </table:table-cell>
          <table:table-cell table:style-name="ce41" table:formula="of:=POWER(1+0.02*0.5;-[.B78]/0.5)" office:value-type="percentage" office:value="0.539603583901342">
            <text:p>54%</text:p>
          </table:table-cell>
          <table:table-cell/>
          <table:table-cell table:style-name="ce38" office:value-type="float" office:value="31">
            <text:p>31,0</text:p>
          </table:table-cell>
          <table:table-cell table:style-name="ce42" office:value-type="percentage" office:value="0.0252474607271247">
            <text:p>2,52%</text:p>
          </table:table-cell>
          <table:table-cell/>
          <table:table-cell table:style-name="ce38" table:formula="of:=[.H77]+0.5" office:value-type="float" office:value="31">
            <text:p>31,0</text:p>
          </table:table-cell>
          <table:table-cell table:style-name="ce44" table:formula="of:=[.I77]/(1+[.F77]*0.5)" office:value-type="percentage" office:value="0.503669157029811">
            <text:p>50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8]+0.5" office:value-type="float" office:value="31.5">
            <text:p>31,5</text:p>
          </table:table-cell>
          <table:table-cell table:style-name="ce41" table:formula="of:=POWER(1+0.02*0.5;-[.B79]/0.5)" office:value-type="percentage" office:value="0.534260974159745">
            <text:p>53%</text:p>
          </table:table-cell>
          <table:table-cell/>
          <table:table-cell table:style-name="ce38" office:value-type="float" office:value="31.5">
            <text:p>31,5</text:p>
          </table:table-cell>
          <table:table-cell table:style-name="ce42" office:value-type="percentage" office:value="0.0255541096799438">
            <text:p>2,56%</text:p>
          </table:table-cell>
          <table:table-cell/>
          <table:table-cell table:style-name="ce38" table:formula="of:=[.H78]+0.5" office:value-type="float" office:value="31.5">
            <text:p>31,5</text:p>
          </table:table-cell>
          <table:table-cell table:style-name="ce44" table:formula="of:=[.I78]/(1+[.F78]*0.5)" office:value-type="percentage" office:value="0.497390236795042">
            <text:p>49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9]+0.5" office:value-type="float" office:value="32">
            <text:p>32,0</text:p>
          </table:table-cell>
          <table:table-cell table:style-name="ce41" table:formula="of:=POWER(1+0.02*0.5;-[.B80]/0.5)" office:value-type="percentage" office:value="0.528971261544302">
            <text:p>53%</text:p>
          </table:table-cell>
          <table:table-cell/>
          <table:table-cell table:style-name="ce38" office:value-type="float" office:value="32">
            <text:p>32,0</text:p>
          </table:table-cell>
          <table:table-cell table:style-name="ce42" office:value-type="percentage" office:value="0.0258688769141909">
            <text:p>2,59%</text:p>
          </table:table-cell>
          <table:table-cell/>
          <table:table-cell table:style-name="ce38" table:formula="of:=[.H79]+0.5" office:value-type="float" office:value="32">
            <text:p>32,0</text:p>
          </table:table-cell>
          <table:table-cell table:style-name="ce44" table:formula="of:=[.I79]/(1+[.F79]*0.5)" office:value-type="percentage" office:value="0.491115230561413">
            <text:p>49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0]+0.5" office:value-type="float" office:value="32.5">
            <text:p>32,5</text:p>
          </table:table-cell>
          <table:table-cell table:style-name="ce41" table:formula="of:=POWER(1+0.02*0.5;-[.B81]/0.5)" office:value-type="percentage" office:value="0.523733922321091">
            <text:p>52%</text:p>
          </table:table-cell>
          <table:table-cell/>
          <table:table-cell table:style-name="ce38" office:value-type="float" office:value="32.5">
            <text:p>32,5</text:p>
          </table:table-cell>
          <table:table-cell table:style-name="ce42" office:value-type="percentage" office:value="0.0261889516521525">
            <text:p>2,62%</text:p>
          </table:table-cell>
          <table:table-cell/>
          <table:table-cell table:style-name="ce38" table:formula="of:=[.H80]+0.5" office:value-type="float" office:value="32.5">
            <text:p>32,5</text:p>
          </table:table-cell>
          <table:table-cell table:style-name="ce44" table:formula="of:=[.I80]/(1+[.F80]*0.5)" office:value-type="percentage" office:value="0.484844045098793">
            <text:p>48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1]+0.5" office:value-type="float" office:value="33">
            <text:p>33,0</text:p>
          </table:table-cell>
          <table:table-cell table:style-name="ce41" table:formula="of:=POWER(1+0.02*0.5;-[.B82]/0.5)" office:value-type="percentage" office:value="0.518548437941674">
            <text:p>52%</text:p>
          </table:table-cell>
          <table:table-cell/>
          <table:table-cell table:style-name="ce38" office:value-type="float" office:value="33">
            <text:p>33,0</text:p>
          </table:table-cell>
          <table:table-cell table:style-name="ce42" office:value-type="percentage" office:value="0.0265115231161153">
            <text:p>2,65%</text:p>
          </table:table-cell>
          <table:table-cell/>
          <table:table-cell table:style-name="ce38" table:formula="of:=[.H81]+0.5" office:value-type="float" office:value="33">
            <text:p>33,0</text:p>
          </table:table-cell>
          <table:table-cell table:style-name="ce44" table:formula="of:=[.I81]/(1+[.F81]*0.5)" office:value-type="percentage" office:value="0.478577325874225">
            <text:p>47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2]+0.5" office:value-type="float" office:value="33.5">
            <text:p>33,5</text:p>
          </table:table-cell>
          <table:table-cell table:style-name="ce41" table:formula="of:=POWER(1+0.02*0.5;-[.B83]/0.5)" office:value-type="percentage" office:value="0.513414294991756">
            <text:p>51%</text:p>
          </table:table-cell>
          <table:table-cell/>
          <table:table-cell table:style-name="ce38" office:value-type="float" office:value="33.5">
            <text:p>33,5</text:p>
          </table:table-cell>
          <table:table-cell table:style-name="ce42" office:value-type="percentage" office:value="0.0268337805283656">
            <text:p>2,68%</text:p>
          </table:table-cell>
          <table:table-cell/>
          <table:table-cell table:style-name="ce38" table:formula="of:=[.H82]+0.5" office:value-type="float" office:value="33.5">
            <text:p>33,5</text:p>
          </table:table-cell>
          <table:table-cell table:style-name="ce44" table:formula="of:=[.I82]/(1+[.F82]*0.5)" office:value-type="percentage" office:value="0.472316412135006">
            <text:p>47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3]+0.5" office:value-type="float" office:value="34">
            <text:p>34,0</text:p>
          </table:table-cell>
          <table:table-cell table:style-name="ce41" table:formula="of:=POWER(1+0.02*0.5;-[.B84]/0.5)" office:value-type="percentage" office:value="0.508330985140353">
            <text:p>51%</text:p>
          </table:table-cell>
          <table:table-cell/>
          <table:table-cell table:style-name="ce38" office:value-type="float" office:value="34">
            <text:p>34,0</text:p>
          </table:table-cell>
          <table:table-cell table:style-name="ce42" office:value-type="percentage" office:value="0.0271529131111902">
            <text:p>2,72%</text:p>
          </table:table-cell>
          <table:table-cell/>
          <table:table-cell table:style-name="ce38" table:formula="of:=[.H83]+0.5" office:value-type="float" office:value="34">
            <text:p>34,0</text:p>
          </table:table-cell>
          <table:table-cell table:style-name="ce44" table:formula="of:=[.I83]/(1+[.F83]*0.5)" office:value-type="percentage" office:value="0.466063292088886">
            <text:p>46,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4]+0.5" office:value-type="float" office:value="34.5">
            <text:p>34,5</text:p>
          </table:table-cell>
          <table:table-cell table:style-name="ce41" table:formula="of:=POWER(1+0.02*0.5;-[.B85]/0.5)" office:value-type="percentage" office:value="0.503298005089458">
            <text:p>50%</text:p>
          </table:table-cell>
          <table:table-cell/>
          <table:table-cell table:style-name="ce38" office:value-type="float" office:value="34.5">
            <text:p>34,5</text:p>
          </table:table-cell>
          <table:table-cell table:style-name="ce42" office:value-type="percentage" office:value="0.0274661100868754">
            <text:p>2,75%</text:p>
          </table:table-cell>
          <table:table-cell/>
          <table:table-cell table:style-name="ce38" table:formula="of:=[.H84]+0.5" office:value-type="float" office:value="34.5">
            <text:p>34,5</text:p>
          </table:table-cell>
          <table:table-cell table:style-name="ce44" table:formula="of:=[.I84]/(1+[.F84]*0.5)" office:value-type="percentage" office:value="0.459820558256349">
            <text:p>46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5]+0.5" office:value-type="float" office:value="35">
            <text:p>35,0</text:p>
          </table:table-cell>
          <table:table-cell table:style-name="ce41" table:formula="of:=POWER(1+0.02*0.5;-[.B86]/0.5)" office:value-type="percentage" office:value="0.498314856524216">
            <text:p>50%</text:p>
          </table:table-cell>
          <table:table-cell/>
          <table:table-cell table:style-name="ce38" office:value-type="float" office:value="35">
            <text:p>35,0</text:p>
          </table:table-cell>
          <table:table-cell table:style-name="ce42" office:value-type="percentage" office:value="0.0277705606777079">
            <text:p>2,78%</text:p>
          </table:table-cell>
          <table:table-cell/>
          <table:table-cell table:style-name="ce38" table:formula="of:=[.H85]+0.5" office:value-type="float" office:value="35">
            <text:p>35,0</text:p>
          </table:table-cell>
          <table:table-cell table:style-name="ce44" table:formula="of:=[.I85]/(1+[.F85]*0.5)" office:value-type="percentage" office:value="0.453591363099673">
            <text:p>45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6]+0.5" office:value-type="float" office:value="35.5">
            <text:p>35,5</text:p>
          </table:table-cell>
          <table:table-cell table:style-name="ce41" table:formula="of:=POWER(1+0.02*0.5;-[.B87]/0.5)" office:value-type="percentage" office:value="0.49338104606358">
            <text:p>49%</text:p>
          </table:table-cell>
          <table:table-cell/>
          <table:table-cell table:style-name="ce38" office:value-type="float" office:value="35.5">
            <text:p>35,5</text:p>
          </table:table-cell>
          <table:table-cell table:style-name="ce42" office:value-type="percentage" office:value="0.0280634541059743">
            <text:p>2,81%</text:p>
          </table:table-cell>
          <table:table-cell/>
          <table:table-cell table:style-name="ce38" table:formula="of:=[.H86]+0.5" office:value-type="float" office:value="35.5">
            <text:p>35,5</text:p>
          </table:table-cell>
          <table:table-cell table:style-name="ce44" table:formula="of:=[.I86]/(1+[.F86]*0.5)" office:value-type="percentage" office:value="0.447379375059155">
            <text:p>44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7]+0.5" office:value-type="float" office:value="36">
            <text:p>36,0</text:p>
          </table:table-cell>
          <table:table-cell table:style-name="ce41" table:formula="of:=POWER(1+0.02*0.5;-[.B88]/0.5)" office:value-type="percentage" office:value="0.488496085211466">
            <text:p>49%</text:p>
          </table:table-cell>
          <table:table-cell/>
          <table:table-cell table:style-name="ce38" office:value-type="float" office:value="36">
            <text:p>36,0</text:p>
          </table:table-cell>
          <table:table-cell table:style-name="ce42" office:value-type="percentage" office:value="0.0283419795939609">
            <text:p>2,83%</text:p>
          </table:table-cell>
          <table:table-cell/>
          <table:table-cell table:style-name="ce38" table:formula="of:=[.H87]+0.5" office:value-type="float" office:value="36">
            <text:p>36,0</text:p>
          </table:table-cell>
          <table:table-cell table:style-name="ce44" table:formula="of:=[.I87]/(1+[.F87]*0.5)" office:value-type="percentage" office:value="0.441188735148696">
            <text:p>44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8]+0.5" office:value-type="float" office:value="36.5">
            <text:p>36,5</text:p>
          </table:table-cell>
          <table:table-cell table:style-name="ce41" table:formula="of:=POWER(1+0.02*0.5;-[.B89]/0.5)" office:value-type="percentage" office:value="0.483659490308382">
            <text:p>48%</text:p>
          </table:table-cell>
          <table:table-cell/>
          <table:table-cell table:style-name="ce38" office:value-type="float" office:value="36.5">
            <text:p>36,5</text:p>
          </table:table-cell>
          <table:table-cell table:style-name="ce42" office:value-type="percentage" office:value="0.0286033263639545">
            <text:p>2,86%</text:p>
          </table:table-cell>
          <table:table-cell/>
          <table:table-cell table:style-name="ce38" table:formula="of:=[.H88]+0.5" office:value-type="float" office:value="36.5">
            <text:p>36,5</text:p>
          </table:table-cell>
          <table:table-cell table:style-name="ce44" table:formula="of:=[.I88]/(1+[.F88]*0.5)" office:value-type="percentage" office:value="0.43502401428088">
            <text:p>43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9]+0.5" office:value-type="float" office:value="37">
            <text:p>37,0</text:p>
          </table:table-cell>
          <table:table-cell table:style-name="ce41" table:formula="of:=POWER(1+0.02*0.5;-[.B90]/0.5)" office:value-type="percentage" office:value="0.478870782483546">
            <text:p>48%</text:p>
          </table:table-cell>
          <table:table-cell/>
          <table:table-cell table:style-name="ce38" office:value-type="float" office:value="37">
            <text:p>37,0</text:p>
          </table:table-cell>
          <table:table-cell table:style-name="ce42" office:value-type="percentage" office:value="0.0288446836382414">
            <text:p>2,88%</text:p>
          </table:table-cell>
          <table:table-cell/>
          <table:table-cell table:style-name="ce38" table:formula="of:=[.H89]+0.5" office:value-type="float" office:value="37">
            <text:p>37,0</text:p>
          </table:table-cell>
          <table:table-cell table:style-name="ce44" table:formula="of:=[.I89]/(1+[.F89]*0.5)" office:value-type="percentage" office:value="0.428890171505942">
            <text:p>42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0]+0.5" office:value-type="float" office:value="37.5">
            <text:p>37,5</text:p>
          </table:table-cell>
          <table:table-cell table:style-name="ce41" table:formula="of:=POWER(1+0.02*0.5;-[.B91]/0.5)" office:value-type="percentage" office:value="0.474129487607472">
            <text:p>47%</text:p>
          </table:table-cell>
          <table:table-cell/>
          <table:table-cell table:style-name="ce38" office:value-type="float" office:value="37.5">
            <text:p>37,5</text:p>
          </table:table-cell>
          <table:table-cell table:style-name="ce42" office:value-type="percentage" office:value="0.0290632406391084">
            <text:p>2,91%</text:p>
          </table:table-cell>
          <table:table-cell/>
          <table:table-cell table:style-name="ce38" table:formula="of:=[.H90]+0.5" office:value-type="float" office:value="37.5">
            <text:p>37,5</text:p>
          </table:table-cell>
          <table:table-cell table:style-name="ce44" table:formula="of:=[.I90]/(1+[.F90]*0.5)" office:value-type="percentage" office:value="0.422792513359703">
            <text:p>42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1]+0.5" office:value-type="float" office:value="38">
            <text:p>38,0</text:p>
          </table:table-cell>
          <table:table-cell table:style-name="ce41" table:formula="of:=POWER(1+0.02*0.5;-[.B92]/0.5)" office:value-type="percentage" office:value="0.469435136245021">
            <text:p>47%</text:p>
          </table:table-cell>
          <table:table-cell/>
          <table:table-cell table:style-name="ce38" office:value-type="float" office:value="38">
            <text:p>38,0</text:p>
          </table:table-cell>
          <table:table-cell table:style-name="ce42" office:value-type="percentage" office:value="0.0292561865888419">
            <text:p>2,93%</text:p>
          </table:table-cell>
          <table:table-cell/>
          <table:table-cell table:style-name="ce38" table:formula="of:=[.H91]+0.5" office:value-type="float" office:value="38">
            <text:p>38,0</text:p>
          </table:table-cell>
          <table:table-cell table:style-name="ce44" table:formula="of:=[.I91]/(1+[.F91]*0.5)" office:value-type="percentage" office:value="0.416736654522935">
            <text:p>41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2]+0.5" office:value-type="float" office:value="38.5">
            <text:p>38,5</text:p>
          </table:table-cell>
          <table:table-cell table:style-name="ce41" table:formula="of:=POWER(1+0.02*0.5;-[.B93]/0.5)" office:value-type="percentage" office:value="0.464787263608932">
            <text:p>46%</text:p>
          </table:table-cell>
          <table:table-cell/>
          <table:table-cell table:style-name="ce38" office:value-type="float" office:value="38.5">
            <text:p>38,5</text:p>
          </table:table-cell>
          <table:table-cell table:style-name="ce42" office:value-type="percentage" office:value="0.0294207107097284">
            <text:p>2,94%</text:p>
          </table:table-cell>
          <table:table-cell/>
          <table:table-cell table:style-name="ce38" table:formula="of:=[.H92]+0.5" office:value-type="float" office:value="38.5">
            <text:p>38,5</text:p>
          </table:table-cell>
          <table:table-cell table:style-name="ce44" table:formula="of:=[.I92]/(1+[.F92]*0.5)" office:value-type="percentage" office:value="0.410728479998836">
            <text:p>41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3]+0.5" office:value-type="float" office:value="39">
            <text:p>39,0</text:p>
          </table:table-cell>
          <table:table-cell table:style-name="ce41" table:formula="of:=POWER(1+0.02*0.5;-[.B94]/0.5)" office:value-type="percentage" office:value="0.460185409513794">
            <text:p>46%</text:p>
          </table:table-cell>
          <table:table-cell/>
          <table:table-cell table:style-name="ce38" office:value-type="float" office:value="39">
            <text:p>39,0</text:p>
          </table:table-cell>
          <table:table-cell table:style-name="ce42" office:value-type="percentage" office:value="0.0295540022240545">
            <text:p>2,96%</text:p>
          </table:table-cell>
          <table:table-cell/>
          <table:table-cell table:style-name="ce38" table:formula="of:=[.H93]+0.5" office:value-type="float" office:value="39">
            <text:p>39,0</text:p>
          </table:table-cell>
          <table:table-cell table:style-name="ce44" table:formula="of:=[.I93]/(1+[.F93]*0.5)" office:value-type="percentage" office:value="0.404774109016751">
            <text:p>40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4]+0.5" office:value-type="float" office:value="39.5">
            <text:p>39,5</text:p>
          </table:table-cell>
          <table:table-cell table:style-name="ce41" table:formula="of:=POWER(1+0.02*0.5;-[.B95]/0.5)" office:value-type="percentage" office:value="0.455629118330489">
            <text:p>46%</text:p>
          </table:table-cell>
          <table:table-cell/>
          <table:table-cell table:style-name="ce38" office:value-type="float" office:value="39.5">
            <text:p>39,5</text:p>
          </table:table-cell>
          <table:table-cell table:style-name="ce42" office:value-type="percentage" office:value="0.0296532503541067">
            <text:p>2,97%</text:p>
          </table:table-cell>
          <table:table-cell/>
          <table:table-cell table:style-name="ce38" table:formula="of:=[.H94]+0.5" office:value-type="float" office:value="39.5">
            <text:p>39,5</text:p>
          </table:table-cell>
          <table:table-cell table:style-name="ce44" table:formula="of:=[.I94]/(1+[.F94]*0.5)" office:value-type="percentage" office:value="0.398879860869123">
            <text:p>39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5]+0.5" office:value-type="float" office:value="40">
            <text:p>40,0</text:p>
          </table:table-cell>
          <table:table-cell table:style-name="ce41" table:formula="of:=POWER(1+0.02*0.5;-[.B96]/0.5)" office:value-type="percentage" office:value="0.451117938941078">
            <text:p>45%</text:p>
          </table:table-cell>
          <table:table-cell/>
          <table:table-cell table:style-name="ce38" office:value-type="float" office:value="40">
            <text:p>40,0</text:p>
          </table:table-cell>
          <table:table-cell table:style-name="ce42" office:value-type="percentage" office:value="0.0297164199031405">
            <text:p>2,97%</text:p>
          </table:table-cell>
          <table:table-cell/>
          <table:table-cell table:style-name="ce38" table:formula="of:=[.H95]+0.5" office:value-type="float" office:value="40">
            <text:p>40,0</text:p>
          </table:table-cell>
          <table:table-cell table:style-name="ce44" table:formula="of:=[.I95]/(1+[.F95]*0.5)" office:value-type="percentage" office:value="0.393052222885393">
            <text:p>39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6]+0.5" office:value-type="float" office:value="40.5">
            <text:p>40,5</text:p>
          </table:table-cell>
          <table:table-cell table:style-name="ce41" table:formula="of:=POWER(1+0.02*0.5;-[.B97]/0.5)" office:value-type="percentage" office:value="0.446651424694137">
            <text:p>45%</text:p>
          </table:table-cell>
          <table:table-cell/>
          <table:table-cell table:style-name="ce38" office:value-type="float" office:value="40.5">
            <text:p>40,5</text:p>
          </table:table-cell>
          <table:table-cell table:style-name="ce42" office:value-type="percentage" office:value="0.0297445779982863">
            <text:p>2,97%</text:p>
          </table:table-cell>
          <table:table-cell/>
          <table:table-cell table:style-name="ce38" table:formula="of:=[.H96]+0.5" office:value-type="float" office:value="40.5">
            <text:p>40,5</text:p>
          </table:table-cell>
          <table:table-cell table:style-name="ce44" table:formula="of:=[.I96]/(1+[.F96]*0.5)" office:value-type="percentage" office:value="0.387297672749921">
            <text:p>38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7]+0.5" office:value-type="float" office:value="41">
            <text:p>41,0</text:p>
          </table:table-cell>
          <table:table-cell table:style-name="ce41" table:formula="of:=POWER(1+0.02*0.5;-[.B98]/0.5)" office:value-type="percentage" office:value="0.442229133360532">
            <text:p>44%</text:p>
          </table:table-cell>
          <table:table-cell/>
          <table:table-cell table:style-name="ce38" office:value-type="float" office:value="41">
            <text:p>41,0</text:p>
          </table:table-cell>
          <table:table-cell table:style-name="ce42" office:value-type="percentage" office:value="0.0297395673476435">
            <text:p>2,97%</text:p>
          </table:table-cell>
          <table:table-cell/>
          <table:table-cell table:style-name="ce38" table:formula="of:=[.H97]+0.5" office:value-type="float" office:value="41">
            <text:p>41,0</text:p>
          </table:table-cell>
          <table:table-cell table:style-name="ce44" table:formula="of:=[.I97]/(1+[.F97]*0.5)" office:value-type="percentage" office:value="0.381622078904006">
            <text:p>38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8]+0.5" office:value-type="float" office:value="41.5">
            <text:p>41,5</text:p>
          </table:table-cell>
          <table:table-cell table:style-name="ce41" table:formula="of:=POWER(1+0.02*0.5;-[.B99]/0.5)" office:value-type="percentage" office:value="0.437850627089635">
            <text:p>44%</text:p>
          </table:table-cell>
          <table:table-cell/>
          <table:table-cell table:style-name="ce38" office:value-type="float" office:value="41.5">
            <text:p>41,5</text:p>
          </table:table-cell>
          <table:table-cell table:style-name="ce42" office:value-type="percentage" office:value="0.0297032306593115">
            <text:p>2,97%</text:p>
          </table:table-cell>
          <table:table-cell/>
          <table:table-cell table:style-name="ce38" table:formula="of:=[.H98]+0.5" office:value-type="float" office:value="41.5">
            <text:p>41,5</text:p>
          </table:table-cell>
          <table:table-cell table:style-name="ce44" table:formula="of:=[.I98]/(1+[.F98]*0.5)" office:value-type="percentage" office:value="0.376030585443718">
            <text:p>37,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9]+0.5" office:value-type="float" office:value="42">
            <text:p>42,0</text:p>
          </table:table-cell>
          <table:table-cell table:style-name="ce41" table:formula="of:=POWER(1+0.02*0.5;-[.B100]/0.5)" office:value-type="percentage" office:value="0.433515472365975">
            <text:p>43%</text:p>
          </table:table-cell>
          <table:table-cell/>
          <table:table-cell table:style-name="ce38" office:value-type="float" office:value="42">
            <text:p>42,0</text:p>
          </table:table-cell>
          <table:table-cell table:style-name="ce42" office:value-type="percentage" office:value="0.0296374106413896">
            <text:p>2,96%</text:p>
          </table:table-cell>
          <table:table-cell/>
          <table:table-cell table:style-name="ce38" table:formula="of:=[.H99]+0.5" office:value-type="float" office:value="42">
            <text:p>42,0</text:p>
          </table:table-cell>
          <table:table-cell table:style-name="ce44" table:formula="of:=[.I99]/(1+[.F99]*0.5)" office:value-type="percentage" office:value="0.370527651297644">
            <text:p>37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0]+0.5" office:value-type="float" office:value="42.5">
            <text:p>42,5</text:p>
          </table:table-cell>
          <table:table-cell table:style-name="ce41" table:formula="of:=POWER(1+0.02*0.5;-[.B101]/0.5)" office:value-type="percentage" office:value="0.429223239966312">
            <text:p>43%</text:p>
          </table:table-cell>
          <table:table-cell/>
          <table:table-cell table:style-name="ce38" office:value-type="float" office:value="42.5">
            <text:p>42,5</text:p>
          </table:table-cell>
          <table:table-cell table:style-name="ce42" office:value-type="percentage" office:value="0.0295439500019773">
            <text:p>2,95%</text:p>
          </table:table-cell>
          <table:table-cell/>
          <table:table-cell table:style-name="ce38" table:formula="of:=[.H100]+0.5" office:value-type="float" office:value="42.5">
            <text:p>42,5</text:p>
          </table:table-cell>
          <table:table-cell table:style-name="ce44" table:formula="of:=[.I100]/(1+[.F100]*0.5)" office:value-type="percentage" office:value="0.36511708875188">
            <text:p>36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1]+0.5" office:value-type="float" office:value="43">
            <text:p>43,0</text:p>
          </table:table-cell>
          <table:table-cell table:style-name="ce41" table:formula="of:=POWER(1+0.02*0.5;-[.B102]/0.5)" office:value-type="percentage" office:value="0.424973504917141">
            <text:p>42%</text:p>
          </table:table-cell>
          <table:table-cell/>
          <table:table-cell table:style-name="ce38" office:value-type="float" office:value="43">
            <text:p>43,0</text:p>
          </table:table-cell>
          <table:table-cell table:style-name="ce42" office:value-type="percentage" office:value="0.0294246914491738">
            <text:p>2,94%</text:p>
          </table:table-cell>
          <table:table-cell/>
          <table:table-cell table:style-name="ce38" table:formula="of:=[.H101]+0.5" office:value-type="float" office:value="43">
            <text:p>43,0</text:p>
          </table:table-cell>
          <table:table-cell table:style-name="ce44" table:formula="of:=[.I101]/(1+[.F101]*0.5)" office:value-type="percentage" office:value="0.359802101108995">
            <text:p>36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2]+0.5" office:value-type="float" office:value="43.5">
            <text:p>43,5</text:p>
          </table:table-cell>
          <table:table-cell table:style-name="ce41" table:formula="of:=POWER(1+0.02*0.5;-[.B103]/0.5)" office:value-type="percentage" office:value="0.420765846452615">
            <text:p>42%</text:p>
          </table:table-cell>
          <table:table-cell/>
          <table:table-cell table:style-name="ce38" office:value-type="float" office:value="43.5">
            <text:p>43,5</text:p>
          </table:table-cell>
          <table:table-cell table:style-name="ce42" office:value-type="percentage" office:value="0.0292814776910786">
            <text:p>2,93%</text:p>
          </table:table-cell>
          <table:table-cell/>
          <table:table-cell table:style-name="ce38" table:formula="of:=[.H102]+0.5" office:value-type="float" office:value="43.5">
            <text:p>43,5</text:p>
          </table:table-cell>
          <table:table-cell table:style-name="ce44" table:formula="of:=[.I102]/(1+[.F102]*0.5)" office:value-type="percentage" office:value="0.354585319302553">
            <text:p>35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3]+0.5" office:value-type="float" office:value="44">
            <text:p>44,0</text:p>
          </table:table-cell>
          <table:table-cell table:style-name="ce41" table:formula="of:=POWER(1+0.02*0.5;-[.B104]/0.5)" office:value-type="percentage" office:value="0.416599847972886">
            <text:p>42%</text:p>
          </table:table-cell>
          <table:table-cell/>
          <table:table-cell table:style-name="ce38" office:value-type="float" office:value="44">
            <text:p>44,0</text:p>
          </table:table-cell>
          <table:table-cell table:style-name="ce42" office:value-type="percentage" office:value="0.029116151435791">
            <text:p>2,91%</text:p>
          </table:table-cell>
          <table:table-cell/>
          <table:table-cell table:style-name="ce38" table:formula="of:=[.H103]+0.5" office:value-type="float" office:value="44">
            <text:p>44,0</text:p>
          </table:table-cell>
          <table:table-cell table:style-name="ce44" table:formula="of:=[.I103]/(1+[.F103]*0.5)" office:value-type="percentage" office:value="0.349468837320686">
            <text:p>34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4]+0.5" office:value-type="float" office:value="44.5">
            <text:p>44,5</text:p>
          </table:table-cell>
          <table:table-cell table:style-name="ce41" table:formula="of:=POWER(1+0.02*0.5;-[.B105]/0.5)" office:value-type="percentage" office:value="0.412475097002857">
            <text:p>41%</text:p>
          </table:table-cell>
          <table:table-cell/>
          <table:table-cell table:style-name="ce38" office:value-type="float" office:value="44.5">
            <text:p>44,5</text:p>
          </table:table-cell>
          <table:table-cell table:style-name="ce42" office:value-type="percentage" office:value="0.0289305553914103">
            <text:p>2,89%</text:p>
          </table:table-cell>
          <table:table-cell/>
          <table:table-cell table:style-name="ce38" table:formula="of:=[.H104]+0.5" office:value-type="float" office:value="44.5">
            <text:p>44,5</text:p>
          </table:table-cell>
          <table:table-cell table:style-name="ce44" table:formula="of:=[.I104]/(1+[.F104]*0.5)" office:value-type="percentage" office:value="0.344454246321389">
            <text:p>34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5]+0.5" office:value-type="float" office:value="45">
            <text:p>45,0</text:p>
          </table:table-cell>
          <table:table-cell table:style-name="ce41" table:formula="of:=POWER(1+0.02*0.5;-[.B106]/0.5)" office:value-type="percentage" office:value="0.408391185151344">
            <text:p>41%</text:p>
          </table:table-cell>
          <table:table-cell/>
          <table:table-cell table:style-name="ce38" office:value-type="float" office:value="45">
            <text:p>45,0</text:p>
          </table:table-cell>
          <table:table-cell table:style-name="ce42" office:value-type="percentage" office:value="0.028726532266036">
            <text:p>2,87%</text:p>
          </table:table-cell>
          <table:table-cell/>
          <table:table-cell table:style-name="ce38" table:formula="of:=[.H105]+0.5" office:value-type="float" office:value="45">
            <text:p>45,0</text:p>
          </table:table-cell>
          <table:table-cell table:style-name="ce44" table:formula="of:=[.I105]/(1+[.F105]*0.5)" office:value-type="percentage" office:value="0.33954266734865">
            <text:p>34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6]+0.5" office:value-type="float" office:value="45.5">
            <text:p>45,5</text:p>
          </table:table-cell>
          <table:table-cell table:style-name="ce41" table:formula="of:=POWER(1+0.02*0.5;-[.B107]/0.5)" office:value-type="percentage" office:value="0.404347708070638">
            <text:p>40%</text:p>
          </table:table-cell>
          <table:table-cell/>
          <table:table-cell table:style-name="ce38" office:value-type="float" office:value="45.5">
            <text:p>45,5</text:p>
          </table:table-cell>
          <table:table-cell table:style-name="ce42" office:value-type="percentage" office:value="0.0285059247677674">
            <text:p>2,85%</text:p>
          </table:table-cell>
          <table:table-cell/>
          <table:table-cell table:style-name="ce38" table:formula="of:=[.H106]+0.5" office:value-type="float" office:value="45.5">
            <text:p>45,5</text:p>
          </table:table-cell>
          <table:table-cell table:style-name="ce44" table:formula="of:=[.I106]/(1+[.F106]*0.5)" office:value-type="percentage" office:value="0.334734782582441">
            <text:p>33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7]+0.5" office:value-type="float" office:value="46">
            <text:p>46,0</text:p>
          </table:table-cell>
          <table:table-cell table:style-name="ce41" table:formula="of:=POWER(1+0.02*0.5;-[.B108]/0.5)" office:value-type="percentage" office:value="0.400344265416473">
            <text:p>40%</text:p>
          </table:table-cell>
          <table:table-cell/>
          <table:table-cell table:style-name="ce38" office:value-type="float" office:value="46">
            <text:p>46,0</text:p>
          </table:table-cell>
          <table:table-cell table:style-name="ce42" office:value-type="percentage" office:value="0.0282705756047039">
            <text:p>2,83%</text:p>
          </table:table-cell>
          <table:table-cell/>
          <table:table-cell table:style-name="ce38" table:formula="of:=[.H107]+0.5" office:value-type="float" office:value="46">
            <text:p>46,0</text:p>
          </table:table-cell>
          <table:table-cell table:style-name="ce44" table:formula="of:=[.I107]/(1+[.F107]*0.5)" office:value-type="percentage" office:value="0.330030865076978">
            <text:p>33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8]+0.5" office:value-type="float" office:value="46.5">
            <text:p>46,5</text:p>
          </table:table-cell>
          <table:table-cell table:style-name="ce41" table:formula="of:=POWER(1+0.02*0.5;-[.B109]/0.5)" office:value-type="percentage" office:value="0.396380460808389">
            <text:p>40%</text:p>
          </table:table-cell>
          <table:table-cell/>
          <table:table-cell table:style-name="ce38" office:value-type="float" office:value="46.5">
            <text:p>46,5</text:p>
          </table:table-cell>
          <table:table-cell table:style-name="ce42" office:value-type="percentage" office:value="0.0280223274849449">
            <text:p>2,80%</text:p>
          </table:table-cell>
          <table:table-cell/>
          <table:table-cell table:style-name="ce38" table:formula="of:=[.H108]+0.5" office:value-type="float" office:value="46.5">
            <text:p>46,5</text:p>
          </table:table-cell>
          <table:table-cell table:style-name="ce44" table:formula="of:=[.I108]/(1+[.F108]*0.5)" office:value-type="percentage" office:value="0.325430806960835">
            <text:p>32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9]+0.5" office:value-type="float" office:value="47">
            <text:p>47,0</text:p>
          </table:table-cell>
          <table:table-cell table:style-name="ce41" table:formula="of:=POWER(1+0.02*0.5;-[.B110]/0.5)" office:value-type="percentage" office:value="0.392455901790484">
            <text:p>39%</text:p>
          </table:table-cell>
          <table:table-cell/>
          <table:table-cell table:style-name="ce38" office:value-type="float" office:value="47">
            <text:p>47,0</text:p>
          </table:table-cell>
          <table:table-cell table:style-name="ce42" office:value-type="percentage" office:value="0.0277630231165896">
            <text:p>2,78%</text:p>
          </table:table-cell>
          <table:table-cell/>
          <table:table-cell table:style-name="ce38" table:formula="of:=[.H109]+0.5" office:value-type="float" office:value="47">
            <text:p>47,0</text:p>
          </table:table-cell>
          <table:table-cell table:style-name="ce44" table:formula="of:=[.I109]/(1+[.F109]*0.5)" office:value-type="percentage" office:value="0.320934146089425">
            <text:p>32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0]+0.5" office:value-type="float" office:value="47.5">
            <text:p>47,5</text:p>
          </table:table-cell>
          <table:table-cell table:style-name="ce41" table:formula="of:=POWER(1+0.02*0.5;-[.B111]/0.5)" office:value-type="percentage" office:value="0.388570199792558">
            <text:p>39%</text:p>
          </table:table-cell>
          <table:table-cell/>
          <table:table-cell table:style-name="ce38" office:value-type="float" office:value="47.5">
            <text:p>47,5</text:p>
          </table:table-cell>
          <table:table-cell table:style-name="ce42" office:value-type="percentage" office:value="0.0274945052077375">
            <text:p>2,75%</text:p>
          </table:table-cell>
          <table:table-cell/>
          <table:table-cell table:style-name="ce38" table:formula="of:=[.H110]+0.5" office:value-type="float" office:value="47.5">
            <text:p>47,5</text:p>
          </table:table-cell>
          <table:table-cell table:style-name="ce44" table:formula="of:=[.I110]/(1+[.F110]*0.5)" office:value-type="percentage" office:value="0.316540091155388">
            <text:p>31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1]+0.5" office:value-type="float" office:value="48">
            <text:p>48,0</text:p>
          </table:table-cell>
          <table:table-cell table:style-name="ce41" table:formula="of:=POWER(1+0.02*0.5;-[.B112]/0.5)" office:value-type="percentage" office:value="0.384722970091642">
            <text:p>38%</text:p>
          </table:table-cell>
          <table:table-cell/>
          <table:table-cell table:style-name="ce38" office:value-type="float" office:value="48">
            <text:p>48,0</text:p>
          </table:table-cell>
          <table:table-cell table:style-name="ce42" office:value-type="percentage" office:value="0.0272186164664879">
            <text:p>2,72%</text:p>
          </table:table-cell>
          <table:table-cell/>
          <table:table-cell table:style-name="ce38" table:formula="of:=[.H111]+0.5" office:value-type="float" office:value="48">
            <text:p>48,0</text:p>
          </table:table-cell>
          <table:table-cell table:style-name="ce44" table:formula="of:=[.I111]/(1+[.F111]*0.5)" office:value-type="percentage" office:value="0.312247545275547">
            <text:p>31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2]+0.5" office:value-type="float" office:value="48.5">
            <text:p>48,5</text:p>
          </table:table-cell>
          <table:table-cell table:style-name="ce41" table:formula="of:=POWER(1+0.02*0.5;-[.B113]/0.5)" office:value-type="percentage" office:value="0.380913831773903">
            <text:p>38%</text:p>
          </table:table-cell>
          <table:table-cell/>
          <table:table-cell table:style-name="ce38" office:value-type="float" office:value="48.5">
            <text:p>48,5</text:p>
          </table:table-cell>
          <table:table-cell table:style-name="ce42" office:value-type="percentage" office:value="0.0269371996009403">
            <text:p>2,69%</text:p>
          </table:table-cell>
          <table:table-cell/>
          <table:table-cell table:style-name="ce38" table:formula="of:=[.H112]+0.5" office:value-type="float" office:value="48.5">
            <text:p>48,5</text:p>
          </table:table-cell>
          <table:table-cell table:style-name="ce44" table:formula="of:=[.I112]/(1+[.F112]*0.5)" office:value-type="percentage" office:value="0.308055128084612">
            <text:p>30,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3]+0.5" office:value-type="float" office:value="49">
            <text:p>49,0</text:p>
          </table:table-cell>
          <table:table-cell table:style-name="ce41" table:formula="of:=POWER(1+0.02*0.5;-[.B114]/0.5)" office:value-type="percentage" office:value="0.377142407696934">
            <text:p>38%</text:p>
          </table:table-cell>
          <table:table-cell/>
          <table:table-cell table:style-name="ce38" office:value-type="float" office:value="49">
            <text:p>49,0</text:p>
          </table:table-cell>
          <table:table-cell table:style-name="ce42" office:value-type="percentage" office:value="0.0266520973191939">
            <text:p>2,67%</text:p>
          </table:table-cell>
          <table:table-cell/>
          <table:table-cell table:style-name="ce38" table:formula="of:=[.H113]+0.5" office:value-type="float" office:value="49">
            <text:p>49,0</text:p>
          </table:table-cell>
          <table:table-cell table:style-name="ce44" table:formula="of:=[.I113]/(1+[.F113]*0.5)" office:value-type="percentage" office:value="0.303961196375755">
            <text:p>30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4]+0.5" office:value-type="float" office:value="49.5">
            <text:p>49,5</text:p>
          </table:table-cell>
          <table:table-cell table:style-name="ce41" table:formula="of:=POWER(1+0.02*0.5;-[.B115]/0.5)" office:value-type="percentage" office:value="0.373408324452409">
            <text:p>37%</text:p>
          </table:table-cell>
          <table:table-cell/>
          <table:table-cell table:style-name="ce38" office:value-type="float" office:value="49.5">
            <text:p>49,5</text:p>
          </table:table-cell>
          <table:table-cell table:style-name="ce42" office:value-type="percentage" office:value="0.0263651523293481">
            <text:p>2,64%</text:p>
          </table:table-cell>
          <table:table-cell/>
          <table:table-cell table:style-name="ce38" table:formula="of:=[.H114]+0.5" office:value-type="float" office:value="49.5">
            <text:p>49,5</text:p>
          </table:table-cell>
          <table:table-cell table:style-name="ce44" table:formula="of:=[.I114]/(1+[.F114]*0.5)" office:value-type="percentage" office:value="0.299963863336808">
            <text:p>30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5]+0.5" office:value-type="float" office:value="50">
            <text:p>50,0</text:p>
          </table:table-cell>
          <table:table-cell table:style-name="ce41" table:formula="of:=POWER(1+0.02*0.5;-[.B116]/0.5)" office:value-type="percentage" office:value="0.369711212329118">
            <text:p>37%</text:p>
          </table:table-cell>
          <table:table-cell/>
          <table:table-cell table:style-name="ce38" office:value-type="float" office:value="50">
            <text:p>50,0</text:p>
          </table:table-cell>
          <table:table-cell table:style-name="ce42" office:value-type="percentage" office:value="0.0263651523293481">
            <text:p>2,64%</text:p>
          </table:table-cell>
          <table:table-cell/>
          <table:table-cell table:style-name="ce38" table:formula="of:=[.H115]+0.5" office:value-type="float" office:value="50">
            <text:p>50,0</text:p>
          </table:table-cell>
          <table:table-cell table:style-name="ce44" table:formula="of:=[.I115]/(1+[.F115]*0.5)" office:value-type="percentage" office:value="0.296061016438221">
            <text:p>29,6%</text:p>
          </table:table-cell>
          <table:table-cell table:number-columns-repeated="1015"/>
        </table:table-row>
        <table:table-row table:style-name="ro4" table:number-rows-repeated="10484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ibration Swaption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7993]">
            <text:p>swapTenor </text:p>
            <text:p>[7993]</text:p>
          </table:table-cell>
          <table:table-cell table:style-name="ce22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7:.B26]);INFO.OBBA.OBBA.OBMAKE(&quot;&quot;;&quot;double[]&quot;;[.D15:.Q15]);[.B7];INFO.OBBA.OBBA.OBMAKE(&quot;&quot;;&quot;double[][]&quot;;[.D17:.Q26]))" office:value-type="string" office:string-value="swaptionMarketData &#10;[16080]">
            <text:p>swaptionMarketData </text:p>
            <text:p>[16080]</text:p>
          </table:table-cell>
          <table:table-cell table:style-name="ce14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/>
          <table:table-cell table:style-name="ce19" office:value-type="string">
            <text:p>Swaption ATM Volatiltiy</text:p>
          </table:table-cell>
          <table:table-cell table:style-name="ce1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7" office:value-type="string">
            <text:p>Swap Maturity: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0">
            <text:p>30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8" table:number-columns-repeated="14"/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">
            <text:p>2,00</text:p>
          </table:table-cell>
          <table:table-cell/>
          <table:table-cell table:style-name="ce49" office:value-type="percentage" office:value="0.756">
            <text:p>75,6%</text:p>
          </table:table-cell>
          <table:table-cell table:style-name="ce49" office:value-type="percentage" office:value="0.481">
            <text:p>48,1%</text:p>
          </table:table-cell>
          <table:table-cell table:style-name="ce49" office:value-type="percentage" office:value="0.424">
            <text:p>42,4%</text:p>
          </table:table-cell>
          <table:table-cell table:style-name="ce49" office:value-type="percentage" office:value="0.396">
            <text:p>39,6%</text:p>
          </table:table-cell>
          <table:table-cell table:style-name="ce49" office:value-type="percentage" office:value="0.381">
            <text:p>38,1%</text:p>
          </table:table-cell>
          <table:table-cell table:style-name="ce49" office:value-type="percentage" office:value="0.36">
            <text:p>36,0%</text:p>
          </table:table-cell>
          <table:table-cell table:style-name="ce49" office:value-type="percentage" office:value="0.346">
            <text:p>34,6%</text:p>
          </table:table-cell>
          <table:table-cell table:style-name="ce49" office:value-type="percentage" office:value="0.333">
            <text:p>33,3%</text:p>
          </table:table-cell>
          <table:table-cell table:style-name="ce49" office:value-type="percentage" office:value="0.323">
            <text:p>32,3%</text:p>
          </table:table-cell>
          <table:table-cell table:style-name="ce49" office:value-type="percentage" office:value="0.318">
            <text:p>31,8%</text:p>
          </table:table-cell>
          <table:table-cell table:style-name="ce49" office:value-type="percentage" office:value="0.289">
            <text:p>28,9%</text:p>
          </table:table-cell>
          <table:table-cell table:style-name="ce49" office:value-type="percentage" office:value="0.292">
            <text:p>29,2%</text:p>
          </table:table-cell>
          <table:table-cell table:number-columns-repeated="2" table:style-name="ce49" office:value-type="percentage" office:value="0.293">
            <text:p>29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3">
            <text:p>3,00</text:p>
          </table:table-cell>
          <table:table-cell/>
          <table:table-cell table:style-name="ce49" office:value-type="percentage" office:value="0.565">
            <text:p>56,5%</text:p>
          </table:table-cell>
          <table:table-cell table:style-name="ce49" office:value-type="percentage" office:value="0.407">
            <text:p>40,7%</text:p>
          </table:table-cell>
          <table:table-cell table:style-name="ce49" office:value-type="percentage" office:value="0.364">
            <text:p>36,4%</text:p>
          </table:table-cell>
          <table:table-cell table:style-name="ce49" office:value-type="percentage" office:value="0.34">
            <text:p>34,0%</text:p>
          </table:table-cell>
          <table:table-cell table:style-name="ce49" office:value-type="percentage" office:value="0.332">
            <text:p>33,2%</text:p>
          </table:table-cell>
          <table:table-cell table:style-name="ce49" office:value-type="percentage" office:value="0.319">
            <text:p>31,9%</text:p>
          </table:table-cell>
          <table:table-cell table:style-name="ce49" office:value-type="percentage" office:value="0.308">
            <text:p>30,8%</text:p>
          </table:table-cell>
          <table:table-cell table:style-name="ce49" office:value-type="percentage" office:value="0.297">
            <text:p>29,7%</text:p>
          </table:table-cell>
          <table:table-cell table:style-name="ce49" office:value-type="percentage" office:value="0.289">
            <text:p>28,9%</text:p>
          </table:table-cell>
          <table:table-cell table:style-name="ce49" office:value-type="percentage" office:value="0.284">
            <text:p>28,4%</text:p>
          </table:table-cell>
          <table:table-cell table:style-name="ce49" office:value-type="percentage" office:value="0.269">
            <text:p>26,9%</text:p>
          </table:table-cell>
          <table:table-cell table:number-columns-repeated="3" table:style-name="ce49" office:value-type="percentage" office:value="0.273">
            <text:p>27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4">
            <text:p>4,00</text:p>
          </table:table-cell>
          <table:table-cell/>
          <table:table-cell table:style-name="ce49" office:value-type="percentage" office:value="0.416">
            <text:p>41,6%</text:p>
          </table:table-cell>
          <table:table-cell table:style-name="ce49" office:value-type="percentage" office:value="0.331">
            <text:p>33,1%</text:p>
          </table:table-cell>
          <table:table-cell table:style-name="ce49" office:value-type="percentage" office:value="0.312">
            <text:p>31,2%</text:p>
          </table:table-cell>
          <table:table-cell table:style-name="ce49" office:value-type="percentage" office:value="0.302">
            <text:p>30,2%</text:p>
          </table:table-cell>
          <table:table-cell table:style-name="ce49" office:value-type="percentage" office:value="0.292">
            <text:p>29,2%</text:p>
          </table:table-cell>
          <table:table-cell table:style-name="ce49" office:value-type="percentage" office:value="0.282">
            <text:p>28,2%</text:p>
          </table:table-cell>
          <table:table-cell table:style-name="ce49" office:value-type="percentage" office:value="0.274">
            <text:p>27,4%</text:p>
          </table:table-cell>
          <table:table-cell table:style-name="ce49" office:value-type="percentage" office:value="0.266">
            <text:p>26,6%</text:p>
          </table:table-cell>
          <table:table-cell table:style-name="ce49" office:value-type="percentage" office:value="0.261">
            <text:p>26,1%</text:p>
          </table:table-cell>
          <table:table-cell table:style-name="ce49" office:value-type="percentage" office:value="0.258">
            <text:p>25,8%</text:p>
          </table:table-cell>
          <table:table-cell table:style-name="ce49" office:value-type="percentage" office:value="0.252">
            <text:p>25,2%</text:p>
          </table:table-cell>
          <table:table-cell table:number-columns-repeated="2" table:style-name="ce49" office:value-type="percentage" office:value="0.254">
            <text:p>25,4%</text:p>
          </table:table-cell>
          <table:table-cell table:style-name="ce49" office:value-type="percentage" office:value="0.252">
            <text:p>25,2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5">
            <text:p>5,00</text:p>
          </table:table-cell>
          <table:table-cell/>
          <table:table-cell table:style-name="ce49" office:value-type="percentage" office:value="0.336">
            <text:p>33,6%</text:p>
          </table:table-cell>
          <table:table-cell table:style-name="ce49" office:value-type="percentage" office:value="0.287">
            <text:p>28,7%</text:p>
          </table:table-cell>
          <table:table-cell table:style-name="ce49" office:value-type="percentage" office:value="0.275">
            <text:p>27,5%</text:p>
          </table:table-cell>
          <table:table-cell table:style-name="ce49" office:value-type="percentage" office:value="0.268">
            <text:p>26,8%</text:p>
          </table:table-cell>
          <table:table-cell table:style-name="ce49" office:value-type="percentage" office:value="0.262">
            <text:p>26,2%</text:p>
          </table:table-cell>
          <table:table-cell table:style-name="ce49" office:value-type="percentage" office:value="0.255">
            <text:p>25,5%</text:p>
          </table:table-cell>
          <table:table-cell table:style-name="ce49" office:value-type="percentage" office:value="0.249">
            <text:p>24,9%</text:p>
          </table:table-cell>
          <table:table-cell table:style-name="ce49" office:value-type="percentage" office:value="0.245">
            <text:p>24,5%</text:p>
          </table:table-cell>
          <table:table-cell table:style-name="ce49" office:value-type="percentage" office:value="0.242">
            <text:p>24,2%</text:p>
          </table:table-cell>
          <table:table-cell table:style-name="ce49" office:value-type="percentage" office:value="0.241">
            <text:p>24,1%</text:p>
          </table:table-cell>
          <table:table-cell table:number-columns-repeated="3" table:style-name="ce49" office:value-type="percentage" office:value="0.239">
            <text:p>23,9%</text:p>
          </table:table-cell>
          <table:table-cell table:style-name="ce49" office:value-type="percentage" office:value="0.235">
            <text:p>23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7">
            <text:p>7,00</text:p>
          </table:table-cell>
          <table:table-cell/>
          <table:table-cell table:style-name="ce49" office:value-type="percentage" office:value="0.247">
            <text:p>24,7%</text:p>
          </table:table-cell>
          <table:table-cell table:style-name="ce49" office:value-type="percentage" office:value="0.229">
            <text:p>22,9%</text:p>
          </table:table-cell>
          <table:table-cell table:style-name="ce49" office:value-type="percentage" office:value="0.225">
            <text:p>22,5%</text:p>
          </table:table-cell>
          <table:table-cell table:style-name="ce49" office:value-type="percentage" office:value="0.22">
            <text:p>22,0%</text:p>
          </table:table-cell>
          <table:table-cell table:style-name="ce49" office:value-type="percentage" office:value="0.215">
            <text:p>21,5%</text:p>
          </table:table-cell>
          <table:table-cell table:number-columns-repeated="2" table:style-name="ce49" office:value-type="percentage" office:value="0.214">
            <text:p>21,4%</text:p>
          </table:table-cell>
          <table:table-cell table:style-name="ce49" office:value-type="percentage" office:value="0.215">
            <text:p>21,5%</text:p>
          </table:table-cell>
          <table:table-cell table:style-name="ce49" office:value-type="percentage" office:value="0.217">
            <text:p>21,7%</text:p>
          </table:table-cell>
          <table:table-cell table:style-name="ce49" office:value-type="percentage" office:value="0.221">
            <text:p>22,1%</text:p>
          </table:table-cell>
          <table:table-cell table:style-name="ce49" office:value-type="percentage" office:value="0.219">
            <text:p>21,9%</text:p>
          </table:table-cell>
          <table:table-cell table:style-name="ce49" office:value-type="percentage" office:value="0.217">
            <text:p>21,7%</text:p>
          </table:table-cell>
          <table:table-cell table:style-name="ce49" office:value-type="percentage" office:value="0.214">
            <text:p>21,4%</text:p>
          </table:table-cell>
          <table:table-cell table:style-name="ce49" office:value-type="percentage" office:value="0.208">
            <text:p>20,8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10">
            <text:p>10,00</text:p>
          </table:table-cell>
          <table:table-cell/>
          <table:table-cell table:style-name="ce49" office:value-type="percentage" office:value="0.184">
            <text:p>18,4%</text:p>
          </table:table-cell>
          <table:table-cell table:style-name="ce49" office:value-type="percentage" office:value="0.179">
            <text:p>17,9%</text:p>
          </table:table-cell>
          <table:table-cell table:style-name="ce49" office:value-type="percentage" office:value="0.177">
            <text:p>17,7%</text:p>
          </table:table-cell>
          <table:table-cell table:style-name="ce49" office:value-type="percentage" office:value="0.179">
            <text:p>17,9%</text:p>
          </table:table-cell>
          <table:table-cell table:style-name="ce49" office:value-type="percentage" office:value="0.183">
            <text:p>18,3%</text:p>
          </table:table-cell>
          <table:table-cell table:style-name="ce49" office:value-type="percentage" office:value="0.189">
            <text:p>18,9%</text:p>
          </table:table-cell>
          <table:table-cell table:style-name="ce49" office:value-type="percentage" office:value="0.195">
            <text:p>19,5%</text:p>
          </table:table-cell>
          <table:table-cell table:style-name="ce49" office:value-type="percentage" office:value="0.202">
            <text:p>20,2%</text:p>
          </table:table-cell>
          <table:table-cell table:style-name="ce49" office:value-type="percentage" office:value="0.208">
            <text:p>20,8%</text:p>
          </table:table-cell>
          <table:table-cell table:style-name="ce49" office:value-type="percentage" office:value="0.212">
            <text:p>21,2%</text:p>
          </table:table-cell>
          <table:table-cell table:style-name="ce49" office:value-type="percentage" office:value="0.204">
            <text:p>20,4%</text:p>
          </table:table-cell>
          <table:table-cell table:style-name="ce49" office:value-type="percentage" office:value="0.197">
            <text:p>19,7%</text:p>
          </table:table-cell>
          <table:table-cell table:style-name="ce49" office:value-type="percentage" office:value="0.187">
            <text:p>18,7%</text:p>
          </table:table-cell>
          <table:table-cell table:style-name="ce49" office:value-type="percentage" office:value="0.177">
            <text:p>17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15">
            <text:p>15,00</text:p>
          </table:table-cell>
          <table:table-cell/>
          <table:table-cell table:style-name="ce49" office:value-type="percentage" office:value="0.188">
            <text:p>18,8%</text:p>
          </table:table-cell>
          <table:table-cell table:style-name="ce49" office:value-type="percentage" office:value="0.194">
            <text:p>19,4%</text:p>
          </table:table-cell>
          <table:table-cell table:style-name="ce49" office:value-type="percentage" office:value="0.203">
            <text:p>20,3%</text:p>
          </table:table-cell>
          <table:table-cell table:style-name="ce49" office:value-type="percentage" office:value="0.211">
            <text:p>21,1%</text:p>
          </table:table-cell>
          <table:table-cell table:style-name="ce49" office:value-type="percentage" office:value="0.216">
            <text:p>21,6%</text:p>
          </table:table-cell>
          <table:table-cell table:style-name="ce49" office:value-type="percentage" office:value="0.218">
            <text:p>21,8%</text:p>
          </table:table-cell>
          <table:table-cell table:style-name="ce49" office:value-type="percentage" office:value="0.22">
            <text:p>22,0%</text:p>
          </table:table-cell>
          <table:table-cell table:number-columns-repeated="2" table:style-name="ce49" office:value-type="percentage" office:value="0.221">
            <text:p>22,1%</text:p>
          </table:table-cell>
          <table:table-cell table:style-name="ce49" office:value-type="percentage" office:value="0.223">
            <text:p>22,3%</text:p>
          </table:table-cell>
          <table:table-cell table:style-name="ce49" office:value-type="percentage" office:value="0.199">
            <text:p>19,9%</text:p>
          </table:table-cell>
          <table:table-cell table:style-name="ce49" office:value-type="percentage" office:value="0.175">
            <text:p>17,5%</text:p>
          </table:table-cell>
          <table:table-cell table:style-name="ce49" office:value-type="percentage" office:value="0.156">
            <text:p>15,6%</text:p>
          </table:table-cell>
          <table:table-cell table:style-name="ce49" office:value-type="percentage" office:value="0.147">
            <text:p>14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0">
            <text:p>20,00</text:p>
          </table:table-cell>
          <table:table-cell/>
          <table:table-cell table:style-name="ce49" office:value-type="percentage" office:value="0.217">
            <text:p>21,7%</text:p>
          </table:table-cell>
          <table:table-cell table:style-name="ce49" office:value-type="percentage" office:value="0.21">
            <text:p>21,0%</text:p>
          </table:table-cell>
          <table:table-cell table:number-columns-repeated="2" table:style-name="ce49" office:value-type="percentage" office:value="0.208">
            <text:p>20,8%</text:p>
          </table:table-cell>
          <table:table-cell table:number-columns-repeated="2" table:style-name="ce49" office:value-type="percentage" office:value="0.207">
            <text:p>20,7%</text:p>
          </table:table-cell>
          <table:table-cell table:style-name="ce49" office:value-type="percentage" office:value="0.208">
            <text:p>20,8%</text:p>
          </table:table-cell>
          <table:table-cell table:number-columns-repeated="2" table:style-name="ce49" office:value-type="percentage" office:value="0.207">
            <text:p>20,7%</text:p>
          </table:table-cell>
          <table:table-cell table:style-name="ce49" office:value-type="percentage" office:value="0.205">
            <text:p>20,5%</text:p>
          </table:table-cell>
          <table:table-cell table:style-name="ce49" office:value-type="percentage" office:value="0.17">
            <text:p>17,0%</text:p>
          </table:table-cell>
          <table:table-cell table:style-name="ce49" office:value-type="percentage" office:value="0.142">
            <text:p>14,2%</text:p>
          </table:table-cell>
          <table:table-cell table:style-name="ce49" office:value-type="percentage" office:value="0.128">
            <text:p>12,8%</text:p>
          </table:table-cell>
          <table:table-cell table:style-name="ce49" office:value-type="percentage" office:value="0.12">
            <text:p>12,0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5">
            <text:p>25,00</text:p>
          </table:table-cell>
          <table:table-cell/>
          <table:table-cell table:style-name="ce49" office:value-type="percentage" office:value="0.19">
            <text:p>19,0%</text:p>
          </table:table-cell>
          <table:table-cell table:number-columns-repeated="2" table:style-name="ce49" office:value-type="percentage" office:value="0.188">
            <text:p>18,8%</text:p>
          </table:table-cell>
          <table:table-cell table:style-name="ce49" office:value-type="percentage" office:value="0.186">
            <text:p>18,6%</text:p>
          </table:table-cell>
          <table:table-cell table:style-name="ce49" office:value-type="percentage" office:value="0.182">
            <text:p>18,2%</text:p>
          </table:table-cell>
          <table:table-cell table:style-name="ce49" office:value-type="percentage" office:value="0.18">
            <text:p>18,0%</text:p>
          </table:table-cell>
          <table:table-cell table:style-name="ce49" office:value-type="percentage" office:value="0.178">
            <text:p>17,8%</text:p>
          </table:table-cell>
          <table:table-cell table:style-name="ce49" office:value-type="percentage" office:value="0.175">
            <text:p>17,5%</text:p>
          </table:table-cell>
          <table:table-cell table:style-name="ce49" office:value-type="percentage" office:value="0.172">
            <text:p>17,2%</text:p>
          </table:table-cell>
          <table:table-cell table:style-name="ce49" office:value-type="percentage" office:value="0.168">
            <text:p>16,8%</text:p>
          </table:table-cell>
          <table:table-cell table:style-name="ce49" office:value-type="percentage" office:value="0.132">
            <text:p>13,2%</text:p>
          </table:table-cell>
          <table:table-cell table:style-name="ce49" office:value-type="percentage" office:value="0.111">
            <text:p>11,1%</text:p>
          </table:table-cell>
          <table:table-cell table:style-name="ce49" office:value-type="percentage" office:value="0.103">
            <text:p>10,3%</text:p>
          </table:table-cell>
          <table:table-cell table:style-name="ce49" office:value-type="percentage" office:value="0.095">
            <text:p>9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30">
            <text:p>30,00</text:p>
          </table:table-cell>
          <table:table-cell/>
          <table:table-cell table:style-name="ce49" office:value-type="percentage" office:value="0.162">
            <text:p>16,2%</text:p>
          </table:table-cell>
          <table:table-cell table:style-name="ce49" office:value-type="percentage" office:value="0.146">
            <text:p>14,6%</text:p>
          </table:table-cell>
          <table:table-cell table:style-name="ce49" office:value-type="percentage" office:value="0.141">
            <text:p>14,1%</text:p>
          </table:table-cell>
          <table:table-cell table:style-name="ce49" office:value-type="percentage" office:value="0.137">
            <text:p>13,7%</text:p>
          </table:table-cell>
          <table:table-cell table:style-name="ce49" office:value-type="percentage" office:value="0.131">
            <text:p>13,1%</text:p>
          </table:table-cell>
          <table:table-cell table:style-name="ce49" office:value-type="percentage" office:value="0.128">
            <text:p>12,8%</text:p>
          </table:table-cell>
          <table:table-cell table:style-name="ce49" office:value-type="percentage" office:value="0.126">
            <text:p>12,6%</text:p>
          </table:table-cell>
          <table:table-cell table:number-columns-repeated="2" table:style-name="ce49" office:value-type="percentage" office:value="0.124">
            <text:p>12,4%</text:p>
          </table:table-cell>
          <table:table-cell table:style-name="ce49" office:value-type="percentage" office:value="0.125">
            <text:p>12,5%</text:p>
          </table:table-cell>
          <table:table-cell table:style-name="ce49" office:value-type="percentage" office:value="0.101">
            <text:p>10,1%</text:p>
          </table:table-cell>
          <table:table-cell table:style-name="ce49" office:value-type="percentage" office:value="0.089">
            <text:p>8,9%</text:p>
          </table:table-cell>
          <table:table-cell table:style-name="ce49" office:value-type="percentage" office:value="0.082">
            <text:p>8,2%</text:p>
          </table:table-cell>
          <table:table-cell table:style-name="ce49" office:value-type="percentage" office:value="0.078">
            <text:p>7,8%</text:p>
          </table:table-cell>
          <table:table-cell table:number-columns-repeated="1004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table:table-column table:style-name="co5" table:default-cell-style-name="ce36"/>
        <table:table-column table:style-name="co6" table:number-columns-repeated="257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/>
          <table:table-cell table:style-name="ce50"/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51" office:value-type="string">
            <text:p>Zero bond calibration error (basis points)</text:p>
          </table:table-cell>
          <table:table-cell table:style-name="ce51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6">
          <table:table-cell table:style-name="ce14"/>
          <table:table-cell table:style-name="ce52" office:value-type="string">
            <text:p>Mean (bp):</text:p>
          </table:table-cell>
          <table:table-cell table:style-name="ce54" table:formula="of:=AVERAGE([.$I$11:.$I$49])*100*100" office:value-type="float" office:value="10.510618321792">
            <text:p>10,5106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52" office:value-type="string">
            <text:p>Standard deviation (bp):</text:p>
          </table:table-cell>
          <table:table-cell table:style-name="ce54" table:formula="of:=STDEV([.$I$11:.$I$49])*100*100" office:value-type="float" office:value="8.18158846046008">
            <text:p>8,1816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 table:number-columns-repeated="3"/>
          <table:table-cell table:style-name="ce37" table:number-columns-repeated="2"/>
          <table:table-cell table:style-name="ce14" table:number-columns-repeated="253"/>
          <table:table-cell table:number-columns-repeated="766"/>
        </table:table-row>
        <table:table-row table:style-name="ro4">
          <table:table-cell table:style-name="ce14"/>
          <table:table-cell table:style-name="ce53" office:value-type="string">
            <text:p>maturity</text:p>
          </table:table-cell>
          <table:table-cell table:style-name="ce32"/>
          <table:table-cell table:style-name="ce51" office:value-type="string">
            <text:p>bond objects</text:p>
          </table:table-cell>
          <table:table-cell table:style-name="ce51" office:value-type="string">
            <text:p>valuation objects</text:p>
          </table:table-cell>
          <table:table-cell table:style-name="ce53" office:value-type="string">
            <text:p>mc value</text:p>
          </table:table-cell>
          <table:table-cell table:number-columns-repeated="2" table:style-name="ce53" office:value-type="string">
            <text:p>analytic</text:p>
          </table:table-cell>
          <table:table-cell table:style-name="ce53" office:value-type="string">
            <text:p>deviation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1]))" office:value-type="string" office:string-value="mcBond11 &#10;[16106]">
            <text:p>mcBond11 <text:line-break/>[16106]</text:p>
          </table:table-cell>
          <table:table-cell table:style-name="ce56" table:formula="of:=INFO.OBBA.OBBA.OBRUN(&quot;mcBond value &quot;&amp;ROW();[.D11];&quot;getValue&quot;;[$LIBORMarketModel.$M$26])" office:value-type="string" office:string-value="mcBond value 11 &#10;[16107]">
            <text:p>mcBond value 11 <text:line-break/>[16107]</text:p>
          </table:table-cell>
          <table:table-cell table:style-name="ce57" table:formula="of:=INFO.OBBA.OBBA.OBGET(INFO.OBBA.OBBA.OBSYNC([.E11];[.E$11:.E$511]))" office:value-type="percentage" office:value="0.996939534950218">
            <text:p>99,694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11])))" office:value-type="percentage" office:value="0.996939534950218">
            <text:p>99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1])))" office:value-type="percentage" office:value="0.996939534950218">
            <text:p>99,7%</text:p>
          </table:table-cell>
          <table:table-cell table:style-name="ce55" table:formula="of:=[.F11]-[.H11]" office:value-type="percentage" office:value="0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2]))" office:value-type="string" office:string-value="mcBond12 &#10;[16109]">
            <text:p>mcBond12 <text:line-break/>[16109]</text:p>
          </table:table-cell>
          <table:table-cell table:style-name="ce56" table:formula="of:=INFO.OBBA.OBBA.OBRUN(&quot;mcBond value &quot;&amp;ROW();[.D12];&quot;getValue&quot;;[$LIBORMarketModel.$M$26])" office:value-type="string" office:string-value="mcBond value 12 &#10;[16110]">
            <text:p>mcBond value 12 <text:line-break/>[16110]</text:p>
          </table:table-cell>
          <table:table-cell table:style-name="ce57" table:formula="of:=INFO.OBBA.OBBA.OBGET(INFO.OBBA.OBBA.OBSYNC([.E12];[.E$11:.E$511]))" office:value-type="percentage" office:value="0.993890006396992">
            <text:p>99,38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12])))" office:value-type="percentage" office:value="0.993888436346758">
            <text:p>99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2])))" office:value-type="percentage" office:value="0.993888436346758">
            <text:p>99,4%</text:p>
          </table:table-cell>
          <table:table-cell table:style-name="ce55" table:formula="of:=[.F12]-[.H12]" office:value-type="percentage" office:value="0.00000157005023460055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3]))" office:value-type="string" office:string-value="mcBond13 &#10;[16112]">
            <text:p>mcBond13 <text:line-break/>[16112]</text:p>
          </table:table-cell>
          <table:table-cell table:style-name="ce56" table:formula="of:=INFO.OBBA.OBBA.OBRUN(&quot;mcBond value &quot;&amp;ROW();[.D13];&quot;getValue&quot;;[$LIBORMarketModel.$M$26])" office:value-type="string" office:string-value="mcBond value 13 &#10;[16113]">
            <text:p>mcBond value 13 <text:line-break/>[16113]</text:p>
          </table:table-cell>
          <table:table-cell table:style-name="ce57" table:formula="of:=INFO.OBBA.OBBA.OBGET(INFO.OBBA.OBBA.OBSYNC([.E13];[.E$11:.E$511]))" office:value-type="percentage" office:value="0.990571916761586">
            <text:p>99,057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13])))" office:value-type="percentage" office:value="0.990558616378593">
            <text:p>99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3])))" office:value-type="percentage" office:value="0.990558616378593">
            <text:p>99,1%</text:p>
          </table:table-cell>
          <table:table-cell table:style-name="ce55" table:formula="of:=[.F13]-[.H13]" office:value-type="percentage" office:value="0.0000133003829929645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4]))" office:value-type="string" office:string-value="mcBond14 &#10;[16115]">
            <text:p>mcBond14 <text:line-break/>[16115]</text:p>
          </table:table-cell>
          <table:table-cell table:style-name="ce56" table:formula="of:=INFO.OBBA.OBBA.OBRUN(&quot;mcBond value &quot;&amp;ROW();[.D14];&quot;getValue&quot;;[$LIBORMarketModel.$M$26])" office:value-type="string" office:string-value="mcBond value 14 &#10;[16116]">
            <text:p>mcBond value 14 <text:line-break/>[16116]</text:p>
          </table:table-cell>
          <table:table-cell table:style-name="ce57" table:formula="of:=INFO.OBBA.OBBA.OBGET(INFO.OBBA.OBBA.OBSYNC([.E14];[.E$11:.E$511]))" office:value-type="percentage" office:value="0.986972152541322">
            <text:p>98,697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14])))" office:value-type="percentage" office:value="0.986948352148886">
            <text:p>9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4])))" office:value-type="percentage" office:value="0.986948352148886">
            <text:p>98,7%</text:p>
          </table:table-cell>
          <table:table-cell table:style-name="ce55" table:formula="of:=[.F14]-[.H14]" office:value-type="percentage" office:value="0.000023800392436212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5]))" office:value-type="string" office:string-value="mcBond15 &#10;[16118]">
            <text:p>mcBond15 <text:line-break/>[16118]</text:p>
          </table:table-cell>
          <table:table-cell table:style-name="ce56" table:formula="of:=INFO.OBBA.OBBA.OBRUN(&quot;mcBond value &quot;&amp;ROW();[.D15];&quot;getValue&quot;;[$LIBORMarketModel.$M$26])" office:value-type="string" office:string-value="mcBond value 15 &#10;[16119]">
            <text:p>mcBond value 15 <text:line-break/>[16119]</text:p>
          </table:table-cell>
          <table:table-cell table:style-name="ce57" table:formula="of:=INFO.OBBA.OBBA.OBGET(INFO.OBBA.OBBA.OBSYNC([.E15];[.E$11:.E$511]))" office:value-type="percentage" office:value="0.983013726670801">
            <text:p>98,301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15])))" office:value-type="percentage" office:value="0.983014197482339">
            <text:p>98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5])))" office:value-type="percentage" office:value="0.983014197482339">
            <text:p>98,3%</text:p>
          </table:table-cell>
          <table:table-cell table:style-name="ce55" table:formula="of:=[.F15]-[.H15]" office:value-type="percentage" office:value="-0.000000470811537867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6]))" office:value-type="string" office:string-value="mcBond16 &#10;[16121]">
            <text:p>mcBond16 <text:line-break/>[16121]</text:p>
          </table:table-cell>
          <table:table-cell table:style-name="ce56" table:formula="of:=INFO.OBBA.OBBA.OBRUN(&quot;mcBond value &quot;&amp;ROW();[.D16];&quot;getValue&quot;;[$LIBORMarketModel.$M$26])" office:value-type="string" office:string-value="mcBond value 16 &#10;[16122]">
            <text:p>mcBond value 16 <text:line-break/>[16122]</text:p>
          </table:table-cell>
          <table:table-cell table:style-name="ce57" table:formula="of:=INFO.OBBA.OBBA.OBGET(INFO.OBBA.OBBA.OBSYNC([.E16];[.E$11:.E$511]))" office:value-type="percentage" office:value="0.978536432583535">
            <text:p>97,854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16])))" office:value-type="percentage" office:value="0.97852320983013">
            <text:p>97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6])))" office:value-type="percentage" office:value="0.97852320983013">
            <text:p>97,9%</text:p>
          </table:table-cell>
          <table:table-cell table:style-name="ce55" table:formula="of:=[.F16]-[.H16]" office:value-type="percentage" office:value="0.000013222753404207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7]))" office:value-type="string" office:string-value="mcBond17 &#10;[16124]">
            <text:p>mcBond17 <text:line-break/>[16124]</text:p>
          </table:table-cell>
          <table:table-cell table:style-name="ce56" table:formula="of:=INFO.OBBA.OBBA.OBRUN(&quot;mcBond value &quot;&amp;ROW();[.D17];&quot;getValue&quot;;[$LIBORMarketModel.$M$26])" office:value-type="string" office:string-value="mcBond value 17 &#10;[16125]">
            <text:p>mcBond value 17 <text:line-break/>[16125]</text:p>
          </table:table-cell>
          <table:table-cell table:style-name="ce57" table:formula="of:=INFO.OBBA.OBBA.OBGET(INFO.OBBA.OBBA.OBSYNC([.E17];[.E$11:.E$511]))" office:value-type="percentage" office:value="0.973129945663187">
            <text:p>97,313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17])))" office:value-type="percentage" office:value="0.973099869463745">
            <text:p>97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7])))" office:value-type="percentage" office:value="0.973099869463745">
            <text:p>97,3%</text:p>
          </table:table-cell>
          <table:table-cell table:style-name="ce55" table:formula="of:=[.F17]-[.H17]" office:value-type="percentage" office:value="0.00003007619944228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8]))" office:value-type="string" office:string-value="mcBond18 &#10;[16127]">
            <text:p>mcBond18 <text:line-break/>[16127]</text:p>
          </table:table-cell>
          <table:table-cell table:style-name="ce56" table:formula="of:=INFO.OBBA.OBBA.OBRUN(&quot;mcBond value &quot;&amp;ROW();[.D18];&quot;getValue&quot;;[$LIBORMarketModel.$M$26])" office:value-type="string" office:string-value="mcBond value 18 &#10;[16128]">
            <text:p>mcBond value 18 <text:line-break/>[16128]</text:p>
          </table:table-cell>
          <table:table-cell table:style-name="ce57" table:formula="of:=INFO.OBBA.OBBA.OBGET(INFO.OBBA.OBBA.OBSYNC([.E18];[.E$11:.E$511]))" office:value-type="percentage" office:value="0.966592370480993">
            <text:p>96,65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18])))" office:value-type="percentage" office:value="0.966543783863172">
            <text:p>96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8])))" office:value-type="percentage" office:value="0.966543783863172">
            <text:p>96,7%</text:p>
          </table:table-cell>
          <table:table-cell table:style-name="ce55" table:formula="of:=[.F18]-[.H18]" office:value-type="percentage" office:value="0.000048586617820922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9]))" office:value-type="string" office:string-value="mcBond19 &#10;[16130]">
            <text:p>mcBond19 <text:line-break/>[16130]</text:p>
          </table:table-cell>
          <table:table-cell table:style-name="ce56" table:formula="of:=INFO.OBBA.OBBA.OBRUN(&quot;mcBond value &quot;&amp;ROW();[.D19];&quot;getValue&quot;;[$LIBORMarketModel.$M$26])" office:value-type="string" office:string-value="mcBond value 19 &#10;[16131]">
            <text:p>mcBond value 19 <text:line-break/>[16131]</text:p>
          </table:table-cell>
          <table:table-cell table:style-name="ce57" table:formula="of:=INFO.OBBA.OBBA.OBGET(INFO.OBBA.OBBA.OBSYNC([.E19];[.E$11:.E$511]))" office:value-type="percentage" office:value="0.958971876658549">
            <text:p>95,897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19])))" office:value-type="percentage" office:value="0.958873919665031">
            <text:p>95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9])))" office:value-type="percentage" office:value="0.958873919665031">
            <text:p>95,9%</text:p>
          </table:table-cell>
          <table:table-cell table:style-name="ce55" table:formula="of:=[.F19]-[.H19]" office:value-type="percentage" office:value="0.000097956993518777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0]))" office:value-type="string" office:string-value="mcBond20 &#10;[16133]">
            <text:p>mcBond20 <text:line-break/>[16133]</text:p>
          </table:table-cell>
          <table:table-cell table:style-name="ce56" table:formula="of:=INFO.OBBA.OBBA.OBRUN(&quot;mcBond value &quot;&amp;ROW();[.D20];&quot;getValue&quot;;[$LIBORMarketModel.$M$26])" office:value-type="string" office:string-value="mcBond value 20 &#10;[16134]">
            <text:p>mcBond value 20 <text:line-break/>[16134]</text:p>
          </table:table-cell>
          <table:table-cell table:style-name="ce57" table:formula="of:=INFO.OBBA.OBBA.OBGET(INFO.OBBA.OBBA.OBSYNC([.E20];[.E$11:.E$511]))" office:value-type="percentage" office:value="0.950345371109221">
            <text:p>95,035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0])))" office:value-type="percentage" office:value="0.950203517843753">
            <text:p>95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0])))" office:value-type="percentage" office:value="0.950203517843753">
            <text:p>95,0%</text:p>
          </table:table-cell>
          <table:table-cell table:style-name="ce55" table:formula="of:=[.F20]-[.H20]" office:value-type="percentage" office:value="0.00014185326546778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1]))" office:value-type="string" office:string-value="mcBond21 &#10;[16136]">
            <text:p>mcBond21 <text:line-break/>[16136]</text:p>
          </table:table-cell>
          <table:table-cell table:style-name="ce56" table:formula="of:=INFO.OBBA.OBBA.OBRUN(&quot;mcBond value &quot;&amp;ROW();[.D21];&quot;getValue&quot;;[$LIBORMarketModel.$M$26])" office:value-type="string" office:string-value="mcBond value 21 &#10;[16137]">
            <text:p>mcBond value 21 <text:line-break/>[16137]</text:p>
          </table:table-cell>
          <table:table-cell table:style-name="ce57" table:formula="of:=INFO.OBBA.OBBA.OBGET(INFO.OBBA.OBBA.OBSYNC([.E21];[.E$11:.E$511]))" office:value-type="percentage" office:value="0.940968534652723">
            <text:p>94,097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1])))" office:value-type="percentage" office:value="0.94070567722139">
            <text:p>94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1])))" office:value-type="percentage" office:value="0.94070567722139">
            <text:p>94,1%</text:p>
          </table:table-cell>
          <table:table-cell table:style-name="ce55" table:formula="of:=[.F21]-[.H21]" office:value-type="percentage" office:value="0.00026285743133258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2]))" office:value-type="string" office:string-value="mcBond22 &#10;[16139]">
            <text:p>mcBond22 <text:line-break/>[16139]</text:p>
          </table:table-cell>
          <table:table-cell table:style-name="ce56" table:formula="of:=INFO.OBBA.OBBA.OBRUN(&quot;mcBond value &quot;&amp;ROW();[.D22];&quot;getValue&quot;;[$LIBORMarketModel.$M$26])" office:value-type="string" office:string-value="mcBond value 22 &#10;[16140]">
            <text:p>mcBond value 22 <text:line-break/>[16140]</text:p>
          </table:table-cell>
          <table:table-cell table:style-name="ce57" table:formula="of:=INFO.OBBA.OBBA.OBGET(INFO.OBBA.OBBA.OBSYNC([.E22];[.E$11:.E$511]))" office:value-type="percentage" office:value="0.930986370884348">
            <text:p>93,09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2])))" office:value-type="percentage" office:value="0.930607207146434">
            <text:p>93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2])))" office:value-type="percentage" office:value="0.930607207146434">
            <text:p>93,1%</text:p>
          </table:table-cell>
          <table:table-cell table:style-name="ce55" table:formula="of:=[.F22]-[.H22]" office:value-type="percentage" office:value="0.00037916373791435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3]))" office:value-type="string" office:string-value="mcBond23 &#10;[16142]">
            <text:p>mcBond23 <text:line-break/>[16142]</text:p>
          </table:table-cell>
          <table:table-cell table:style-name="ce56" table:formula="of:=INFO.OBBA.OBBA.OBRUN(&quot;mcBond value &quot;&amp;ROW();[.D23];&quot;getValue&quot;;[$LIBORMarketModel.$M$26])" office:value-type="string" office:string-value="mcBond value 23 &#10;[16143]">
            <text:p>mcBond value 23 <text:line-break/>[16143]</text:p>
          </table:table-cell>
          <table:table-cell table:style-name="ce57" table:formula="of:=INFO.OBBA.OBBA.OBGET(INFO.OBBA.OBBA.OBSYNC([.E23];[.E$11:.E$511]))" office:value-type="percentage" office:value="0.92059719383165">
            <text:p>92,060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3])))" office:value-type="percentage" office:value="0.920144681419274">
            <text:p>92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3])))" office:value-type="percentage" office:value="0.920144681419274">
            <text:p>92,0%</text:p>
          </table:table-cell>
          <table:table-cell table:style-name="ce55" table:formula="of:=[.F23]-[.H23]" office:value-type="percentage" office:value="0.00045251241237587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4]))" office:value-type="string" office:string-value="mcBond24 &#10;[16145]">
            <text:p>mcBond24 <text:line-break/>[16145]</text:p>
          </table:table-cell>
          <table:table-cell table:style-name="ce56" table:formula="of:=INFO.OBBA.OBBA.OBRUN(&quot;mcBond value &quot;&amp;ROW();[.D24];&quot;getValue&quot;;[$LIBORMarketModel.$M$26])" office:value-type="string" office:string-value="mcBond value 24 &#10;[16146]">
            <text:p>mcBond value 24 <text:line-break/>[16146]</text:p>
          </table:table-cell>
          <table:table-cell table:style-name="ce57" table:formula="of:=INFO.OBBA.OBBA.OBGET(INFO.OBBA.OBBA.OBSYNC([.E24];[.E$11:.E$511]))" office:value-type="percentage" office:value="0.909959401987719">
            <text:p>90,996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4])))" office:value-type="percentage" office:value="0.909408417625149">
            <text:p>90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4])))" office:value-type="percentage" office:value="0.909408417625149">
            <text:p>90,9%</text:p>
          </table:table-cell>
          <table:table-cell table:style-name="ce55" table:formula="of:=[.F24]-[.H24]" office:value-type="percentage" office:value="0.0005509843625698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5]))" office:value-type="string" office:string-value="mcBond25 &#10;[16148]">
            <text:p>mcBond25 <text:line-break/>[16148]</text:p>
          </table:table-cell>
          <table:table-cell table:style-name="ce56" table:formula="of:=INFO.OBBA.OBBA.OBRUN(&quot;mcBond value &quot;&amp;ROW();[.D25];&quot;getValue&quot;;[$LIBORMarketModel.$M$26])" office:value-type="string" office:string-value="mcBond value 25 &#10;[16149]">
            <text:p>mcBond value 25 <text:line-break/>[16149]</text:p>
          </table:table-cell>
          <table:table-cell table:style-name="ce57" table:formula="of:=INFO.OBBA.OBBA.OBGET(INFO.OBBA.OBBA.OBSYNC([.E25];[.E$11:.E$511]))" office:value-type="percentage" office:value="0.899043427004361">
            <text:p>89,904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5])))" office:value-type="percentage" office:value="0.898377200611015">
            <text:p>89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5])))" office:value-type="percentage" office:value="0.898377200611015">
            <text:p>89,8%</text:p>
          </table:table-cell>
          <table:table-cell table:style-name="ce55" table:formula="of:=[.F25]-[.H25]" office:value-type="percentage" office:value="0.000666226393346125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6]))" office:value-type="string" office:string-value="mcBond26 &#10;[16151]">
            <text:p>mcBond26 <text:line-break/>[16151]</text:p>
          </table:table-cell>
          <table:table-cell table:style-name="ce56" table:formula="of:=INFO.OBBA.OBBA.OBRUN(&quot;mcBond value &quot;&amp;ROW();[.D26];&quot;getValue&quot;;[$LIBORMarketModel.$M$26])" office:value-type="string" office:string-value="mcBond value 26 &#10;[16152]">
            <text:p>mcBond value 26 <text:line-break/>[16152]</text:p>
          </table:table-cell>
          <table:table-cell table:style-name="ce57" table:formula="of:=INFO.OBBA.OBBA.OBGET(INFO.OBBA.OBBA.OBSYNC([.E26];[.E$11:.E$511]))" office:value-type="percentage" office:value="0.887928529602411">
            <text:p>88,793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6])))" office:value-type="percentage" office:value="0.887181347581436">
            <text:p>8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6])))" office:value-type="percentage" office:value="0.887181347581436">
            <text:p>88,7%</text:p>
          </table:table-cell>
          <table:table-cell table:style-name="ce55" table:formula="of:=[.F26]-[.H26]" office:value-type="percentage" office:value="0.00074718202097523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7]))" office:value-type="string" office:string-value="mcBond27 &#10;[16154]">
            <text:p>mcBond27 <text:line-break/>[16154]</text:p>
          </table:table-cell>
          <table:table-cell table:style-name="ce56" table:formula="of:=INFO.OBBA.OBBA.OBRUN(&quot;mcBond value &quot;&amp;ROW();[.D27];&quot;getValue&quot;;[$LIBORMarketModel.$M$26])" office:value-type="string" office:string-value="mcBond value 27 &#10;[16155]">
            <text:p>mcBond value 27 <text:line-break/>[16155]</text:p>
          </table:table-cell>
          <table:table-cell table:style-name="ce57" table:formula="of:=INFO.OBBA.OBBA.OBGET(INFO.OBBA.OBBA.OBSYNC([.E27];[.E$11:.E$511]))" office:value-type="percentage" office:value="0.876986562421608">
            <text:p>87,69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7])))" office:value-type="percentage" office:value="0.87605554176556">
            <text:p>87,6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7])))" office:value-type="percentage" office:value="0.87605554176556">
            <text:p>87,6%</text:p>
          </table:table-cell>
          <table:table-cell table:style-name="ce55" table:formula="of:=[.F27]-[.H27]" office:value-type="percentage" office:value="0.00093102065604877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8]))" office:value-type="string" office:string-value="mcBond28 &#10;[16157]">
            <text:p>mcBond28 <text:line-break/>[16157]</text:p>
          </table:table-cell>
          <table:table-cell table:style-name="ce56" table:formula="of:=INFO.OBBA.OBBA.OBRUN(&quot;mcBond value &quot;&amp;ROW();[.D28];&quot;getValue&quot;;[$LIBORMarketModel.$M$26])" office:value-type="string" office:string-value="mcBond value 28 &#10;[16158]">
            <text:p>mcBond value 28 <text:line-break/>[16158]</text:p>
          </table:table-cell>
          <table:table-cell table:style-name="ce57" table:formula="of:=INFO.OBBA.OBBA.OBGET(INFO.OBBA.OBBA.OBSYNC([.E28];[.E$11:.E$511]))" office:value-type="percentage" office:value="0.866054840913253">
            <text:p>86,605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8])))" office:value-type="percentage" office:value="0.864933852060113">
            <text:p>86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8])))" office:value-type="percentage" office:value="0.864933852060113">
            <text:p>86,5%</text:p>
          </table:table-cell>
          <table:table-cell table:style-name="ce55" table:formula="of:=[.F28]-[.H28]" office:value-type="percentage" office:value="0.00112098885314027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9]))" office:value-type="string" office:string-value="mcBond29 &#10;[16160]">
            <text:p>mcBond29 <text:line-break/>[16160]</text:p>
          </table:table-cell>
          <table:table-cell table:style-name="ce56" table:formula="of:=INFO.OBBA.OBBA.OBRUN(&quot;mcBond value &quot;&amp;ROW();[.D29];&quot;getValue&quot;;[$LIBORMarketModel.$M$26])" office:value-type="string" office:string-value="mcBond value 29 &#10;[16161]">
            <text:p>mcBond value 29 <text:line-break/>[16161]</text:p>
          </table:table-cell>
          <table:table-cell table:style-name="ce57" table:formula="of:=INFO.OBBA.OBBA.OBGET(INFO.OBBA.OBBA.OBSYNC([.E29];[.E$11:.E$511]))" office:value-type="percentage" office:value="0.854672084721154">
            <text:p>85,467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29])))" office:value-type="percentage" office:value="0.853489514092212">
            <text:p>85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9])))" office:value-type="percentage" office:value="0.853489514092212">
            <text:p>85,3%</text:p>
          </table:table-cell>
          <table:table-cell table:style-name="ce55" table:formula="of:=[.F29]-[.H29]" office:value-type="percentage" office:value="0.00118257062894211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0]))" office:value-type="string" office:string-value="mcBond30 &#10;[16163]">
            <text:p>mcBond30 <text:line-break/>[16163]</text:p>
          </table:table-cell>
          <table:table-cell table:style-name="ce56" table:formula="of:=INFO.OBBA.OBBA.OBRUN(&quot;mcBond value &quot;&amp;ROW();[.D30];&quot;getValue&quot;;[$LIBORMarketModel.$M$26])" office:value-type="string" office:string-value="mcBond value 30 &#10;[16164]">
            <text:p>mcBond value 30 <text:line-break/>[16164]</text:p>
          </table:table-cell>
          <table:table-cell table:style-name="ce57" table:formula="of:=INFO.OBBA.OBBA.OBGET(INFO.OBBA.OBBA.OBSYNC([.E30];[.E$11:.E$511]))" office:value-type="percentage" office:value="0.842856070749772">
            <text:p>84,286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0])))" office:value-type="percentage" office:value="0.841622710224712">
            <text:p>84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0])))" office:value-type="percentage" office:value="0.841622710224712">
            <text:p>84,2%</text:p>
          </table:table-cell>
          <table:table-cell table:style-name="ce55" table:formula="of:=[.F30]-[.H30]" office:value-type="percentage" office:value="0.00123336052505951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1]))" office:value-type="string" office:string-value="mcBond31 &#10;[16166]">
            <text:p>mcBond31 <text:line-break/>[16166]</text:p>
          </table:table-cell>
          <table:table-cell table:style-name="ce56" table:formula="of:=INFO.OBBA.OBBA.OBRUN(&quot;mcBond value &quot;&amp;ROW();[.D31];&quot;getValue&quot;;[$LIBORMarketModel.$M$26])" office:value-type="string" office:string-value="mcBond value 31 &#10;[16167]">
            <text:p>mcBond value 31 <text:line-break/>[16167]</text:p>
          </table:table-cell>
          <table:table-cell table:style-name="ce57" table:formula="of:=INFO.OBBA.OBBA.OBGET(INFO.OBBA.OBBA.OBSYNC([.E31];[.E$11:.E$511]))" office:value-type="percentage" office:value="0.830756609798836">
            <text:p>83,076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1])))" office:value-type="percentage" office:value="0.829504076120591">
            <text:p>83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1])))" office:value-type="percentage" office:value="0.829504076120591">
            <text:p>83,0%</text:p>
          </table:table-cell>
          <table:table-cell table:style-name="ce55" table:formula="of:=[.F31]-[.H31]" office:value-type="percentage" office:value="0.00125253367824518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2]))" office:value-type="string" office:string-value="mcBond32 &#10;[16169]">
            <text:p>mcBond32 <text:line-break/>[16169]</text:p>
          </table:table-cell>
          <table:table-cell table:style-name="ce56" table:formula="of:=INFO.OBBA.OBBA.OBRUN(&quot;mcBond value &quot;&amp;ROW();[.D32];&quot;getValue&quot;;[$LIBORMarketModel.$M$26])" office:value-type="string" office:string-value="mcBond value 32 &#10;[16170]">
            <text:p>mcBond value 32 <text:line-break/>[16170]</text:p>
          </table:table-cell>
          <table:table-cell table:style-name="ce57" table:formula="of:=INFO.OBBA.OBBA.OBGET(INFO.OBBA.OBBA.OBSYNC([.E32];[.E$11:.E$511]))" office:value-type="percentage" office:value="0.818544762076718">
            <text:p>81,854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2])))" office:value-type="percentage" office:value="0.817327658294734">
            <text:p>81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2])))" office:value-type="percentage" office:value="0.817327658294734">
            <text:p>81,7%</text:p>
          </table:table-cell>
          <table:table-cell table:style-name="ce55" table:formula="of:=[.F32]-[.H32]" office:value-type="percentage" office:value="0.00121710378198359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3]))" office:value-type="string" office:string-value="mcBond33 &#10;[16172]">
            <text:p>mcBond33 <text:line-break/>[16172]</text:p>
          </table:table-cell>
          <table:table-cell table:style-name="ce56" table:formula="of:=INFO.OBBA.OBBA.OBRUN(&quot;mcBond value &quot;&amp;ROW();[.D33];&quot;getValue&quot;;[$LIBORMarketModel.$M$26])" office:value-type="string" office:string-value="mcBond value 33 &#10;[16173]">
            <text:p>mcBond value 33 <text:line-break/>[16173]</text:p>
          </table:table-cell>
          <table:table-cell table:style-name="ce57" table:formula="of:=INFO.OBBA.OBBA.OBGET(INFO.OBBA.OBBA.OBSYNC([.E33];[.E$11:.E$511]))" office:value-type="percentage" office:value="0.806391540006199">
            <text:p>80,63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3])))" office:value-type="percentage" office:value="0.805252317358185">
            <text:p>80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3])))" office:value-type="percentage" office:value="0.805252317358185">
            <text:p>80,5%</text:p>
          </table:table-cell>
          <table:table-cell table:style-name="ce55" table:formula="of:=[.F33]-[.H33]" office:value-type="percentage" office:value="0.00113922264801358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4]))" office:value-type="string" office:string-value="mcBond34 &#10;[16175]">
            <text:p>mcBond34 <text:line-break/>[16175]</text:p>
          </table:table-cell>
          <table:table-cell table:style-name="ce56" table:formula="of:=INFO.OBBA.OBBA.OBRUN(&quot;mcBond value &quot;&amp;ROW();[.D34];&quot;getValue&quot;;[$LIBORMarketModel.$M$26])" office:value-type="string" office:string-value="mcBond value 34 &#10;[16176]">
            <text:p>mcBond value 34 <text:line-break/>[16176]</text:p>
          </table:table-cell>
          <table:table-cell table:style-name="ce57" table:formula="of:=INFO.OBBA.OBBA.OBGET(INFO.OBBA.OBBA.OBSYNC([.E34];[.E$11:.E$511]))" office:value-type="percentage" office:value="0.794556144279208">
            <text:p>79,456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4])))" office:value-type="percentage" office:value="0.793403699475449">
            <text:p>79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4])))" office:value-type="percentage" office:value="0.793403699475449">
            <text:p>79,3%</text:p>
          </table:table-cell>
          <table:table-cell table:style-name="ce55" table:formula="of:=[.F34]-[.H34]" office:value-type="percentage" office:value="0.0011524448037587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5]))" office:value-type="string" office:string-value="mcBond35 &#10;[16178]">
            <text:p>mcBond35 <text:line-break/>[16178]</text:p>
          </table:table-cell>
          <table:table-cell table:style-name="ce56" table:formula="of:=INFO.OBBA.OBBA.OBRUN(&quot;mcBond value &quot;&amp;ROW();[.D35];&quot;getValue&quot;;[$LIBORMarketModel.$M$26])" office:value-type="string" office:string-value="mcBond value 35 &#10;[16179]">
            <text:p>mcBond value 35 <text:line-break/>[16179]</text:p>
          </table:table-cell>
          <table:table-cell table:style-name="ce57" table:formula="of:=INFO.OBBA.OBBA.OBGET(INFO.OBBA.OBBA.OBSYNC([.E35];[.E$11:.E$511]))" office:value-type="percentage" office:value="0.783131959686224">
            <text:p>78,313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5])))" office:value-type="percentage" office:value="0.781876367322907">
            <text:p>78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5])))" office:value-type="percentage" office:value="0.781876367322907">
            <text:p>78,2%</text:p>
          </table:table-cell>
          <table:table-cell table:style-name="ce55" table:formula="of:=[.F35]-[.H35]" office:value-type="percentage" office:value="0.0012555923633177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6]))" office:value-type="string" office:string-value="mcBond36 &#10;[16181]">
            <text:p>mcBond36 <text:line-break/>[16181]</text:p>
          </table:table-cell>
          <table:table-cell table:style-name="ce56" table:formula="of:=INFO.OBBA.OBBA.OBRUN(&quot;mcBond value &quot;&amp;ROW();[.D36];&quot;getValue&quot;;[$LIBORMarketModel.$M$26])" office:value-type="string" office:string-value="mcBond value 36 &#10;[16182]">
            <text:p>mcBond value 36 <text:line-break/>[16182]</text:p>
          </table:table-cell>
          <table:table-cell table:style-name="ce57" table:formula="of:=INFO.OBBA.OBBA.OBGET(INFO.OBBA.OBBA.OBSYNC([.E36];[.E$11:.E$511]))" office:value-type="percentage" office:value="0.772129847716916">
            <text:p>77,213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6])))" office:value-type="percentage" office:value="0.770735947341996">
            <text:p>77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6])))" office:value-type="percentage" office:value="0.770735947341996">
            <text:p>77,1%</text:p>
          </table:table-cell>
          <table:table-cell table:style-name="ce55" table:formula="of:=[.F36]-[.H36]" office:value-type="percentage" office:value="0.001393900374919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7]))" office:value-type="string" office:string-value="mcBond37 &#10;[16184]">
            <text:p>mcBond37 <text:line-break/>[16184]</text:p>
          </table:table-cell>
          <table:table-cell table:style-name="ce56" table:formula="of:=INFO.OBBA.OBBA.OBRUN(&quot;mcBond value &quot;&amp;ROW();[.D37];&quot;getValue&quot;;[$LIBORMarketModel.$M$26])" office:value-type="string" office:string-value="mcBond value 37 &#10;[16185]">
            <text:p>mcBond value 37 <text:line-break/>[16185]</text:p>
          </table:table-cell>
          <table:table-cell table:style-name="ce57" table:formula="of:=INFO.OBBA.OBBA.OBGET(INFO.OBBA.OBBA.OBSYNC([.E37];[.E$11:.E$511]))" office:value-type="percentage" office:value="0.761480295596654">
            <text:p>76,148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7])))" office:value-type="percentage" office:value="0.760021190357639">
            <text:p>76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7])))" office:value-type="percentage" office:value="0.760021190357639">
            <text:p>76,0%</text:p>
          </table:table-cell>
          <table:table-cell table:style-name="ce55" table:formula="of:=[.F37]-[.H37]" office:value-type="percentage" office:value="0.0014591052390149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8]))" office:value-type="string" office:string-value="mcBond38 &#10;[16187]">
            <text:p>mcBond38 <text:line-break/>[16187]</text:p>
          </table:table-cell>
          <table:table-cell table:style-name="ce56" table:formula="of:=INFO.OBBA.OBBA.OBRUN(&quot;mcBond value &quot;&amp;ROW();[.D38];&quot;getValue&quot;;[$LIBORMarketModel.$M$26])" office:value-type="string" office:string-value="mcBond value 38 &#10;[16188]">
            <text:p>mcBond value 38 <text:line-break/>[16188]</text:p>
          </table:table-cell>
          <table:table-cell table:style-name="ce57" table:formula="of:=INFO.OBBA.OBBA.OBGET(INFO.OBBA.OBBA.OBSYNC([.E38];[.E$11:.E$511]))" office:value-type="percentage" office:value="0.751242446991159">
            <text:p>75,124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8])))" office:value-type="percentage" office:value="0.749745878439816">
            <text:p>75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8])))" office:value-type="percentage" office:value="0.749745878439816">
            <text:p>75,0%</text:p>
          </table:table-cell>
          <table:table-cell table:style-name="ce55" table:formula="of:=[.F38]-[.H38]" office:value-type="percentage" office:value="0.00149656855134317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9]))" office:value-type="string" office:string-value="mcBond39 &#10;[16190]">
            <text:p>mcBond39 <text:line-break/>[16190]</text:p>
          </table:table-cell>
          <table:table-cell table:style-name="ce56" table:formula="of:=INFO.OBBA.OBBA.OBRUN(&quot;mcBond value &quot;&amp;ROW();[.D39];&quot;getValue&quot;;[$LIBORMarketModel.$M$26])" office:value-type="string" office:string-value="mcBond value 39 &#10;[16191]">
            <text:p>mcBond value 39 <text:line-break/>[16191]</text:p>
          </table:table-cell>
          <table:table-cell table:style-name="ce57" table:formula="of:=INFO.OBBA.OBBA.OBGET(INFO.OBBA.OBBA.OBSYNC([.E39];[.E$11:.E$511]))" office:value-type="percentage" office:value="0.741523660016929">
            <text:p>74,152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39])))" office:value-type="percentage" office:value="0.739900542346803">
            <text:p>74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9])))" office:value-type="percentage" office:value="0.739900542346803">
            <text:p>74,0%</text:p>
          </table:table-cell>
          <table:table-cell table:style-name="ce55" table:formula="of:=[.F39]-[.H39]" office:value-type="percentage" office:value="0.00162311767012613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0]))" office:value-type="string" office:string-value="mcBond40 &#10;[16193]">
            <text:p>mcBond40 <text:line-break/>[16193]</text:p>
          </table:table-cell>
          <table:table-cell table:style-name="ce56" table:formula="of:=INFO.OBBA.OBBA.OBRUN(&quot;mcBond value &quot;&amp;ROW();[.D40];&quot;getValue&quot;;[$LIBORMarketModel.$M$26])" office:value-type="string" office:string-value="mcBond value 40 &#10;[16194]">
            <text:p>mcBond value 40 <text:line-break/>[16194]</text:p>
          </table:table-cell>
          <table:table-cell table:style-name="ce57" table:formula="of:=INFO.OBBA.OBBA.OBGET(INFO.OBBA.OBBA.OBSYNC([.E40];[.E$11:.E$511]))" office:value-type="percentage" office:value="0.732142048536116">
            <text:p>73,214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0])))" office:value-type="percentage" office:value="0.730453981442865">
            <text:p>73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0])))" office:value-type="percentage" office:value="0.730453981442865">
            <text:p>73,0%</text:p>
          </table:table-cell>
          <table:table-cell table:style-name="ce55" table:formula="of:=[.F40]-[.H40]" office:value-type="percentage" office:value="0.00168806709325176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1]))" office:value-type="string" office:string-value="mcBond41 &#10;[16196]">
            <text:p>mcBond41 <text:line-break/>[16196]</text:p>
          </table:table-cell>
          <table:table-cell table:style-name="ce56" table:formula="of:=INFO.OBBA.OBBA.OBRUN(&quot;mcBond value &quot;&amp;ROW();[.D41];&quot;getValue&quot;;[$LIBORMarketModel.$M$26])" office:value-type="string" office:string-value="mcBond value 41 &#10;[16197]">
            <text:p>mcBond value 41 <text:line-break/>[16197]</text:p>
          </table:table-cell>
          <table:table-cell table:style-name="ce57" table:formula="of:=INFO.OBBA.OBBA.OBGET(INFO.OBBA.OBBA.OBSYNC([.E41];[.E$11:.E$511]))" office:value-type="percentage" office:value="0.723119809221883">
            <text:p>72,312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1])))" office:value-type="percentage" office:value="0.721358834266202">
            <text:p>72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1])))" office:value-type="percentage" office:value="0.721358834266202">
            <text:p>72,1%</text:p>
          </table:table-cell>
          <table:table-cell table:style-name="ce55" table:formula="of:=[.F41]-[.H41]" office:value-type="percentage" office:value="0.00176097495568128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2]))" office:value-type="string" office:string-value="mcBond42 &#10;[16199]">
            <text:p>mcBond42 <text:line-break/>[16199]</text:p>
          </table:table-cell>
          <table:table-cell table:style-name="ce56" table:formula="of:=INFO.OBBA.OBBA.OBRUN(&quot;mcBond value &quot;&amp;ROW();[.D42];&quot;getValue&quot;;[$LIBORMarketModel.$M$26])" office:value-type="string" office:string-value="mcBond value 42 &#10;[16200]">
            <text:p>mcBond value 42 <text:line-break/>[16200]</text:p>
          </table:table-cell>
          <table:table-cell table:style-name="ce57" table:formula="of:=INFO.OBBA.OBBA.OBGET(INFO.OBBA.OBBA.OBSYNC([.E42];[.E$11:.E$511]))" office:value-type="percentage" office:value="0.714393010839219">
            <text:p>71,43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2])))" office:value-type="percentage" office:value="0.712569244847808">
            <text:p>71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2])))" office:value-type="percentage" office:value="0.712569244847808">
            <text:p>71,3%</text:p>
          </table:table-cell>
          <table:table-cell table:style-name="ce55" table:formula="of:=[.F42]-[.H42]" office:value-type="percentage" office:value="0.00182376599141143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3]))" office:value-type="string" office:string-value="mcBond43 &#10;[16202]">
            <text:p>mcBond43 <text:line-break/>[16202]</text:p>
          </table:table-cell>
          <table:table-cell table:style-name="ce56" table:formula="of:=INFO.OBBA.OBBA.OBRUN(&quot;mcBond value &quot;&amp;ROW();[.D43];&quot;getValue&quot;;[$LIBORMarketModel.$M$26])" office:value-type="string" office:string-value="mcBond value 43 &#10;[16203]">
            <text:p>mcBond value 43 <text:line-break/>[16203]</text:p>
          </table:table-cell>
          <table:table-cell table:style-name="ce57" table:formula="of:=INFO.OBBA.OBBA.OBGET(INFO.OBBA.OBBA.OBSYNC([.E43];[.E$11:.E$511]))" office:value-type="percentage" office:value="0.705921035292933">
            <text:p>70,592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3])))" office:value-type="percentage" office:value="0.704044868778915">
            <text:p>70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3])))" office:value-type="percentage" office:value="0.704044868778915">
            <text:p>70,4%</text:p>
          </table:table-cell>
          <table:table-cell table:style-name="ce55" table:formula="of:=[.F43]-[.H43]" office:value-type="percentage" office:value="0.00187616651401801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4]))" office:value-type="string" office:string-value="mcBond44 &#10;[16205]">
            <text:p>mcBond44 <text:line-break/>[16205]</text:p>
          </table:table-cell>
          <table:table-cell table:style-name="ce56" table:formula="of:=INFO.OBBA.OBBA.OBRUN(&quot;mcBond value &quot;&amp;ROW();[.D44];&quot;getValue&quot;;[$LIBORMarketModel.$M$26])" office:value-type="string" office:string-value="mcBond value 44 &#10;[16206]">
            <text:p>mcBond value 44 <text:line-break/>[16206]</text:p>
          </table:table-cell>
          <table:table-cell table:style-name="ce57" table:formula="of:=INFO.OBBA.OBBA.OBGET(INFO.OBBA.OBBA.OBSYNC([.E44];[.E$11:.E$511]))" office:value-type="percentage" office:value="0.697731633701389">
            <text:p>69,773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4])))" office:value-type="percentage" office:value="0.695750528896975">
            <text:p>69,6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4])))" office:value-type="percentage" office:value="0.695750528896975">
            <text:p>69,6%</text:p>
          </table:table-cell>
          <table:table-cell table:style-name="ce55" table:formula="of:=[.F44]-[.H44]" office:value-type="percentage" office:value="0.0019811048044139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5]))" office:value-type="string" office:string-value="mcBond45 &#10;[16208]">
            <text:p>mcBond45 <text:line-break/>[16208]</text:p>
          </table:table-cell>
          <table:table-cell table:style-name="ce56" table:formula="of:=INFO.OBBA.OBBA.OBRUN(&quot;mcBond value &quot;&amp;ROW();[.D45];&quot;getValue&quot;;[$LIBORMarketModel.$M$26])" office:value-type="string" office:string-value="mcBond value 45 &#10;[16209]">
            <text:p>mcBond value 45 <text:line-break/>[16209]</text:p>
          </table:table-cell>
          <table:table-cell table:style-name="ce57" table:formula="of:=INFO.OBBA.OBBA.OBGET(INFO.OBBA.OBBA.OBSYNC([.E45];[.E$11:.E$511]))" office:value-type="percentage" office:value="0.68978638266931">
            <text:p>68,97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5])))" office:value-type="percentage" office:value="0.68765590796344">
            <text:p>68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5])))" office:value-type="percentage" office:value="0.68765590796344">
            <text:p>68,8%</text:p>
          </table:table-cell>
          <table:table-cell table:style-name="ce55" table:formula="of:=[.F45]-[.H45]" office:value-type="percentage" office:value="0.0021304747058702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6]))" office:value-type="string" office:string-value="mcBond46 &#10;[16211]">
            <text:p>mcBond46 <text:line-break/>[16211]</text:p>
          </table:table-cell>
          <table:table-cell table:style-name="ce56" table:formula="of:=INFO.OBBA.OBBA.OBRUN(&quot;mcBond value &quot;&amp;ROW();[.D46];&quot;getValue&quot;;[$LIBORMarketModel.$M$26])" office:value-type="string" office:string-value="mcBond value 46 &#10;[16212]">
            <text:p>mcBond value 46 <text:line-break/>[16212]</text:p>
          </table:table-cell>
          <table:table-cell table:style-name="ce57" table:formula="of:=INFO.OBBA.OBBA.OBGET(INFO.OBBA.OBBA.OBSYNC([.E46];[.E$11:.E$511]))" office:value-type="percentage" office:value="0.682070423084481">
            <text:p>68,207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6])))" office:value-type="percentage" office:value="0.679735271403297">
            <text:p>68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6])))" office:value-type="percentage" office:value="0.679735271403297">
            <text:p>68,0%</text:p>
          </table:table-cell>
          <table:table-cell table:style-name="ce55" table:formula="of:=[.F46]-[.H46]" office:value-type="percentage" office:value="0.00233515168118348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7]))" office:value-type="string" office:string-value="mcBond47 &#10;[16214]">
            <text:p>mcBond47 <text:line-break/>[16214]</text:p>
          </table:table-cell>
          <table:table-cell table:style-name="ce56" table:formula="of:=INFO.OBBA.OBBA.OBRUN(&quot;mcBond value &quot;&amp;ROW();[.D47];&quot;getValue&quot;;[$LIBORMarketModel.$M$26])" office:value-type="string" office:string-value="mcBond value 47 &#10;[16215]">
            <text:p>mcBond value 47 <text:line-break/>[16215]</text:p>
          </table:table-cell>
          <table:table-cell table:style-name="ce57" table:formula="of:=INFO.OBBA.OBBA.OBGET(INFO.OBBA.OBBA.OBSYNC([.E47];[.E$11:.E$511]))" office:value-type="percentage" office:value="0.674386536774386">
            <text:p>67,43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7])))" office:value-type="percentage" office:value="0.671967214314972">
            <text:p>67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7])))" office:value-type="percentage" office:value="0.671967214314972">
            <text:p>67,2%</text:p>
          </table:table-cell>
          <table:table-cell table:style-name="ce55" table:formula="of:=[.F47]-[.H47]" office:value-type="percentage" office:value="0.00241932245941401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8]))" office:value-type="string" office:string-value="mcBond48 &#10;[16217]">
            <text:p>mcBond48 <text:line-break/>[16217]</text:p>
          </table:table-cell>
          <table:table-cell table:style-name="ce56" table:formula="of:=INFO.OBBA.OBBA.OBRUN(&quot;mcBond value &quot;&amp;ROW();[.D48];&quot;getValue&quot;;[$LIBORMarketModel.$M$26])" office:value-type="string" office:string-value="mcBond value 48 &#10;[16218]">
            <text:p>mcBond value 48 <text:line-break/>[16218]</text:p>
          </table:table-cell>
          <table:table-cell table:style-name="ce57" table:formula="of:=INFO.OBBA.OBBA.OBGET(INFO.OBBA.OBBA.OBSYNC([.E48];[.E$11:.E$511]))" office:value-type="percentage" office:value="0.666854336101168">
            <text:p>66,685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8])))" office:value-type="percentage" office:value="0.66433442798093">
            <text:p>66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8])))" office:value-type="percentage" office:value="0.66433442798093">
            <text:p>66,4%</text:p>
          </table:table-cell>
          <table:table-cell table:style-name="ce55" table:formula="of:=[.F48]-[.H48]" office:value-type="percentage" office:value="0.00251990812023828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9]))" office:value-type="string" office:string-value="mcBond49 &#10;[16220]">
            <text:p>mcBond49 <text:line-break/>[16220]</text:p>
          </table:table-cell>
          <table:table-cell table:style-name="ce56" table:formula="of:=INFO.OBBA.OBBA.OBRUN(&quot;mcBond value &quot;&amp;ROW();[.D49];&quot;getValue&quot;;[$LIBORMarketModel.$M$26])" office:value-type="string" office:string-value="mcBond value 49 &#10;[16221]">
            <text:p>mcBond value 49 <text:line-break/>[16221]</text:p>
          </table:table-cell>
          <table:table-cell table:style-name="ce57" table:formula="of:=INFO.OBBA.OBBA.OBGET(INFO.OBBA.OBBA.OBSYNC([.E49];[.E$11:.E$511]))" office:value-type="percentage" office:value="0.659393605184573">
            <text:p>65,93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49])))" office:value-type="percentage" office:value="0.656823482031274">
            <text:p>65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9])))" office:value-type="percentage" office:value="0.656823482031274">
            <text:p>65,7%</text:p>
          </table:table-cell>
          <table:table-cell table:style-name="ce55" table:formula="of:=[.F49]-[.H49]" office:value-type="percentage" office:value="0.0025701231532993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9]+0.5" office:value-type="float" office:value="20">
            <text:p>20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0]))" office:value-type="string" office:string-value="mcBond50 &#10;[16223]">
            <text:p>mcBond50 <text:line-break/>[16223]</text:p>
          </table:table-cell>
          <table:table-cell table:style-name="ce56" table:formula="of:=INFO.OBBA.OBBA.OBRUN(&quot;mcBond value &quot;&amp;ROW();[.D50];&quot;getValue&quot;;[$LIBORMarketModel.$M$26])" office:value-type="string" office:string-value="mcBond value 50 &#10;[16224]">
            <text:p>mcBond value 50 <text:line-break/>[16224]</text:p>
          </table:table-cell>
          <table:table-cell table:style-name="ce57" table:formula="of:=INFO.OBBA.OBBA.OBGET(INFO.OBBA.OBBA.OBSYNC([.E50];[.E$11:.E$511]))" office:value-type="percentage" office:value="0.651994136267966">
            <text:p>65,19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0])))" office:value-type="percentage" office:value="0.649424619248327">
            <text:p>64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0])))" office:value-type="percentage" office:value="0.649424619248327">
            <text:p>64,9%</text:p>
          </table:table-cell>
          <table:table-cell table:style-name="ce55" table:formula="of:=[.F50]-[.H50]" office:value-type="percentage" office:value="0.00256951701963903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0]+0.5" office:value-type="float" office:value="20.5">
            <text:p>2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1]))" office:value-type="string" office:string-value="mcBond51 &#10;[16226]">
            <text:p>mcBond51 <text:line-break/>[16226]</text:p>
          </table:table-cell>
          <table:table-cell table:style-name="ce56" table:formula="of:=INFO.OBBA.OBBA.OBRUN(&quot;mcBond value &quot;&amp;ROW();[.D51];&quot;getValue&quot;;[$LIBORMarketModel.$M$26])" office:value-type="string" office:string-value="mcBond value 51 &#10;[16227]">
            <text:p>mcBond value 51 <text:line-break/>[16227]</text:p>
          </table:table-cell>
          <table:table-cell table:style-name="ce57" table:formula="of:=INFO.OBBA.OBBA.OBGET(INFO.OBBA.OBBA.OBSYNC([.E51];[.E$11:.E$511]))" office:value-type="percentage" office:value="0.644697137363385">
            <text:p>64,470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1])))" office:value-type="percentage" office:value="0.642131030303056">
            <text:p>64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1])))" office:value-type="percentage" office:value="0.642131030303056">
            <text:p>64,2%</text:p>
          </table:table-cell>
          <table:table-cell table:style-name="ce55" table:formula="of:=[.F51]-[.H51]" office:value-type="percentage" office:value="0.00256610706032889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1]+0.5" office:value-type="float" office:value="21">
            <text:p>2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2]))" office:value-type="string" office:string-value="mcBond52 &#10;[16229]">
            <text:p>mcBond52 <text:line-break/>[16229]</text:p>
          </table:table-cell>
          <table:table-cell table:style-name="ce56" table:formula="of:=INFO.OBBA.OBBA.OBRUN(&quot;mcBond value &quot;&amp;ROW();[.D52];&quot;getValue&quot;;[$LIBORMarketModel.$M$26])" office:value-type="string" office:string-value="mcBond value 52 &#10;[16230]">
            <text:p>mcBond value 52 <text:line-break/>[16230]</text:p>
          </table:table-cell>
          <table:table-cell table:style-name="ce57" table:formula="of:=INFO.OBBA.OBBA.OBGET(INFO.OBBA.OBBA.OBSYNC([.E52];[.E$11:.E$511]))" office:value-type="percentage" office:value="0.637482683852757">
            <text:p>63,748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2])))" office:value-type="percentage" office:value="0.634936599295835">
            <text:p>63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2])))" office:value-type="percentage" office:value="0.634936599295835">
            <text:p>63,5%</text:p>
          </table:table-cell>
          <table:table-cell table:style-name="ce55" table:formula="of:=[.F52]-[.H52]" office:value-type="percentage" office:value="0.00254608455692185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2]+0.5" office:value-type="float" office:value="21.5">
            <text:p>2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3]))" office:value-type="string" office:string-value="mcBond53 &#10;[16232]">
            <text:p>mcBond53 <text:line-break/>[16232]</text:p>
          </table:table-cell>
          <table:table-cell table:style-name="ce56" table:formula="of:=INFO.OBBA.OBBA.OBRUN(&quot;mcBond value &quot;&amp;ROW();[.D53];&quot;getValue&quot;;[$LIBORMarketModel.$M$26])" office:value-type="string" office:string-value="mcBond value 53 &#10;[16233]">
            <text:p>mcBond value 53 <text:line-break/>[16233]</text:p>
          </table:table-cell>
          <table:table-cell table:style-name="ce57" table:formula="of:=INFO.OBBA.OBBA.OBGET(INFO.OBBA.OBBA.OBSYNC([.E53];[.E$11:.E$511]))" office:value-type="percentage" office:value="0.630234982725306">
            <text:p>63,023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3])))" office:value-type="percentage" office:value="0.627835352410698">
            <text:p>62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3])))" office:value-type="percentage" office:value="0.627835352410698">
            <text:p>62,8%</text:p>
          </table:table-cell>
          <table:table-cell table:style-name="ce55" table:formula="of:=[.F53]-[.H53]" office:value-type="percentage" office:value="0.00239963031460866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3]+0.5" office:value-type="float" office:value="22">
            <text:p>2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4]))" office:value-type="string" office:string-value="mcBond54 &#10;[16235]">
            <text:p>mcBond54 <text:line-break/>[16235]</text:p>
          </table:table-cell>
          <table:table-cell table:style-name="ce56" table:formula="of:=INFO.OBBA.OBBA.OBRUN(&quot;mcBond value &quot;&amp;ROW();[.D54];&quot;getValue&quot;;[$LIBORMarketModel.$M$26])" office:value-type="string" office:string-value="mcBond value 54 &#10;[16236]">
            <text:p>mcBond value 54 <text:line-break/>[16236]</text:p>
          </table:table-cell>
          <table:table-cell table:style-name="ce57" table:formula="of:=INFO.OBBA.OBBA.OBGET(INFO.OBBA.OBBA.OBSYNC([.E54];[.E$11:.E$511]))" office:value-type="percentage" office:value="0.623094196648627">
            <text:p>62,30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4])))" office:value-type="percentage" office:value="0.620821455665115">
            <text:p>62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4])))" office:value-type="percentage" office:value="0.620821455665115">
            <text:p>62,1%</text:p>
          </table:table-cell>
          <table:table-cell table:style-name="ce55" table:formula="of:=[.F54]-[.H54]" office:value-type="percentage" office:value="0.00227274098351182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4]+0.5" office:value-type="float" office:value="22.5">
            <text:p>2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5]))" office:value-type="string" office:string-value="mcBond55 &#10;[16238]">
            <text:p>mcBond55 <text:line-break/>[16238]</text:p>
          </table:table-cell>
          <table:table-cell table:style-name="ce56" table:formula="of:=INFO.OBBA.OBBA.OBRUN(&quot;mcBond value &quot;&amp;ROW();[.D55];&quot;getValue&quot;;[$LIBORMarketModel.$M$26])" office:value-type="string" office:string-value="mcBond value 55 &#10;[16239]">
            <text:p>mcBond value 55 <text:line-break/>[16239]</text:p>
          </table:table-cell>
          <table:table-cell table:style-name="ce57" table:formula="of:=INFO.OBBA.OBBA.OBGET(INFO.OBBA.OBBA.OBSYNC([.E55];[.E$11:.E$511]))" office:value-type="percentage" office:value="0.615967390122167">
            <text:p>61,597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5])))" office:value-type="percentage" office:value="0.61388921299594">
            <text:p>61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5])))" office:value-type="percentage" office:value="0.61388921299594">
            <text:p>61,4%</text:p>
          </table:table-cell>
          <table:table-cell table:style-name="ce55" table:formula="of:=[.F55]-[.H55]" office:value-type="percentage" office:value="0.00207817712622671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5]+0.5" office:value-type="float" office:value="23">
            <text:p>2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6]))" office:value-type="string" office:string-value="mcBond56 &#10;[16241]">
            <text:p>mcBond56 <text:line-break/>[16241]</text:p>
          </table:table-cell>
          <table:table-cell table:style-name="ce56" table:formula="of:=INFO.OBBA.OBBA.OBRUN(&quot;mcBond value &quot;&amp;ROW();[.D56];&quot;getValue&quot;;[$LIBORMarketModel.$M$26])" office:value-type="string" office:string-value="mcBond value 56 &#10;[16242]">
            <text:p>mcBond value 56 <text:line-break/>[16242]</text:p>
          </table:table-cell>
          <table:table-cell table:style-name="ce57" table:formula="of:=INFO.OBBA.OBBA.OBGET(INFO.OBBA.OBBA.OBSYNC([.E56];[.E$11:.E$511]))" office:value-type="percentage" office:value="0.608890305364223">
            <text:p>60,889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6])))" office:value-type="percentage" office:value="0.607033064678225">
            <text:p>60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6])))" office:value-type="percentage" office:value="0.607033064678225">
            <text:p>60,7%</text:p>
          </table:table-cell>
          <table:table-cell table:style-name="ce55" table:formula="of:=[.F56]-[.H56]" office:value-type="percentage" office:value="0.00185724068599769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6]+0.5" office:value-type="float" office:value="23.5">
            <text:p>2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7]))" office:value-type="string" office:string-value="mcBond57 &#10;[16244]">
            <text:p>mcBond57 <text:line-break/>[16244]</text:p>
          </table:table-cell>
          <table:table-cell table:style-name="ce56" table:formula="of:=INFO.OBBA.OBBA.OBRUN(&quot;mcBond value &quot;&amp;ROW();[.D57];&quot;getValue&quot;;[$LIBORMarketModel.$M$26])" office:value-type="string" office:string-value="mcBond value 57 &#10;[16245]">
            <text:p>mcBond value 57 <text:line-break/>[16245]</text:p>
          </table:table-cell>
          <table:table-cell table:style-name="ce57" table:formula="of:=INFO.OBBA.OBBA.OBGET(INFO.OBBA.OBBA.OBSYNC([.E57];[.E$11:.E$511]))" office:value-type="percentage" office:value="0.601906530676442">
            <text:p>60,191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7])))" office:value-type="percentage" office:value="0.600247586073269">
            <text:p>60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7])))" office:value-type="percentage" office:value="0.600247586073269">
            <text:p>60,0%</text:p>
          </table:table-cell>
          <table:table-cell table:style-name="ce55" table:formula="of:=[.F57]-[.H57]" office:value-type="percentage" office:value="0.00165894460317317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7]+0.5" office:value-type="float" office:value="24">
            <text:p>2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8]))" office:value-type="string" office:string-value="mcBond58 &#10;[16247]">
            <text:p>mcBond58 <text:line-break/>[16247]</text:p>
          </table:table-cell>
          <table:table-cell table:style-name="ce56" table:formula="of:=INFO.OBBA.OBBA.OBRUN(&quot;mcBond value &quot;&amp;ROW();[.D58];&quot;getValue&quot;;[$LIBORMarketModel.$M$26])" office:value-type="string" office:string-value="mcBond value 58 &#10;[16248]">
            <text:p>mcBond value 58 <text:line-break/>[16248]</text:p>
          </table:table-cell>
          <table:table-cell table:style-name="ce57" table:formula="of:=INFO.OBBA.OBBA.OBGET(INFO.OBBA.OBBA.OBSYNC([.E58];[.E$11:.E$511]))" office:value-type="percentage" office:value="0.595024053330096">
            <text:p>59,502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8])))" office:value-type="percentage" office:value="0.593527486701847">
            <text:p>59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8])))" office:value-type="percentage" office:value="0.593527486701847">
            <text:p>59,4%</text:p>
          </table:table-cell>
          <table:table-cell table:style-name="ce55" table:formula="of:=[.F58]-[.H58]" office:value-type="percentage" office:value="0.00149656662824893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8]+0.5" office:value-type="float" office:value="24.5">
            <text:p>2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9]))" office:value-type="string" office:string-value="mcBond59 &#10;[16250]">
            <text:p>mcBond59 <text:line-break/>[16250]</text:p>
          </table:table-cell>
          <table:table-cell table:style-name="ce56" table:formula="of:=INFO.OBBA.OBBA.OBRUN(&quot;mcBond value &quot;&amp;ROW();[.D59];&quot;getValue&quot;;[$LIBORMarketModel.$M$26])" office:value-type="string" office:string-value="mcBond value 59 &#10;[16251]">
            <text:p>mcBond value 59 <text:line-break/>[16251]</text:p>
          </table:table-cell>
          <table:table-cell table:style-name="ce57" table:formula="of:=INFO.OBBA.OBBA.OBGET(INFO.OBBA.OBBA.OBSYNC([.E59];[.E$11:.E$511]))" office:value-type="percentage" office:value="0.588251219857535">
            <text:p>58,825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59])))" office:value-type="percentage" office:value="0.586867609638129">
            <text:p>5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9])))" office:value-type="percentage" office:value="0.586867609638129">
            <text:p>58,7%</text:p>
          </table:table-cell>
          <table:table-cell table:style-name="ce55" table:formula="of:=[.F59]-[.H59]" office:value-type="percentage" office:value="0.00138361021940658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9]+0.5" office:value-type="float" office:value="25">
            <text:p>2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60]))" office:value-type="string" office:string-value="mcBond60 &#10;[16253]">
            <text:p>mcBond60 <text:line-break/>[16253]</text:p>
          </table:table-cell>
          <table:table-cell table:style-name="ce56" table:formula="of:=INFO.OBBA.OBBA.OBRUN(&quot;mcBond value &quot;&amp;ROW();[.D60];&quot;getValue&quot;;[$LIBORMarketModel.$M$26])" office:value-type="string" office:string-value="mcBond value 60 &#10;[16254]">
            <text:p>mcBond value 60 <text:line-break/>[16254]</text:p>
          </table:table-cell>
          <table:table-cell table:style-name="ce57" table:formula="of:=INFO.OBBA.OBBA.OBGET(INFO.OBBA.OBBA.OBSYNC([.E60];[.E$11:.E$511]))" office:value-type="percentage" office:value="0.581498134044828">
            <text:p>58,150%</text:p>
          </table:table-cell>
          <table:table-cell table:style-name="ce58" table:formula="of:=INFO.OBBA.OBBA.OBGET(INFO.OBBA.OBBA.OBCALL(&quot;&quot;;INFO.OBBA.OBBA.OBMAKE(&quot;&quot;;obLibs&amp;&quot;net.finmath.marketdata.model.curves.DiscountCurveFromForwardCurve&quot;;['Rate Curve Data'.$E$10]);&quot;getDiscountFactor&quot;;INFO.OBBA.OBBA.OBMAKE(&quot;&quot;;&quot;double&quot;;[.B60])))" office:value-type="percentage" office:value="0.580262931219287">
            <text:p>58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60])))" office:value-type="percentage" office:value="0.580262931219287">
            <text:p>58,0%</text:p>
          </table:table-cell>
          <table:table-cell table:style-name="ce55" table:formula="of:=[.F60]-[.H60]" office:value-type="percentage" office:value="0.00123520282554035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 table:number-rows-repeated="65478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waptions" table:style-name="ta4" table:print="false">
        <table:shapes>
          <draw:frame draw:z-index="0" draw:style-name="gr1" svg:width="15.999cm" svg:height="8.999cm" svg:x="16.343cm" svg:y="6.957cm">
            <draw:object draw:notify-on-update-of-ranges="Swaptions.O9:Swaptions.O9 Swaptions.O11:Swaptions.O49 Swaptions.M9:Swaptions.M9 Swaptions.M11:Swaptions.M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2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50"/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51" office:value-type="string">
            <text:p>Swaption calibration error (vol)</text:p>
          </table:table-cell>
          <table:table-cell table:style-name="ce51"/>
          <table:table-cell table:style-name="ce37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7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16516]">
            <text:p>short period* </text:p>
            <text:p>[16516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style-name="ce52" office:value-type="string">
            <text:p>Mean (vol):</text:p>
          </table:table-cell>
          <table:table-cell table:style-name="ce61" table:formula="of:=AVERAGE([.P11:.P49])" office:value-type="percentage" office:value="0.0583102341820092">
            <text:p>5,83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59" office:value-type="percentage" office:value="0">
            <text:p>0%</text:p>
          </table:table-cell>
          <table:table-cell table:style-name="ce14" table:number-columns-repeated="3"/>
          <table:table-cell table:style-name="ce52" office:value-type="string">
            <text:p>Standard deviation (vol):</text:p>
          </table:table-cell>
          <table:table-cell table:style-name="ce62" table:formula="of:=STDEV([.P11:.P49])" office:value-type="percentage" office:value="0.0572520116089428">
            <text:p>5,73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2">
            <text:p>2</text:p>
          </table:table-cell>
          <table:table-cell table:style-name="ce14" table:number-columns-repeated="3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60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53" office:value-type="string">
            <text:p>swap start</text:p>
          </table:table-cell>
          <table:table-cell table:style-name="ce53" office:value-type="string">
            <text:p>swap end</text:p>
          </table:table-cell>
          <table:table-cell table:style-name="ce53" office:value-type="string">
            <text:p>swap period</text:p>
          </table:table-cell>
          <table:table-cell table:style-name="ce53" office:value-type="string">
            <text:p>swap rate</text:p>
          </table:table-cell>
          <table:table-cell table:style-name="ce32"/>
          <table:table-cell table:style-name="ce51" office:value-type="string">
            <text:p>objects</text:p>
          </table:table-cell>
          <table:table-cell table:style-name="ce51" table:number-columns-repeated="2"/>
          <table:table-cell table:style-name="ce53" office:value-type="string">
            <text:p>price</text:p>
          </table:table-cell>
          <table:table-cell table:style-name="ce53" office:value-type="string">
            <text:p>par swap rate</text:p>
          </table:table-cell>
          <table:table-cell table:style-name="ce53" office:value-type="string">
            <text:p>swap annuity</text:p>
          </table:table-cell>
          <table:table-cell table:style-name="ce53" office:value-type="string">
            <text:p>implied vol</text:p>
          </table:table-cell>
          <table:table-cell table:style-name="ce14"/>
          <table:table-cell table:style-name="ce53" office:value-type="string">
            <text:p>implied vol</text:p>
          </table:table-cell>
          <table:table-cell table:style-name="ce53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32" table:formula="of:=[.B11]+[.$C$8]" office:value-type="float" office:value="2.5">
            <text:p>2,5</text:p>
          </table:table-cell>
          <table:table-cell table:style-name="ce32" office:value-type="float" office:value="0.5">
            <text:p>0,5</text:p>
          </table:table-cell>
          <table:table-cell table:style-name="ce55" table:formula="of:=[.K11]+[.$C$7]" office:value-type="percentage" office:value="0.00704294135821474">
            <text:p>0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-11 &#10;[16528]">
            <text:p>swap tenor 1-11 <text:line-break/>[16528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11]);[.G11];INFO.OBBA.OBBA.OBMAKE(&quot;&quot;;&quot;double&quot;;[.E11]))" office:value-type="string" office:string-value="mcSwaption 1-11 &#10;[16531]">
            <text:p>mcSwaption 1-11 <text:line-break/>[16531]</text:p>
          </table:table-cell>
          <table:table-cell table:style-name="ce56" table:formula="of:=INFO.OBBA.OBBA.OBRUN(&quot;mcSwptn price 1-&quot;&amp;ROW();[.H11];&quot;getValue&quot;;[$LIBORMarketModel.$M$26])" office:value-type="string" office:string-value="mcSwptn price 1-11 &#10;[16532]">
            <text:p>mcSwptn price 1-11 <text:line-break/>[16532]</text:p>
          </table:table-cell>
          <table:table-cell table:style-name="ce57" table:formula="of:=INFO.OBBA.OBBA.OBGET(INFO.OBBA.OBBA.OBSYNC([.I11];[.$I$11:.$I$49]))" office:value-type="percentage" office:value="0.00214727557833202">
            <text:p>0,215%</text:p>
          </table:table-cell>
          <table:table-cell table:style-name="ce55" table:formula="of:=INFO.OBBA.OBBA.OBGET(INFO.OBBA.OBBA.OBCALL(&quot;&quot;;obLibs&amp;&quot;net.finmath.marketdata.products.Swap&quot;;&quot;getForwardSwapRate&quot;;[.G11];[.G11];['Rate Curve Data'.$E$10]))" office:value-type="percentage" office:value="0.00704294135821474">
            <text:p>0,7%</text:p>
          </table:table-cell>
          <table:table-cell table:style-name="ce58" table:formula="of:=INFO.OBBA.OBBA.OBGET(INFO.OBBA.OBBA.OBCALL(&quot;&quot;;obLibs&amp;&quot;net.finmath.marketdata.products.SwapAnnuity&quot;;&quot;getSwapAnnuity&quot;;[.G11];['Rate Curve Data'.$E$10]))" office:value-type="percentage" office:value="1.97720480117829">
            <text:p>197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550069731094218">
            <text:p>55,0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32" table:formula="of:=IF(ISNUMBER([.O11]);[.M11]-[.O1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32" table:formula="of:=[.B12]+[.$C$8]" office:value-type="float" office:value="3">
            <text:p>3</text:p>
          </table:table-cell>
          <table:table-cell table:style-name="ce32" office:value-type="float" office:value="0.5">
            <text:p>0,5</text:p>
          </table:table-cell>
          <table:table-cell table:style-name="ce55" table:formula="of:=[.K12]+[.$C$7]" office:value-type="percentage" office:value="0.00780149957734389">
            <text:p>0,8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-12 &#10;[16537]">
            <text:p>swap tenor 1-12 <text:line-break/>[16537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12]);[.G12];INFO.OBBA.OBBA.OBMAKE(&quot;&quot;;&quot;double&quot;;[.E12]))" office:value-type="string" office:string-value="mcSwaption 1-12 &#10;[16540]">
            <text:p>mcSwaption 1-12 <text:line-break/>[16540]</text:p>
          </table:table-cell>
          <table:table-cell table:style-name="ce56" table:formula="of:=INFO.OBBA.OBBA.OBRUN(&quot;mcSwptn price 1-&quot;&amp;ROW();[.H12];&quot;getValue&quot;;[$LIBORMarketModel.$M$26])" office:value-type="string" office:string-value="mcSwptn price 1-12 &#10;[16541]">
            <text:p>mcSwptn price 1-12 <text:line-break/>[16541]</text:p>
          </table:table-cell>
          <table:table-cell table:style-name="ce57" table:formula="of:=INFO.OBBA.OBBA.OBGET(INFO.OBBA.OBBA.OBSYNC([.I12];[.$I$11:.$I$49]))" office:value-type="percentage" office:value="0.00310165799082406">
            <text:p>0,310%</text:p>
          </table:table-cell>
          <table:table-cell table:style-name="ce55" table:formula="of:=INFO.OBBA.OBBA.OBGET(INFO.OBBA.OBBA.OBCALL(&quot;&quot;;obLibs&amp;&quot;net.finmath.marketdata.products.Swap&quot;;&quot;getForwardSwapRate&quot;;[.G12];[.G12];['Rate Curve Data'.$E$10]))" office:value-type="percentage" office:value="0.00780149957734389">
            <text:p>0,8%</text:p>
          </table:table-cell>
          <table:table-cell table:style-name="ce58" table:formula="of:=INFO.OBBA.OBBA.OBGET(INFO.OBBA.OBBA.OBCALL(&quot;&quot;;obLibs&amp;&quot;net.finmath.marketdata.products.SwapAnnuity&quot;;&quot;getSwapAnnuity&quot;;[.G12];['Rate Curve Data'.$E$10]))" office:value-type="percentage" office:value="1.96952218791997">
            <text:p>197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511515684371458">
            <text:p>51,1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32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32" table:formula="of:=[.B13]+[.$C$8]" office:value-type="float" office:value="3.5">
            <text:p>3,5</text:p>
          </table:table-cell>
          <table:table-cell table:style-name="ce32" office:value-type="float" office:value="0.5">
            <text:p>0,5</text:p>
          </table:table-cell>
          <table:table-cell table:style-name="ce55" table:formula="of:=[.K13]+[.$C$7]" office:value-type="percentage" office:value="0.00890392232472244">
            <text:p>0,9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-13 &#10;[16546]">
            <text:p>swap tenor 1-13 <text:line-break/>[16546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13]);[.G13];INFO.OBBA.OBBA.OBMAKE(&quot;&quot;;&quot;double&quot;;[.E13]))" office:value-type="string" office:string-value="mcSwaption 1-13 &#10;[16549]">
            <text:p>mcSwaption 1-13 <text:line-break/>[16549]</text:p>
          </table:table-cell>
          <table:table-cell table:style-name="ce56" table:formula="of:=INFO.OBBA.OBBA.OBRUN(&quot;mcSwptn price 1-&quot;&amp;ROW();[.H13];&quot;getValue&quot;;[$LIBORMarketModel.$M$26])" office:value-type="string" office:string-value="mcSwptn price 1-13 &#10;[16550]">
            <text:p>mcSwptn price 1-13 <text:line-break/>[16550]</text:p>
          </table:table-cell>
          <table:table-cell table:style-name="ce57" table:formula="of:=INFO.OBBA.OBBA.OBGET(INFO.OBBA.OBBA.OBSYNC([.I13];[.$I$11:.$I$49]))" office:value-type="percentage" office:value="0.0040161217884179">
            <text:p>0,402%</text:p>
          </table:table-cell>
          <table:table-cell table:style-name="ce55" table:formula="of:=INFO.OBBA.OBBA.OBGET(INFO.OBBA.OBBA.OBCALL(&quot;&quot;;obLibs&amp;&quot;net.finmath.marketdata.products.Swap&quot;;&quot;getForwardSwapRate&quot;;[.G13];[.G13];['Rate Curve Data'.$E$10]))" office:value-type="percentage" office:value="0.00890392232472244">
            <text:p>0,9%</text:p>
          </table:table-cell>
          <table:table-cell table:style-name="ce58" table:formula="of:=INFO.OBBA.OBBA.OBGET(INFO.OBBA.OBBA.OBCALL(&quot;&quot;;obLibs&amp;&quot;net.finmath.marketdata.products.SwapAnnuity&quot;;&quot;getSwapAnnuity&quot;;[.G13];['Rate Curve Data'.$E$10]))" office:value-type="percentage" office:value="1.96079281446255">
            <text:p>196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477520838216793">
            <text:p>47,7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32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32" table:formula="of:=[.B14]+[.$C$8]" office:value-type="float" office:value="4">
            <text:p>4</text:p>
          </table:table-cell>
          <table:table-cell table:style-name="ce32" office:value-type="float" office:value="0.5">
            <text:p>0,5</text:p>
          </table:table-cell>
          <table:table-cell table:style-name="ce55" table:formula="of:=[.K14]+[.$C$7]" office:value-type="percentage" office:value="0.0104607132909487">
            <text:p>1,0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-14 &#10;[16517]">
            <text:p>swap tenor 1-14 <text:line-break/>[16517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14]);[.G14];INFO.OBBA.OBBA.OBMAKE(&quot;&quot;;&quot;double&quot;;[.E14]))" office:value-type="string" office:string-value="mcSwaption 1-14 &#10;[16553]">
            <text:p>mcSwaption 1-14 <text:line-break/>[16553]</text:p>
          </table:table-cell>
          <table:table-cell table:style-name="ce56" table:formula="of:=INFO.OBBA.OBBA.OBRUN(&quot;mcSwptn price 1-&quot;&amp;ROW();[.H14];&quot;getValue&quot;;[$LIBORMarketModel.$M$26])" office:value-type="string" office:string-value="mcSwptn price 1-14 &#10;[16554]">
            <text:p>mcSwptn price 1-14 <text:line-break/>[16554]</text:p>
          </table:table-cell>
          <table:table-cell table:style-name="ce57" table:formula="of:=INFO.OBBA.OBBA.OBGET(INFO.OBBA.OBBA.OBSYNC([.I14];[.$I$11:.$I$49]))" office:value-type="percentage" office:value="0.00514191598782134">
            <text:p>0,514%</text:p>
          </table:table-cell>
          <table:table-cell table:style-name="ce55" table:formula="of:=INFO.OBBA.OBBA.OBGET(INFO.OBBA.OBBA.OBCALL(&quot;&quot;;obLibs&amp;&quot;net.finmath.marketdata.products.Swap&quot;;&quot;getForwardSwapRate&quot;;[.G14];[.G14];['Rate Curve Data'.$E$10]))" office:value-type="percentage" office:value="0.0104607132909487">
            <text:p>1,0%</text:p>
          </table:table-cell>
          <table:table-cell table:style-name="ce58" table:formula="of:=INFO.OBBA.OBBA.OBGET(INFO.OBBA.OBBA.OBCALL(&quot;&quot;;obLibs&amp;&quot;net.finmath.marketdata.products.SwapAnnuity&quot;;&quot;getSwapAnnuity&quot;;[.G14];['Rate Curve Data'.$E$10]))" office:value-type="percentage" office:value="1.95059053031969">
            <text:p>195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454351973673399">
            <text:p>45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481">
            <text:p>0,48</text:p>
          </table:table-cell>
          <table:table-cell table:style-name="ce61" table:formula="of:=IF(ISNUMBER([.O14]);[.M14]-[.O14];&quot;&quot;)" office:value-type="percentage" office:value="-0.0266480263266013">
            <text:p>-2,6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32" table:formula="of:=[.B15]+[.$C$8]" office:value-type="float" office:value="4.5">
            <text:p>4,5</text:p>
          </table:table-cell>
          <table:table-cell table:style-name="ce32" office:value-type="float" office:value="0.5">
            <text:p>0,5</text:p>
          </table:table-cell>
          <table:table-cell table:style-name="ce55" table:formula="of:=[.K15]+[.$C$7]" office:value-type="percentage" office:value="0.0124529398422974">
            <text:p>1,2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-15 &#10;[16559]">
            <text:p>swap tenor 1-15 <text:line-break/>[16559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15]);[.G15];INFO.OBBA.OBBA.OBMAKE(&quot;&quot;;&quot;double&quot;;[.E15]))" office:value-type="string" office:string-value="mcSwaption 1-15 &#10;[16562]">
            <text:p>mcSwaption 1-15 <text:line-break/>[16562]</text:p>
          </table:table-cell>
          <table:table-cell table:style-name="ce56" table:formula="of:=INFO.OBBA.OBBA.OBRUN(&quot;mcSwptn price 1-&quot;&amp;ROW();[.H15];&quot;getValue&quot;;[$LIBORMarketModel.$M$26])" office:value-type="string" office:string-value="mcSwptn price 1-15 &#10;[16563]">
            <text:p>mcSwptn price 1-15 <text:line-break/>[16563]</text:p>
          </table:table-cell>
          <table:table-cell table:style-name="ce57" table:formula="of:=INFO.OBBA.OBBA.OBGET(INFO.OBBA.OBBA.OBSYNC([.I15];[.$I$11:.$I$49]))" office:value-type="percentage" office:value="0.00623622364816412">
            <text:p>0,624%</text:p>
          </table:table-cell>
          <table:table-cell table:style-name="ce55" table:formula="of:=INFO.OBBA.OBBA.OBGET(INFO.OBBA.OBBA.OBCALL(&quot;&quot;;obLibs&amp;&quot;net.finmath.marketdata.products.Swap&quot;;&quot;getForwardSwapRate&quot;;[.G15];[.G15];['Rate Curve Data'.$E$10]))" office:value-type="percentage" office:value="0.0124529398422974">
            <text:p>1,2%</text:p>
          </table:table-cell>
          <table:table-cell table:style-name="ce58" table:formula="of:=INFO.OBBA.OBBA.OBGET(INFO.OBBA.OBBA.OBCALL(&quot;&quot;;obLibs&amp;&quot;net.finmath.marketdata.products.SwapAnnuity&quot;;&quot;getSwapAnnuity&quot;;[.G15];['Rate Curve Data'.$E$10]))" office:value-type="percentage" office:value="1.93852039141104">
            <text:p>193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416973176202762">
            <text:p>41,7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32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32" table:formula="of:=[.B16]+[.$C$8]" office:value-type="float" office:value="5">
            <text:p>5</text:p>
          </table:table-cell>
          <table:table-cell table:style-name="ce32" office:value-type="float" office:value="0.5">
            <text:p>0,5</text:p>
          </table:table-cell>
          <table:table-cell table:style-name="ce55" table:formula="of:=[.K16]+[.$C$7]" office:value-type="percentage" office:value="0.0147164168657533">
            <text:p>1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-16 &#10;[16568]">
            <text:p>swap tenor 1-16 <text:line-break/>[16568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16]);[.G16];INFO.OBBA.OBBA.OBMAKE(&quot;&quot;;&quot;double&quot;;[.E16]))" office:value-type="string" office:string-value="mcSwaption 1-16 &#10;[16571]">
            <text:p>mcSwaption 1-16 <text:line-break/>[16571]</text:p>
          </table:table-cell>
          <table:table-cell table:style-name="ce56" table:formula="of:=INFO.OBBA.OBBA.OBRUN(&quot;mcSwptn price 1-&quot;&amp;ROW();[.H16];&quot;getValue&quot;;[$LIBORMarketModel.$M$26])" office:value-type="string" office:string-value="mcSwptn price 1-16 &#10;[16572]">
            <text:p>mcSwptn price 1-16 <text:line-break/>[16572]</text:p>
          </table:table-cell>
          <table:table-cell table:style-name="ce57" table:formula="of:=INFO.OBBA.OBBA.OBGET(INFO.OBBA.OBBA.OBSYNC([.I16];[.$I$11:.$I$49]))" office:value-type="percentage" office:value="0.00769853080829105">
            <text:p>0,770%</text:p>
          </table:table-cell>
          <table:table-cell table:style-name="ce55" table:formula="of:=INFO.OBBA.OBBA.OBGET(INFO.OBBA.OBBA.OBCALL(&quot;&quot;;obLibs&amp;&quot;net.finmath.marketdata.products.Swap&quot;;&quot;getForwardSwapRate&quot;;[.G16];[.G16];['Rate Curve Data'.$E$10]))" office:value-type="percentage" office:value="0.0147164168657533">
            <text:p>1,5%</text:p>
          </table:table-cell>
          <table:table-cell table:style-name="ce58" table:formula="of:=INFO.OBBA.OBBA.OBGET(INFO.OBBA.OBBA.OBCALL(&quot;&quot;;obLibs&amp;&quot;net.finmath.marketdata.products.SwapAnnuity&quot;;&quot;getSwapAnnuity&quot;;[.G16];['Rate Curve Data'.$E$10]))" office:value-type="percentage" office:value="1.92436054541785">
            <text:p>192,4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401349832735103">
            <text:p>40,1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407">
            <text:p>0,41</text:p>
          </table:table-cell>
          <table:table-cell table:style-name="ce61" table:formula="of:=IF(ISNUMBER([.O16]);[.M16]-[.O16];&quot;&quot;)" office:value-type="percentage" office:value="-0.00565016726489698">
            <text:p>-0,57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32" table:formula="of:=[.B17]+[.$C$8]" office:value-type="float" office:value="5.5">
            <text:p>5,5</text:p>
          </table:table-cell>
          <table:table-cell table:style-name="ce32" office:value-type="float" office:value="0.5">
            <text:p>0,5</text:p>
          </table:table-cell>
          <table:table-cell table:style-name="ce55" table:formula="of:=[.K17]+[.$C$7]" office:value-type="percentage" office:value="0.0169766338697529">
            <text:p>1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-17 &#10;[16577]">
            <text:p>swap tenor 1-17 <text:line-break/>[16577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17]);[.G17];INFO.OBBA.OBBA.OBMAKE(&quot;&quot;;&quot;double&quot;;[.E17]))" office:value-type="string" office:string-value="mcSwaption 1-17 &#10;[16580]">
            <text:p>mcSwaption 1-17 <text:line-break/>[16580]</text:p>
          </table:table-cell>
          <table:table-cell table:style-name="ce56" table:formula="of:=INFO.OBBA.OBBA.OBRUN(&quot;mcSwptn price 1-&quot;&amp;ROW();[.H17];&quot;getValue&quot;;[$LIBORMarketModel.$M$26])" office:value-type="string" office:string-value="mcSwptn price 1-17 &#10;[16581]">
            <text:p>mcSwptn price 1-17 <text:line-break/>[16581]</text:p>
          </table:table-cell>
          <table:table-cell table:style-name="ce57" table:formula="of:=INFO.OBBA.OBBA.OBGET(INFO.OBBA.OBBA.OBSYNC([.I17];[.$I$11:.$I$49]))" office:value-type="percentage" office:value="0.00925045558704546">
            <text:p>0,925%</text:p>
          </table:table-cell>
          <table:table-cell table:style-name="ce55" table:formula="of:=INFO.OBBA.OBBA.OBGET(INFO.OBBA.OBBA.OBCALL(&quot;&quot;;obLibs&amp;&quot;net.finmath.marketdata.products.Swap&quot;;&quot;getForwardSwapRate&quot;;[.G17];[.G17];['Rate Curve Data'.$E$10]))" office:value-type="percentage" office:value="0.0169766338697529">
            <text:p>1,7%</text:p>
          </table:table-cell>
          <table:table-cell table:style-name="ce58" table:formula="of:=INFO.OBBA.OBBA.OBGET(INFO.OBBA.OBBA.OBCALL(&quot;&quot;;obLibs&amp;&quot;net.finmath.marketdata.products.SwapAnnuity&quot;;&quot;getSwapAnnuity&quot;;[.G17];['Rate Curve Data'.$E$10]))" office:value-type="percentage" office:value="1.90816344929667">
            <text:p>190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391161794161673">
            <text:p>39,1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32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32" table:formula="of:=[.B18]+[.$C$8]" office:value-type="float" office:value="6">
            <text:p>6</text:p>
          </table:table-cell>
          <table:table-cell table:style-name="ce32" office:value-type="float" office:value="0.5">
            <text:p>0,5</text:p>
          </table:table-cell>
          <table:table-cell table:style-name="ce55" table:formula="of:=[.K18]+[.$C$7]" office:value-type="percentage" office:value="0.0190120985702337">
            <text:p>1,9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-18 &#10;[16586]">
            <text:p>swap tenor 1-18 <text:line-break/>[16586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18]);[.G18];INFO.OBBA.OBBA.OBMAKE(&quot;&quot;;&quot;double&quot;;[.E18]))" office:value-type="string" office:string-value="mcSwaption 1-18 &#10;[16589]">
            <text:p>mcSwaption 1-18 <text:line-break/>[16589]</text:p>
          </table:table-cell>
          <table:table-cell table:style-name="ce56" table:formula="of:=INFO.OBBA.OBBA.OBRUN(&quot;mcSwptn price 1-&quot;&amp;ROW();[.H18];&quot;getValue&quot;;[$LIBORMarketModel.$M$26])" office:value-type="string" office:string-value="mcSwptn price 1-18 &#10;[16590]">
            <text:p>mcSwptn price 1-18 <text:line-break/>[16590]</text:p>
          </table:table-cell>
          <table:table-cell table:style-name="ce57" table:formula="of:=INFO.OBBA.OBBA.OBGET(INFO.OBBA.OBBA.OBSYNC([.I18];[.$I$11:.$I$49]))" office:value-type="percentage" office:value="0.0106320341269839">
            <text:p>1,063%</text:p>
          </table:table-cell>
          <table:table-cell table:style-name="ce55" table:formula="of:=INFO.OBBA.OBBA.OBGET(INFO.OBBA.OBBA.OBCALL(&quot;&quot;;obLibs&amp;&quot;net.finmath.marketdata.products.Swap&quot;;&quot;getForwardSwapRate&quot;;[.G18];[.G18];['Rate Curve Data'.$E$10]))" office:value-type="percentage" office:value="0.0190120985702337">
            <text:p>1,9%</text:p>
          </table:table-cell>
          <table:table-cell table:style-name="ce58" table:formula="of:=INFO.OBBA.OBBA.OBGET(INFO.OBBA.OBBA.OBCALL(&quot;&quot;;obLibs&amp;&quot;net.finmath.marketdata.products.SwapAnnuity&quot;;&quot;getSwapAnnuity&quot;;[.G18];['Rate Curve Data'.$E$10]))" office:value-type="percentage" office:value="1.8901951609383">
            <text:p>189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379731826008388">
            <text:p>37,9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331">
            <text:p>0,33</text:p>
          </table:table-cell>
          <table:table-cell table:style-name="ce61" table:formula="of:=IF(ISNUMBER([.O18]);[.M18]-[.O18];&quot;&quot;)" office:value-type="percentage" office:value="0.0487318260083882">
            <text:p>4,87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32" table:formula="of:=[.B19]+[.$C$8]" office:value-type="float" office:value="6.5">
            <text:p>6,5</text:p>
          </table:table-cell>
          <table:table-cell table:style-name="ce32" office:value-type="float" office:value="0.5">
            <text:p>0,5</text:p>
          </table:table-cell>
          <table:table-cell table:style-name="ce55" table:formula="of:=[.K19]+[.$C$7]" office:value-type="percentage" office:value="0.0207016281700077">
            <text:p>2,1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-19 &#10;[16595]">
            <text:p>swap tenor 1-19 <text:line-break/>[16595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19]);[.G19];INFO.OBBA.OBBA.OBMAKE(&quot;&quot;;&quot;double&quot;;[.E19]))" office:value-type="string" office:string-value="mcSwaption 1-19 &#10;[16598]">
            <text:p>mcSwaption 1-19 <text:line-break/>[16598]</text:p>
          </table:table-cell>
          <table:table-cell table:style-name="ce56" table:formula="of:=INFO.OBBA.OBBA.OBRUN(&quot;mcSwptn price 1-&quot;&amp;ROW();[.H19];&quot;getValue&quot;;[$LIBORMarketModel.$M$26])" office:value-type="string" office:string-value="mcSwptn price 1-19 &#10;[16599]">
            <text:p>mcSwptn price 1-19 <text:line-break/>[16599]</text:p>
          </table:table-cell>
          <table:table-cell table:style-name="ce57" table:formula="of:=INFO.OBBA.OBBA.OBGET(INFO.OBBA.OBBA.OBSYNC([.I19];[.$I$11:.$I$49]))" office:value-type="percentage" office:value="0.0118396630279252">
            <text:p>1,184%</text:p>
          </table:table-cell>
          <table:table-cell table:style-name="ce55" table:formula="of:=INFO.OBBA.OBBA.OBGET(INFO.OBBA.OBBA.OBCALL(&quot;&quot;;obLibs&amp;&quot;net.finmath.marketdata.products.Swap&quot;;&quot;getForwardSwapRate&quot;;[.G19];[.G19];['Rate Curve Data'.$E$10]))" office:value-type="percentage" office:value="0.0207016281700077">
            <text:p>2,1%</text:p>
          </table:table-cell>
          <table:table-cell table:style-name="ce58" table:formula="of:=INFO.OBBA.OBBA.OBGET(INFO.OBBA.OBBA.OBCALL(&quot;&quot;;obLibs&amp;&quot;net.finmath.marketdata.products.SwapAnnuity&quot;;&quot;getSwapAnnuity&quot;;[.G19];['Rate Curve Data'.$E$10]))" office:value-type="percentage" office:value="1.87083054181543">
            <text:p>187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37055326770402">
            <text:p>37,0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32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32" table:formula="of:=[.B20]+[.$C$8]" office:value-type="float" office:value="7">
            <text:p>7</text:p>
          </table:table-cell>
          <table:table-cell table:style-name="ce32" office:value-type="float" office:value="0.5">
            <text:p>0,5</text:p>
          </table:table-cell>
          <table:table-cell table:style-name="ce55" table:formula="of:=[.K20]+[.$C$7]" office:value-type="percentage" office:value="0.0220462456092451">
            <text:p>2,2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1-20 &#10;[16604]">
            <text:p>swap tenor 1-20 <text:line-break/>[16604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0]);[.G20];INFO.OBBA.OBBA.OBMAKE(&quot;&quot;;&quot;double&quot;;[.E20]))" office:value-type="string" office:string-value="mcSwaption 1-20 &#10;[16607]">
            <text:p>mcSwaption 1-20 <text:line-break/>[16607]</text:p>
          </table:table-cell>
          <table:table-cell table:style-name="ce56" table:formula="of:=INFO.OBBA.OBBA.OBRUN(&quot;mcSwptn price 1-&quot;&amp;ROW();[.H20];&quot;getValue&quot;;[$LIBORMarketModel.$M$26])" office:value-type="string" office:string-value="mcSwptn price 1-20 &#10;[16608]">
            <text:p>mcSwptn price 1-20 <text:line-break/>[16608]</text:p>
          </table:table-cell>
          <table:table-cell table:style-name="ce57" table:formula="of:=INFO.OBBA.OBBA.OBGET(INFO.OBBA.OBBA.OBSYNC([.I20];[.$I$11:.$I$49]))" office:value-type="percentage" office:value="0.0126815303393897">
            <text:p>1,268%</text:p>
          </table:table-cell>
          <table:table-cell table:style-name="ce55" table:formula="of:=INFO.OBBA.OBBA.OBGET(INFO.OBBA.OBBA.OBCALL(&quot;&quot;;obLibs&amp;&quot;net.finmath.marketdata.products.Swap&quot;;&quot;getForwardSwapRate&quot;;[.G20];[.G20];['Rate Curve Data'.$E$10]))" office:value-type="percentage" office:value="0.0220462456092451">
            <text:p>2,2%</text:p>
          </table:table-cell>
          <table:table-cell table:style-name="ce58" table:formula="of:=INFO.OBBA.OBBA.OBGET(INFO.OBBA.OBBA.OBCALL(&quot;&quot;;obLibs&amp;&quot;net.finmath.marketdata.products.SwapAnnuity&quot;;&quot;getSwapAnnuity&quot;;[.G20];['Rate Curve Data'.$E$10]))" office:value-type="percentage" office:value="1.85043299170612">
            <text:p>185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357789906437129">
            <text:p>35,7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87">
            <text:p>0,29</text:p>
          </table:table-cell>
          <table:table-cell table:style-name="ce61" table:formula="of:=IF(ISNUMBER([.O20]);[.M20]-[.O20];&quot;&quot;)" office:value-type="percentage" office:value="0.0707899064371285">
            <text:p>7,08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32" table:formula="of:=[.B21]+[.$C$8]" office:value-type="float" office:value="7.5">
            <text:p>7,5</text:p>
          </table:table-cell>
          <table:table-cell table:style-name="ce32" office:value-type="float" office:value="0.5">
            <text:p>0,5</text:p>
          </table:table-cell>
          <table:table-cell table:style-name="ce55" table:formula="of:=[.K21]+[.$C$7]" office:value-type="percentage" office:value="0.023139561385760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1-21 &#10;[16613]">
            <text:p>swap tenor 1-21 <text:line-break/>[16613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1]);[.G21];INFO.OBBA.OBBA.OBMAKE(&quot;&quot;;&quot;double&quot;;[.E21]))" office:value-type="string" office:string-value="mcSwaption 1-21 &#10;[16616]">
            <text:p>mcSwaption 1-21 <text:line-break/>[16616]</text:p>
          </table:table-cell>
          <table:table-cell table:style-name="ce56" table:formula="of:=INFO.OBBA.OBBA.OBRUN(&quot;mcSwptn price 1-&quot;&amp;ROW();[.H21];&quot;getValue&quot;;[$LIBORMarketModel.$M$26])" office:value-type="string" office:string-value="mcSwptn price 1-21 &#10;[16617]">
            <text:p>mcSwptn price 1-21 <text:line-break/>[16617]</text:p>
          </table:table-cell>
          <table:table-cell table:style-name="ce57" table:formula="of:=INFO.OBBA.OBBA.OBGET(INFO.OBBA.OBBA.OBSYNC([.I21];[.$I$11:.$I$49]))" office:value-type="percentage" office:value="0.0135162907933581">
            <text:p>1,352%</text:p>
          </table:table-cell>
          <table:table-cell table:style-name="ce55" table:formula="of:=INFO.OBBA.OBBA.OBGET(INFO.OBBA.OBBA.OBCALL(&quot;&quot;;obLibs&amp;&quot;net.finmath.marketdata.products.Swap&quot;;&quot;getForwardSwapRate&quot;;[.G21];[.G21];['Rate Curve Data'.$E$10]))" office:value-type="percentage" office:value="0.0231395613857608">
            <text:p>2,3%</text:p>
          </table:table-cell>
          <table:table-cell table:style-name="ce58" table:formula="of:=INFO.OBBA.OBBA.OBGET(INFO.OBBA.OBBA.OBCALL(&quot;&quot;;obLibs&amp;&quot;net.finmath.marketdata.products.SwapAnnuity&quot;;&quot;getSwapAnnuity&quot;;[.G21];['Rate Curve Data'.$E$10]))" office:value-type="percentage" office:value="1.82926875340094">
            <text:p>182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350957501733671">
            <text:p>35,1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32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32" table:formula="of:=[.B22]+[.$C$8]" office:value-type="float" office:value="8">
            <text:p>8</text:p>
          </table:table-cell>
          <table:table-cell table:style-name="ce32" office:value-type="float" office:value="0.5">
            <text:p>0,5</text:p>
          </table:table-cell>
          <table:table-cell table:style-name="ce55" table:formula="of:=[.K22]+[.$C$7]" office:value-type="percentage" office:value="0.024024629833045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1-22 &#10;[16622]">
            <text:p>swap tenor 1-22 <text:line-break/>[16622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2]);[.G22];INFO.OBBA.OBBA.OBMAKE(&quot;&quot;;&quot;double&quot;;[.E22]))" office:value-type="string" office:string-value="mcSwaption 1-22 &#10;[16625]">
            <text:p>mcSwaption 1-22 <text:line-break/>[16625]</text:p>
          </table:table-cell>
          <table:table-cell table:style-name="ce56" table:formula="of:=INFO.OBBA.OBBA.OBRUN(&quot;mcSwptn price 1-&quot;&amp;ROW();[.H22];&quot;getValue&quot;;[$LIBORMarketModel.$M$26])" office:value-type="string" office:string-value="mcSwptn price 1-22 &#10;[16626]">
            <text:p>mcSwptn price 1-22 <text:line-break/>[16626]</text:p>
          </table:table-cell>
          <table:table-cell table:style-name="ce57" table:formula="of:=INFO.OBBA.OBBA.OBGET(INFO.OBBA.OBBA.OBSYNC([.I22];[.$I$11:.$I$49]))" office:value-type="percentage" office:value="0.014209513182141">
            <text:p>1,421%</text:p>
          </table:table-cell>
          <table:table-cell table:style-name="ce55" table:formula="of:=INFO.OBBA.OBBA.OBGET(INFO.OBBA.OBBA.OBCALL(&quot;&quot;;obLibs&amp;&quot;net.finmath.marketdata.products.Swap&quot;;&quot;getForwardSwapRate&quot;;[.G22];[.G22];['Rate Curve Data'.$E$10]))" office:value-type="percentage" office:value="0.024024629833045">
            <text:p>2,4%</text:p>
          </table:table-cell>
          <table:table-cell table:style-name="ce58" table:formula="of:=INFO.OBBA.OBBA.OBGET(INFO.OBBA.OBBA.OBCALL(&quot;&quot;;obLibs&amp;&quot;net.finmath.marketdata.products.SwapAnnuity&quot;;&quot;getSwapAnnuity&quot;;[.G22];['Rate Curve Data'.$E$10]))" office:value-type="percentage" office:value="1.80755582361844">
            <text:p>180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344828018442411">
            <text:p>34,4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32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32" table:formula="of:=[.B23]+[.$C$8]" office:value-type="float" office:value="8.5">
            <text:p>8,5</text:p>
          </table:table-cell>
          <table:table-cell table:style-name="ce32" office:value-type="float" office:value="0.5">
            <text:p>0,5</text:p>
          </table:table-cell>
          <table:table-cell table:style-name="ce55" table:formula="of:=[.K23]+[.$C$7]" office:value-type="percentage" office:value="0.024692725716564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1-23 &#10;[16631]">
            <text:p>swap tenor 1-23 <text:line-break/>[16631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3]);[.G23];INFO.OBBA.OBBA.OBMAKE(&quot;&quot;;&quot;double&quot;;[.E23]))" office:value-type="string" office:string-value="mcSwaption 1-23 &#10;[16634]">
            <text:p>mcSwaption 1-23 <text:line-break/>[16634]</text:p>
          </table:table-cell>
          <table:table-cell table:style-name="ce56" table:formula="of:=INFO.OBBA.OBBA.OBRUN(&quot;mcSwptn price 1-&quot;&amp;ROW();[.H23];&quot;getValue&quot;;[$LIBORMarketModel.$M$26])" office:value-type="string" office:string-value="mcSwptn price 1-23 &#10;[16635]">
            <text:p>mcSwptn price 1-23 <text:line-break/>[16635]</text:p>
          </table:table-cell>
          <table:table-cell table:style-name="ce57" table:formula="of:=INFO.OBBA.OBBA.OBGET(INFO.OBBA.OBBA.OBSYNC([.I23];[.$I$11:.$I$49]))" office:value-type="percentage" office:value="0.0145820491618173">
            <text:p>1,458%</text:p>
          </table:table-cell>
          <table:table-cell table:style-name="ce55" table:formula="of:=INFO.OBBA.OBBA.OBGET(INFO.OBBA.OBBA.OBCALL(&quot;&quot;;obLibs&amp;&quot;net.finmath.marketdata.products.Swap&quot;;&quot;getForwardSwapRate&quot;;[.G23];[.G23];['Rate Curve Data'.$E$10]))" office:value-type="percentage" office:value="0.024692725716564">
            <text:p>2,5%</text:p>
          </table:table-cell>
          <table:table-cell table:style-name="ce58" table:formula="of:=INFO.OBBA.OBBA.OBGET(INFO.OBBA.OBBA.OBCALL(&quot;&quot;;obLibs&amp;&quot;net.finmath.marketdata.products.SwapAnnuity&quot;;&quot;getSwapAnnuity&quot;;[.G23];['Rate Curve Data'.$E$10]))" office:value-type="percentage" office:value="1.78551125379158">
            <text:p>178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335095055900549">
            <text:p>33,5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32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32" table:formula="of:=[.B24]+[.$C$8]" office:value-type="float" office:value="9">
            <text:p>9</text:p>
          </table:table-cell>
          <table:table-cell table:style-name="ce32" office:value-type="float" office:value="0.5">
            <text:p>0,5</text:p>
          </table:table-cell>
          <table:table-cell table:style-name="ce55" table:formula="of:=[.K24]+[.$C$7]" office:value-type="percentage" office:value="0.0252227199495183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1-24 &#10;[16640]">
            <text:p>swap tenor 1-24 <text:line-break/>[16640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4]);[.G24];INFO.OBBA.OBBA.OBMAKE(&quot;&quot;;&quot;double&quot;;[.E24]))" office:value-type="string" office:string-value="mcSwaption 1-24 &#10;[16643]">
            <text:p>mcSwaption 1-24 <text:line-break/>[16643]</text:p>
          </table:table-cell>
          <table:table-cell table:style-name="ce56" table:formula="of:=INFO.OBBA.OBBA.OBRUN(&quot;mcSwptn price 1-&quot;&amp;ROW();[.H24];&quot;getValue&quot;;[$LIBORMarketModel.$M$26])" office:value-type="string" office:string-value="mcSwptn price 1-24 &#10;[16644]">
            <text:p>mcSwptn price 1-24 <text:line-break/>[16644]</text:p>
          </table:table-cell>
          <table:table-cell table:style-name="ce57" table:formula="of:=INFO.OBBA.OBBA.OBGET(INFO.OBBA.OBBA.OBSYNC([.I24];[.$I$11:.$I$49]))" office:value-type="percentage" office:value="0.0149044319915355">
            <text:p>1,490%</text:p>
          </table:table-cell>
          <table:table-cell table:style-name="ce55" table:formula="of:=INFO.OBBA.OBBA.OBGET(INFO.OBBA.OBBA.OBCALL(&quot;&quot;;obLibs&amp;&quot;net.finmath.marketdata.products.Swap&quot;;&quot;getForwardSwapRate&quot;;[.G24];[.G24];['Rate Curve Data'.$E$10]))" office:value-type="percentage" office:value="0.0252227199495183">
            <text:p>2,5%</text:p>
          </table:table-cell>
          <table:table-cell table:style-name="ce58" table:formula="of:=INFO.OBBA.OBBA.OBGET(INFO.OBBA.OBBA.OBCALL(&quot;&quot;;obLibs&amp;&quot;net.finmath.marketdata.products.SwapAnnuity&quot;;&quot;getSwapAnnuity&quot;;[.G24];['Rate Curve Data'.$E$10]))" office:value-type="percentage" office:value="1.76327397100906">
            <text:p>176,3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327460175308043">
            <text:p>32,7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29">
            <text:p>0,23</text:p>
          </table:table-cell>
          <table:table-cell table:style-name="ce61" table:formula="of:=IF(ISNUMBER([.O24]);[.M24]-[.O24];&quot;&quot;)" office:value-type="percentage" office:value="0.0984601753080428">
            <text:p>9,85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32" table:formula="of:=[.B25]+[.$C$8]" office:value-type="float" office:value="9.5">
            <text:p>9,5</text:p>
          </table:table-cell>
          <table:table-cell table:style-name="ce32" office:value-type="float" office:value="0.5">
            <text:p>0,5</text:p>
          </table:table-cell>
          <table:table-cell table:style-name="ce55" table:formula="of:=[.K25]+[.$C$7]" office:value-type="percentage" office:value="0.0257852192487202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1-25 &#10;[16649]">
            <text:p>swap tenor 1-25 <text:line-break/>[16649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5]);[.G25];INFO.OBBA.OBBA.OBMAKE(&quot;&quot;;&quot;double&quot;;[.E25]))" office:value-type="string" office:string-value="mcSwaption 1-25 &#10;[16652]">
            <text:p>mcSwaption 1-25 <text:line-break/>[16652]</text:p>
          </table:table-cell>
          <table:table-cell table:style-name="ce56" table:formula="of:=INFO.OBBA.OBBA.OBRUN(&quot;mcSwptn price 1-&quot;&amp;ROW();[.H25];&quot;getValue&quot;;[$LIBORMarketModel.$M$26])" office:value-type="string" office:string-value="mcSwptn price 1-25 &#10;[16653]">
            <text:p>mcSwptn price 1-25 <text:line-break/>[16653]</text:p>
          </table:table-cell>
          <table:table-cell table:style-name="ce57" table:formula="of:=INFO.OBBA.OBBA.OBGET(INFO.OBBA.OBBA.OBSYNC([.I25];[.$I$11:.$I$49]))" office:value-type="percentage" office:value="0.0154782359136585">
            <text:p>1,548%</text:p>
          </table:table-cell>
          <table:table-cell table:style-name="ce55" table:formula="of:=INFO.OBBA.OBBA.OBGET(INFO.OBBA.OBBA.OBCALL(&quot;&quot;;obLibs&amp;&quot;net.finmath.marketdata.products.Swap&quot;;&quot;getForwardSwapRate&quot;;[.G25];[.G25];['Rate Curve Data'.$E$10]))" office:value-type="percentage" office:value="0.0257852192487202">
            <text:p>2,6%</text:p>
          </table:table-cell>
          <table:table-cell table:style-name="ce58" table:formula="of:=INFO.OBBA.OBBA.OBGET(INFO.OBBA.OBBA.OBCALL(&quot;&quot;;obLibs&amp;&quot;net.finmath.marketdata.products.SwapAnnuity&quot;;&quot;getSwapAnnuity&quot;;[.G25];['Rate Curve Data'.$E$10]))" office:value-type="percentage" office:value="1.74083012774966">
            <text:p>174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326135678100349">
            <text:p>32,6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32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32" table:formula="of:=[.B26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55" table:formula="of:=[.K26]+[.$C$7]" office:value-type="percentage" office:value="0.0265176309781845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1-26 &#10;[16658]">
            <text:p>swap tenor 1-26 <text:line-break/>[16658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6]);[.G26];INFO.OBBA.OBBA.OBMAKE(&quot;&quot;;&quot;double&quot;;[.E26]))" office:value-type="string" office:string-value="mcSwaption 1-26 &#10;[16661]">
            <text:p>mcSwaption 1-26 <text:line-break/>[16661]</text:p>
          </table:table-cell>
          <table:table-cell table:style-name="ce56" table:formula="of:=INFO.OBBA.OBBA.OBRUN(&quot;mcSwptn price 1-&quot;&amp;ROW();[.H26];&quot;getValue&quot;;[$LIBORMarketModel.$M$26])" office:value-type="string" office:string-value="mcSwptn price 1-26 &#10;[16662]">
            <text:p>mcSwptn price 1-26 <text:line-break/>[16662]</text:p>
          </table:table-cell>
          <table:table-cell table:style-name="ce57" table:formula="of:=INFO.OBBA.OBBA.OBGET(INFO.OBBA.OBBA.OBSYNC([.I26];[.$I$11:.$I$49]))" office:value-type="percentage" office:value="0.0158321318069748">
            <text:p>1,583%</text:p>
          </table:table-cell>
          <table:table-cell table:style-name="ce55" table:formula="of:=INFO.OBBA.OBBA.OBGET(INFO.OBBA.OBBA.OBCALL(&quot;&quot;;obLibs&amp;&quot;net.finmath.marketdata.products.Swap&quot;;&quot;getForwardSwapRate&quot;;[.G26];[.G26];['Rate Curve Data'.$E$10]))" office:value-type="percentage" office:value="0.0265176309781845">
            <text:p>2,7%</text:p>
          </table:table-cell>
          <table:table-cell table:style-name="ce58" table:formula="of:=INFO.OBBA.OBBA.OBGET(INFO.OBBA.OBBA.OBCALL(&quot;&quot;;obLibs&amp;&quot;net.finmath.marketdata.products.SwapAnnuity&quot;;&quot;getSwapAnnuity&quot;;[.G26];['Rate Curve Data'.$E$10]))" office:value-type="percentage" office:value="1.7180508090713">
            <text:p>171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318415313855477">
            <text:p>31,8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32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32" table:formula="of:=[.B27]+[.$C$8]" office:value-type="float" office:value="10.5">
            <text:p>10,5</text:p>
          </table:table-cell>
          <table:table-cell table:style-name="ce32" office:value-type="float" office:value="0.5">
            <text:p>0,5</text:p>
          </table:table-cell>
          <table:table-cell table:style-name="ce55" table:formula="of:=[.K27]+[.$C$7]" office:value-type="percentage" office:value="0.0274676364417663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1-27 &#10;[16667]">
            <text:p>swap tenor 1-27 <text:line-break/>[16667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7]);[.G27];INFO.OBBA.OBBA.OBMAKE(&quot;&quot;;&quot;double&quot;;[.E27]))" office:value-type="string" office:string-value="mcSwaption 1-27 &#10;[16670]">
            <text:p>mcSwaption 1-27 <text:line-break/>[16670]</text:p>
          </table:table-cell>
          <table:table-cell table:style-name="ce56" table:formula="of:=INFO.OBBA.OBBA.OBRUN(&quot;mcSwptn price 1-&quot;&amp;ROW();[.H27];&quot;getValue&quot;;[$LIBORMarketModel.$M$26])" office:value-type="string" office:string-value="mcSwptn price 1-27 &#10;[16671]">
            <text:p>mcSwptn price 1-27 <text:line-break/>[16671]</text:p>
          </table:table-cell>
          <table:table-cell table:style-name="ce57" table:formula="of:=INFO.OBBA.OBBA.OBGET(INFO.OBBA.OBBA.OBSYNC([.I27];[.$I$11:.$I$49]))" office:value-type="percentage" office:value="0.0165140471063116">
            <text:p>1,651%</text:p>
          </table:table-cell>
          <table:table-cell table:style-name="ce55" table:formula="of:=INFO.OBBA.OBBA.OBGET(INFO.OBBA.OBBA.OBCALL(&quot;&quot;;obLibs&amp;&quot;net.finmath.marketdata.products.Swap&quot;;&quot;getForwardSwapRate&quot;;[.G27];[.G27];['Rate Curve Data'.$E$10]))" office:value-type="percentage" office:value="0.0274676364417663">
            <text:p>2,7%</text:p>
          </table:table-cell>
          <table:table-cell table:style-name="ce58" table:formula="of:=INFO.OBBA.OBBA.OBGET(INFO.OBBA.OBBA.OBCALL(&quot;&quot;;obLibs&amp;&quot;net.finmath.marketdata.products.SwapAnnuity&quot;;&quot;getSwapAnnuity&quot;;[.G27];['Rate Curve Data'.$E$10]))" office:value-type="percentage" office:value="1.69477507624881">
            <text:p>169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315810097375126">
            <text:p>31,5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32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32" table:formula="of:=[.B28]+[.$C$8]" office:value-type="float" office:value="11">
            <text:p>11</text:p>
          </table:table-cell>
          <table:table-cell table:style-name="ce32" office:value-type="float" office:value="0.5">
            <text:p>0,5</text:p>
          </table:table-cell>
          <table:table-cell table:style-name="ce55" table:formula="of:=[.K28]+[.$C$7]" office:value-type="percentage" office:value="0.0284901209315536">
            <text:p>2,8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1-28 &#10;[16676]">
            <text:p>swap tenor 1-28 <text:line-break/>[16676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8]);[.G28];INFO.OBBA.OBBA.OBMAKE(&quot;&quot;;&quot;double&quot;;[.E28]))" office:value-type="string" office:string-value="mcSwaption 1-28 &#10;[16679]">
            <text:p>mcSwaption 1-28 <text:line-break/>[16679]</text:p>
          </table:table-cell>
          <table:table-cell table:style-name="ce56" table:formula="of:=INFO.OBBA.OBBA.OBRUN(&quot;mcSwptn price 1-&quot;&amp;ROW();[.H28];&quot;getValue&quot;;[$LIBORMarketModel.$M$26])" office:value-type="string" office:string-value="mcSwptn price 1-28 &#10;[16680]">
            <text:p>mcSwptn price 1-28 <text:line-break/>[16680]</text:p>
          </table:table-cell>
          <table:table-cell table:style-name="ce57" table:formula="of:=INFO.OBBA.OBBA.OBGET(INFO.OBBA.OBBA.OBSYNC([.I28];[.$I$11:.$I$49]))" office:value-type="percentage" office:value="0.0174374931944379">
            <text:p>1,744%</text:p>
          </table:table-cell>
          <table:table-cell table:style-name="ce55" table:formula="of:=INFO.OBBA.OBBA.OBGET(INFO.OBBA.OBBA.OBCALL(&quot;&quot;;obLibs&amp;&quot;net.finmath.marketdata.products.Swap&quot;;&quot;getForwardSwapRate&quot;;[.G28];[.G28];['Rate Curve Data'.$E$10]))" office:value-type="percentage" office:value="0.0284901209315536">
            <text:p>2,8%</text:p>
          </table:table-cell>
          <table:table-cell table:style-name="ce58" table:formula="of:=INFO.OBBA.OBBA.OBGET(INFO.OBBA.OBBA.OBCALL(&quot;&quot;;obLibs&amp;&quot;net.finmath.marketdata.products.SwapAnnuity&quot;;&quot;getSwapAnnuity&quot;;[.G28];['Rate Curve Data'.$E$10]))" office:value-type="percentage" office:value="1.67097197936613">
            <text:p>167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317670819121458">
            <text:p>31,7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32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32" table:formula="of:=[.B29]+[.$C$8]" office:value-type="float" office:value="11.5">
            <text:p>11,5</text:p>
          </table:table-cell>
          <table:table-cell table:style-name="ce32" office:value-type="float" office:value="0.5">
            <text:p>0,5</text:p>
          </table:table-cell>
          <table:table-cell table:style-name="ce55" table:formula="of:=[.K29]+[.$C$7]" office:value-type="percentage" office:value="0.0292905229394269">
            <text:p>2,9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1-29 &#10;[16685]">
            <text:p>swap tenor 1-29 <text:line-break/>[16685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29]);[.G29];INFO.OBBA.OBBA.OBMAKE(&quot;&quot;;&quot;double&quot;;[.E29]))" office:value-type="string" office:string-value="mcSwaption 1-29 &#10;[16688]">
            <text:p>mcSwaption 1-29 <text:line-break/>[16688]</text:p>
          </table:table-cell>
          <table:table-cell table:style-name="ce56" table:formula="of:=INFO.OBBA.OBBA.OBRUN(&quot;mcSwptn price 1-&quot;&amp;ROW();[.H29];&quot;getValue&quot;;[$LIBORMarketModel.$M$26])" office:value-type="string" office:string-value="mcSwptn price 1-29 &#10;[16689]">
            <text:p>mcSwptn price 1-29 <text:line-break/>[16689]</text:p>
          </table:table-cell>
          <table:table-cell table:style-name="ce57" table:formula="of:=INFO.OBBA.OBBA.OBGET(INFO.OBBA.OBBA.OBSYNC([.I29];[.$I$11:.$I$49]))" office:value-type="percentage" office:value="0.0178931274647197">
            <text:p>1,789%</text:p>
          </table:table-cell>
          <table:table-cell table:style-name="ce55" table:formula="of:=INFO.OBBA.OBBA.OBGET(INFO.OBBA.OBBA.OBCALL(&quot;&quot;;obLibs&amp;&quot;net.finmath.marketdata.products.Swap&quot;;&quot;getForwardSwapRate&quot;;[.G29];[.G29];['Rate Curve Data'.$E$10]))" office:value-type="percentage" office:value="0.0292905229394269">
            <text:p>2,9%</text:p>
          </table:table-cell>
          <table:table-cell table:style-name="ce58" table:formula="of:=INFO.OBBA.OBBA.OBGET(INFO.OBBA.OBBA.OBCALL(&quot;&quot;;obLibs&amp;&quot;net.finmath.marketdata.products.SwapAnnuity&quot;;&quot;getSwapAnnuity&quot;;[.G29];['Rate Curve Data'.$E$10]))" office:value-type="percentage" office:value="1.64685338099911">
            <text:p>164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313444855696447">
            <text:p>31,3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32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32" table:formula="of:=[.B30]+[.$C$8]" office:value-type="float" office:value="12">
            <text:p>12</text:p>
          </table:table-cell>
          <table:table-cell table:style-name="ce32" office:value-type="float" office:value="0.5">
            <text:p>0,5</text:p>
          </table:table-cell>
          <table:table-cell table:style-name="ce55" table:formula="of:=[.K30]+[.$C$7]" office:value-type="percentage" office:value="0.0297144925170075">
            <text:p>3,0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1-30 &#10;[16694]">
            <text:p>swap tenor 1-30 <text:line-break/>[16694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0]);[.G30];INFO.OBBA.OBBA.OBMAKE(&quot;&quot;;&quot;double&quot;;[.E30]))" office:value-type="string" office:string-value="mcSwaption 1-30 &#10;[16697]">
            <text:p>mcSwaption 1-30 <text:line-break/>[16697]</text:p>
          </table:table-cell>
          <table:table-cell table:style-name="ce56" table:formula="of:=INFO.OBBA.OBBA.OBRUN(&quot;mcSwptn price 1-&quot;&amp;ROW();[.H30];&quot;getValue&quot;;[$LIBORMarketModel.$M$26])" office:value-type="string" office:string-value="mcSwptn price 1-30 &#10;[16698]">
            <text:p>mcSwptn price 1-30 <text:line-break/>[16698]</text:p>
          </table:table-cell>
          <table:table-cell table:style-name="ce57" table:formula="of:=INFO.OBBA.OBBA.OBGET(INFO.OBBA.OBBA.OBSYNC([.I30];[.$I$11:.$I$49]))" office:value-type="percentage" office:value="0.0182041487544547">
            <text:p>1,820%</text:p>
          </table:table-cell>
          <table:table-cell table:style-name="ce55" table:formula="of:=INFO.OBBA.OBBA.OBGET(INFO.OBBA.OBBA.OBCALL(&quot;&quot;;obLibs&amp;&quot;net.finmath.marketdata.products.Swap&quot;;&quot;getForwardSwapRate&quot;;[.G30];[.G30];['Rate Curve Data'.$E$10]))" office:value-type="percentage" office:value="0.0297144925170075">
            <text:p>3,0%</text:p>
          </table:table-cell>
          <table:table-cell table:style-name="ce58" table:formula="of:=INFO.OBBA.OBBA.OBGET(INFO.OBBA.OBBA.OBCALL(&quot;&quot;;obLibs&amp;&quot;net.finmath.marketdata.products.SwapAnnuity&quot;;&quot;getSwapAnnuity&quot;;[.G30];['Rate Curve Data'.$E$10]))" office:value-type="percentage" office:value="1.62274387562448">
            <text:p>162,3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311391692025402">
            <text:p>31,1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179">
            <text:p>0,18</text:p>
          </table:table-cell>
          <table:table-cell table:style-name="ce61" table:formula="of:=IF(ISNUMBER([.O30]);[.M30]-[.O30];&quot;&quot;)" office:value-type="percentage" office:value="0.132391692025403">
            <text:p>13,2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32" table:formula="of:=[.B31]+[.$C$8]" office:value-type="float" office:value="12.5">
            <text:p>12,5</text:p>
          </table:table-cell>
          <table:table-cell table:style-name="ce32" office:value-type="float" office:value="0.5">
            <text:p>0,5</text:p>
          </table:table-cell>
          <table:table-cell table:style-name="ce55" table:formula="of:=[.K31]+[.$C$7]" office:value-type="percentage" office:value="0.0297872378186856">
            <text:p>3,0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1-31 &#10;[16703]">
            <text:p>swap tenor 1-31 <text:line-break/>[16703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1]);[.G31];INFO.OBBA.OBBA.OBMAKE(&quot;&quot;;&quot;double&quot;;[.E31]))" office:value-type="string" office:string-value="mcSwaption 1-31 &#10;[16706]">
            <text:p>mcSwaption 1-31 <text:line-break/>[16706]</text:p>
          </table:table-cell>
          <table:table-cell table:style-name="ce56" table:formula="of:=INFO.OBBA.OBBA.OBRUN(&quot;mcSwptn price 1-&quot;&amp;ROW();[.H31];&quot;getValue&quot;;[$LIBORMarketModel.$M$26])" office:value-type="string" office:string-value="mcSwptn price 1-31 &#10;[16707]">
            <text:p>mcSwptn price 1-31 <text:line-break/>[16707]</text:p>
          </table:table-cell>
          <table:table-cell table:style-name="ce57" table:formula="of:=INFO.OBBA.OBBA.OBGET(INFO.OBBA.OBBA.OBSYNC([.I31];[.$I$11:.$I$49]))" office:value-type="percentage" office:value="0.0183055373248661">
            <text:p>1,831%</text:p>
          </table:table-cell>
          <table:table-cell table:style-name="ce55" table:formula="of:=INFO.OBBA.OBBA.OBGET(INFO.OBBA.OBBA.OBCALL(&quot;&quot;;obLibs&amp;&quot;net.finmath.marketdata.products.Swap&quot;;&quot;getForwardSwapRate&quot;;[.G31];[.G31];['Rate Curve Data'.$E$10]))" office:value-type="percentage" office:value="0.0297872378186856">
            <text:p>3,0%</text:p>
          </table:table-cell>
          <table:table-cell table:style-name="ce58" table:formula="of:=INFO.OBBA.OBBA.OBGET(INFO.OBBA.OBBA.OBCALL(&quot;&quot;;obLibs&amp;&quot;net.finmath.marketdata.products.SwapAnnuity&quot;;&quot;getSwapAnnuity&quot;;[.G31];['Rate Curve Data'.$E$10]))" office:value-type="percentage" office:value="1.59893002122564">
            <text:p>159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309853321489827">
            <text:p>30,9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32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32" table:formula="of:=[.B32]+[.$C$8]" office:value-type="float" office:value="13">
            <text:p>13</text:p>
          </table:table-cell>
          <table:table-cell table:style-name="ce32" office:value-type="float" office:value="0.5">
            <text:p>0,5</text:p>
          </table:table-cell>
          <table:table-cell table:style-name="ce55" table:formula="of:=[.K32]+[.$C$7]" office:value-type="percentage" office:value="0.0295701324365368">
            <text:p>3,0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1-32 &#10;[16712]">
            <text:p>swap tenor 1-32 <text:line-break/>[16712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2]);[.G32];INFO.OBBA.OBBA.OBMAKE(&quot;&quot;;&quot;double&quot;;[.E32]))" office:value-type="string" office:string-value="mcSwaption 1-32 &#10;[16715]">
            <text:p>mcSwaption 1-32 <text:line-break/>[16715]</text:p>
          </table:table-cell>
          <table:table-cell table:style-name="ce56" table:formula="of:=INFO.OBBA.OBBA.OBRUN(&quot;mcSwptn price 1-&quot;&amp;ROW();[.H32];&quot;getValue&quot;;[$LIBORMarketModel.$M$26])" office:value-type="string" office:string-value="mcSwptn price 1-32 &#10;[16716]">
            <text:p>mcSwptn price 1-32 <text:line-break/>[16716]</text:p>
          </table:table-cell>
          <table:table-cell table:style-name="ce57" table:formula="of:=INFO.OBBA.OBBA.OBGET(INFO.OBBA.OBBA.OBSYNC([.I32];[.$I$11:.$I$49]))" office:value-type="percentage" office:value="0.0180606967592104">
            <text:p>1,806%</text:p>
          </table:table-cell>
          <table:table-cell table:style-name="ce55" table:formula="of:=INFO.OBBA.OBBA.OBGET(INFO.OBBA.OBBA.OBCALL(&quot;&quot;;obLibs&amp;&quot;net.finmath.marketdata.products.Swap&quot;;&quot;getForwardSwapRate&quot;;[.G32];[.G32];['Rate Curve Data'.$E$10]))" office:value-type="percentage" office:value="0.0295701324365368">
            <text:p>3,0%</text:p>
          </table:table-cell>
          <table:table-cell table:style-name="ce58" table:formula="of:=INFO.OBBA.OBBA.OBGET(INFO.OBBA.OBBA.OBCALL(&quot;&quot;;obLibs&amp;&quot;net.finmath.marketdata.products.SwapAnnuity&quot;;&quot;getSwapAnnuity&quot;;[.G32];['Rate Curve Data'.$E$10]))" office:value-type="percentage" office:value="1.57563416574927">
            <text:p>157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305554073259576">
            <text:p>30,5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32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32" table:formula="of:=[.B33]+[.$C$8]" office:value-type="float" office:value="13.5">
            <text:p>13,5</text:p>
          </table:table-cell>
          <table:table-cell table:style-name="ce32" office:value-type="float" office:value="0.5">
            <text:p>0,5</text:p>
          </table:table-cell>
          <table:table-cell table:style-name="ce55" table:formula="of:=[.K33]+[.$C$7]" office:value-type="percentage" office:value="0.0291246524253121">
            <text:p>2,9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1-33 &#10;[16721]">
            <text:p>swap tenor 1-33 <text:line-break/>[16721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3]);[.G33];INFO.OBBA.OBBA.OBMAKE(&quot;&quot;;&quot;double&quot;;[.E33]))" office:value-type="string" office:string-value="mcSwaption 1-33 &#10;[16724]">
            <text:p>mcSwaption 1-33 <text:line-break/>[16724]</text:p>
          </table:table-cell>
          <table:table-cell table:style-name="ce56" table:formula="of:=INFO.OBBA.OBBA.OBRUN(&quot;mcSwptn price 1-&quot;&amp;ROW();[.H33];&quot;getValue&quot;;[$LIBORMarketModel.$M$26])" office:value-type="string" office:string-value="mcSwptn price 1-33 &#10;[16725]">
            <text:p>mcSwptn price 1-33 <text:line-break/>[16725]</text:p>
          </table:table-cell>
          <table:table-cell table:style-name="ce57" table:formula="of:=INFO.OBBA.OBBA.OBGET(INFO.OBBA.OBBA.OBSYNC([.I33];[.$I$11:.$I$49]))" office:value-type="percentage" office:value="0.0177322070661024">
            <text:p>1,773%</text:p>
          </table:table-cell>
          <table:table-cell table:style-name="ce55" table:formula="of:=INFO.OBBA.OBBA.OBGET(INFO.OBBA.OBBA.OBCALL(&quot;&quot;;obLibs&amp;&quot;net.finmath.marketdata.products.Swap&quot;;&quot;getForwardSwapRate&quot;;[.G33];[.G33];['Rate Curve Data'.$E$10]))" office:value-type="percentage" office:value="0.0291246524253121">
            <text:p>2,9%</text:p>
          </table:table-cell>
          <table:table-cell table:style-name="ce58" table:formula="of:=INFO.OBBA.OBBA.OBGET(INFO.OBBA.OBBA.OBCALL(&quot;&quot;;obLibs&amp;&quot;net.finmath.marketdata.products.SwapAnnuity&quot;;&quot;getSwapAnnuity&quot;;[.G33];['Rate Curve Data'.$E$10]))" office:value-type="percentage" office:value="1.553018602249">
            <text:p>155,3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302539774508915">
            <text:p>30,2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32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32" table:formula="of:=[.B34]+[.$C$8]" office:value-type="float" office:value="14">
            <text:p>14</text:p>
          </table:table-cell>
          <table:table-cell table:style-name="ce32" office:value-type="float" office:value="0.5">
            <text:p>0,5</text:p>
          </table:table-cell>
          <table:table-cell table:style-name="ce55" table:formula="of:=[.K34]+[.$C$7]" office:value-type="percentage" office:value="0.0285123530228794">
            <text:p>2,9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1-34 &#10;[16730]">
            <text:p>swap tenor 1-34 <text:line-break/>[16730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4]);[.G34];INFO.OBBA.OBBA.OBMAKE(&quot;&quot;;&quot;double&quot;;[.E34]))" office:value-type="string" office:string-value="mcSwaption 1-34 &#10;[16733]">
            <text:p>mcSwaption 1-34 <text:line-break/>[16733]</text:p>
          </table:table-cell>
          <table:table-cell table:style-name="ce56" table:formula="of:=INFO.OBBA.OBBA.OBRUN(&quot;mcSwptn price 1-&quot;&amp;ROW();[.H34];&quot;getValue&quot;;[$LIBORMarketModel.$M$26])" office:value-type="string" office:string-value="mcSwptn price 1-34 &#10;[16734]">
            <text:p>mcSwptn price 1-34 <text:line-break/>[16734]</text:p>
          </table:table-cell>
          <table:table-cell table:style-name="ce57" table:formula="of:=INFO.OBBA.OBBA.OBGET(INFO.OBBA.OBBA.OBSYNC([.I34];[.$I$11:.$I$49]))" office:value-type="percentage" office:value="0.0171199104436582">
            <text:p>1,712%</text:p>
          </table:table-cell>
          <table:table-cell table:style-name="ce55" table:formula="of:=INFO.OBBA.OBBA.OBGET(INFO.OBBA.OBBA.OBCALL(&quot;&quot;;obLibs&amp;&quot;net.finmath.marketdata.products.Swap&quot;;&quot;getForwardSwapRate&quot;;[.G34];[.G34];['Rate Curve Data'.$E$10]))" office:value-type="percentage" office:value="0.0285123530228794">
            <text:p>2,9%</text:p>
          </table:table-cell>
          <table:table-cell table:style-name="ce58" table:formula="of:=INFO.OBBA.OBBA.OBGET(INFO.OBBA.OBBA.OBCALL(&quot;&quot;;obLibs&amp;&quot;net.finmath.marketdata.products.SwapAnnuity&quot;;&quot;getSwapAnnuity&quot;;[.G34];['Rate Curve Data'.$E$10]))" office:value-type="percentage" office:value="1.53118969173118">
            <text:p>153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9625478732635">
            <text:p>29,6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32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32" table:formula="of:=[.B35]+[.$C$8]" office:value-type="float" office:value="14.5">
            <text:p>14,5</text:p>
          </table:table-cell>
          <table:table-cell table:style-name="ce32" office:value-type="float" office:value="0.5">
            <text:p>0,5</text:p>
          </table:table-cell>
          <table:table-cell table:style-name="ce55" table:formula="of:=[.K35]+[.$C$7]" office:value-type="percentage" office:value="0.0277948453994945">
            <text:p>2,8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1-35 &#10;[16739]">
            <text:p>swap tenor 1-35 <text:line-break/>[16739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5]);[.G35];INFO.OBBA.OBBA.OBMAKE(&quot;&quot;;&quot;double&quot;;[.E35]))" office:value-type="string" office:string-value="mcSwaption 1-35 &#10;[16742]">
            <text:p>mcSwaption 1-35 <text:line-break/>[16742]</text:p>
          </table:table-cell>
          <table:table-cell table:style-name="ce56" table:formula="of:=INFO.OBBA.OBBA.OBRUN(&quot;mcSwptn price 1-&quot;&amp;ROW();[.H35];&quot;getValue&quot;;[$LIBORMarketModel.$M$26])" office:value-type="string" office:string-value="mcSwptn price 1-35 &#10;[16743]">
            <text:p>mcSwptn price 1-35 <text:line-break/>[16743]</text:p>
          </table:table-cell>
          <table:table-cell table:style-name="ce57" table:formula="of:=INFO.OBBA.OBBA.OBGET(INFO.OBBA.OBBA.OBSYNC([.I35];[.$I$11:.$I$49]))" office:value-type="percentage" office:value="0.016666461535157">
            <text:p>1,667%</text:p>
          </table:table-cell>
          <table:table-cell table:style-name="ce55" table:formula="of:=INFO.OBBA.OBBA.OBGET(INFO.OBBA.OBBA.OBCALL(&quot;&quot;;obLibs&amp;&quot;net.finmath.marketdata.products.Swap&quot;;&quot;getForwardSwapRate&quot;;[.G35];[.G35];['Rate Curve Data'.$E$10]))" office:value-type="percentage" office:value="0.0277948453994945">
            <text:p>2,8%</text:p>
          </table:table-cell>
          <table:table-cell table:style-name="ce58" table:formula="of:=INFO.OBBA.OBBA.OBGET(INFO.OBBA.OBBA.OBCALL(&quot;&quot;;obLibs&amp;&quot;net.finmath.marketdata.products.SwapAnnuity&quot;;&quot;getSwapAnnuity&quot;;[.G35];['Rate Curve Data'.$E$10]))" office:value-type="percentage" office:value="1.51020177924313">
            <text:p>151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94247835379667">
            <text:p>29,4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32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32" table:formula="of:=[.B36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K36]+[.$C$7]" office:value-type="percentage" office:value="0.0270337733865161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1-36 &#10;[16748]">
            <text:p>swap tenor 1-36 <text:line-break/>[16748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6]);[.G36];INFO.OBBA.OBBA.OBMAKE(&quot;&quot;;&quot;double&quot;;[.E36]))" office:value-type="string" office:string-value="mcSwaption 1-36 &#10;[16751]">
            <text:p>mcSwaption 1-36 <text:line-break/>[16751]</text:p>
          </table:table-cell>
          <table:table-cell table:style-name="ce56" table:formula="of:=INFO.OBBA.OBBA.OBRUN(&quot;mcSwptn price 1-&quot;&amp;ROW();[.H36];&quot;getValue&quot;;[$LIBORMarketModel.$M$26])" office:value-type="string" office:string-value="mcSwptn price 1-36 &#10;[16752]">
            <text:p>mcSwptn price 1-36 <text:line-break/>[16752]</text:p>
          </table:table-cell>
          <table:table-cell table:style-name="ce57" table:formula="of:=INFO.OBBA.OBBA.OBGET(INFO.OBBA.OBBA.OBSYNC([.I36];[.$I$11:.$I$49]))" office:value-type="percentage" office:value="0.0163238376779547">
            <text:p>1,632%</text:p>
          </table:table-cell>
          <table:table-cell table:style-name="ce55" table:formula="of:=INFO.OBBA.OBBA.OBGET(INFO.OBBA.OBBA.OBCALL(&quot;&quot;;obLibs&amp;&quot;net.finmath.marketdata.products.Swap&quot;;&quot;getForwardSwapRate&quot;;[.G36];[.G36];['Rate Curve Data'.$E$10]))" office:value-type="percentage" office:value="0.0270337733865161">
            <text:p>2,7%</text:p>
          </table:table-cell>
          <table:table-cell table:style-name="ce58" table:formula="of:=INFO.OBBA.OBBA.OBGET(INFO.OBBA.OBBA.OBCALL(&quot;&quot;;obLibs&amp;&quot;net.finmath.marketdata.products.SwapAnnuity&quot;;&quot;getSwapAnnuity&quot;;[.G36];['Rate Curve Data'.$E$10]))" office:value-type="percentage" office:value="1.49006079629356">
            <text:p>149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95072750118471">
            <text:p>29,5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32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32" table:formula="of:=[.B37]+[.$C$8]" office:value-type="float" office:value="15.5">
            <text:p>15,5</text:p>
          </table:table-cell>
          <table:table-cell table:style-name="ce32" office:value-type="float" office:value="0.5">
            <text:p>0,5</text:p>
          </table:table-cell>
          <table:table-cell table:style-name="ce55" table:formula="of:=[.K37]+[.$C$7]" office:value-type="percentage" office:value="0.0262878748151531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1-37 &#10;[16757]">
            <text:p>swap tenor 1-37 <text:line-break/>[16757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7]);[.G37];INFO.OBBA.OBBA.OBMAKE(&quot;&quot;;&quot;double&quot;;[.E37]))" office:value-type="string" office:string-value="mcSwaption 1-37 &#10;[16760]">
            <text:p>mcSwaption 1-37 <text:line-break/>[16760]</text:p>
          </table:table-cell>
          <table:table-cell table:style-name="ce56" table:formula="of:=INFO.OBBA.OBBA.OBRUN(&quot;mcSwptn price 1-&quot;&amp;ROW();[.H37];&quot;getValue&quot;;[$LIBORMarketModel.$M$26])" office:value-type="string" office:string-value="mcSwptn price 1-37 &#10;[16761]">
            <text:p>mcSwptn price 1-37 <text:line-break/>[16761]</text:p>
          </table:table-cell>
          <table:table-cell table:style-name="ce57" table:formula="of:=INFO.OBBA.OBBA.OBGET(INFO.OBBA.OBBA.OBSYNC([.I37];[.$I$11:.$I$49]))" office:value-type="percentage" office:value="0.0158793621346496">
            <text:p>1,588%</text:p>
          </table:table-cell>
          <table:table-cell table:style-name="ce55" table:formula="of:=INFO.OBBA.OBBA.OBGET(INFO.OBBA.OBBA.OBCALL(&quot;&quot;;obLibs&amp;&quot;net.finmath.marketdata.products.Swap&quot;;&quot;getForwardSwapRate&quot;;[.G37];[.G37];['Rate Curve Data'.$E$10]))" office:value-type="percentage" office:value="0.0262878748151531">
            <text:p>2,6%</text:p>
          </table:table-cell>
          <table:table-cell table:style-name="ce58" table:formula="of:=INFO.OBBA.OBBA.OBGET(INFO.OBBA.OBBA.OBCALL(&quot;&quot;;obLibs&amp;&quot;net.finmath.marketdata.products.SwapAnnuity&quot;;&quot;getSwapAnnuity&quot;;[.G37];['Rate Curve Data'.$E$10]))" office:value-type="percentage" office:value="1.47072961824784">
            <text:p>147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93872452740065">
            <text:p>29,3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32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32" table:formula="of:=[.B38]+[.$C$8]" office:value-type="float" office:value="16">
            <text:p>16</text:p>
          </table:table-cell>
          <table:table-cell table:style-name="ce32" office:value-type="float" office:value="0.5">
            <text:p>0,5</text:p>
          </table:table-cell>
          <table:table-cell table:style-name="ce55" table:formula="of:=[.K38]+[.$C$7]" office:value-type="percentage" office:value="0.0256012507562723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1-38 &#10;[16766]">
            <text:p>swap tenor 1-38 <text:line-break/>[16766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8]);[.G38];INFO.OBBA.OBBA.OBMAKE(&quot;&quot;;&quot;double&quot;;[.E38]))" office:value-type="string" office:string-value="mcSwaption 1-38 &#10;[16769]">
            <text:p>mcSwaption 1-38 <text:line-break/>[16769]</text:p>
          </table:table-cell>
          <table:table-cell table:style-name="ce56" table:formula="of:=INFO.OBBA.OBBA.OBRUN(&quot;mcSwptn price 1-&quot;&amp;ROW();[.H38];&quot;getValue&quot;;[$LIBORMarketModel.$M$26])" office:value-type="string" office:string-value="mcSwptn price 1-38 &#10;[16770]">
            <text:p>mcSwptn price 1-38 <text:line-break/>[16770]</text:p>
          </table:table-cell>
          <table:table-cell table:style-name="ce57" table:formula="of:=INFO.OBBA.OBBA.OBGET(INFO.OBBA.OBBA.OBSYNC([.I38];[.$I$11:.$I$49]))" office:value-type="percentage" office:value="0.0152369652678182">
            <text:p>1,524%</text:p>
          </table:table-cell>
          <table:table-cell table:style-name="ce55" table:formula="of:=INFO.OBBA.OBBA.OBGET(INFO.OBBA.OBBA.OBCALL(&quot;&quot;;obLibs&amp;&quot;net.finmath.marketdata.products.Swap&quot;;&quot;getForwardSwapRate&quot;;[.G38];[.G38];['Rate Curve Data'.$E$10]))" office:value-type="percentage" office:value="0.0256012507562723">
            <text:p>2,6%</text:p>
          </table:table-cell>
          <table:table-cell table:style-name="ce58" table:formula="of:=INFO.OBBA.OBBA.OBGET(INFO.OBBA.OBBA.OBCALL(&quot;&quot;;obLibs&amp;&quot;net.finmath.marketdata.products.SwapAnnuity&quot;;&quot;getSwapAnnuity&quot;;[.G38];['Rate Curve Data'.$E$10]))" office:value-type="percentage" office:value="1.45214130145184">
            <text:p>145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87906332611356">
            <text:p>28,7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32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32" table:formula="of:=[.B39]+[.$C$8]" office:value-type="float" office:value="16.5">
            <text:p>16,5</text:p>
          </table:table-cell>
          <table:table-cell table:style-name="ce32" office:value-type="float" office:value="0.5">
            <text:p>0,5</text:p>
          </table:table-cell>
          <table:table-cell table:style-name="ce55" table:formula="of:=[.K39]+[.$C$7]" office:value-type="percentage" office:value="0.0250002349379629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1-39 &#10;[16775]">
            <text:p>swap tenor 1-39 <text:line-break/>[16775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39]);[.G39];INFO.OBBA.OBBA.OBMAKE(&quot;&quot;;&quot;double&quot;;[.E39]))" office:value-type="string" office:string-value="mcSwaption 1-39 &#10;[16778]">
            <text:p>mcSwaption 1-39 <text:line-break/>[16778]</text:p>
          </table:table-cell>
          <table:table-cell table:style-name="ce56" table:formula="of:=INFO.OBBA.OBBA.OBRUN(&quot;mcSwptn price 1-&quot;&amp;ROW();[.H39];&quot;getValue&quot;;[$LIBORMarketModel.$M$26])" office:value-type="string" office:string-value="mcSwptn price 1-39 &#10;[16779]">
            <text:p>mcSwptn price 1-39 <text:line-break/>[16779]</text:p>
          </table:table-cell>
          <table:table-cell table:style-name="ce57" table:formula="of:=INFO.OBBA.OBBA.OBGET(INFO.OBBA.OBBA.OBSYNC([.I39];[.$I$11:.$I$49]))" office:value-type="percentage" office:value="0.0148610545052074">
            <text:p>1,486%</text:p>
          </table:table-cell>
          <table:table-cell table:style-name="ce55" table:formula="of:=INFO.OBBA.OBBA.OBGET(INFO.OBBA.OBBA.OBCALL(&quot;&quot;;obLibs&amp;&quot;net.finmath.marketdata.products.Swap&quot;;&quot;getForwardSwapRate&quot;;[.G39];[.G39];['Rate Curve Data'.$E$10]))" office:value-type="percentage" office:value="0.0250002349379629">
            <text:p>2,5%</text:p>
          </table:table-cell>
          <table:table-cell table:style-name="ce58" table:formula="of:=INFO.OBBA.OBBA.OBGET(INFO.OBBA.OBBA.OBCALL(&quot;&quot;;obLibs&amp;&quot;net.finmath.marketdata.products.SwapAnnuity&quot;;&quot;getSwapAnnuity&quot;;[.G39];['Rate Curve Data'.$E$10]))" office:value-type="percentage" office:value="1.4342134646679">
            <text:p>143,4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86417740863878">
            <text:p>28,6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32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32" table:formula="of:=[.B40]+[.$C$8]" office:value-type="float" office:value="17">
            <text:p>17</text:p>
          </table:table-cell>
          <table:table-cell table:style-name="ce32" office:value-type="float" office:value="0.5">
            <text:p>0,5</text:p>
          </table:table-cell>
          <table:table-cell table:style-name="ce55" table:formula="of:=[.K40]+[.$C$7]" office:value-type="percentage" office:value="0.0244931820836678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1-40 &#10;[16784]">
            <text:p>swap tenor 1-40 <text:line-break/>[16784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0]);[.G40];INFO.OBBA.OBBA.OBMAKE(&quot;&quot;;&quot;double&quot;;[.E40]))" office:value-type="string" office:string-value="mcSwaption 1-40 &#10;[16787]">
            <text:p>mcSwaption 1-40 <text:line-break/>[16787]</text:p>
          </table:table-cell>
          <table:table-cell table:style-name="ce56" table:formula="of:=INFO.OBBA.OBBA.OBRUN(&quot;mcSwptn price 1-&quot;&amp;ROW();[.H40];&quot;getValue&quot;;[$LIBORMarketModel.$M$26])" office:value-type="string" office:string-value="mcSwptn price 1-40 &#10;[16788]">
            <text:p>mcSwptn price 1-40 <text:line-break/>[16788]</text:p>
          </table:table-cell>
          <table:table-cell table:style-name="ce57" table:formula="of:=INFO.OBBA.OBBA.OBGET(INFO.OBBA.OBBA.OBSYNC([.I40];[.$I$11:.$I$49]))" office:value-type="percentage" office:value="0.0144985298074921">
            <text:p>1,450%</text:p>
          </table:table-cell>
          <table:table-cell table:style-name="ce55" table:formula="of:=INFO.OBBA.OBBA.OBGET(INFO.OBBA.OBBA.OBCALL(&quot;&quot;;obLibs&amp;&quot;net.finmath.marketdata.products.Swap&quot;;&quot;getForwardSwapRate&quot;;[.G40];[.G40];['Rate Curve Data'.$E$10]))" office:value-type="percentage" office:value="0.0244931820836678">
            <text:p>2,4%</text:p>
          </table:table-cell>
          <table:table-cell table:style-name="ce58" table:formula="of:=INFO.OBBA.OBBA.OBGET(INFO.OBBA.OBBA.OBCALL(&quot;&quot;;obLibs&amp;&quot;net.finmath.marketdata.products.SwapAnnuity&quot;;&quot;getSwapAnnuity&quot;;[.G40];['Rate Curve Data'.$E$10]))" office:value-type="percentage" office:value="1.41686173839495">
            <text:p>14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840962330866">
            <text:p>28,4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194">
            <text:p>0,19</text:p>
          </table:table-cell>
          <table:table-cell table:style-name="ce61" table:formula="of:=IF(ISNUMBER([.O40]);[.M40]-[.O40];&quot;&quot;)" office:value-type="percentage" office:value="0.0900962330866005">
            <text:p>9,01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32" table:formula="of:=[.B41]+[.$C$8]" office:value-type="float" office:value="17.5">
            <text:p>17,5</text:p>
          </table:table-cell>
          <table:table-cell table:style-name="ce32" office:value-type="float" office:value="0.5">
            <text:p>0,5</text:p>
          </table:table-cell>
          <table:table-cell table:style-name="ce55" table:formula="of:=[.K41]+[.$C$7]" office:value-type="percentage" office:value="0.0240733421023629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1-41 &#10;[16793]">
            <text:p>swap tenor 1-41 <text:line-break/>[16793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1]);[.G41];INFO.OBBA.OBBA.OBMAKE(&quot;&quot;;&quot;double&quot;;[.E41]))" office:value-type="string" office:string-value="mcSwaption 1-41 &#10;[16796]">
            <text:p>mcSwaption 1-41 <text:line-break/>[16796]</text:p>
          </table:table-cell>
          <table:table-cell table:style-name="ce56" table:formula="of:=INFO.OBBA.OBBA.OBRUN(&quot;mcSwptn price 1-&quot;&amp;ROW();[.H41];&quot;getValue&quot;;[$LIBORMarketModel.$M$26])" office:value-type="string" office:string-value="mcSwptn price 1-41 &#10;[16797]">
            <text:p>mcSwptn price 1-41 <text:line-break/>[16797]</text:p>
          </table:table-cell>
          <table:table-cell table:style-name="ce57" table:formula="of:=INFO.OBBA.OBBA.OBGET(INFO.OBBA.OBBA.OBSYNC([.I41];[.$I$11:.$I$49]))" office:value-type="percentage" office:value="0.0142489834394338">
            <text:p>1,425%</text:p>
          </table:table-cell>
          <table:table-cell table:style-name="ce55" table:formula="of:=INFO.OBBA.OBBA.OBGET(INFO.OBBA.OBBA.OBCALL(&quot;&quot;;obLibs&amp;&quot;net.finmath.marketdata.products.Swap&quot;;&quot;getForwardSwapRate&quot;;[.G41];[.G41];['Rate Curve Data'.$E$10]))" office:value-type="percentage" office:value="0.0240733421023629">
            <text:p>2,4%</text:p>
          </table:table-cell>
          <table:table-cell table:style-name="ce58" table:formula="of:=INFO.OBBA.OBBA.OBGET(INFO.OBBA.OBBA.OBCALL(&quot;&quot;;obLibs&amp;&quot;net.finmath.marketdata.products.SwapAnnuity&quot;;&quot;getSwapAnnuity&quot;;[.G41];['Rate Curve Data'.$E$10]))" office:value-type="percentage" office:value="1.40001027524357">
            <text:p>140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83186221637562">
            <text:p>28,3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32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32" table:formula="of:=[.B42]+[.$C$8]" office:value-type="float" office:value="18">
            <text:p>18</text:p>
          </table:table-cell>
          <table:table-cell table:style-name="ce32" office:value-type="float" office:value="0.5">
            <text:p>0,5</text:p>
          </table:table-cell>
          <table:table-cell table:style-name="ce55" table:formula="of:=[.K42]+[.$C$7]" office:value-type="percentage" office:value="0.0237309429851319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1-42 &#10;[16802]">
            <text:p>swap tenor 1-42 <text:line-break/>[16802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2]);[.G42];INFO.OBBA.OBBA.OBMAKE(&quot;&quot;;&quot;double&quot;;[.E42]))" office:value-type="string" office:string-value="mcSwaption 1-42 &#10;[16805]">
            <text:p>mcSwaption 1-42 <text:line-break/>[16805]</text:p>
          </table:table-cell>
          <table:table-cell table:style-name="ce56" table:formula="of:=INFO.OBBA.OBBA.OBRUN(&quot;mcSwptn price 1-&quot;&amp;ROW();[.H42];&quot;getValue&quot;;[$LIBORMarketModel.$M$26])" office:value-type="string" office:string-value="mcSwptn price 1-42 &#10;[16806]">
            <text:p>mcSwptn price 1-42 <text:line-break/>[16806]</text:p>
          </table:table-cell>
          <table:table-cell table:style-name="ce57" table:formula="of:=INFO.OBBA.OBBA.OBGET(INFO.OBBA.OBBA.OBSYNC([.I42];[.$I$11:.$I$49]))" office:value-type="percentage" office:value="0.0139713644361862">
            <text:p>1,397%</text:p>
          </table:table-cell>
          <table:table-cell table:style-name="ce55" table:formula="of:=INFO.OBBA.OBBA.OBGET(INFO.OBBA.OBBA.OBCALL(&quot;&quot;;obLibs&amp;&quot;net.finmath.marketdata.products.Swap&quot;;&quot;getForwardSwapRate&quot;;[.G42];[.G42];['Rate Curve Data'.$E$10]))" office:value-type="percentage" office:value="0.0237309429851319">
            <text:p>2,4%</text:p>
          </table:table-cell>
          <table:table-cell table:style-name="ce58" table:formula="of:=INFO.OBBA.OBBA.OBGET(INFO.OBBA.OBBA.OBCALL(&quot;&quot;;obLibs&amp;&quot;net.finmath.marketdata.products.SwapAnnuity&quot;;&quot;getSwapAnnuity&quot;;[.G42];['Rate Curve Data'.$E$10]))" office:value-type="percentage" office:value="1.38359328852131">
            <text:p>138,4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80729622560393">
            <text:p>28,0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32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32" table:formula="of:=[.B43]+[.$C$8]" office:value-type="float" office:value="18.5">
            <text:p>18,5</text:p>
          </table:table-cell>
          <table:table-cell table:style-name="ce32" office:value-type="float" office:value="0.5">
            <text:p>0,5</text:p>
          </table:table-cell>
          <table:table-cell table:style-name="ce55" table:formula="of:=[.K43]+[.$C$7]" office:value-type="percentage" office:value="0.023456217190575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1-43 &#10;[16811]">
            <text:p>swap tenor 1-43 <text:line-break/>[16811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3]);[.G43];INFO.OBBA.OBBA.OBMAKE(&quot;&quot;;&quot;double&quot;;[.E43]))" office:value-type="string" office:string-value="mcSwaption 1-43 &#10;[16814]">
            <text:p>mcSwaption 1-43 <text:line-break/>[16814]</text:p>
          </table:table-cell>
          <table:table-cell table:style-name="ce56" table:formula="of:=INFO.OBBA.OBBA.OBRUN(&quot;mcSwptn price 1-&quot;&amp;ROW();[.H43];&quot;getValue&quot;;[$LIBORMarketModel.$M$26])" office:value-type="string" office:string-value="mcSwptn price 1-43 &#10;[16815]">
            <text:p>mcSwptn price 1-43 <text:line-break/>[16815]</text:p>
          </table:table-cell>
          <table:table-cell table:style-name="ce57" table:formula="of:=INFO.OBBA.OBBA.OBGET(INFO.OBBA.OBBA.OBSYNC([.I43];[.$I$11:.$I$49]))" office:value-type="percentage" office:value="0.013640809379699">
            <text:p>1,364%</text:p>
          </table:table-cell>
          <table:table-cell table:style-name="ce55" table:formula="of:=INFO.OBBA.OBBA.OBGET(INFO.OBBA.OBBA.OBCALL(&quot;&quot;;obLibs&amp;&quot;net.finmath.marketdata.products.Swap&quot;;&quot;getForwardSwapRate&quot;;[.G43];[.G43];['Rate Curve Data'.$E$10]))" office:value-type="percentage" office:value="0.0234562171905754">
            <text:p>2,3%</text:p>
          </table:table-cell>
          <table:table-cell table:style-name="ce58" table:formula="of:=INFO.OBBA.OBBA.OBGET(INFO.OBBA.OBBA.OBCALL(&quot;&quot;;obLibs&amp;&quot;net.finmath.marketdata.products.SwapAnnuity&quot;;&quot;getSwapAnnuity&quot;;[.G43];['Rate Curve Data'.$E$10]))" office:value-type="percentage" office:value="1.36755446128934">
            <text:p>136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76246840152278">
            <text:p>27,6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32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32" table:formula="of:=[.B44]+[.$C$8]" office:value-type="float" office:value="19">
            <text:p>19</text:p>
          </table:table-cell>
          <table:table-cell table:style-name="ce32" office:value-type="float" office:value="0.5">
            <text:p>0,5</text:p>
          </table:table-cell>
          <table:table-cell table:style-name="ce55" table:formula="of:=[.K44]+[.$C$7]" office:value-type="percentage" office:value="0.023239401062377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1-44 &#10;[16820]">
            <text:p>swap tenor 1-44 <text:line-break/>[16820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4]);[.G44];INFO.OBBA.OBBA.OBMAKE(&quot;&quot;;&quot;double&quot;;[.E44]))" office:value-type="string" office:string-value="mcSwaption 1-44 &#10;[16823]">
            <text:p>mcSwaption 1-44 <text:line-break/>[16823]</text:p>
          </table:table-cell>
          <table:table-cell table:style-name="ce56" table:formula="of:=INFO.OBBA.OBBA.OBRUN(&quot;mcSwptn price 1-&quot;&amp;ROW();[.H44];&quot;getValue&quot;;[$LIBORMarketModel.$M$26])" office:value-type="string" office:string-value="mcSwptn price 1-44 &#10;[16824]">
            <text:p>mcSwptn price 1-44 <text:line-break/>[16824]</text:p>
          </table:table-cell>
          <table:table-cell table:style-name="ce57" table:formula="of:=INFO.OBBA.OBBA.OBGET(INFO.OBBA.OBBA.OBSYNC([.I44];[.$I$11:.$I$49]))" office:value-type="percentage" office:value="0.0135125783479268">
            <text:p>1,351%</text:p>
          </table:table-cell>
          <table:table-cell table:style-name="ce55" table:formula="of:=INFO.OBBA.OBBA.OBGET(INFO.OBBA.OBBA.OBCALL(&quot;&quot;;obLibs&amp;&quot;net.finmath.marketdata.products.Swap&quot;;&quot;getForwardSwapRate&quot;;[.G44];[.G44];['Rate Curve Data'.$E$10]))" office:value-type="percentage" office:value="0.0232394010623774">
            <text:p>2,3%</text:p>
          </table:table-cell>
          <table:table-cell table:style-name="ce58" table:formula="of:=INFO.OBBA.OBBA.OBGET(INFO.OBBA.OBBA.OBCALL(&quot;&quot;;obLibs&amp;&quot;net.finmath.marketdata.products.SwapAnnuity&quot;;&quot;getSwapAnnuity&quot;;[.G44];['Rate Curve Data'.$E$10]))" office:value-type="percentage" office:value="1.35184641083132">
            <text:p>135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75628566639967">
            <text:p>27,5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32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32" table:formula="of:=[.B45]+[.$C$8]" office:value-type="float" office:value="19.5">
            <text:p>19,5</text:p>
          </table:table-cell>
          <table:table-cell table:style-name="ce32" office:value-type="float" office:value="0.5">
            <text:p>0,5</text:p>
          </table:table-cell>
          <table:table-cell table:style-name="ce55" table:formula="of:=[.K45]+[.$C$7]" office:value-type="percentage" office:value="0.0230707342451677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1-45 &#10;[16829]">
            <text:p>swap tenor 1-45 <text:line-break/>[16829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5]);[.G45];INFO.OBBA.OBBA.OBMAKE(&quot;&quot;;&quot;double&quot;;[.E45]))" office:value-type="string" office:string-value="mcSwaption 1-45 &#10;[16832]">
            <text:p>mcSwaption 1-45 <text:line-break/>[16832]</text:p>
          </table:table-cell>
          <table:table-cell table:style-name="ce56" table:formula="of:=INFO.OBBA.OBBA.OBRUN(&quot;mcSwptn price 1-&quot;&amp;ROW();[.H45];&quot;getValue&quot;;[$LIBORMarketModel.$M$26])" office:value-type="string" office:string-value="mcSwptn price 1-45 &#10;[16833]">
            <text:p>mcSwptn price 1-45 <text:line-break/>[16833]</text:p>
          </table:table-cell>
          <table:table-cell table:style-name="ce57" table:formula="of:=INFO.OBBA.OBBA.OBGET(INFO.OBBA.OBBA.OBSYNC([.I45];[.$I$11:.$I$49]))" office:value-type="percentage" office:value="0.0132954743918509">
            <text:p>1,330%</text:p>
          </table:table-cell>
          <table:table-cell table:style-name="ce55" table:formula="of:=INFO.OBBA.OBBA.OBGET(INFO.OBBA.OBBA.OBCALL(&quot;&quot;;obLibs&amp;&quot;net.finmath.marketdata.products.Swap&quot;;&quot;getForwardSwapRate&quot;;[.G45];[.G45];['Rate Curve Data'.$E$10]))" office:value-type="percentage" office:value="0.0230707342451677">
            <text:p>2,3%</text:p>
          </table:table-cell>
          <table:table-cell table:style-name="ce58" table:formula="of:=INFO.OBBA.OBBA.OBGET(INFO.OBBA.OBBA.OBCALL(&quot;&quot;;obLibs&amp;&quot;net.finmath.marketdata.products.SwapAnnuity&quot;;&quot;getSwapAnnuity&quot;;[.G45];['Rate Curve Data'.$E$10]))" office:value-type="percentage" office:value="1.33643019786524">
            <text:p>133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72438086795235">
            <text:p>27,2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32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32" table:formula="of:=[.B46]+[.$C$8]" office:value-type="float" office:value="20">
            <text:p>20</text:p>
          </table:table-cell>
          <table:table-cell table:style-name="ce32" office:value-type="float" office:value="0.5">
            <text:p>0,5</text:p>
          </table:table-cell>
          <table:table-cell table:style-name="ce55" table:formula="of:=[.K46]+[.$C$7]" office:value-type="percentage" office:value="0.0229404590991413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1-46 &#10;[16838]">
            <text:p>swap tenor 1-46 <text:line-break/>[16838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6]);[.G46];INFO.OBBA.OBBA.OBMAKE(&quot;&quot;;&quot;double&quot;;[.E46]))" office:value-type="string" office:string-value="mcSwaption 1-46 &#10;[16841]">
            <text:p>mcSwaption 1-46 <text:line-break/>[16841]</text:p>
          </table:table-cell>
          <table:table-cell table:style-name="ce56" table:formula="of:=INFO.OBBA.OBBA.OBRUN(&quot;mcSwptn price 1-&quot;&amp;ROW();[.H46];&quot;getValue&quot;;[$LIBORMarketModel.$M$26])" office:value-type="string" office:string-value="mcSwptn price 1-46 &#10;[16842]">
            <text:p>mcSwptn price 1-46 <text:line-break/>[16842]</text:p>
          </table:table-cell>
          <table:table-cell table:style-name="ce57" table:formula="of:=INFO.OBBA.OBBA.OBGET(INFO.OBBA.OBBA.OBSYNC([.I46];[.$I$11:.$I$49]))" office:value-type="percentage" office:value="0.0134310369273581">
            <text:p>1,343%</text:p>
          </table:table-cell>
          <table:table-cell table:style-name="ce55" table:formula="of:=INFO.OBBA.OBBA.OBGET(INFO.OBBA.OBBA.OBCALL(&quot;&quot;;obLibs&amp;&quot;net.finmath.marketdata.products.Swap&quot;;&quot;getForwardSwapRate&quot;;[.G46];[.G46];['Rate Curve Data'.$E$10]))" office:value-type="percentage" office:value="0.0229404590991413">
            <text:p>2,3%</text:p>
          </table:table-cell>
          <table:table-cell table:style-name="ce58" table:formula="of:=INFO.OBBA.OBBA.OBGET(INFO.OBBA.OBBA.OBCALL(&quot;&quot;;obLibs&amp;&quot;net.finmath.marketdata.products.SwapAnnuity&quot;;&quot;getSwapAnnuity&quot;;[.G46];['Rate Curve Data'.$E$10]))" office:value-type="percentage" office:value="1.32127487178775">
            <text:p>132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76936617240598">
            <text:p>27,6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32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32" table:formula="of:=[.B47]+[.$C$8]" office:value-type="float" office:value="20.5">
            <text:p>20,5</text:p>
          </table:table-cell>
          <table:table-cell table:style-name="ce32" office:value-type="float" office:value="0.5">
            <text:p>0,5</text:p>
          </table:table-cell>
          <table:table-cell table:style-name="ce55" table:formula="of:=[.K47]+[.$C$7]" office:value-type="percentage" office:value="0.0228392308086765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1-47 &#10;[16847]">
            <text:p>swap tenor 1-47 <text:line-break/>[16847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7]);[.G47];INFO.OBBA.OBBA.OBMAKE(&quot;&quot;;&quot;double&quot;;[.E47]))" office:value-type="string" office:string-value="mcSwaption 1-47 &#10;[16850]">
            <text:p>mcSwaption 1-47 <text:line-break/>[16850]</text:p>
          </table:table-cell>
          <table:table-cell table:style-name="ce56" table:formula="of:=INFO.OBBA.OBBA.OBRUN(&quot;mcSwptn price 1-&quot;&amp;ROW();[.H47];&quot;getValue&quot;;[$LIBORMarketModel.$M$26])" office:value-type="string" office:string-value="mcSwptn price 1-47 &#10;[16851]">
            <text:p>mcSwptn price 1-47 <text:line-break/>[16851]</text:p>
          </table:table-cell>
          <table:table-cell table:style-name="ce57" table:formula="of:=INFO.OBBA.OBBA.OBGET(INFO.OBBA.OBBA.OBSYNC([.I47];[.$I$11:.$I$49]))" office:value-type="percentage" office:value="0.0133663280430959">
            <text:p>1,337%</text:p>
          </table:table-cell>
          <table:table-cell table:style-name="ce55" table:formula="of:=INFO.OBBA.OBBA.OBGET(INFO.OBBA.OBBA.OBCALL(&quot;&quot;;obLibs&amp;&quot;net.finmath.marketdata.products.Swap&quot;;&quot;getForwardSwapRate&quot;;[.G47];[.G47];['Rate Curve Data'.$E$10]))" office:value-type="percentage" office:value="0.0228392308086765">
            <text:p>2,3%</text:p>
          </table:table-cell>
          <table:table-cell table:style-name="ce58" table:formula="of:=INFO.OBBA.OBBA.OBGET(INFO.OBBA.OBBA.OBCALL(&quot;&quot;;obLibs&amp;&quot;net.finmath.marketdata.products.SwapAnnuity&quot;;&quot;getSwapAnnuity&quot;;[.G47];['Rate Curve Data'.$E$10]))" office:value-type="percentage" office:value="1.30635677978179">
            <text:p>130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76553918093632">
            <text:p>27,6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32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32" table:formula="of:=[.B48]+[.$C$8]" office:value-type="float" office:value="21">
            <text:p>21</text:p>
          </table:table-cell>
          <table:table-cell table:style-name="ce32" office:value-type="float" office:value="0.5">
            <text:p>0,5</text:p>
          </table:table-cell>
          <table:table-cell table:style-name="ce55" table:formula="of:=[.K48]+[.$C$7]" office:value-type="percentage" office:value="0.02275976438629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1-48 &#10;[16856]">
            <text:p>swap tenor 1-48 <text:line-break/>[16856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8]);[.G48];INFO.OBBA.OBBA.OBMAKE(&quot;&quot;;&quot;double&quot;;[.E48]))" office:value-type="string" office:string-value="mcSwaption 1-48 &#10;[16859]">
            <text:p>mcSwaption 1-48 <text:line-break/>[16859]</text:p>
          </table:table-cell>
          <table:table-cell table:style-name="ce56" table:formula="of:=INFO.OBBA.OBBA.OBRUN(&quot;mcSwptn price 1-&quot;&amp;ROW();[.H48];&quot;getValue&quot;;[$LIBORMarketModel.$M$26])" office:value-type="string" office:string-value="mcSwptn price 1-48 &#10;[16860]">
            <text:p>mcSwptn price 1-48 <text:line-break/>[16860]</text:p>
          </table:table-cell>
          <table:table-cell table:style-name="ce57" table:formula="of:=INFO.OBBA.OBBA.OBGET(INFO.OBBA.OBBA.OBSYNC([.I48];[.$I$11:.$I$49]))" office:value-type="percentage" office:value="0.0133908842248774">
            <text:p>1,339%</text:p>
          </table:table-cell>
          <table:table-cell table:style-name="ce55" table:formula="of:=INFO.OBBA.OBBA.OBGET(INFO.OBBA.OBBA.OBCALL(&quot;&quot;;obLibs&amp;&quot;net.finmath.marketdata.products.Swap&quot;;&quot;getForwardSwapRate&quot;;[.G48];[.G48];['Rate Curve Data'.$E$10]))" office:value-type="percentage" office:value="0.02275976438629">
            <text:p>2,3%</text:p>
          </table:table-cell>
          <table:table-cell table:style-name="ce58" table:formula="of:=INFO.OBBA.OBBA.OBGET(INFO.OBBA.OBBA.OBCALL(&quot;&quot;;obLibs&amp;&quot;net.finmath.marketdata.products.SwapAnnuity&quot;;&quot;getSwapAnnuity&quot;;[.G48];['Rate Curve Data'.$E$10]))" office:value-type="percentage" office:value="1.29165786543925">
            <text:p>129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78066135851552">
            <text:p>27,8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32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32" table:formula="of:=[.B49]+[.$C$8]" office:value-type="float" office:value="21.5">
            <text:p>21,5</text:p>
          </table:table-cell>
          <table:table-cell table:style-name="ce32" office:value-type="float" office:value="0.5">
            <text:p>0,5</text:p>
          </table:table-cell>
          <table:table-cell table:style-name="ce55" table:formula="of:=[.K49]+[.$C$7]" office:value-type="percentage" office:value="0.0226972684367512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1-49 &#10;[16865]">
            <text:p>swap tenor 1-49 <text:line-break/>[16865]</text:p>
          </table:table-cell>
          <table:table-cell table:style-name="ce37" table:formula="of:=INFO.OBBA.OBBA.OBMAKE(&quot;mcSwaption 1-&quot;&amp;ROW();obLibs&amp;&quot;net.finmath.montecarlo.interestrate.products.Swaption&quot;;INFO.OBBA.OBBA.OBMAKE(&quot;&quot;;&quot;double&quot;;[.B49]);[.G49];INFO.OBBA.OBBA.OBMAKE(&quot;&quot;;&quot;double&quot;;[.E49]))" office:value-type="string" office:string-value="mcSwaption 1-49 &#10;[16868]">
            <text:p>mcSwaption 1-49 <text:line-break/>[16868]</text:p>
          </table:table-cell>
          <table:table-cell table:style-name="ce56" table:formula="of:=INFO.OBBA.OBBA.OBRUN(&quot;mcSwptn price 1-&quot;&amp;ROW();[.H49];&quot;getValue&quot;;[$LIBORMarketModel.$M$26])" office:value-type="string" office:string-value="mcSwptn price 1-49 &#10;[16869]">
            <text:p>mcSwptn price 1-49 <text:line-break/>[16869]</text:p>
          </table:table-cell>
          <table:table-cell table:style-name="ce57" table:formula="of:=INFO.OBBA.OBBA.OBGET(INFO.OBBA.OBBA.OBSYNC([.I49];[.$I$11:.$I$49]))" office:value-type="percentage" office:value="0.0134330580151064">
            <text:p>1,343%</text:p>
          </table:table-cell>
          <table:table-cell table:style-name="ce55" table:formula="of:=INFO.OBBA.OBBA.OBGET(INFO.OBBA.OBBA.OBCALL(&quot;&quot;;obLibs&amp;&quot;net.finmath.marketdata.products.Swap&quot;;&quot;getForwardSwapRate&quot;;[.G49];[.G49];['Rate Curve Data'.$E$10]))" office:value-type="percentage" office:value="0.0226972684367512">
            <text:p>2,3%</text:p>
          </table:table-cell>
          <table:table-cell table:style-name="ce58" table:formula="of:=INFO.OBBA.OBBA.OBGET(INFO.OBBA.OBBA.OBCALL(&quot;&quot;;obLibs&amp;&quot;net.finmath.marketdata.products.SwapAnnuity&quot;;&quot;getSwapAnnuity&quot;;[.G49];['Rate Curve Data'.$E$10]))" office:value-type="percentage" office:value="1.27716380062896">
            <text:p>127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79880961017081">
            <text:p>27,9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32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waption Smile" table:style-name="ta1">
        <office:forms form:automatic-focus="false" form:apply-design-mode="false"/>
        <table:shapes>
          <draw:frame draw:z-index="0" draw:style-name="gr1" svg:width="15.999cm" svg:height="8.999cm" svg:x="7.343cm" svg:y="6.957cm">
            <draw:object draw:notify-on-update-of-ranges="'Swaption Smile'.E14:'Swaption Smile'.E52 'Swaption Smile'.P12:'Swaption Smile'.P12 'Swaption Smile'.P14:'Swaption Smile'.P52 'Swaption Smile'.J12:'Swaption Smile'.J12 'Swaption Smile'.J14:'Swaption Smile'.J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15.999cm" svg:height="8.999cm" svg:x="23.374cm" svg:y="6.948cm">
            <draw:object draw:notify-on-update-of-ranges="'Swaption Smile'.E14:'Swaption Smile'.E52 'Swaption Smile'.O12:'Swaption Smile'.O12 'Swaption Smile'.O14:'Swaption Smile'.O52 'Swaption Smile'.M12:'Swaption Smile'.M12 'Swaption Smile'.M14:'Swaption Smile'.M5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1" table:default-cell-style-name="ce36"/>
        <table:table-column table:style-name="co8" table:number-columns-repeated="766" table:default-cell-style-name="ce36"/>
        <table:table-column table:style-name="co8" table:default-cell-style-name="Default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50"/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19" office:value-type="string">
            <text:p>Swaption Volatiltiy Smile Offset</text:p>
          </table:table-cell>
          <table:table-cell table:style-name="ce19"/>
          <table:table-cell table:number-columns-repeated="10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37" table:formula="of:=INFO.OBBA.OBBA.OBCALL(&quot;short period**&quot;;obLibs&amp;&quot;net.finmath.time.TimeDiscretization$ShortPeriodLocation&quot;;&quot;valueOf&quot;;INFO.OBBA.OBBA.OBMAKE(&quot;&quot;;&quot;String&quot;;[.C6]))" office:value-type="string" office:string-value="short period** &#10;[17218]">
            <text:p>short period** </text:p>
            <text:p>[17218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number-columns-repeated="12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start</text:p>
          </table:table-cell>
          <table:table-cell table:style-name="ce37" office:value-type="float" office:value="5">
            <text:p>5</text:p>
          </table:table-cell>
          <table:table-cell table:style-name="ce14" table:number-columns-repeated="3"/>
          <table:table-cell table:number-columns-repeated="2"/>
          <table:table-cell office:value-type="string">
            <text:p>Stike Offset:</text:p>
          </table:table-cell>
          <table:table-cell table:style-name="ce66" office:value-type="percentage" office:value="-0.02">
            <text:p>-2,00%</text:p>
          </table:table-cell>
          <table:table-cell table:style-name="ce66" office:value-type="percentage" office:value="-0.01">
            <text:p>-1,00%</text:p>
          </table:table-cell>
          <table:table-cell table:style-name="ce66" office:value-type="percentage" office:value="-0.005">
            <text:p>-0,50%</text:p>
          </table:table-cell>
          <table:table-cell table:style-name="ce66" office:value-type="percentage" office:value="-0.0025">
            <text:p>-0,25%</text:p>
          </table:table-cell>
          <table:table-cell table:style-name="ce66" office:value-type="percentage" office:value="0">
            <text:p>0,00%</text:p>
          </table:table-cell>
          <table:table-cell table:style-name="ce66" office:value-type="percentage" office:value="0.0025">
            <text:p>0,25%</text:p>
          </table:table-cell>
          <table:table-cell table:style-name="ce66" office:value-type="percentage" office:value="0.005">
            <text:p>0,50%</text:p>
          </table:table-cell>
          <table:table-cell table:style-name="ce66" office:value-type="percentage" office:value="0.01">
            <text:p>1,00%</text:p>
          </table:table-cell>
          <table:table-cell table:style-name="ce66" office:value-type="percentage" office:value="0.02">
            <text:p>2,00%</text:p>
          </table:table-cell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48" office:value-type="string">
            <text:p>Option Mat.</text:p>
          </table:table-cell>
          <table:table-cell table:style-name="ce48" office:value-type="string">
            <text:p>Swap Mat.</text:p>
          </table:table-cell>
          <table:table-cell/>
          <table:table-cell table:style-name="ce49" table:number-columns-repeated="9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3"/>
          <table:table-cell table:style-name="ce48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/>
          <table:table-cell table:style-name="ce49" office:value-type="percentage" office:value="0.251">
            <text:p>25,1%</text:p>
          </table:table-cell>
          <table:table-cell table:style-name="ce49" office:value-type="percentage" office:value="0.0691">
            <text:p>6,9%</text:p>
          </table:table-cell>
          <table:table-cell table:style-name="ce49" office:value-type="percentage" office:value="0.0272">
            <text:p>2,7%</text:p>
          </table:table-cell>
          <table:table-cell table:style-name="ce49" office:value-type="percentage" office:value="0.0121">
            <text:p>1,2%</text:p>
          </table:table-cell>
          <table:table-cell table:style-name="ce49" office:value-type="percentage" office:value="0">
            <text:p>0,0%</text:p>
          </table:table-cell>
          <table:table-cell table:style-name="ce49" office:value-type="percentage" office:value="-0.0097">
            <text:p>-1,0%</text:p>
          </table:table-cell>
          <table:table-cell table:style-name="ce49" office:value-type="percentage" office:value="-0.0175">
            <text:p>-1,8%</text:p>
          </table:table-cell>
          <table:table-cell table:style-name="ce49" office:value-type="percentage" office:value="-0.0284">
            <text:p>-2,8%</text:p>
          </table:table-cell>
          <table:table-cell table:style-name="ce49" office:value-type="percentage" office:value="-0.0388">
            <text:p>-3,9%</text:p>
          </table:table-cell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3"/>
          <table:table-cell table:style-name="ce48" table:number-columns-repeated="2"/>
          <table:table-cell/>
          <table:table-cell table:style-name="ce49" table:number-columns-repeated="9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60"/>
          <table:table-cell table:style-name="ce14" table:number-columns-repeated="3"/>
          <table:table-cell table:style-name="ce37" table:number-columns-repeated="3"/>
          <table:table-cell table:style-name="ce32" office:value-type="string">
            <text:p>model</text:p>
          </table:table-cell>
          <table:table-cell table:style-name="ce14" table:number-columns-repeated="2"/>
          <table:table-cell table:style-name="ce32" office:value-type="string">
            <text:p>model</text:p>
          </table:table-cell>
          <table:table-cell table:style-name="ce14"/>
          <table:table-cell table:number-columns-repeated="2" table:style-name="ce32" office:value-type="string">
            <text:p>market data</text:p>
          </table:table-cell>
          <table:table-cell table:style-name="ce14"/>
          <table:table-cell table:number-columns-repeated="2" table:style-name="ce32" office:value-type="string">
            <text:p>market dat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53" office:value-type="string">
            <text:p>swap start</text:p>
          </table:table-cell>
          <table:table-cell table:style-name="ce53" office:value-type="string">
            <text:p>swap end</text:p>
          </table:table-cell>
          <table:table-cell table:style-name="ce53" office:value-type="string">
            <text:p>swap period</text:p>
          </table:table-cell>
          <table:table-cell table:style-name="ce53" office:value-type="string">
            <text:p>swap rate</text:p>
          </table:table-cell>
          <table:table-cell table:style-name="ce32"/>
          <table:table-cell table:style-name="ce51" office:value-type="string">
            <text:p>objects</text:p>
          </table:table-cell>
          <table:table-cell table:style-name="ce51" table:number-columns-repeated="2"/>
          <table:table-cell table:style-name="ce53" office:value-type="string">
            <text:p>price</text:p>
          </table:table-cell>
          <table:table-cell table:style-name="ce53" office:value-type="string">
            <text:p>par swap rate</text:p>
          </table:table-cell>
          <table:table-cell table:style-name="ce53" office:value-type="string">
            <text:p>swap annuity</text:p>
          </table:table-cell>
          <table:table-cell table:style-name="ce53" office:value-type="string">
            <text:p>implied vol</text:p>
          </table:table-cell>
          <table:table-cell table:style-name="ce14"/>
          <table:table-cell table:style-name="ce53" office:value-type="string">
            <text:p>implied vol</text:p>
          </table:table-cell>
          <table:table-cell table:style-name="ce53" office:value-type="string">
            <text:p>value</text:p>
          </table:table-cell>
          <table:table-cell table:style-name="ce14"/>
          <table:table-cell table:style-name="ce53" office:value-type="string">
            <text:p>implied ATM vol</text:p>
          </table:table-cell>
          <table:table-cell table:style-name="ce53" office:value-type="string">
            <text:p>smile vol offset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K14]-0.01" office:value-type="percentage" office:value="0.0163161313402214">
            <text:p>1,6%</text:p>
          </table:table-cell>
          <table:table-cell table:style-name="ce55"/>
          <table:table-cell table:style-name="ce65" table:formula="of:=INFO.OBBA.OBBA.OBMAKE(&quot;swap tenor 2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2-14 &#10;[17219]">
            <text:p>swap tenor 2-14 <text:line-break/>[1721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4]);[.G14];INFO.OBBA.OBBA.OBMAKE(&quot;&quot;;&quot;double&quot;;[.E14]))" office:value-type="string" office:string-value="mcSwaption 2-14 &#10;[17536]">
            <text:p>mcSwaption 2-14 <text:line-break/>[17536]</text:p>
          </table:table-cell>
          <table:table-cell table:style-name="ce56" table:formula="of:=INFO.OBBA.OBBA.OBRUN(&quot;mcSwptn price 2-&quot;&amp;ROW();[.H14];&quot;getValue&quot;;[$LIBORMarketModel.$M$26])" office:value-type="string" office:string-value="mcSwptn price 2-14 &#10;[17537]">
            <text:p>mcSwptn price 2-14 <text:line-break/>[17537]</text:p>
          </table:table-cell>
          <table:table-cell table:style-name="ce57" table:formula="of:=INFO.OBBA.OBBA.OBGET(INFO.OBBA.OBBA.OBSYNC([.I14];[.$I$14:.$I$52]))" office:value-type="percentage" office:value="0.0885240929885266">
            <text:p>8,852%</text:p>
          </table:table-cell>
          <table:table-cell table:style-name="ce58" table:formula="of:=INFO.OBBA.OBBA.OBGET(INFO.OBBA.OBBA.OBCALL(&quot;&quot;;&quot;net.finmath.marketdata.products.Swap&quot;;&quot;getForwardSwapRate&quot;;[.G14];[.G1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193611088617902">
            <text:p>19,36%</text:p>
          </table:table-cell>
          <table:table-cell table:style-name="ce14"/>
          <table:table-cell table:style-name="ce63" table:formula="of:=[.R14]+[.S14]" office:value-type="percentage" office:value="0.3101">
            <text:p>31,01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O14]);INFO.OBBA.OBBA.OBMAKE(&quot;&quot;;&quot;double&quot;;[.B14]);INFO.OBBA.OBBA.OBMAKE(&quot;&quot;;&quot;double&quot;;[.E14]);INFO.OBBA.OBBA.OBMAKE(&quot;&quot;;&quot;double&quot;;[.L14])))" office:value-type="percentage" office:value="0.100378447058719">
            <text:p>10,04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M14]);INFO.OBBA.OBBA.OBMAKE(&quot;&quot;;&quot;double&quot;;[.B14]);INFO.OBBA.OBBA.OBMAKE(&quot;&quot;;&quot;double&quot;;[.E14]);INFO.OBBA.OBBA.OBMAKE(&quot;&quot;;&quot;double&quot;;[.L14])))" office:value-type="percentage" office:value="0.0885240929885266">
            <text:p>8,8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percentage" office:value="0.241">
            <text:p>24,10%</text:p>
          </table:table-cell>
          <table:table-cell table:style-name="ce63" table:formula="of:=HLOOKUP(ROUND([.E14]-[.K14];6);[.$J$7:.$R$9];3;FALSE())" office:value-type="percentage" office:value="0.0691">
            <text:p>6,91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4]+0.001" office:value-type="percentage" office:value="0.0173161313402214">
            <text:p>1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2-15 &#10;[17224]">
            <text:p>swap tenor 2-15 <text:line-break/>[1722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5]);[.G15];INFO.OBBA.OBBA.OBMAKE(&quot;&quot;;&quot;double&quot;;[.E15]))" office:value-type="string" office:string-value="mcSwaption 2-15 &#10;[17540]">
            <text:p>mcSwaption 2-15 <text:line-break/>[17540]</text:p>
          </table:table-cell>
          <table:table-cell table:style-name="ce56" table:formula="of:=INFO.OBBA.OBBA.OBRUN(&quot;mcSwptn price 2-&quot;&amp;ROW();[.H15];&quot;getValue&quot;;[$LIBORMarketModel.$M$26])" office:value-type="string" office:string-value="mcSwptn price 2-15 &#10;[17541]">
            <text:p>mcSwptn price 2-15 <text:line-break/>[17541]</text:p>
          </table:table-cell>
          <table:table-cell table:style-name="ce57" table:formula="of:=INFO.OBBA.OBBA.OBGET(INFO.OBBA.OBBA.OBSYNC([.I15];[.$I$14:.$I$52]))" office:value-type="percentage" office:value="0.0819891320875133">
            <text:p>8,199%</text:p>
          </table:table-cell>
          <table:table-cell table:style-name="ce58" table:formula="of:=INFO.OBBA.OBBA.OBGET(INFO.OBBA.OBBA.OBCALL(&quot;&quot;;&quot;net.finmath.marketdata.products.Swap&quot;;&quot;getForwardSwapRate&quot;;[.G15];[.G1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194521673573164">
            <text:p>19,45%</text:p>
          </table:table-cell>
          <table:table-cell table:style-name="ce14"/>
          <table:table-cell table:style-name="ce63" table:formula="of:=[.R15]+[.S1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O15]);INFO.OBBA.OBBA.OBMAKE(&quot;&quot;;&quot;double&quot;;[.B15]);INFO.OBBA.OBBA.OBMAKE(&quot;&quot;;&quot;double&quot;;[.E15]);INFO.OBBA.OBBA.OBMAKE(&quot;&quot;;&quot;double&quot;;[.L1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M15]);INFO.OBBA.OBBA.OBMAKE(&quot;&quot;;&quot;double&quot;;[.B15]);INFO.OBBA.OBBA.OBMAKE(&quot;&quot;;&quot;double&quot;;[.E15]);INFO.OBBA.OBBA.OBMAKE(&quot;&quot;;&quot;double&quot;;[.L15])))" office:value-type="percentage" office:value="0.0819891320875133">
            <text:p>8,2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percentage" office:value="0.241">
            <text:p>24,10%</text:p>
          </table:table-cell>
          <table:table-cell table:style-name="ce63" table:formula="of:=HLOOKUP(ROUND([.E15]-[.K15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5]+0.001" office:value-type="percentage" office:value="0.0183161313402214">
            <text:p>1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2-16 &#10;[17229]">
            <text:p>swap tenor 2-16 <text:line-break/>[1722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6]);[.G16];INFO.OBBA.OBBA.OBMAKE(&quot;&quot;;&quot;double&quot;;[.E16]))" office:value-type="string" office:string-value="mcSwaption 2-16 &#10;[17544]">
            <text:p>mcSwaption 2-16 <text:line-break/>[17544]</text:p>
          </table:table-cell>
          <table:table-cell table:style-name="ce56" table:formula="of:=INFO.OBBA.OBBA.OBRUN(&quot;mcSwptn price 2-&quot;&amp;ROW();[.H16];&quot;getValue&quot;;[$LIBORMarketModel.$M$26])" office:value-type="string" office:string-value="mcSwptn price 2-16 &#10;[17545]">
            <text:p>mcSwptn price 2-16 <text:line-break/>[17545]</text:p>
          </table:table-cell>
          <table:table-cell table:style-name="ce57" table:formula="of:=INFO.OBBA.OBBA.OBGET(INFO.OBBA.OBBA.OBSYNC([.I16];[.$I$14:.$I$52]))" office:value-type="percentage" office:value="0.075821534831055">
            <text:p>7,582%</text:p>
          </table:table-cell>
          <table:table-cell table:style-name="ce58" table:formula="of:=INFO.OBBA.OBBA.OBGET(INFO.OBBA.OBBA.OBCALL(&quot;&quot;;&quot;net.finmath.marketdata.products.Swap&quot;;&quot;getForwardSwapRate&quot;;[.G16];[.G1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195472867624134">
            <text:p>19,55%</text:p>
          </table:table-cell>
          <table:table-cell table:style-name="ce14"/>
          <table:table-cell table:style-name="ce63" table:formula="of:=[.R16]+[.S1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O16]);INFO.OBBA.OBBA.OBMAKE(&quot;&quot;;&quot;double&quot;;[.B16]);INFO.OBBA.OBBA.OBMAKE(&quot;&quot;;&quot;double&quot;;[.E16]);INFO.OBBA.OBBA.OBMAKE(&quot;&quot;;&quot;double&quot;;[.L1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M16]);INFO.OBBA.OBBA.OBMAKE(&quot;&quot;;&quot;double&quot;;[.B16]);INFO.OBBA.OBBA.OBMAKE(&quot;&quot;;&quot;double&quot;;[.E16]);INFO.OBBA.OBBA.OBMAKE(&quot;&quot;;&quot;double&quot;;[.L16])))" office:value-type="percentage" office:value="0.075821534831055">
            <text:p>7,5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percentage" office:value="0.241">
            <text:p>24,10%</text:p>
          </table:table-cell>
          <table:table-cell table:style-name="ce63" table:formula="of:=HLOOKUP(ROUND([.E16]-[.K16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6]+0.001" office:value-type="percentage" office:value="0.0193161313402214">
            <text:p>1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2-17 &#10;[17234]">
            <text:p>swap tenor 2-17 <text:line-break/>[1723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7]);[.G17];INFO.OBBA.OBBA.OBMAKE(&quot;&quot;;&quot;double&quot;;[.E17]))" office:value-type="string" office:string-value="mcSwaption 2-17 &#10;[17548]">
            <text:p>mcSwaption 2-17 <text:line-break/>[17548]</text:p>
          </table:table-cell>
          <table:table-cell table:style-name="ce56" table:formula="of:=INFO.OBBA.OBBA.OBRUN(&quot;mcSwptn price 2-&quot;&amp;ROW();[.H17];&quot;getValue&quot;;[$LIBORMarketModel.$M$26])" office:value-type="string" office:string-value="mcSwptn price 2-17 &#10;[17549]">
            <text:p>mcSwptn price 2-17 <text:line-break/>[17549]</text:p>
          </table:table-cell>
          <table:table-cell table:style-name="ce57" table:formula="of:=INFO.OBBA.OBBA.OBGET(INFO.OBBA.OBBA.OBSYNC([.I17];[.$I$14:.$I$52]))" office:value-type="percentage" office:value="0.069996960098443">
            <text:p>7,000%</text:p>
          </table:table-cell>
          <table:table-cell table:style-name="ce58" table:formula="of:=INFO.OBBA.OBBA.OBGET(INFO.OBBA.OBBA.OBCALL(&quot;&quot;;&quot;net.finmath.marketdata.products.Swap&quot;;&quot;getForwardSwapRate&quot;;[.G17];[.G1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196187516529244">
            <text:p>19,62%</text:p>
          </table:table-cell>
          <table:table-cell table:style-name="ce14"/>
          <table:table-cell table:style-name="ce63" table:formula="of:=[.R17]+[.S1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O17]);INFO.OBBA.OBBA.OBMAKE(&quot;&quot;;&quot;double&quot;;[.B17]);INFO.OBBA.OBBA.OBMAKE(&quot;&quot;;&quot;double&quot;;[.E17]);INFO.OBBA.OBBA.OBMAKE(&quot;&quot;;&quot;double&quot;;[.L1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M17]);INFO.OBBA.OBBA.OBMAKE(&quot;&quot;;&quot;double&quot;;[.B17]);INFO.OBBA.OBBA.OBMAKE(&quot;&quot;;&quot;double&quot;;[.E17]);INFO.OBBA.OBBA.OBMAKE(&quot;&quot;;&quot;double&quot;;[.L17])))" office:value-type="percentage" office:value="0.0699969600984429">
            <text:p>7,0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percentage" office:value="0.241">
            <text:p>24,10%</text:p>
          </table:table-cell>
          <table:table-cell table:style-name="ce63" table:formula="of:=HLOOKUP(ROUND([.E17]-[.K17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7]+0.001" office:value-type="percentage" office:value="0.0203161313402214">
            <text:p>2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2-18 &#10;[17239]">
            <text:p>swap tenor 2-18 <text:line-break/>[1723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8]);[.G18];INFO.OBBA.OBBA.OBMAKE(&quot;&quot;;&quot;double&quot;;[.E18]))" office:value-type="string" office:string-value="mcSwaption 2-18 &#10;[17552]">
            <text:p>mcSwaption 2-18 <text:line-break/>[17552]</text:p>
          </table:table-cell>
          <table:table-cell table:style-name="ce56" table:formula="of:=INFO.OBBA.OBBA.OBRUN(&quot;mcSwptn price 2-&quot;&amp;ROW();[.H18];&quot;getValue&quot;;[$LIBORMarketModel.$M$26])" office:value-type="string" office:string-value="mcSwptn price 2-18 &#10;[17553]">
            <text:p>mcSwptn price 2-18 <text:line-break/>[17553]</text:p>
          </table:table-cell>
          <table:table-cell table:style-name="ce57" table:formula="of:=INFO.OBBA.OBBA.OBGET(INFO.OBBA.OBBA.OBSYNC([.I18];[.$I$14:.$I$52]))" office:value-type="percentage" office:value="0.0645327745496474">
            <text:p>6,453%</text:p>
          </table:table-cell>
          <table:table-cell table:style-name="ce58" table:formula="of:=INFO.OBBA.OBBA.OBGET(INFO.OBBA.OBBA.OBCALL(&quot;&quot;;&quot;net.finmath.marketdata.products.Swap&quot;;&quot;getForwardSwapRate&quot;;[.G18];[.G1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196841183880867">
            <text:p>19,68%</text:p>
          </table:table-cell>
          <table:table-cell table:style-name="ce14"/>
          <table:table-cell table:style-name="ce63" table:formula="of:=[.R18]+[.S1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O18]);INFO.OBBA.OBBA.OBMAKE(&quot;&quot;;&quot;double&quot;;[.B18]);INFO.OBBA.OBBA.OBMAKE(&quot;&quot;;&quot;double&quot;;[.E18]);INFO.OBBA.OBBA.OBMAKE(&quot;&quot;;&quot;double&quot;;[.L1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M18]);INFO.OBBA.OBBA.OBMAKE(&quot;&quot;;&quot;double&quot;;[.B18]);INFO.OBBA.OBBA.OBMAKE(&quot;&quot;;&quot;double&quot;;[.E18]);INFO.OBBA.OBBA.OBMAKE(&quot;&quot;;&quot;double&quot;;[.L18])))" office:value-type="percentage" office:value="0.0645327745496474">
            <text:p>6,4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percentage" office:value="0.241">
            <text:p>24,10%</text:p>
          </table:table-cell>
          <table:table-cell table:style-name="ce63" table:formula="of:=HLOOKUP(ROUND([.E18]-[.K18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8]+0.001" office:value-type="percentage" office:value="0.0213161313402214">
            <text:p>2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2-19 &#10;[17244]">
            <text:p>swap tenor 2-19 <text:line-break/>[1724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9]);[.G19];INFO.OBBA.OBBA.OBMAKE(&quot;&quot;;&quot;double&quot;;[.E19]))" office:value-type="string" office:string-value="mcSwaption 2-19 &#10;[17556]">
            <text:p>mcSwaption 2-19 <text:line-break/>[17556]</text:p>
          </table:table-cell>
          <table:table-cell table:style-name="ce56" table:formula="of:=INFO.OBBA.OBBA.OBRUN(&quot;mcSwptn price 2-&quot;&amp;ROW();[.H19];&quot;getValue&quot;;[$LIBORMarketModel.$M$26])" office:value-type="string" office:string-value="mcSwptn price 2-19 &#10;[17557]">
            <text:p>mcSwptn price 2-19 <text:line-break/>[17557]</text:p>
          </table:table-cell>
          <table:table-cell table:style-name="ce57" table:formula="of:=INFO.OBBA.OBBA.OBGET(INFO.OBBA.OBBA.OBSYNC([.I19];[.$I$14:.$I$52]))" office:value-type="percentage" office:value="0.0594380604035714">
            <text:p>5,944%</text:p>
          </table:table-cell>
          <table:table-cell table:style-name="ce58" table:formula="of:=INFO.OBBA.OBBA.OBGET(INFO.OBBA.OBBA.OBCALL(&quot;&quot;;&quot;net.finmath.marketdata.products.Swap&quot;;&quot;getForwardSwapRate&quot;;[.G19];[.G1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197526725345932">
            <text:p>19,75%</text:p>
          </table:table-cell>
          <table:table-cell table:style-name="ce14"/>
          <table:table-cell table:style-name="ce63" table:formula="of:=[.R19]+[.S19]" office:value-type="percentage" office:value="0.2682">
            <text:p>26,82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O19]);INFO.OBBA.OBBA.OBMAKE(&quot;&quot;;&quot;double&quot;;[.B19]);INFO.OBBA.OBBA.OBMAKE(&quot;&quot;;&quot;double&quot;;[.E19]);INFO.OBBA.OBBA.OBMAKE(&quot;&quot;;&quot;double&quot;;[.L19])))" office:value-type="percentage" office:value="0.0705197865637078">
            <text:p>7,0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M19]);INFO.OBBA.OBBA.OBMAKE(&quot;&quot;;&quot;double&quot;;[.B19]);INFO.OBBA.OBBA.OBMAKE(&quot;&quot;;&quot;double&quot;;[.E19]);INFO.OBBA.OBBA.OBMAKE(&quot;&quot;;&quot;double&quot;;[.L19])))" office:value-type="percentage" office:value="0.0594380604035713">
            <text:p>5,9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percentage" office:value="0.241">
            <text:p>24,10%</text:p>
          </table:table-cell>
          <table:table-cell table:style-name="ce63" table:formula="of:=HLOOKUP(ROUND([.E19]-[.K19];6);[.$J$7:.$R$9];3;FALSE())" office:value-type="percentage" office:value="0.0272">
            <text:p>2,72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9]+0.001" office:value-type="percentage" office:value="0.0223161313402214">
            <text:p>2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-20 &#10;[17249]">
            <text:p>swap tenor 2-20 <text:line-break/>[1724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0]);[.G20];INFO.OBBA.OBBA.OBMAKE(&quot;&quot;;&quot;double&quot;;[.E20]))" office:value-type="string" office:string-value="mcSwaption 2-20 &#10;[17560]">
            <text:p>mcSwaption 2-20 <text:line-break/>[17560]</text:p>
          </table:table-cell>
          <table:table-cell table:style-name="ce56" table:formula="of:=INFO.OBBA.OBBA.OBRUN(&quot;mcSwptn price 2-&quot;&amp;ROW();[.H20];&quot;getValue&quot;;[$LIBORMarketModel.$M$26])" office:value-type="string" office:string-value="mcSwptn price 2-20 &#10;[17561]">
            <text:p>mcSwptn price 2-20 <text:line-break/>[17561]</text:p>
          </table:table-cell>
          <table:table-cell table:style-name="ce57" table:formula="of:=INFO.OBBA.OBBA.OBGET(INFO.OBBA.OBBA.OBSYNC([.I20];[.$I$14:.$I$52]))" office:value-type="percentage" office:value="0.0546752078043641">
            <text:p>5,468%</text:p>
          </table:table-cell>
          <table:table-cell table:style-name="ce58" table:formula="of:=INFO.OBBA.OBBA.OBGET(INFO.OBBA.OBBA.OBCALL(&quot;&quot;;&quot;net.finmath.marketdata.products.Swap&quot;;&quot;getForwardSwapRate&quot;;[.G20];[.G2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198054629909022">
            <text:p>19,81%</text:p>
          </table:table-cell>
          <table:table-cell table:style-name="ce14"/>
          <table:table-cell table:style-name="ce63" table:formula="of:=[.R20]+[.S2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O20]);INFO.OBBA.OBBA.OBMAKE(&quot;&quot;;&quot;double&quot;;[.B20]);INFO.OBBA.OBBA.OBMAKE(&quot;&quot;;&quot;double&quot;;[.E20]);INFO.OBBA.OBBA.OBMAKE(&quot;&quot;;&quot;double&quot;;[.L2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M20]);INFO.OBBA.OBBA.OBMAKE(&quot;&quot;;&quot;double&quot;;[.B20]);INFO.OBBA.OBBA.OBMAKE(&quot;&quot;;&quot;double&quot;;[.E20]);INFO.OBBA.OBBA.OBMAKE(&quot;&quot;;&quot;double&quot;;[.L20])))" office:value-type="percentage" office:value="0.0546752078043641">
            <text:p>5,4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percentage" office:value="0.241">
            <text:p>24,10%</text:p>
          </table:table-cell>
          <table:table-cell table:style-name="ce63" table:formula="of:=HLOOKUP(ROUND([.E20]-[.K20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0]+0.001" office:value-type="percentage" office:value="0.0233161313402214">
            <text:p>2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-21 &#10;[17254]">
            <text:p>swap tenor 2-21 <text:line-break/>[1725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1]);[.G21];INFO.OBBA.OBBA.OBMAKE(&quot;&quot;;&quot;double&quot;;[.E21]))" office:value-type="string" office:string-value="mcSwaption 2-21 &#10;[17564]">
            <text:p>mcSwaption 2-21 <text:line-break/>[17564]</text:p>
          </table:table-cell>
          <table:table-cell table:style-name="ce56" table:formula="of:=INFO.OBBA.OBBA.OBRUN(&quot;mcSwptn price 2-&quot;&amp;ROW();[.H21];&quot;getValue&quot;;[$LIBORMarketModel.$M$26])" office:value-type="string" office:string-value="mcSwptn price 2-21 &#10;[17565]">
            <text:p>mcSwptn price 2-21 <text:line-break/>[17565]</text:p>
          </table:table-cell>
          <table:table-cell table:style-name="ce57" table:formula="of:=INFO.OBBA.OBBA.OBGET(INFO.OBBA.OBBA.OBSYNC([.I21];[.$I$14:.$I$52]))" office:value-type="percentage" office:value="0.0502559338412728">
            <text:p>5,026%</text:p>
          </table:table-cell>
          <table:table-cell table:style-name="ce58" table:formula="of:=INFO.OBBA.OBBA.OBGET(INFO.OBBA.OBBA.OBCALL(&quot;&quot;;&quot;net.finmath.marketdata.products.Swap&quot;;&quot;getForwardSwapRate&quot;;[.G21];[.G2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198583156922668">
            <text:p>19,86%</text:p>
          </table:table-cell>
          <table:table-cell table:style-name="ce67" table:formula="of:=[.M21]-[.M$32]" office:value-type="percentage" office:value="-0.0042054198259322">
            <text:p>-0,42%</text:p>
          </table:table-cell>
          <table:table-cell table:style-name="ce63" table:formula="of:=[.R21]+[.S2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O21]);INFO.OBBA.OBBA.OBMAKE(&quot;&quot;;&quot;double&quot;;[.B21]);INFO.OBBA.OBBA.OBMAKE(&quot;&quot;;&quot;double&quot;;[.E21]);INFO.OBBA.OBBA.OBMAKE(&quot;&quot;;&quot;double&quot;;[.L2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M21]);INFO.OBBA.OBBA.OBMAKE(&quot;&quot;;&quot;double&quot;;[.B21]);INFO.OBBA.OBBA.OBMAKE(&quot;&quot;;&quot;double&quot;;[.E21]);INFO.OBBA.OBBA.OBMAKE(&quot;&quot;;&quot;double&quot;;[.L21])))" office:value-type="percentage" office:value="0.0502559338412728">
            <text:p>5,0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percentage" office:value="0.241">
            <text:p>24,10%</text:p>
          </table:table-cell>
          <table:table-cell table:style-name="ce63" table:formula="of:=HLOOKUP(ROUND([.E21]-[.K21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1]+0.001" office:value-type="percentage" office:value="0.0243161313402214">
            <text:p>2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-22 &#10;[17259]">
            <text:p>swap tenor 2-22 <text:line-break/>[1725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2]);[.G22];INFO.OBBA.OBBA.OBMAKE(&quot;&quot;;&quot;double&quot;;[.E22]))" office:value-type="string" office:string-value="mcSwaption 2-22 &#10;[17568]">
            <text:p>mcSwaption 2-22 <text:line-break/>[17568]</text:p>
          </table:table-cell>
          <table:table-cell table:style-name="ce56" table:formula="of:=INFO.OBBA.OBBA.OBRUN(&quot;mcSwptn price 2-&quot;&amp;ROW();[.H22];&quot;getValue&quot;;[$LIBORMarketModel.$M$26])" office:value-type="string" office:string-value="mcSwptn price 2-22 &#10;[17569]">
            <text:p>mcSwptn price 2-22 <text:line-break/>[17569]</text:p>
          </table:table-cell>
          <table:table-cell table:style-name="ce57" table:formula="of:=INFO.OBBA.OBBA.OBGET(INFO.OBBA.OBBA.OBSYNC([.I22];[.$I$14:.$I$52]))" office:value-type="percentage" office:value="0.0461451354280986">
            <text:p>4,615%</text:p>
          </table:table-cell>
          <table:table-cell table:style-name="ce58" table:formula="of:=INFO.OBBA.OBBA.OBGET(INFO.OBBA.OBBA.OBCALL(&quot;&quot;;&quot;net.finmath.marketdata.products.Swap&quot;;&quot;getForwardSwapRate&quot;;[.G22];[.G2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198993039045939">
            <text:p>19,90%</text:p>
          </table:table-cell>
          <table:table-cell table:style-name="ce67" table:formula="of:=[.M22]-[.M$32]" office:value-type="percentage" office:value="-0.00379553770266061">
            <text:p>-0,38%</text:p>
          </table:table-cell>
          <table:table-cell table:style-name="ce63" table:formula="of:=[.R22]+[.S2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O22]);INFO.OBBA.OBBA.OBMAKE(&quot;&quot;;&quot;double&quot;;[.B22]);INFO.OBBA.OBBA.OBMAKE(&quot;&quot;;&quot;double&quot;;[.E22]);INFO.OBBA.OBBA.OBMAKE(&quot;&quot;;&quot;double&quot;;[.L2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M22]);INFO.OBBA.OBBA.OBMAKE(&quot;&quot;;&quot;double&quot;;[.B22]);INFO.OBBA.OBBA.OBMAKE(&quot;&quot;;&quot;double&quot;;[.E22]);INFO.OBBA.OBBA.OBMAKE(&quot;&quot;;&quot;double&quot;;[.L22])))" office:value-type="percentage" office:value="0.0461451354280986">
            <text:p>4,6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percentage" office:value="0.241">
            <text:p>24,10%</text:p>
          </table:table-cell>
          <table:table-cell table:style-name="ce63" table:formula="of:=HLOOKUP(ROUND([.E22]-[.K22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2]+0.001" office:value-type="percentage" office:value="0.0253161313402214">
            <text:p>2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-23 &#10;[17264]">
            <text:p>swap tenor 2-23 <text:line-break/>[1726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3]);[.G23];INFO.OBBA.OBBA.OBMAKE(&quot;&quot;;&quot;double&quot;;[.E23]))" office:value-type="string" office:string-value="mcSwaption 2-23 &#10;[17572]">
            <text:p>mcSwaption 2-23 <text:line-break/>[17572]</text:p>
          </table:table-cell>
          <table:table-cell table:style-name="ce56" table:formula="of:=INFO.OBBA.OBBA.OBRUN(&quot;mcSwptn price 2-&quot;&amp;ROW();[.H23];&quot;getValue&quot;;[$LIBORMarketModel.$M$26])" office:value-type="string" office:string-value="mcSwptn price 2-23 &#10;[17573]">
            <text:p>mcSwptn price 2-23 <text:line-break/>[17573]</text:p>
          </table:table-cell>
          <table:table-cell table:style-name="ce57" table:formula="of:=INFO.OBBA.OBBA.OBGET(INFO.OBBA.OBBA.OBSYNC([.I23];[.$I$14:.$I$52]))" office:value-type="percentage" office:value="0.0423329828613103">
            <text:p>4,233%</text:p>
          </table:table-cell>
          <table:table-cell table:style-name="ce58" table:formula="of:=INFO.OBBA.OBBA.OBGET(INFO.OBBA.OBBA.OBCALL(&quot;&quot;;&quot;net.finmath.marketdata.products.Swap&quot;;&quot;getForwardSwapRate&quot;;[.G23];[.G2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199326361858748">
            <text:p>19,93%</text:p>
          </table:table-cell>
          <table:table-cell table:style-name="ce67" table:formula="of:=[.M23]-[.M$32]" office:value-type="percentage" office:value="-0.00346221488985213">
            <text:p>-0,35%</text:p>
          </table:table-cell>
          <table:table-cell table:style-name="ce63" table:formula="of:=[.R23]+[.S2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O23]);INFO.OBBA.OBBA.OBMAKE(&quot;&quot;;&quot;double&quot;;[.B23]);INFO.OBBA.OBBA.OBMAKE(&quot;&quot;;&quot;double&quot;;[.E23]);INFO.OBBA.OBBA.OBMAKE(&quot;&quot;;&quot;double&quot;;[.L2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M23]);INFO.OBBA.OBBA.OBMAKE(&quot;&quot;;&quot;double&quot;;[.B23]);INFO.OBBA.OBBA.OBMAKE(&quot;&quot;;&quot;double&quot;;[.E23]);INFO.OBBA.OBBA.OBMAKE(&quot;&quot;;&quot;double&quot;;[.L23])))" office:value-type="percentage" office:value="0.0423329828613104">
            <text:p>4,2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percentage" office:value="0.241">
            <text:p>24,10%</text:p>
          </table:table-cell>
          <table:table-cell table:style-name="ce63" table:formula="of:=HLOOKUP(ROUND([.E23]-[.K23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3]+0.001" office:value-type="percentage" office:value="0.0263161313402214">
            <text:p>2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-24 &#10;[17269]">
            <text:p>swap tenor 2-24 <text:line-break/>[1726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4]);[.G24];INFO.OBBA.OBBA.OBMAKE(&quot;&quot;;&quot;double&quot;;[.E24]))" office:value-type="string" office:string-value="mcSwaption 2-24 &#10;[17576]">
            <text:p>mcSwaption 2-24 <text:line-break/>[17576]</text:p>
          </table:table-cell>
          <table:table-cell table:style-name="ce56" table:formula="of:=INFO.OBBA.OBBA.OBRUN(&quot;mcSwptn price 2-&quot;&amp;ROW();[.H24];&quot;getValue&quot;;[$LIBORMarketModel.$M$26])" office:value-type="string" office:string-value="mcSwptn price 2-24 &#10;[17577]">
            <text:p>mcSwptn price 2-24 <text:line-break/>[17577]</text:p>
          </table:table-cell>
          <table:table-cell table:style-name="ce57" table:formula="of:=INFO.OBBA.OBBA.OBGET(INFO.OBBA.OBBA.OBSYNC([.I24];[.$I$14:.$I$52]))" office:value-type="percentage" office:value="0.0388209560268344">
            <text:p>3,882%</text:p>
          </table:table-cell>
          <table:table-cell table:style-name="ce58" table:formula="of:=INFO.OBBA.OBBA.OBGET(INFO.OBBA.OBBA.OBCALL(&quot;&quot;;&quot;net.finmath.marketdata.products.Swap&quot;;&quot;getForwardSwapRate&quot;;[.G24];[.G2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199681965317134">
            <text:p>19,97%</text:p>
          </table:table-cell>
          <table:table-cell table:style-name="ce67" table:formula="of:=[.M24]-[.M$32]" office:value-type="percentage" office:value="-0.00310661143146629">
            <text:p>-0,31%</text:p>
          </table:table-cell>
          <table:table-cell table:style-name="ce63" table:formula="of:=[.R24]+[.S24]" office:value-type="percentage" office:value="0.241">
            <text:p>24,10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O24]);INFO.OBBA.OBBA.OBMAKE(&quot;&quot;;&quot;double&quot;;[.B24]);INFO.OBBA.OBBA.OBMAKE(&quot;&quot;;&quot;double&quot;;[.E24]);INFO.OBBA.OBBA.OBMAKE(&quot;&quot;;&quot;double&quot;;[.L24])))" office:value-type="percentage" office:value="0.0466778023206527">
            <text:p>4,67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M24]);INFO.OBBA.OBBA.OBMAKE(&quot;&quot;;&quot;double&quot;;[.B24]);INFO.OBBA.OBBA.OBMAKE(&quot;&quot;;&quot;double&quot;;[.E24]);INFO.OBBA.OBBA.OBMAKE(&quot;&quot;;&quot;double&quot;;[.L24])))" office:value-type="percentage" office:value="0.0388209560268344">
            <text:p>3,8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percentage" office:value="0.241">
            <text:p>24,10%</text:p>
          </table:table-cell>
          <table:table-cell table:style-name="ce63" table:formula="of:=HLOOKUP(ROUND([.E24]-[.K24];6);[.$J$7:.$R$9];3;FALSE())" office:value-type="percentage" office:value="0">
            <text:p>0,00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4]+0.001" office:value-type="percentage" office:value="0.0273161313402214">
            <text:p>2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-25 &#10;[17274]">
            <text:p>swap tenor 2-25 <text:line-break/>[1727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5]);[.G25];INFO.OBBA.OBBA.OBMAKE(&quot;&quot;;&quot;double&quot;;[.E25]))" office:value-type="string" office:string-value="mcSwaption 2-25 &#10;[17580]">
            <text:p>mcSwaption 2-25 <text:line-break/>[17580]</text:p>
          </table:table-cell>
          <table:table-cell table:style-name="ce56" table:formula="of:=INFO.OBBA.OBBA.OBRUN(&quot;mcSwptn price 2-&quot;&amp;ROW();[.H25];&quot;getValue&quot;;[$LIBORMarketModel.$M$26])" office:value-type="string" office:string-value="mcSwptn price 2-25 &#10;[17581]">
            <text:p>mcSwptn price 2-25 <text:line-break/>[17581]</text:p>
          </table:table-cell>
          <table:table-cell table:style-name="ce57" table:formula="of:=INFO.OBBA.OBBA.OBGET(INFO.OBBA.OBBA.OBSYNC([.I25];[.$I$14:.$I$52]))" office:value-type="percentage" office:value="0.0356013862826268">
            <text:p>3,560%</text:p>
          </table:table-cell>
          <table:table-cell table:style-name="ce58" table:formula="of:=INFO.OBBA.OBBA.OBGET(INFO.OBBA.OBBA.OBCALL(&quot;&quot;;&quot;net.finmath.marketdata.products.Swap&quot;;&quot;getForwardSwapRate&quot;;[.G25];[.G2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00106487971718">
            <text:p>20,01%</text:p>
          </table:table-cell>
          <table:table-cell table:style-name="ce67" table:formula="of:=[.M25]-[.M$32]" office:value-type="percentage" office:value="-0.00268208877688228">
            <text:p>-0,27%</text:p>
          </table:table-cell>
          <table:table-cell table:style-name="ce63" table:formula="of:=[.R25]+[.S2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O25]);INFO.OBBA.OBBA.OBMAKE(&quot;&quot;;&quot;double&quot;;[.B25]);INFO.OBBA.OBBA.OBMAKE(&quot;&quot;;&quot;double&quot;;[.E25]);INFO.OBBA.OBBA.OBMAKE(&quot;&quot;;&quot;double&quot;;[.L2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M25]);INFO.OBBA.OBBA.OBMAKE(&quot;&quot;;&quot;double&quot;;[.B25]);INFO.OBBA.OBBA.OBMAKE(&quot;&quot;;&quot;double&quot;;[.E25]);INFO.OBBA.OBBA.OBMAKE(&quot;&quot;;&quot;double&quot;;[.L25])))" office:value-type="percentage" office:value="0.0356013862826267">
            <text:p>3,5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percentage" office:value="0.241">
            <text:p>24,10%</text:p>
          </table:table-cell>
          <table:table-cell table:style-name="ce63" table:formula="of:=HLOOKUP(ROUND([.E25]-[.K25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5]+0.001" office:value-type="percentage" office:value="0.0283161313402214">
            <text:p>2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-26 &#10;[17279]">
            <text:p>swap tenor 2-26 <text:line-break/>[1727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6]);[.G26];INFO.OBBA.OBBA.OBMAKE(&quot;&quot;;&quot;double&quot;;[.E26]))" office:value-type="string" office:string-value="mcSwaption 2-26 &#10;[17584]">
            <text:p>mcSwaption 2-26 <text:line-break/>[17584]</text:p>
          </table:table-cell>
          <table:table-cell table:style-name="ce56" table:formula="of:=INFO.OBBA.OBBA.OBRUN(&quot;mcSwptn price 2-&quot;&amp;ROW();[.H26];&quot;getValue&quot;;[$LIBORMarketModel.$M$26])" office:value-type="string" office:string-value="mcSwptn price 2-26 &#10;[17585]">
            <text:p>mcSwptn price 2-26 <text:line-break/>[17585]</text:p>
          </table:table-cell>
          <table:table-cell table:style-name="ce57" table:formula="of:=INFO.OBBA.OBBA.OBGET(INFO.OBBA.OBBA.OBSYNC([.I26];[.$I$14:.$I$52]))" office:value-type="percentage" office:value="0.0326562764080486">
            <text:p>3,266%</text:p>
          </table:table-cell>
          <table:table-cell table:style-name="ce58" table:formula="of:=INFO.OBBA.OBBA.OBGET(INFO.OBBA.OBBA.OBCALL(&quot;&quot;;&quot;net.finmath.marketdata.products.Swap&quot;;&quot;getForwardSwapRate&quot;;[.G26];[.G2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00595263253556">
            <text:p>20,06%</text:p>
          </table:table-cell>
          <table:table-cell table:style-name="ce67" table:formula="of:=[.M26]-[.M$32]" office:value-type="percentage" office:value="-0.00219331349504398">
            <text:p>-0,22%</text:p>
          </table:table-cell>
          <table:table-cell table:style-name="ce63" table:formula="of:=[.R26]+[.S2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O26]);INFO.OBBA.OBBA.OBMAKE(&quot;&quot;;&quot;double&quot;;[.B26]);INFO.OBBA.OBBA.OBMAKE(&quot;&quot;;&quot;double&quot;;[.E26]);INFO.OBBA.OBBA.OBMAKE(&quot;&quot;;&quot;double&quot;;[.L2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M26]);INFO.OBBA.OBBA.OBMAKE(&quot;&quot;;&quot;double&quot;;[.B26]);INFO.OBBA.OBBA.OBMAKE(&quot;&quot;;&quot;double&quot;;[.E26]);INFO.OBBA.OBBA.OBMAKE(&quot;&quot;;&quot;double&quot;;[.L26])))" office:value-type="percentage" office:value="0.0326562764080487">
            <text:p>3,2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percentage" office:value="0.241">
            <text:p>24,10%</text:p>
          </table:table-cell>
          <table:table-cell table:style-name="ce63" table:formula="of:=HLOOKUP(ROUND([.E26]-[.K26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6]+0.001" office:value-type="percentage" office:value="0.0293161313402214">
            <text:p>2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-27 &#10;[17284]">
            <text:p>swap tenor 2-27 <text:line-break/>[1728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7]);[.G27];INFO.OBBA.OBBA.OBMAKE(&quot;&quot;;&quot;double&quot;;[.E27]))" office:value-type="string" office:string-value="mcSwaption 2-27 &#10;[17588]">
            <text:p>mcSwaption 2-27 <text:line-break/>[17588]</text:p>
          </table:table-cell>
          <table:table-cell table:style-name="ce56" table:formula="of:=INFO.OBBA.OBBA.OBRUN(&quot;mcSwptn price 2-&quot;&amp;ROW();[.H27];&quot;getValue&quot;;[$LIBORMarketModel.$M$26])" office:value-type="string" office:string-value="mcSwptn price 2-27 &#10;[17589]">
            <text:p>mcSwptn price 2-27 <text:line-break/>[17589]</text:p>
          </table:table-cell>
          <table:table-cell table:style-name="ce57" table:formula="of:=INFO.OBBA.OBBA.OBGET(INFO.OBBA.OBBA.OBSYNC([.I27];[.$I$14:.$I$52]))" office:value-type="percentage" office:value="0.0299491845019088">
            <text:p>2,995%</text:p>
          </table:table-cell>
          <table:table-cell table:style-name="ce58" table:formula="of:=INFO.OBBA.OBBA.OBGET(INFO.OBBA.OBBA.OBCALL(&quot;&quot;;&quot;net.finmath.marketdata.products.Swap&quot;;&quot;getForwardSwapRate&quot;;[.G27];[.G2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01052243222159">
            <text:p>20,11%</text:p>
          </table:table-cell>
          <table:table-cell table:style-name="ce67" table:formula="of:=[.M27]-[.M$32]" office:value-type="percentage" office:value="-0.0017363335264414">
            <text:p>-0,17%</text:p>
          </table:table-cell>
          <table:table-cell table:style-name="ce63" table:formula="of:=[.R27]+[.S2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O27]);INFO.OBBA.OBBA.OBMAKE(&quot;&quot;;&quot;double&quot;;[.B27]);INFO.OBBA.OBBA.OBMAKE(&quot;&quot;;&quot;double&quot;;[.E27]);INFO.OBBA.OBBA.OBMAKE(&quot;&quot;;&quot;double&quot;;[.L2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M27]);INFO.OBBA.OBBA.OBMAKE(&quot;&quot;;&quot;double&quot;;[.B27]);INFO.OBBA.OBBA.OBMAKE(&quot;&quot;;&quot;double&quot;;[.E27]);INFO.OBBA.OBBA.OBMAKE(&quot;&quot;;&quot;double&quot;;[.L27])))" office:value-type="percentage" office:value="0.0299491845019088">
            <text:p>2,99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percentage" office:value="0.241">
            <text:p>24,10%</text:p>
          </table:table-cell>
          <table:table-cell table:style-name="ce63" table:formula="of:=HLOOKUP(ROUND([.E27]-[.K27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7]+0.001" office:value-type="percentage" office:value="0.0303161313402214">
            <text:p>3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-28 &#10;[17289]">
            <text:p>swap tenor 2-28 <text:line-break/>[1728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8]);[.G28];INFO.OBBA.OBBA.OBMAKE(&quot;&quot;;&quot;double&quot;;[.E28]))" office:value-type="string" office:string-value="mcSwaption 2-28 &#10;[17592]">
            <text:p>mcSwaption 2-28 <text:line-break/>[17592]</text:p>
          </table:table-cell>
          <table:table-cell table:style-name="ce56" table:formula="of:=INFO.OBBA.OBBA.OBRUN(&quot;mcSwptn price 2-&quot;&amp;ROW();[.H28];&quot;getValue&quot;;[$LIBORMarketModel.$M$26])" office:value-type="string" office:string-value="mcSwptn price 2-28 &#10;[17593]">
            <text:p>mcSwptn price 2-28 <text:line-break/>[17593]</text:p>
          </table:table-cell>
          <table:table-cell table:style-name="ce57" table:formula="of:=INFO.OBBA.OBBA.OBGET(INFO.OBBA.OBBA.OBSYNC([.I28];[.$I$14:.$I$52]))" office:value-type="percentage" office:value="0.0274561725861158">
            <text:p>2,746%</text:p>
          </table:table-cell>
          <table:table-cell table:style-name="ce58" table:formula="of:=INFO.OBBA.OBBA.OBGET(INFO.OBBA.OBBA.OBCALL(&quot;&quot;;&quot;net.finmath.marketdata.products.Swap&quot;;&quot;getForwardSwapRate&quot;;[.G28];[.G2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01444539531362">
            <text:p>20,14%</text:p>
          </table:table-cell>
          <table:table-cell table:style-name="ce67" table:formula="of:=[.M28]-[.M$32]" office:value-type="percentage" office:value="-0.00134403721723853">
            <text:p>-0,13%</text:p>
          </table:table-cell>
          <table:table-cell table:style-name="ce63" table:formula="of:=[.R28]+[.S2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O28]);INFO.OBBA.OBBA.OBMAKE(&quot;&quot;;&quot;double&quot;;[.B28]);INFO.OBBA.OBBA.OBMAKE(&quot;&quot;;&quot;double&quot;;[.E28]);INFO.OBBA.OBBA.OBMAKE(&quot;&quot;;&quot;double&quot;;[.L2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M28]);INFO.OBBA.OBBA.OBMAKE(&quot;&quot;;&quot;double&quot;;[.B28]);INFO.OBBA.OBBA.OBMAKE(&quot;&quot;;&quot;double&quot;;[.E28]);INFO.OBBA.OBBA.OBMAKE(&quot;&quot;;&quot;double&quot;;[.L28])))" office:value-type="percentage" office:value="0.0274561725861158">
            <text:p>2,7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percentage" office:value="0.241">
            <text:p>24,10%</text:p>
          </table:table-cell>
          <table:table-cell table:style-name="ce63" table:formula="of:=HLOOKUP(ROUND([.E28]-[.K28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8]+0.001" office:value-type="percentage" office:value="0.0313161313402215">
            <text:p>3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-29 &#10;[17294]">
            <text:p>swap tenor 2-29 <text:line-break/>[1729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9]);[.G29];INFO.OBBA.OBBA.OBMAKE(&quot;&quot;;&quot;double&quot;;[.E29]))" office:value-type="string" office:string-value="mcSwaption 2-29 &#10;[17596]">
            <text:p>mcSwaption 2-29 <text:line-break/>[17596]</text:p>
          </table:table-cell>
          <table:table-cell table:style-name="ce56" table:formula="of:=INFO.OBBA.OBBA.OBRUN(&quot;mcSwptn price 2-&quot;&amp;ROW();[.H29];&quot;getValue&quot;;[$LIBORMarketModel.$M$26])" office:value-type="string" office:string-value="mcSwptn price 2-29 &#10;[17597]">
            <text:p>mcSwptn price 2-29 <text:line-break/>[17597]</text:p>
          </table:table-cell>
          <table:table-cell table:style-name="ce57" table:formula="of:=INFO.OBBA.OBBA.OBGET(INFO.OBBA.OBBA.OBSYNC([.I29];[.$I$14:.$I$52]))" office:value-type="percentage" office:value="0.0251573068446298">
            <text:p>2,516%</text:p>
          </table:table-cell>
          <table:table-cell table:style-name="ce58" table:formula="of:=INFO.OBBA.OBBA.OBGET(INFO.OBBA.OBBA.OBCALL(&quot;&quot;;&quot;net.finmath.marketdata.products.Swap&quot;;&quot;getForwardSwapRate&quot;;[.G29];[.G2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01754953539467">
            <text:p>20,18%</text:p>
          </table:table-cell>
          <table:table-cell table:style-name="ce67" table:formula="of:=[.M29]-[.M$32]" office:value-type="percentage" office:value="-0.00103362320913344">
            <text:p>-0,10%</text:p>
          </table:table-cell>
          <table:table-cell table:style-name="ce63" table:formula="of:=[.R29]+[.S29]" office:value-type="percentage" office:value="0.2235">
            <text:p>22,3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O29]);INFO.OBBA.OBBA.OBMAKE(&quot;&quot;;&quot;double&quot;;[.B29]);INFO.OBBA.OBBA.OBMAKE(&quot;&quot;;&quot;double&quot;;[.E29]);INFO.OBBA.OBBA.OBMAKE(&quot;&quot;;&quot;double&quot;;[.L29])))" office:value-type="percentage" office:value="0.0293843042690193">
            <text:p>2,94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M29]);INFO.OBBA.OBBA.OBMAKE(&quot;&quot;;&quot;double&quot;;[.B29]);INFO.OBBA.OBBA.OBMAKE(&quot;&quot;;&quot;double&quot;;[.E29]);INFO.OBBA.OBBA.OBMAKE(&quot;&quot;;&quot;double&quot;;[.L29])))" office:value-type="percentage" office:value="0.0251573068446297">
            <text:p>2,5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percentage" office:value="0.241">
            <text:p>24,10%</text:p>
          </table:table-cell>
          <table:table-cell table:style-name="ce63" table:formula="of:=HLOOKUP(ROUND([.E29]-[.K29];6);[.$J$7:.$R$9];3;FALSE())" office:value-type="percentage" office:value="-0.0175">
            <text:p>-1,75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9]+0.001" office:value-type="percentage" office:value="0.0323161313402215">
            <text:p>3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2-30 &#10;[17299]">
            <text:p>swap tenor 2-30 <text:line-break/>[1729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0]);[.G30];INFO.OBBA.OBBA.OBMAKE(&quot;&quot;;&quot;double&quot;;[.E30]))" office:value-type="string" office:string-value="mcSwaption 2-30 &#10;[17600]">
            <text:p>mcSwaption 2-30 <text:line-break/>[17600]</text:p>
          </table:table-cell>
          <table:table-cell table:style-name="ce56" table:formula="of:=INFO.OBBA.OBBA.OBRUN(&quot;mcSwptn price 2-&quot;&amp;ROW();[.H30];&quot;getValue&quot;;[$LIBORMarketModel.$M$26])" office:value-type="string" office:string-value="mcSwptn price 2-30 &#10;[17601]">
            <text:p>mcSwptn price 2-30 <text:line-break/>[17601]</text:p>
          </table:table-cell>
          <table:table-cell table:style-name="ce57" table:formula="of:=INFO.OBBA.OBBA.OBGET(INFO.OBBA.OBBA.OBSYNC([.I30];[.$I$14:.$I$52]))" office:value-type="percentage" office:value="0.0230556515871811">
            <text:p>2,306%</text:p>
          </table:table-cell>
          <table:table-cell table:style-name="ce58" table:formula="of:=INFO.OBBA.OBBA.OBGET(INFO.OBBA.OBBA.OBCALL(&quot;&quot;;&quot;net.finmath.marketdata.products.Swap&quot;;&quot;getForwardSwapRate&quot;;[.G30];[.G3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0208040352606">
            <text:p>20,21%</text:p>
          </table:table-cell>
          <table:table-cell table:style-name="ce67" table:formula="of:=[.M30]-[.M$32]" office:value-type="percentage" office:value="-0.000708173222540354">
            <text:p>-0,07%</text:p>
          </table:table-cell>
          <table:table-cell table:style-name="ce63" table:formula="of:=[.R30]+[.S3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O30]);INFO.OBBA.OBBA.OBMAKE(&quot;&quot;;&quot;double&quot;;[.B30]);INFO.OBBA.OBBA.OBMAKE(&quot;&quot;;&quot;double&quot;;[.E30]);INFO.OBBA.OBBA.OBMAKE(&quot;&quot;;&quot;double&quot;;[.L3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M30]);INFO.OBBA.OBBA.OBMAKE(&quot;&quot;;&quot;double&quot;;[.B30]);INFO.OBBA.OBBA.OBMAKE(&quot;&quot;;&quot;double&quot;;[.E30]);INFO.OBBA.OBBA.OBMAKE(&quot;&quot;;&quot;double&quot;;[.L30])))" office:value-type="percentage" office:value="0.0230556515871811">
            <text:p>2,3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percentage" office:value="0.241">
            <text:p>24,10%</text:p>
          </table:table-cell>
          <table:table-cell table:style-name="ce63" table:formula="of:=HLOOKUP(ROUND([.E30]-[.K30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0]+0.001" office:value-type="percentage" office:value="0.0333161313402215">
            <text:p>3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2-31 &#10;[17304]">
            <text:p>swap tenor 2-31 <text:line-break/>[1730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1]);[.G31];INFO.OBBA.OBBA.OBMAKE(&quot;&quot;;&quot;double&quot;;[.E31]))" office:value-type="string" office:string-value="mcSwaption 2-31 &#10;[17604]">
            <text:p>mcSwaption 2-31 <text:line-break/>[17604]</text:p>
          </table:table-cell>
          <table:table-cell table:style-name="ce56" table:formula="of:=INFO.OBBA.OBBA.OBRUN(&quot;mcSwptn price 2-&quot;&amp;ROW();[.H31];&quot;getValue&quot;;[$LIBORMarketModel.$M$26])" office:value-type="string" office:string-value="mcSwptn price 2-31 &#10;[17605]">
            <text:p>mcSwptn price 2-31 <text:line-break/>[17605]</text:p>
          </table:table-cell>
          <table:table-cell table:style-name="ce57" table:formula="of:=INFO.OBBA.OBBA.OBGET(INFO.OBBA.OBBA.OBSYNC([.I31];[.$I$14:.$I$52]))" office:value-type="percentage" office:value="0.0211370788978522">
            <text:p>2,114%</text:p>
          </table:table-cell>
          <table:table-cell table:style-name="ce58" table:formula="of:=INFO.OBBA.OBBA.OBGET(INFO.OBBA.OBBA.OBCALL(&quot;&quot;;&quot;net.finmath.marketdata.products.Swap&quot;;&quot;getForwardSwapRate&quot;;[.G31];[.G3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02426946128548">
            <text:p>20,24%</text:p>
          </table:table-cell>
          <table:table-cell table:style-name="ce67" table:formula="of:=[.M31]-[.M$32]" office:value-type="percentage" office:value="-0.000361630620052206">
            <text:p>-0,04%</text:p>
          </table:table-cell>
          <table:table-cell table:style-name="ce63" table:formula="of:=[.R31]+[.S3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O31]);INFO.OBBA.OBBA.OBMAKE(&quot;&quot;;&quot;double&quot;;[.B31]);INFO.OBBA.OBBA.OBMAKE(&quot;&quot;;&quot;double&quot;;[.E31]);INFO.OBBA.OBBA.OBMAKE(&quot;&quot;;&quot;double&quot;;[.L3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M31]);INFO.OBBA.OBBA.OBMAKE(&quot;&quot;;&quot;double&quot;;[.B31]);INFO.OBBA.OBBA.OBMAKE(&quot;&quot;;&quot;double&quot;;[.E31]);INFO.OBBA.OBBA.OBMAKE(&quot;&quot;;&quot;double&quot;;[.L31])))" office:value-type="percentage" office:value="0.0211370788978522">
            <text:p>2,1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percentage" office:value="0.241">
            <text:p>24,10%</text:p>
          </table:table-cell>
          <table:table-cell table:style-name="ce63" table:formula="of:=HLOOKUP(ROUND([.E31]-[.K31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1]+0.001" office:value-type="percentage" office:value="0.0343161313402215">
            <text:p>3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2-32 &#10;[17309]">
            <text:p>swap tenor 2-32 <text:line-break/>[1730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2]);[.G32];INFO.OBBA.OBBA.OBMAKE(&quot;&quot;;&quot;double&quot;;[.E32]))" office:value-type="string" office:string-value="mcSwaption 2-32 &#10;[17608]">
            <text:p>mcSwaption 2-32 <text:line-break/>[17608]</text:p>
          </table:table-cell>
          <table:table-cell table:style-name="ce56" table:formula="of:=INFO.OBBA.OBBA.OBRUN(&quot;mcSwptn price 2-&quot;&amp;ROW();[.H32];&quot;getValue&quot;;[$LIBORMarketModel.$M$26])" office:value-type="string" office:string-value="mcSwptn price 2-32 &#10;[17609]">
            <text:p>mcSwptn price 2-32 <text:line-break/>[17609]</text:p>
          </table:table-cell>
          <table:table-cell table:style-name="ce57" table:formula="of:=INFO.OBBA.OBBA.OBGET(INFO.OBBA.OBBA.OBSYNC([.I32];[.$I$14:.$I$52]))" office:value-type="percentage" office:value="0.0193859086197113">
            <text:p>1,939%</text:p>
          </table:table-cell>
          <table:table-cell table:style-name="ce58" table:formula="of:=INFO.OBBA.OBBA.OBGET(INFO.OBBA.OBBA.OBCALL(&quot;&quot;;&quot;net.finmath.marketdata.products.Swap&quot;;&quot;getForwardSwapRate&quot;;[.G32];[.G3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027885767486">
            <text:p>20,28%</text:p>
          </table:table-cell>
          <table:table-cell table:style-name="ce67" table:formula="of:=[.M32]-[.M$32]" office:value-type="percentage" office:value="0">
            <text:p>0,00%</text:p>
          </table:table-cell>
          <table:table-cell table:style-name="ce63" table:formula="of:=[.R32]+[.S3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O32]);INFO.OBBA.OBBA.OBMAKE(&quot;&quot;;&quot;double&quot;;[.B32]);INFO.OBBA.OBBA.OBMAKE(&quot;&quot;;&quot;double&quot;;[.E32]);INFO.OBBA.OBBA.OBMAKE(&quot;&quot;;&quot;double&quot;;[.L3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M32]);INFO.OBBA.OBBA.OBMAKE(&quot;&quot;;&quot;double&quot;;[.B32]);INFO.OBBA.OBBA.OBMAKE(&quot;&quot;;&quot;double&quot;;[.E32]);INFO.OBBA.OBBA.OBMAKE(&quot;&quot;;&quot;double&quot;;[.L32])))" office:value-type="percentage" office:value="0.0193859086197113">
            <text:p>1,9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percentage" office:value="0.241">
            <text:p>24,10%</text:p>
          </table:table-cell>
          <table:table-cell table:style-name="ce63" table:formula="of:=HLOOKUP(ROUND([.E32]-[.K32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2]+0.001" office:value-type="percentage" office:value="0.0353161313402215">
            <text:p>3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2-33 &#10;[17314]">
            <text:p>swap tenor 2-33 <text:line-break/>[1731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3]);[.G33];INFO.OBBA.OBBA.OBMAKE(&quot;&quot;;&quot;double&quot;;[.E33]))" office:value-type="string" office:string-value="mcSwaption 2-33 &#10;[17612]">
            <text:p>mcSwaption 2-33 <text:line-break/>[17612]</text:p>
          </table:table-cell>
          <table:table-cell table:style-name="ce56" table:formula="of:=INFO.OBBA.OBBA.OBRUN(&quot;mcSwptn price 2-&quot;&amp;ROW();[.H33];&quot;getValue&quot;;[$LIBORMarketModel.$M$26])" office:value-type="string" office:string-value="mcSwptn price 2-33 &#10;[17613]">
            <text:p>mcSwptn price 2-33 <text:line-break/>[17613]</text:p>
          </table:table-cell>
          <table:table-cell table:style-name="ce57" table:formula="of:=INFO.OBBA.OBBA.OBGET(INFO.OBBA.OBBA.OBSYNC([.I33];[.$I$14:.$I$52]))" office:value-type="percentage" office:value="0.0177724215796041">
            <text:p>1,777%</text:p>
          </table:table-cell>
          <table:table-cell table:style-name="ce58" table:formula="of:=INFO.OBBA.OBBA.OBGET(INFO.OBBA.OBBA.OBCALL(&quot;&quot;;&quot;net.finmath.marketdata.products.Swap&quot;;&quot;getForwardSwapRate&quot;;[.G33];[.G3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03076016238138">
            <text:p>20,31%</text:p>
          </table:table-cell>
          <table:table-cell table:style-name="ce67" table:formula="of:=[.M33]-[.M$32]" office:value-type="percentage" office:value="0.000287439489537439">
            <text:p>0,03%</text:p>
          </table:table-cell>
          <table:table-cell table:style-name="ce63" table:formula="of:=[.R33]+[.S3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O33]);INFO.OBBA.OBBA.OBMAKE(&quot;&quot;;&quot;double&quot;;[.B33]);INFO.OBBA.OBBA.OBMAKE(&quot;&quot;;&quot;double&quot;;[.E33]);INFO.OBBA.OBBA.OBMAKE(&quot;&quot;;&quot;double&quot;;[.L3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M33]);INFO.OBBA.OBBA.OBMAKE(&quot;&quot;;&quot;double&quot;;[.B33]);INFO.OBBA.OBBA.OBMAKE(&quot;&quot;;&quot;double&quot;;[.E33]);INFO.OBBA.OBBA.OBMAKE(&quot;&quot;;&quot;double&quot;;[.L33])))" office:value-type="percentage" office:value="0.017772421579604">
            <text:p>1,7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percentage" office:value="0.241">
            <text:p>24,10%</text:p>
          </table:table-cell>
          <table:table-cell table:style-name="ce63" table:formula="of:=HLOOKUP(ROUND([.E33]-[.K33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3]+0.001" office:value-type="percentage" office:value="0.0363161313402215">
            <text:p>3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2-34 &#10;[17319]">
            <text:p>swap tenor 2-34 <text:line-break/>[1731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4]);[.G34];INFO.OBBA.OBBA.OBMAKE(&quot;&quot;;&quot;double&quot;;[.E34]))" office:value-type="string" office:string-value="mcSwaption 2-34 &#10;[17616]">
            <text:p>mcSwaption 2-34 <text:line-break/>[17616]</text:p>
          </table:table-cell>
          <table:table-cell table:style-name="ce56" table:formula="of:=INFO.OBBA.OBBA.OBRUN(&quot;mcSwptn price 2-&quot;&amp;ROW();[.H34];&quot;getValue&quot;;[$LIBORMarketModel.$M$26])" office:value-type="string" office:string-value="mcSwptn price 2-34 &#10;[17617]">
            <text:p>mcSwptn price 2-34 <text:line-break/>[17617]</text:p>
          </table:table-cell>
          <table:table-cell table:style-name="ce57" table:formula="of:=INFO.OBBA.OBBA.OBGET(INFO.OBBA.OBBA.OBSYNC([.I34];[.$I$14:.$I$52]))" office:value-type="percentage" office:value="0.0162951888995828">
            <text:p>1,630%</text:p>
          </table:table-cell>
          <table:table-cell table:style-name="ce58" table:formula="of:=INFO.OBBA.OBBA.OBGET(INFO.OBBA.OBBA.OBCALL(&quot;&quot;;&quot;net.finmath.marketdata.products.Swap&quot;;&quot;getForwardSwapRate&quot;;[.G34];[.G3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03347320773783">
            <text:p>20,33%</text:p>
          </table:table-cell>
          <table:table-cell table:style-name="ce67" table:formula="of:=[.M34]-[.M$32]" office:value-type="percentage" office:value="0.00055874402518305">
            <text:p>0,06%</text:p>
          </table:table-cell>
          <table:table-cell table:style-name="ce63" table:formula="of:=[.R34]+[.S34]" office:value-type="percentage" office:value="0.2126">
            <text:p>21,26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O34]);INFO.OBBA.OBBA.OBMAKE(&quot;&quot;;&quot;double&quot;;[.B34]);INFO.OBBA.OBBA.OBMAKE(&quot;&quot;;&quot;double&quot;;[.E34]);INFO.OBBA.OBBA.OBMAKE(&quot;&quot;;&quot;double&quot;;[.L34])))" office:value-type="percentage" office:value="0.0179266750825114">
            <text:p>1,79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M34]);INFO.OBBA.OBBA.OBMAKE(&quot;&quot;;&quot;double&quot;;[.B34]);INFO.OBBA.OBBA.OBMAKE(&quot;&quot;;&quot;double&quot;;[.E34]);INFO.OBBA.OBBA.OBMAKE(&quot;&quot;;&quot;double&quot;;[.L34])))" office:value-type="percentage" office:value="0.0162951888995828">
            <text:p>1,6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percentage" office:value="0.241">
            <text:p>24,10%</text:p>
          </table:table-cell>
          <table:table-cell table:style-name="ce63" table:formula="of:=HLOOKUP(ROUND([.E34]-[.K34];6);[.$J$7:.$R$9];3;FALSE())" office:value-type="percentage" office:value="-0.0284">
            <text:p>-2,84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4]+0.001" office:value-type="percentage" office:value="0.0373161313402215">
            <text:p>3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2-35 &#10;[17324]">
            <text:p>swap tenor 2-35 <text:line-break/>[1732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5]);[.G35];INFO.OBBA.OBBA.OBMAKE(&quot;&quot;;&quot;double&quot;;[.E35]))" office:value-type="string" office:string-value="mcSwaption 2-35 &#10;[17620]">
            <text:p>mcSwaption 2-35 <text:line-break/>[17620]</text:p>
          </table:table-cell>
          <table:table-cell table:style-name="ce56" table:formula="of:=INFO.OBBA.OBBA.OBRUN(&quot;mcSwptn price 2-&quot;&amp;ROW();[.H35];&quot;getValue&quot;;[$LIBORMarketModel.$M$26])" office:value-type="string" office:string-value="mcSwptn price 2-35 &#10;[17621]">
            <text:p>mcSwptn price 2-35 <text:line-break/>[17621]</text:p>
          </table:table-cell>
          <table:table-cell table:style-name="ce57" table:formula="of:=INFO.OBBA.OBBA.OBGET(INFO.OBBA.OBBA.OBSYNC([.I35];[.$I$14:.$I$52]))" office:value-type="percentage" office:value="0.0149347445711139">
            <text:p>1,493%</text:p>
          </table:table-cell>
          <table:table-cell table:style-name="ce58" table:formula="of:=INFO.OBBA.OBBA.OBGET(INFO.OBBA.OBBA.OBCALL(&quot;&quot;;&quot;net.finmath.marketdata.products.Swap&quot;;&quot;getForwardSwapRate&quot;;[.G35];[.G3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0355507409193">
            <text:p>20,36%</text:p>
          </table:table-cell>
          <table:table-cell table:style-name="ce67" table:formula="of:=[.M35]-[.M$32]" office:value-type="percentage" office:value="0.00076649734333023">
            <text:p>0,08%</text:p>
          </table:table-cell>
          <table:table-cell table:style-name="ce63" table:formula="of:=[.R35]+[.S3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O35]);INFO.OBBA.OBBA.OBMAKE(&quot;&quot;;&quot;double&quot;;[.B35]);INFO.OBBA.OBBA.OBMAKE(&quot;&quot;;&quot;double&quot;;[.E35]);INFO.OBBA.OBBA.OBMAKE(&quot;&quot;;&quot;double&quot;;[.L3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M35]);INFO.OBBA.OBBA.OBMAKE(&quot;&quot;;&quot;double&quot;;[.B35]);INFO.OBBA.OBBA.OBMAKE(&quot;&quot;;&quot;double&quot;;[.E35]);INFO.OBBA.OBBA.OBMAKE(&quot;&quot;;&quot;double&quot;;[.L35])))" office:value-type="percentage" office:value="0.0149347445711138">
            <text:p>1,49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percentage" office:value="0.241">
            <text:p>24,10%</text:p>
          </table:table-cell>
          <table:table-cell table:style-name="ce63" table:formula="of:=HLOOKUP(ROUND([.E35]-[.K35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5]+0.001" office:value-type="percentage" office:value="0.0383161313402215">
            <text:p>3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2-36 &#10;[17329]">
            <text:p>swap tenor 2-36 <text:line-break/>[1732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6]);[.G36];INFO.OBBA.OBBA.OBMAKE(&quot;&quot;;&quot;double&quot;;[.E36]))" office:value-type="string" office:string-value="mcSwaption 2-36 &#10;[17624]">
            <text:p>mcSwaption 2-36 <text:line-break/>[17624]</text:p>
          </table:table-cell>
          <table:table-cell table:style-name="ce56" table:formula="of:=INFO.OBBA.OBBA.OBRUN(&quot;mcSwptn price 2-&quot;&amp;ROW();[.H36];&quot;getValue&quot;;[$LIBORMarketModel.$M$26])" office:value-type="string" office:string-value="mcSwptn price 2-36 &#10;[17625]">
            <text:p>mcSwptn price 2-36 <text:line-break/>[17625]</text:p>
          </table:table-cell>
          <table:table-cell table:style-name="ce57" table:formula="of:=INFO.OBBA.OBBA.OBGET(INFO.OBBA.OBBA.OBSYNC([.I36];[.$I$14:.$I$52]))" office:value-type="percentage" office:value="0.0136979965399429">
            <text:p>1,370%</text:p>
          </table:table-cell>
          <table:table-cell table:style-name="ce58" table:formula="of:=INFO.OBBA.OBBA.OBGET(INFO.OBBA.OBBA.OBCALL(&quot;&quot;;&quot;net.finmath.marketdata.products.Swap&quot;;&quot;getForwardSwapRate&quot;;[.G36];[.G3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03801088952528">
            <text:p>20,38%</text:p>
          </table:table-cell>
          <table:table-cell table:style-name="ce67" table:formula="of:=[.M36]-[.M$32]" office:value-type="percentage" office:value="0.00101251220392817">
            <text:p>0,10%</text:p>
          </table:table-cell>
          <table:table-cell table:style-name="ce63" table:formula="of:=[.R36]+[.S3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O36]);INFO.OBBA.OBBA.OBMAKE(&quot;&quot;;&quot;double&quot;;[.B36]);INFO.OBBA.OBBA.OBMAKE(&quot;&quot;;&quot;double&quot;;[.E36]);INFO.OBBA.OBBA.OBMAKE(&quot;&quot;;&quot;double&quot;;[.L3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M36]);INFO.OBBA.OBBA.OBMAKE(&quot;&quot;;&quot;double&quot;;[.B36]);INFO.OBBA.OBBA.OBMAKE(&quot;&quot;;&quot;double&quot;;[.E36]);INFO.OBBA.OBBA.OBMAKE(&quot;&quot;;&quot;double&quot;;[.L36])))" office:value-type="percentage" office:value="0.013697996539943">
            <text:p>1,3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percentage" office:value="0.241">
            <text:p>24,10%</text:p>
          </table:table-cell>
          <table:table-cell table:style-name="ce63" table:formula="of:=HLOOKUP(ROUND([.E36]-[.K36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6]+0.001" office:value-type="percentage" office:value="0.0393161313402215">
            <text:p>3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2-37 &#10;[17334]">
            <text:p>swap tenor 2-37 <text:line-break/>[1733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7]);[.G37];INFO.OBBA.OBBA.OBMAKE(&quot;&quot;;&quot;double&quot;;[.E37]))" office:value-type="string" office:string-value="mcSwaption 2-37 &#10;[17628]">
            <text:p>mcSwaption 2-37 <text:line-break/>[17628]</text:p>
          </table:table-cell>
          <table:table-cell table:style-name="ce56" table:formula="of:=INFO.OBBA.OBBA.OBRUN(&quot;mcSwptn price 2-&quot;&amp;ROW();[.H37];&quot;getValue&quot;;[$LIBORMarketModel.$M$26])" office:value-type="string" office:string-value="mcSwptn price 2-37 &#10;[17629]">
            <text:p>mcSwptn price 2-37 <text:line-break/>[17629]</text:p>
          </table:table-cell>
          <table:table-cell table:style-name="ce57" table:formula="of:=INFO.OBBA.OBBA.OBGET(INFO.OBBA.OBBA.OBSYNC([.I37];[.$I$14:.$I$52]))" office:value-type="percentage" office:value="0.0125849829962628">
            <text:p>1,258%</text:p>
          </table:table-cell>
          <table:table-cell table:style-name="ce58" table:formula="of:=INFO.OBBA.OBBA.OBGET(INFO.OBBA.OBBA.OBCALL(&quot;&quot;;&quot;net.finmath.marketdata.products.Swap&quot;;&quot;getForwardSwapRate&quot;;[.G37];[.G3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0415257423717">
            <text:p>20,42%</text:p>
          </table:table-cell>
          <table:table-cell table:style-name="ce67" table:formula="of:=[.M37]-[.M$32]" office:value-type="percentage" office:value="0.00136399748857022">
            <text:p>0,14%</text:p>
          </table:table-cell>
          <table:table-cell table:style-name="ce63" table:formula="of:=[.R37]+[.S3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O37]);INFO.OBBA.OBBA.OBMAKE(&quot;&quot;;&quot;double&quot;;[.B37]);INFO.OBBA.OBBA.OBMAKE(&quot;&quot;;&quot;double&quot;;[.E37]);INFO.OBBA.OBBA.OBMAKE(&quot;&quot;;&quot;double&quot;;[.L3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M37]);INFO.OBBA.OBBA.OBMAKE(&quot;&quot;;&quot;double&quot;;[.B37]);INFO.OBBA.OBBA.OBMAKE(&quot;&quot;;&quot;double&quot;;[.E37]);INFO.OBBA.OBBA.OBMAKE(&quot;&quot;;&quot;double&quot;;[.L37])))" office:value-type="percentage" office:value="0.012584982996263">
            <text:p>1,2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percentage" office:value="0.241">
            <text:p>24,10%</text:p>
          </table:table-cell>
          <table:table-cell table:style-name="ce63" table:formula="of:=HLOOKUP(ROUND([.E37]-[.K37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7]+0.001" office:value-type="percentage" office:value="0.0403161313402215">
            <text:p>4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2-38 &#10;[17339]">
            <text:p>swap tenor 2-38 <text:line-break/>[1733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8]);[.G38];INFO.OBBA.OBBA.OBMAKE(&quot;&quot;;&quot;double&quot;;[.E38]))" office:value-type="string" office:string-value="mcSwaption 2-38 &#10;[17632]">
            <text:p>mcSwaption 2-38 <text:line-break/>[17632]</text:p>
          </table:table-cell>
          <table:table-cell table:style-name="ce56" table:formula="of:=INFO.OBBA.OBBA.OBRUN(&quot;mcSwptn price 2-&quot;&amp;ROW();[.H38];&quot;getValue&quot;;[$LIBORMarketModel.$M$26])" office:value-type="string" office:string-value="mcSwptn price 2-38 &#10;[17633]">
            <text:p>mcSwptn price 2-38 <text:line-break/>[17633]</text:p>
          </table:table-cell>
          <table:table-cell table:style-name="ce57" table:formula="of:=INFO.OBBA.OBBA.OBGET(INFO.OBBA.OBBA.OBSYNC([.I38];[.$I$14:.$I$52]))" office:value-type="percentage" office:value="0.0115721557733072">
            <text:p>1,157%</text:p>
          </table:table-cell>
          <table:table-cell table:style-name="ce58" table:formula="of:=INFO.OBBA.OBBA.OBGET(INFO.OBBA.OBBA.OBCALL(&quot;&quot;;&quot;net.finmath.marketdata.products.Swap&quot;;&quot;getForwardSwapRate&quot;;[.G38];[.G3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0452755690153">
            <text:p>20,45%</text:p>
          </table:table-cell>
          <table:table-cell table:style-name="ce67" table:formula="of:=[.M38]-[.M$32]" office:value-type="percentage" office:value="0.00173898015293039">
            <text:p>0,17%</text:p>
          </table:table-cell>
          <table:table-cell table:style-name="ce63" table:formula="of:=[.R38]+[.S3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O38]);INFO.OBBA.OBBA.OBMAKE(&quot;&quot;;&quot;double&quot;;[.B38]);INFO.OBBA.OBBA.OBMAKE(&quot;&quot;;&quot;double&quot;;[.E38]);INFO.OBBA.OBBA.OBMAKE(&quot;&quot;;&quot;double&quot;;[.L3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M38]);INFO.OBBA.OBBA.OBMAKE(&quot;&quot;;&quot;double&quot;;[.B38]);INFO.OBBA.OBBA.OBMAKE(&quot;&quot;;&quot;double&quot;;[.E38]);INFO.OBBA.OBBA.OBMAKE(&quot;&quot;;&quot;double&quot;;[.L38])))" office:value-type="percentage" office:value="0.0115721557733073">
            <text:p>1,1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percentage" office:value="0.241">
            <text:p>24,10%</text:p>
          </table:table-cell>
          <table:table-cell table:style-name="ce63" table:formula="of:=HLOOKUP(ROUND([.E38]-[.K38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8]+0.001" office:value-type="percentage" office:value="0.0413161313402215">
            <text:p>4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2-39 &#10;[17344]">
            <text:p>swap tenor 2-39 <text:line-break/>[1734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9]);[.G39];INFO.OBBA.OBBA.OBMAKE(&quot;&quot;;&quot;double&quot;;[.E39]))" office:value-type="string" office:string-value="mcSwaption 2-39 &#10;[17636]">
            <text:p>mcSwaption 2-39 <text:line-break/>[17636]</text:p>
          </table:table-cell>
          <table:table-cell table:style-name="ce56" table:formula="of:=INFO.OBBA.OBBA.OBRUN(&quot;mcSwptn price 2-&quot;&amp;ROW();[.H39];&quot;getValue&quot;;[$LIBORMarketModel.$M$26])" office:value-type="string" office:string-value="mcSwptn price 2-39 &#10;[17637]">
            <text:p>mcSwptn price 2-39 <text:line-break/>[17637]</text:p>
          </table:table-cell>
          <table:table-cell table:style-name="ce57" table:formula="of:=INFO.OBBA.OBBA.OBGET(INFO.OBBA.OBBA.OBSYNC([.I39];[.$I$14:.$I$52]))" office:value-type="percentage" office:value="0.0106421155233416">
            <text:p>1,064%</text:p>
          </table:table-cell>
          <table:table-cell table:style-name="ce58" table:formula="of:=INFO.OBBA.OBBA.OBGET(INFO.OBBA.OBBA.OBCALL(&quot;&quot;;&quot;net.finmath.marketdata.products.Swap&quot;;&quot;getForwardSwapRate&quot;;[.G39];[.G3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04868451358843">
            <text:p>20,49%</text:p>
          </table:table-cell>
          <table:table-cell table:style-name="ce67" table:formula="of:=[.M39]-[.M$32]" office:value-type="percentage" office:value="0.00207987461024264">
            <text:p>0,21%</text:p>
          </table:table-cell>
          <table:table-cell table:style-name="ce63" table:formula="of:=[.R39]+[.S39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O39]);INFO.OBBA.OBBA.OBMAKE(&quot;&quot;;&quot;double&quot;;[.B39]);INFO.OBBA.OBBA.OBMAKE(&quot;&quot;;&quot;double&quot;;[.E39]);INFO.OBBA.OBBA.OBMAKE(&quot;&quot;;&quot;double&quot;;[.L39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M39]);INFO.OBBA.OBBA.OBMAKE(&quot;&quot;;&quot;double&quot;;[.B39]);INFO.OBBA.OBBA.OBMAKE(&quot;&quot;;&quot;double&quot;;[.E39]);INFO.OBBA.OBBA.OBMAKE(&quot;&quot;;&quot;double&quot;;[.L39])))" office:value-type="percentage" office:value="0.0106421155233416">
            <text:p>1,0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percentage" office:value="0.241">
            <text:p>24,10%</text:p>
          </table:table-cell>
          <table:table-cell table:style-name="ce63" table:formula="of:=HLOOKUP(ROUND([.E39]-[.K39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9]+0.001" office:value-type="percentage" office:value="0.0423161313402215">
            <text:p>4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2-40 &#10;[17349]">
            <text:p>swap tenor 2-40 <text:line-break/>[1734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0]);[.G40];INFO.OBBA.OBBA.OBMAKE(&quot;&quot;;&quot;double&quot;;[.E40]))" office:value-type="string" office:string-value="mcSwaption 2-40 &#10;[17640]">
            <text:p>mcSwaption 2-40 <text:line-break/>[17640]</text:p>
          </table:table-cell>
          <table:table-cell table:style-name="ce56" table:formula="of:=INFO.OBBA.OBBA.OBRUN(&quot;mcSwptn price 2-&quot;&amp;ROW();[.H40];&quot;getValue&quot;;[$LIBORMarketModel.$M$26])" office:value-type="string" office:string-value="mcSwptn price 2-40 &#10;[17641]">
            <text:p>mcSwptn price 2-40 <text:line-break/>[17641]</text:p>
          </table:table-cell>
          <table:table-cell table:style-name="ce57" table:formula="of:=INFO.OBBA.OBBA.OBGET(INFO.OBBA.OBBA.OBSYNC([.I40];[.$I$14:.$I$52]))" office:value-type="percentage" office:value="0.0097901889182674">
            <text:p>0,979%</text:p>
          </table:table-cell>
          <table:table-cell table:style-name="ce58" table:formula="of:=INFO.OBBA.OBBA.OBGET(INFO.OBBA.OBBA.OBCALL(&quot;&quot;;&quot;net.finmath.marketdata.products.Swap&quot;;&quot;getForwardSwapRate&quot;;[.G40];[.G4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05193288917612">
            <text:p>20,52%</text:p>
          </table:table-cell>
          <table:table-cell table:style-name="ce67" table:formula="of:=[.M40]-[.M$32]" office:value-type="percentage" office:value="0.002404712169012">
            <text:p>0,24%</text:p>
          </table:table-cell>
          <table:table-cell table:style-name="ce63" table:formula="of:=[.R40]+[.S4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O40]);INFO.OBBA.OBBA.OBMAKE(&quot;&quot;;&quot;double&quot;;[.B40]);INFO.OBBA.OBBA.OBMAKE(&quot;&quot;;&quot;double&quot;;[.E40]);INFO.OBBA.OBBA.OBMAKE(&quot;&quot;;&quot;double&quot;;[.L4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M40]);INFO.OBBA.OBBA.OBMAKE(&quot;&quot;;&quot;double&quot;;[.B40]);INFO.OBBA.OBBA.OBMAKE(&quot;&quot;;&quot;double&quot;;[.E40]);INFO.OBBA.OBBA.OBMAKE(&quot;&quot;;&quot;double&quot;;[.L40])))" office:value-type="percentage" office:value="0.00979018891826737">
            <text:p>0,9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percentage" office:value="0.241">
            <text:p>24,10%</text:p>
          </table:table-cell>
          <table:table-cell table:style-name="ce63" table:formula="of:=HLOOKUP(ROUND([.E40]-[.K40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0]+0.001" office:value-type="percentage" office:value="0.0433161313402215">
            <text:p>4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2-41 &#10;[17354]">
            <text:p>swap tenor 2-41 <text:line-break/>[1735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1]);[.G41];INFO.OBBA.OBBA.OBMAKE(&quot;&quot;;&quot;double&quot;;[.E41]))" office:value-type="string" office:string-value="mcSwaption 2-41 &#10;[17644]">
            <text:p>mcSwaption 2-41 <text:line-break/>[17644]</text:p>
          </table:table-cell>
          <table:table-cell table:style-name="ce56" table:formula="of:=INFO.OBBA.OBBA.OBRUN(&quot;mcSwptn price 2-&quot;&amp;ROW();[.H41];&quot;getValue&quot;;[$LIBORMarketModel.$M$26])" office:value-type="string" office:string-value="mcSwptn price 2-41 &#10;[17645]">
            <text:p>mcSwptn price 2-41 <text:line-break/>[17645]</text:p>
          </table:table-cell>
          <table:table-cell table:style-name="ce57" table:formula="of:=INFO.OBBA.OBBA.OBGET(INFO.OBBA.OBBA.OBSYNC([.I41];[.$I$14:.$I$52]))" office:value-type="percentage" office:value="0.00901267197311317">
            <text:p>0,901%</text:p>
          </table:table-cell>
          <table:table-cell table:style-name="ce58" table:formula="of:=INFO.OBBA.OBBA.OBGET(INFO.OBBA.OBBA.OBCALL(&quot;&quot;;&quot;net.finmath.marketdata.products.Swap&quot;;&quot;getForwardSwapRate&quot;;[.G41];[.G4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05525347689505">
            <text:p>20,55%</text:p>
          </table:table-cell>
          <table:table-cell table:style-name="ce67" table:formula="of:=[.M41]-[.M$32]" office:value-type="percentage" office:value="0.00273677094090527">
            <text:p>0,27%</text:p>
          </table:table-cell>
          <table:table-cell table:style-name="ce63" table:formula="of:=[.R41]+[.S4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O41]);INFO.OBBA.OBBA.OBMAKE(&quot;&quot;;&quot;double&quot;;[.B41]);INFO.OBBA.OBBA.OBMAKE(&quot;&quot;;&quot;double&quot;;[.E41]);INFO.OBBA.OBBA.OBMAKE(&quot;&quot;;&quot;double&quot;;[.L4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M41]);INFO.OBBA.OBBA.OBMAKE(&quot;&quot;;&quot;double&quot;;[.B41]);INFO.OBBA.OBBA.OBMAKE(&quot;&quot;;&quot;double&quot;;[.E41]);INFO.OBBA.OBBA.OBMAKE(&quot;&quot;;&quot;double&quot;;[.L41])))" office:value-type="percentage" office:value="0.00901267197311318">
            <text:p>0,9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percentage" office:value="0.241">
            <text:p>24,10%</text:p>
          </table:table-cell>
          <table:table-cell table:style-name="ce63" table:formula="of:=HLOOKUP(ROUND([.E41]-[.K41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1]+0.001" office:value-type="percentage" office:value="0.0443161313402215">
            <text:p>4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2-42 &#10;[17359]">
            <text:p>swap tenor 2-42 <text:line-break/>[1735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2]);[.G42];INFO.OBBA.OBBA.OBMAKE(&quot;&quot;;&quot;double&quot;;[.E42]))" office:value-type="string" office:string-value="mcSwaption 2-42 &#10;[17648]">
            <text:p>mcSwaption 2-42 <text:line-break/>[17648]</text:p>
          </table:table-cell>
          <table:table-cell table:style-name="ce56" table:formula="of:=INFO.OBBA.OBBA.OBRUN(&quot;mcSwptn price 2-&quot;&amp;ROW();[.H42];&quot;getValue&quot;;[$LIBORMarketModel.$M$26])" office:value-type="string" office:string-value="mcSwptn price 2-42 &#10;[17649]">
            <text:p>mcSwptn price 2-42 <text:line-break/>[17649]</text:p>
          </table:table-cell>
          <table:table-cell table:style-name="ce57" table:formula="of:=INFO.OBBA.OBBA.OBGET(INFO.OBBA.OBBA.OBSYNC([.I42];[.$I$14:.$I$52]))" office:value-type="percentage" office:value="0.00829542445590124">
            <text:p>0,830%</text:p>
          </table:table-cell>
          <table:table-cell table:style-name="ce58" table:formula="of:=INFO.OBBA.OBBA.OBGET(INFO.OBBA.OBBA.OBCALL(&quot;&quot;;&quot;net.finmath.marketdata.products.Swap&quot;;&quot;getForwardSwapRate&quot;;[.G42];[.G4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05807226505441">
            <text:p>20,58%</text:p>
          </table:table-cell>
          <table:table-cell table:style-name="ce67" table:formula="of:=[.M42]-[.M$32]" office:value-type="percentage" office:value="0.00301864975684049">
            <text:p>0,30%</text:p>
          </table:table-cell>
          <table:table-cell table:style-name="ce63" table:formula="of:=[.R42]+[.S4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O42]);INFO.OBBA.OBBA.OBMAKE(&quot;&quot;;&quot;double&quot;;[.B42]);INFO.OBBA.OBBA.OBMAKE(&quot;&quot;;&quot;double&quot;;[.E42]);INFO.OBBA.OBBA.OBMAKE(&quot;&quot;;&quot;double&quot;;[.L4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M42]);INFO.OBBA.OBBA.OBMAKE(&quot;&quot;;&quot;double&quot;;[.B42]);INFO.OBBA.OBBA.OBMAKE(&quot;&quot;;&quot;double&quot;;[.E42]);INFO.OBBA.OBBA.OBMAKE(&quot;&quot;;&quot;double&quot;;[.L42])))" office:value-type="percentage" office:value="0.00829542445590117">
            <text:p>0,8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percentage" office:value="0.241">
            <text:p>24,10%</text:p>
          </table:table-cell>
          <table:table-cell table:style-name="ce63" table:formula="of:=HLOOKUP(ROUND([.E42]-[.K42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2]+0.001" office:value-type="percentage" office:value="0.0453161313402215">
            <text:p>4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2-43 &#10;[17364]">
            <text:p>swap tenor 2-43 <text:line-break/>[1736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3]);[.G43];INFO.OBBA.OBBA.OBMAKE(&quot;&quot;;&quot;double&quot;;[.E43]))" office:value-type="string" office:string-value="mcSwaption 2-43 &#10;[17652]">
            <text:p>mcSwaption 2-43 <text:line-break/>[17652]</text:p>
          </table:table-cell>
          <table:table-cell table:style-name="ce56" table:formula="of:=INFO.OBBA.OBBA.OBRUN(&quot;mcSwptn price 2-&quot;&amp;ROW();[.H43];&quot;getValue&quot;;[$LIBORMarketModel.$M$26])" office:value-type="string" office:string-value="mcSwptn price 2-43 &#10;[17653]">
            <text:p>mcSwptn price 2-43 <text:line-break/>[17653]</text:p>
          </table:table-cell>
          <table:table-cell table:style-name="ce57" table:formula="of:=INFO.OBBA.OBBA.OBGET(INFO.OBBA.OBBA.OBSYNC([.I43];[.$I$14:.$I$52]))" office:value-type="percentage" office:value="0.00764514623218384">
            <text:p>0,765%</text:p>
          </table:table-cell>
          <table:table-cell table:style-name="ce58" table:formula="of:=INFO.OBBA.OBBA.OBGET(INFO.OBBA.OBBA.OBCALL(&quot;&quot;;&quot;net.finmath.marketdata.products.Swap&quot;;&quot;getForwardSwapRate&quot;;[.G43];[.G4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06133598292199">
            <text:p>20,61%</text:p>
          </table:table-cell>
          <table:table-cell table:style-name="ce67" table:formula="of:=[.M43]-[.M$32]" office:value-type="percentage" office:value="0.00334502154359889">
            <text:p>0,33%</text:p>
          </table:table-cell>
          <table:table-cell table:style-name="ce63" table:formula="of:=[.R43]+[.S4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O43]);INFO.OBBA.OBBA.OBMAKE(&quot;&quot;;&quot;double&quot;;[.B43]);INFO.OBBA.OBBA.OBMAKE(&quot;&quot;;&quot;double&quot;;[.E43]);INFO.OBBA.OBBA.OBMAKE(&quot;&quot;;&quot;double&quot;;[.L4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M43]);INFO.OBBA.OBBA.OBMAKE(&quot;&quot;;&quot;double&quot;;[.B43]);INFO.OBBA.OBBA.OBMAKE(&quot;&quot;;&quot;double&quot;;[.E43]);INFO.OBBA.OBBA.OBMAKE(&quot;&quot;;&quot;double&quot;;[.L43])))" office:value-type="percentage" office:value="0.00764514623218386">
            <text:p>0,7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percentage" office:value="0.241">
            <text:p>24,10%</text:p>
          </table:table-cell>
          <table:table-cell table:style-name="ce63" table:formula="of:=HLOOKUP(ROUND([.E43]-[.K43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3]+0.001" office:value-type="percentage" office:value="0.0463161313402215">
            <text:p>4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2-44 &#10;[17369]">
            <text:p>swap tenor 2-44 <text:line-break/>[1736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4]);[.G44];INFO.OBBA.OBBA.OBMAKE(&quot;&quot;;&quot;double&quot;;[.E44]))" office:value-type="string" office:string-value="mcSwaption 2-44 &#10;[17656]">
            <text:p>mcSwaption 2-44 <text:line-break/>[17656]</text:p>
          </table:table-cell>
          <table:table-cell table:style-name="ce56" table:formula="of:=INFO.OBBA.OBBA.OBRUN(&quot;mcSwptn price 2-&quot;&amp;ROW();[.H44];&quot;getValue&quot;;[$LIBORMarketModel.$M$26])" office:value-type="string" office:string-value="mcSwptn price 2-44 &#10;[17657]">
            <text:p>mcSwptn price 2-44 <text:line-break/>[17657]</text:p>
          </table:table-cell>
          <table:table-cell table:style-name="ce57" table:formula="of:=INFO.OBBA.OBBA.OBGET(INFO.OBBA.OBBA.OBSYNC([.I44];[.$I$14:.$I$52]))" office:value-type="percentage" office:value="0.00704935692209977">
            <text:p>0,705%</text:p>
          </table:table-cell>
          <table:table-cell table:style-name="ce58" table:formula="of:=INFO.OBBA.OBBA.OBGET(INFO.OBBA.OBBA.OBCALL(&quot;&quot;;&quot;net.finmath.marketdata.products.Swap&quot;;&quot;getForwardSwapRate&quot;;[.G44];[.G4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06451687023032">
            <text:p>20,65%</text:p>
          </table:table-cell>
          <table:table-cell table:style-name="ce67" table:formula="of:=[.M44]-[.M$32]" office:value-type="percentage" office:value="0.00366311027443211">
            <text:p>0,37%</text:p>
          </table:table-cell>
          <table:table-cell table:style-name="ce63" table:formula="of:=[.R44]+[.S44]" office:value-type="percentage" office:value="0.2022">
            <text:p>20,22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O44]);INFO.OBBA.OBBA.OBMAKE(&quot;&quot;;&quot;double&quot;;[.B44]);INFO.OBBA.OBBA.OBMAKE(&quot;&quot;;&quot;double&quot;;[.E44]);INFO.OBBA.OBBA.OBMAKE(&quot;&quot;;&quot;double&quot;;[.L44])))" office:value-type="percentage" office:value="0.00654834058534689">
            <text:p>0,6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M44]);INFO.OBBA.OBBA.OBMAKE(&quot;&quot;;&quot;double&quot;;[.B44]);INFO.OBBA.OBBA.OBMAKE(&quot;&quot;;&quot;double&quot;;[.E44]);INFO.OBBA.OBBA.OBMAKE(&quot;&quot;;&quot;double&quot;;[.L44])))" office:value-type="percentage" office:value="0.00704935692209971">
            <text:p>0,7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percentage" office:value="0.241">
            <text:p>24,10%</text:p>
          </table:table-cell>
          <table:table-cell table:style-name="ce63" table:formula="of:=HLOOKUP(ROUND([.E44]-[.K44];6);[.$J$7:.$R$9];3;FALSE())" office:value-type="percentage" office:value="-0.0388">
            <text:p>-3,88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4]+0.001" office:value-type="percentage" office:value="0.0473161313402215">
            <text:p>4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2-45 &#10;[17374]">
            <text:p>swap tenor 2-45 <text:line-break/>[1737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5]);[.G45];INFO.OBBA.OBBA.OBMAKE(&quot;&quot;;&quot;double&quot;;[.E45]))" office:value-type="string" office:string-value="mcSwaption 2-45 &#10;[17660]">
            <text:p>mcSwaption 2-45 <text:line-break/>[17660]</text:p>
          </table:table-cell>
          <table:table-cell table:style-name="ce56" table:formula="of:=INFO.OBBA.OBBA.OBRUN(&quot;mcSwptn price 2-&quot;&amp;ROW();[.H45];&quot;getValue&quot;;[$LIBORMarketModel.$M$26])" office:value-type="string" office:string-value="mcSwptn price 2-45 &#10;[17661]">
            <text:p>mcSwptn price 2-45 <text:line-break/>[17661]</text:p>
          </table:table-cell>
          <table:table-cell table:style-name="ce57" table:formula="of:=INFO.OBBA.OBBA.OBGET(INFO.OBBA.OBBA.OBSYNC([.I45];[.$I$14:.$I$52]))" office:value-type="percentage" office:value="0.00650873379774452">
            <text:p>0,651%</text:p>
          </table:table-cell>
          <table:table-cell table:style-name="ce58" table:formula="of:=INFO.OBBA.OBBA.OBGET(INFO.OBBA.OBBA.OBCALL(&quot;&quot;;&quot;net.finmath.marketdata.products.Swap&quot;;&quot;getForwardSwapRate&quot;;[.G45];[.G4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06809558515561">
            <text:p>20,68%</text:p>
          </table:table-cell>
          <table:table-cell table:style-name="ce67" table:formula="of:=[.M45]-[.M$32]" office:value-type="percentage" office:value="0.00402098176696067">
            <text:p>0,40%</text:p>
          </table:table-cell>
          <table:table-cell table:style-name="ce63" table:formula="of:=[.R45]+[.S4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O45]);INFO.OBBA.OBBA.OBMAKE(&quot;&quot;;&quot;double&quot;;[.B45]);INFO.OBBA.OBBA.OBMAKE(&quot;&quot;;&quot;double&quot;;[.E45]);INFO.OBBA.OBBA.OBMAKE(&quot;&quot;;&quot;double&quot;;[.L4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M45]);INFO.OBBA.OBBA.OBMAKE(&quot;&quot;;&quot;double&quot;;[.B45]);INFO.OBBA.OBBA.OBMAKE(&quot;&quot;;&quot;double&quot;;[.E45]);INFO.OBBA.OBBA.OBMAKE(&quot;&quot;;&quot;double&quot;;[.L45])))" office:value-type="percentage" office:value="0.00650873379774455">
            <text:p>0,6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percentage" office:value="0.241">
            <text:p>24,10%</text:p>
          </table:table-cell>
          <table:table-cell table:style-name="ce63" table:formula="of:=HLOOKUP(ROUND([.E45]-[.K45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5]+0.001" office:value-type="percentage" office:value="0.0483161313402215">
            <text:p>4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2-46 &#10;[17379]">
            <text:p>swap tenor 2-46 <text:line-break/>[1737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6]);[.G46];INFO.OBBA.OBBA.OBMAKE(&quot;&quot;;&quot;double&quot;;[.E46]))" office:value-type="string" office:string-value="mcSwaption 2-46 &#10;[17664]">
            <text:p>mcSwaption 2-46 <text:line-break/>[17664]</text:p>
          </table:table-cell>
          <table:table-cell table:style-name="ce56" table:formula="of:=INFO.OBBA.OBBA.OBRUN(&quot;mcSwptn price 2-&quot;&amp;ROW();[.H46];&quot;getValue&quot;;[$LIBORMarketModel.$M$26])" office:value-type="string" office:string-value="mcSwptn price 2-46 &#10;[17665]">
            <text:p>mcSwptn price 2-46 <text:line-break/>[17665]</text:p>
          </table:table-cell>
          <table:table-cell table:style-name="ce57" table:formula="of:=INFO.OBBA.OBBA.OBGET(INFO.OBBA.OBBA.OBSYNC([.I46];[.$I$14:.$I$52]))" office:value-type="percentage" office:value="0.00601598331152475">
            <text:p>0,602%</text:p>
          </table:table-cell>
          <table:table-cell table:style-name="ce58" table:formula="of:=INFO.OBBA.OBBA.OBGET(INFO.OBBA.OBBA.OBCALL(&quot;&quot;;&quot;net.finmath.marketdata.products.Swap&quot;;&quot;getForwardSwapRate&quot;;[.G46];[.G4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07187299714532">
            <text:p>20,72%</text:p>
          </table:table-cell>
          <table:table-cell table:style-name="ce67" table:formula="of:=[.M46]-[.M$32]" office:value-type="percentage" office:value="0.00439872296593241">
            <text:p>0,44%</text:p>
          </table:table-cell>
          <table:table-cell table:style-name="ce63" table:formula="of:=[.R46]+[.S4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O46]);INFO.OBBA.OBBA.OBMAKE(&quot;&quot;;&quot;double&quot;;[.B46]);INFO.OBBA.OBBA.OBMAKE(&quot;&quot;;&quot;double&quot;;[.E46]);INFO.OBBA.OBBA.OBMAKE(&quot;&quot;;&quot;double&quot;;[.L4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M46]);INFO.OBBA.OBBA.OBMAKE(&quot;&quot;;&quot;double&quot;;[.B46]);INFO.OBBA.OBBA.OBMAKE(&quot;&quot;;&quot;double&quot;;[.E46]);INFO.OBBA.OBBA.OBMAKE(&quot;&quot;;&quot;double&quot;;[.L46])))" office:value-type="percentage" office:value="0.00601598331152481">
            <text:p>0,6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percentage" office:value="0.241">
            <text:p>24,10%</text:p>
          </table:table-cell>
          <table:table-cell table:style-name="ce63" table:formula="of:=HLOOKUP(ROUND([.E46]-[.K46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6]+0.001" office:value-type="percentage" office:value="0.0493161313402215">
            <text:p>4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2-47 &#10;[17384]">
            <text:p>swap tenor 2-47 <text:line-break/>[1738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7]);[.G47];INFO.OBBA.OBBA.OBMAKE(&quot;&quot;;&quot;double&quot;;[.E47]))" office:value-type="string" office:string-value="mcSwaption 2-47 &#10;[17668]">
            <text:p>mcSwaption 2-47 <text:line-break/>[17668]</text:p>
          </table:table-cell>
          <table:table-cell table:style-name="ce56" table:formula="of:=INFO.OBBA.OBBA.OBRUN(&quot;mcSwptn price 2-&quot;&amp;ROW();[.H47];&quot;getValue&quot;;[$LIBORMarketModel.$M$26])" office:value-type="string" office:string-value="mcSwptn price 2-47 &#10;[17669]">
            <text:p>mcSwptn price 2-47 <text:line-break/>[17669]</text:p>
          </table:table-cell>
          <table:table-cell table:style-name="ce57" table:formula="of:=INFO.OBBA.OBBA.OBGET(INFO.OBBA.OBBA.OBSYNC([.I47];[.$I$14:.$I$52]))" office:value-type="percentage" office:value="0.00556765131938073">
            <text:p>0,557%</text:p>
          </table:table-cell>
          <table:table-cell table:style-name="ce58" table:formula="of:=INFO.OBBA.OBBA.OBGET(INFO.OBBA.OBBA.OBCALL(&quot;&quot;;&quot;net.finmath.marketdata.products.Swap&quot;;&quot;getForwardSwapRate&quot;;[.G47];[.G4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07593739504745">
            <text:p>20,76%</text:p>
          </table:table-cell>
          <table:table-cell table:style-name="ce67" table:formula="of:=[.M47]-[.M$32]" office:value-type="percentage" office:value="0.00480516275614476">
            <text:p>0,48%</text:p>
          </table:table-cell>
          <table:table-cell table:style-name="ce63" table:formula="of:=[.R47]+[.S4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O47]);INFO.OBBA.OBBA.OBMAKE(&quot;&quot;;&quot;double&quot;;[.B47]);INFO.OBBA.OBBA.OBMAKE(&quot;&quot;;&quot;double&quot;;[.E47]);INFO.OBBA.OBBA.OBMAKE(&quot;&quot;;&quot;double&quot;;[.L4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M47]);INFO.OBBA.OBBA.OBMAKE(&quot;&quot;;&quot;double&quot;;[.B47]);INFO.OBBA.OBBA.OBMAKE(&quot;&quot;;&quot;double&quot;;[.E47]);INFO.OBBA.OBBA.OBMAKE(&quot;&quot;;&quot;double&quot;;[.L47])))" office:value-type="percentage" office:value="0.0055676513193808">
            <text:p>0,5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percentage" office:value="0.241">
            <text:p>24,10%</text:p>
          </table:table-cell>
          <table:table-cell table:style-name="ce63" table:formula="of:=HLOOKUP(ROUND([.E47]-[.K47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7]+0.001" office:value-type="percentage" office:value="0.0503161313402215">
            <text:p>5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2-48 &#10;[17389]">
            <text:p>swap tenor 2-48 <text:line-break/>[1738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8]);[.G48];INFO.OBBA.OBBA.OBMAKE(&quot;&quot;;&quot;double&quot;;[.E48]))" office:value-type="string" office:string-value="mcSwaption 2-48 &#10;[17672]">
            <text:p>mcSwaption 2-48 <text:line-break/>[17672]</text:p>
          </table:table-cell>
          <table:table-cell table:style-name="ce56" table:formula="of:=INFO.OBBA.OBBA.OBRUN(&quot;mcSwptn price 2-&quot;&amp;ROW();[.H48];&quot;getValue&quot;;[$LIBORMarketModel.$M$26])" office:value-type="string" office:string-value="mcSwptn price 2-48 &#10;[17673]">
            <text:p>mcSwptn price 2-48 <text:line-break/>[17673]</text:p>
          </table:table-cell>
          <table:table-cell table:style-name="ce57" table:formula="of:=INFO.OBBA.OBBA.OBGET(INFO.OBBA.OBBA.OBSYNC([.I48];[.$I$14:.$I$52]))" office:value-type="percentage" office:value="0.00515167428477864">
            <text:p>0,515%</text:p>
          </table:table-cell>
          <table:table-cell table:style-name="ce58" table:formula="of:=INFO.OBBA.OBBA.OBGET(INFO.OBBA.OBBA.OBCALL(&quot;&quot;;&quot;net.finmath.marketdata.products.Swap&quot;;&quot;getForwardSwapRate&quot;;[.G48];[.G4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07949238885281">
            <text:p>20,79%</text:p>
          </table:table-cell>
          <table:table-cell table:style-name="ce67" table:formula="of:=[.M48]-[.M$32]" office:value-type="percentage" office:value="0.00516066213668101">
            <text:p>0,52%</text:p>
          </table:table-cell>
          <table:table-cell table:style-name="ce63" table:formula="of:=[.R48]+[.S4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O48]);INFO.OBBA.OBBA.OBMAKE(&quot;&quot;;&quot;double&quot;;[.B48]);INFO.OBBA.OBBA.OBMAKE(&quot;&quot;;&quot;double&quot;;[.E48]);INFO.OBBA.OBBA.OBMAKE(&quot;&quot;;&quot;double&quot;;[.L4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M48]);INFO.OBBA.OBBA.OBMAKE(&quot;&quot;;&quot;double&quot;;[.B48]);INFO.OBBA.OBBA.OBMAKE(&quot;&quot;;&quot;double&quot;;[.E48]);INFO.OBBA.OBBA.OBMAKE(&quot;&quot;;&quot;double&quot;;[.L48])))" office:value-type="percentage" office:value="0.005151674284779">
            <text:p>0,5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percentage" office:value="0.241">
            <text:p>24,10%</text:p>
          </table:table-cell>
          <table:table-cell table:style-name="ce63" table:formula="of:=HLOOKUP(ROUND([.E48]-[.K48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8]+0.001" office:value-type="percentage" office:value="0.0513161313402215">
            <text:p>5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2-49 &#10;[17394]">
            <text:p>swap tenor 2-49 <text:line-break/>[1739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9]);[.G49];INFO.OBBA.OBBA.OBMAKE(&quot;&quot;;&quot;double&quot;;[.E49]))" office:value-type="string" office:string-value="mcSwaption 2-49 &#10;[17676]">
            <text:p>mcSwaption 2-49 <text:line-break/>[17676]</text:p>
          </table:table-cell>
          <table:table-cell table:style-name="ce56" table:formula="of:=INFO.OBBA.OBBA.OBRUN(&quot;mcSwptn price 2-&quot;&amp;ROW();[.H49];&quot;getValue&quot;;[$LIBORMarketModel.$M$26])" office:value-type="string" office:string-value="mcSwptn price 2-49 &#10;[17677]">
            <text:p>mcSwptn price 2-49 <text:line-break/>[17677]</text:p>
          </table:table-cell>
          <table:table-cell table:style-name="ce57" table:formula="of:=INFO.OBBA.OBBA.OBGET(INFO.OBBA.OBBA.OBSYNC([.I49];[.$I$14:.$I$52]))" office:value-type="percentage" office:value="0.00477437818006655">
            <text:p>0,477%</text:p>
          </table:table-cell>
          <table:table-cell table:style-name="ce58" table:formula="of:=INFO.OBBA.OBBA.OBGET(INFO.OBBA.OBBA.OBCALL(&quot;&quot;;&quot;net.finmath.marketdata.products.Swap&quot;;&quot;getForwardSwapRate&quot;;[.G49];[.G4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0834802053813">
            <text:p>20,83%</text:p>
          </table:table-cell>
          <table:table-cell table:style-name="ce67" table:formula="of:=[.M49]-[.M$32]" office:value-type="percentage" office:value="0.00555944378952944">
            <text:p>0,56%</text:p>
          </table:table-cell>
          <table:table-cell table:style-name="ce63" table:formula="of:=[.R49]+[.S49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O49]);INFO.OBBA.OBBA.OBMAKE(&quot;&quot;;&quot;double&quot;;[.B49]);INFO.OBBA.OBBA.OBMAKE(&quot;&quot;;&quot;double&quot;;[.E49]);INFO.OBBA.OBBA.OBMAKE(&quot;&quot;;&quot;double&quot;;[.L49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M49]);INFO.OBBA.OBBA.OBMAKE(&quot;&quot;;&quot;double&quot;;[.B49]);INFO.OBBA.OBBA.OBMAKE(&quot;&quot;;&quot;double&quot;;[.E49]);INFO.OBBA.OBBA.OBMAKE(&quot;&quot;;&quot;double&quot;;[.L49])))" office:value-type="percentage" office:value="0.00477437818006666">
            <text:p>0,4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percentage" office:value="0.241">
            <text:p>24,10%</text:p>
          </table:table-cell>
          <table:table-cell table:style-name="ce63" table:formula="of:=HLOOKUP(ROUND([.E49]-[.K49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9]+0.001" office:value-type="percentage" office:value="0.0523161313402215">
            <text:p>5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0]);INFO.OBBA.OBBA.OBMAKE(&quot;&quot;;&quot;double&quot;;[.C50]);INFO.OBBA.OBBA.OBMAKE(&quot;&quot;;&quot;double&quot;;[.D50]);[.$B$6])" office:value-type="string" office:string-value="swap tenor 2-50 &#10;[17399]">
            <text:p>swap tenor 2-50 <text:line-break/>[1739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0]);[.G50];INFO.OBBA.OBBA.OBMAKE(&quot;&quot;;&quot;double&quot;;[.E50]))" office:value-type="string" office:string-value="mcSwaption 2-50 &#10;[17680]">
            <text:p>mcSwaption 2-50 <text:line-break/>[17680]</text:p>
          </table:table-cell>
          <table:table-cell table:style-name="ce56" table:formula="of:=INFO.OBBA.OBBA.OBRUN(&quot;mcSwptn price 2-&quot;&amp;ROW();[.H50];&quot;getValue&quot;;[$LIBORMarketModel.$M$26])" office:value-type="string" office:string-value="mcSwptn price 2-50 &#10;[17681]">
            <text:p>mcSwptn price 2-50 <text:line-break/>[17681]</text:p>
          </table:table-cell>
          <table:table-cell table:style-name="ce57" table:formula="of:=INFO.OBBA.OBBA.OBGET(INFO.OBBA.OBBA.OBSYNC([.I50];[.$I$14:.$I$52]))" office:value-type="percentage" office:value="0.00442531791505775">
            <text:p>0,443%</text:p>
          </table:table-cell>
          <table:table-cell table:style-name="ce58" table:formula="of:=INFO.OBBA.OBBA.OBGET(INFO.OBBA.OBBA.OBCALL(&quot;&quot;;&quot;net.finmath.marketdata.products.Swap&quot;;&quot;getForwardSwapRate&quot;;[.G50];[.G5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0]);INFO.OBBA.OBBA.OBMAKE(&quot;&quot;;&quot;double&quot;;[.B50]);INFO.OBBA.OBBA.OBMAKE(&quot;&quot;;&quot;double&quot;;[.E50]);INFO.OBBA.OBBA.OBMAKE(&quot;&quot;;&quot;double&quot;;[.L50]);INFO.OBBA.OBBA.OBMAKE(&quot;&quot;;&quot;double&quot;;[.J50])))" office:value-type="percentage" office:value="0.208715212108526">
            <text:p>20,87%</text:p>
          </table:table-cell>
          <table:table-cell table:style-name="ce67" table:formula="of:=[.M50]-[.M$32]" office:value-type="percentage" office:value="0.00592663535992619">
            <text:p>0,59%</text:p>
          </table:table-cell>
          <table:table-cell table:style-name="ce63" table:formula="of:=[.R50]+[.S5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O50]);INFO.OBBA.OBBA.OBMAKE(&quot;&quot;;&quot;double&quot;;[.B50]);INFO.OBBA.OBBA.OBMAKE(&quot;&quot;;&quot;double&quot;;[.E50]);INFO.OBBA.OBBA.OBMAKE(&quot;&quot;;&quot;double&quot;;[.L5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M50]);INFO.OBBA.OBBA.OBMAKE(&quot;&quot;;&quot;double&quot;;[.B50]);INFO.OBBA.OBBA.OBMAKE(&quot;&quot;;&quot;double&quot;;[.E50]);INFO.OBBA.OBBA.OBMAKE(&quot;&quot;;&quot;double&quot;;[.L50])))" office:value-type="percentage" office:value="0.00442531791505774">
            <text:p>0,4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0]);INFO.OBBA.OBBA.OBMAKE(&quot;&quot;;&quot;double&quot;;[.C50]-[.B50])))" office:value-type="percentage" office:value="0.241">
            <text:p>24,10%</text:p>
          </table:table-cell>
          <table:table-cell table:style-name="ce63" table:formula="of:=HLOOKUP(ROUND([.E50]-[.K50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50]+0.001" office:value-type="percentage" office:value="0.0533161313402215">
            <text:p>5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1]);INFO.OBBA.OBBA.OBMAKE(&quot;&quot;;&quot;double&quot;;[.C51]);INFO.OBBA.OBBA.OBMAKE(&quot;&quot;;&quot;double&quot;;[.D51]);[.$B$6])" office:value-type="string" office:string-value="swap tenor 2-51 &#10;[17404]">
            <text:p>swap tenor 2-51 <text:line-break/>[1740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1]);[.G51];INFO.OBBA.OBBA.OBMAKE(&quot;&quot;;&quot;double&quot;;[.E51]))" office:value-type="string" office:string-value="mcSwaption 2-51 &#10;[17684]">
            <text:p>mcSwaption 2-51 <text:line-break/>[17684]</text:p>
          </table:table-cell>
          <table:table-cell table:style-name="ce56" table:formula="of:=INFO.OBBA.OBBA.OBRUN(&quot;mcSwptn price 2-&quot;&amp;ROW();[.H51];&quot;getValue&quot;;[$LIBORMarketModel.$M$26])" office:value-type="string" office:string-value="mcSwptn price 2-51 &#10;[17685]">
            <text:p>mcSwptn price 2-51 <text:line-break/>[17685]</text:p>
          </table:table-cell>
          <table:table-cell table:style-name="ce57" table:formula="of:=INFO.OBBA.OBBA.OBGET(INFO.OBBA.OBBA.OBSYNC([.I51];[.$I$14:.$I$52]))" office:value-type="percentage" office:value="0.00410795223359424">
            <text:p>0,411%</text:p>
          </table:table-cell>
          <table:table-cell table:style-name="ce58" table:formula="of:=INFO.OBBA.OBBA.OBGET(INFO.OBBA.OBBA.OBCALL(&quot;&quot;;&quot;net.finmath.marketdata.products.Swap&quot;;&quot;getForwardSwapRate&quot;;[.G51];[.G5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1]);INFO.OBBA.OBBA.OBMAKE(&quot;&quot;;&quot;double&quot;;[.B51]);INFO.OBBA.OBBA.OBMAKE(&quot;&quot;;&quot;double&quot;;[.E51]);INFO.OBBA.OBBA.OBMAKE(&quot;&quot;;&quot;double&quot;;[.L51]);INFO.OBBA.OBBA.OBMAKE(&quot;&quot;;&quot;double&quot;;[.J51])))" office:value-type="percentage" office:value="0.2091179101419">
            <text:p>20,91%</text:p>
          </table:table-cell>
          <table:table-cell table:style-name="ce67" table:formula="of:=[.M51]-[.M$32]" office:value-type="percentage" office:value="0.00632933339330014">
            <text:p>0,63%</text:p>
          </table:table-cell>
          <table:table-cell table:style-name="ce63" table:formula="of:=[.R51]+[.S5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O51]);INFO.OBBA.OBBA.OBMAKE(&quot;&quot;;&quot;double&quot;;[.B51]);INFO.OBBA.OBBA.OBMAKE(&quot;&quot;;&quot;double&quot;;[.E51]);INFO.OBBA.OBBA.OBMAKE(&quot;&quot;;&quot;double&quot;;[.L5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M51]);INFO.OBBA.OBBA.OBMAKE(&quot;&quot;;&quot;double&quot;;[.B51]);INFO.OBBA.OBBA.OBMAKE(&quot;&quot;;&quot;double&quot;;[.E51]);INFO.OBBA.OBBA.OBMAKE(&quot;&quot;;&quot;double&quot;;[.L51])))" office:value-type="percentage" office:value="0.0041079522335942">
            <text:p>0,4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1]);INFO.OBBA.OBBA.OBMAKE(&quot;&quot;;&quot;double&quot;;[.C51]-[.B51])))" office:value-type="percentage" office:value="0.241">
            <text:p>24,10%</text:p>
          </table:table-cell>
          <table:table-cell table:style-name="ce63" table:formula="of:=HLOOKUP(ROUND([.E51]-[.K51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51]+0.001" office:value-type="percentage" office:value="0.0543161313402215">
            <text:p>5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2]);INFO.OBBA.OBBA.OBMAKE(&quot;&quot;;&quot;double&quot;;[.C52]);INFO.OBBA.OBBA.OBMAKE(&quot;&quot;;&quot;double&quot;;[.D52]);[.$B$6])" office:value-type="string" office:string-value="swap tenor 2-52 &#10;[17409]">
            <text:p>swap tenor 2-52 <text:line-break/>[1740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2]);[.G52];INFO.OBBA.OBBA.OBMAKE(&quot;&quot;;&quot;double&quot;;[.E52]))" office:value-type="string" office:string-value="mcSwaption 2-52 &#10;[17688]">
            <text:p>mcSwaption 2-52 <text:line-break/>[17688]</text:p>
          </table:table-cell>
          <table:table-cell table:style-name="ce56" table:formula="of:=INFO.OBBA.OBBA.OBRUN(&quot;mcSwptn price 2-&quot;&amp;ROW();[.H52];&quot;getValue&quot;;[$LIBORMarketModel.$M$26])" office:value-type="string" office:string-value="mcSwptn price 2-52 &#10;[17689]">
            <text:p>mcSwptn price 2-52 <text:line-break/>[17689]</text:p>
          </table:table-cell>
          <table:table-cell table:style-name="ce57" table:formula="of:=INFO.OBBA.OBBA.OBGET(INFO.OBBA.OBBA.OBSYNC([.I52];[.$I$14:.$I$52]))" office:value-type="percentage" office:value="0.00381761776236903">
            <text:p>0,382%</text:p>
          </table:table-cell>
          <table:table-cell table:style-name="ce58" table:formula="of:=INFO.OBBA.OBBA.OBGET(INFO.OBBA.OBBA.OBCALL(&quot;&quot;;&quot;net.finmath.marketdata.products.Swap&quot;;&quot;getForwardSwapRate&quot;;[.G52];[.G5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2]);INFO.OBBA.OBBA.OBMAKE(&quot;&quot;;&quot;double&quot;;[.B52]);INFO.OBBA.OBBA.OBMAKE(&quot;&quot;;&quot;double&quot;;[.E52]);INFO.OBBA.OBBA.OBMAKE(&quot;&quot;;&quot;double&quot;;[.L52]);INFO.OBBA.OBBA.OBMAKE(&quot;&quot;;&quot;double&quot;;[.J52])))" office:value-type="percentage" office:value="0.209535415787893">
            <text:p>20,95%</text:p>
          </table:table-cell>
          <table:table-cell table:style-name="ce67" table:formula="of:=[.M52]-[.M$32]" office:value-type="percentage" office:value="0.00674683903929274">
            <text:p>0,67%</text:p>
          </table:table-cell>
          <table:table-cell table:style-name="ce63" table:formula="of:=[.R52]+[.S5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O52]);INFO.OBBA.OBBA.OBMAKE(&quot;&quot;;&quot;double&quot;;[.B52]);INFO.OBBA.OBBA.OBMAKE(&quot;&quot;;&quot;double&quot;;[.E52]);INFO.OBBA.OBBA.OBMAKE(&quot;&quot;;&quot;double&quot;;[.L5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M52]);INFO.OBBA.OBBA.OBMAKE(&quot;&quot;;&quot;double&quot;;[.B52]);INFO.OBBA.OBBA.OBMAKE(&quot;&quot;;&quot;double&quot;;[.E52]);INFO.OBBA.OBBA.OBMAKE(&quot;&quot;;&quot;double&quot;;[.L52])))" office:value-type="percentage" office:value="0.00381761776236908">
            <text:p>0,3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2]);INFO.OBBA.OBBA.OBMAKE(&quot;&quot;;&quot;double&quot;;[.C52]-[.B52])))" office:value-type="percentage" office:value="0.241">
            <text:p>24,10%</text:p>
          </table:table-cell>
          <table:table-cell table:style-name="ce63" table:formula="of:=HLOOKUP(ROUND([.E52]-[.K52];6)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 table:number-columns-repeated="6"/>
          <table:table-cell table:style-name="ce37" table:number-columns-repeated="3"/>
          <table:table-cell table:style-name="ce14" table:number-columns-repeated="248"/>
          <table:table-cell table:number-columns-repeated="767"/>
        </table:table-row>
        <table:table-row table:style-name="ro4" table:number-rows-repeated="6548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ngle Swaption" table:style-name="ta5" table:print="false">
        <office:forms form:automatic-focus="false" form:apply-design-mode="false"/>
        <table:table-column table:style-name="co5" table:default-cell-style-name="ce68"/>
        <table:table-column table:style-name="co6" table:number-columns-repeated="1023" table:default-cell-style-name="ce68"/>
        <table:table-row table:style-name="ro8">
          <table:table-cell table:style-name="ce14" table:number-columns-repeated="257"/>
          <table:table-cell table:number-columns-repeated="767"/>
        </table:table-row>
        <table:table-row table:style-name="ro9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81" table:number-columns-repeated="767"/>
        </table:table-row>
        <table:table-row table:style-name="ro8">
          <table:table-cell table:style-name="ce14"/>
          <table:table-cell table:style-name="ce50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/>
          <table:table-cell table:style-name="ce69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0" table:number-columns-repeated="2"/>
          <table:table-cell table:style-name="ce14" table:number-columns-repeated="254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79" table:formula="of:=INFO.OBBA.OBBA.OBMAKE(&quot;fixingDates&quot;;&quot;double[]&quot;;[.K9:.K16])" office:value-type="string" office:string-value="fixingDates &#10;[8246]">
            <text:p>fixingDates </text:p>
            <text:p>[8246]</text:p>
          </table:table-cell>
          <table:table-cell table:style-name="ce79" table:formula="of:=INFO.OBBA.OBBA.OBMAKE(&quot;paymentDates&quot;;&quot;double[]&quot;;[.L9:.L16])" office:value-type="string" office:string-value="paymentDates &#10;[8247]">
            <text:p>paymentDates </text:p>
            <text:p>[8247]</text:p>
          </table:table-cell>
          <table:table-cell table:style-name="ce79" table:formula="of:=INFO.OBBA.OBBA.OBMAKE(&quot;periodLength&quot;;&quot;double[]&quot;;[.M9:.M16])" office:value-type="string" office:string-value="periodLength &#10;[8248]">
            <text:p>periodLength </text:p>
            <text:p>[8248]</text:p>
          </table:table-cell>
          <table:table-cell table:style-name="ce79" table:formula="of:=INFO.OBBA.OBBA.OBMAKE(&quot;swapRates&quot;;&quot;double[]&quot;;[.N9:.N16])" office:value-type="string" office:string-value="swapRates &#10;[8249]">
            <text:p>swapRates </text:p>
            <text:p>[8249]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start&quot;;&quot;double&quot;;[.C9])" office:value-type="string" office:string-value="swap start &#10;[8239]">
            <text:p>swap start </text:p>
            <text:p>[8239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73" table:formula="of:=INFO.OBBA.OBBA.OBMAKE(&quot;option maturity&quot;;&quot;double&quot;;[.F9])" office:value-type="string" office:string-value="option maturity &#10;[8242]">
            <text:p>option maturity </text:p>
            <text:p>[8242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71" table:formula="of:=INFO.OBBA.OBBA.OBMAKE(&quot;exerciseDate&quot;;&quot;double&quot;;[.I9])" office:value-type="string" office:string-value="exerciseDate &#10;[8245]">
            <text:p>exerciseDate </text:p>
            <text:p>[8245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32" office:value-type="float" office:value="2">
            <text:p>2</text:p>
          </table:table-cell>
          <table:table-cell table:style-name="ce32" office:value-type="float" office:value="2.5">
            <text:p>2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end&quot;;&quot;double&quot;;[.C10])" office:value-type="string" office:string-value="swap end &#10;[8240]">
            <text:p>swap end </text:p>
            <text:p>[8240]</text:p>
          </table:table-cell>
          <table:table-cell table:style-name="ce32" office:value-type="float" office:value="6">
            <text:p>6</text:p>
          </table:table-cell>
          <table:table-cell table:style-name="ce14"/>
          <table:table-cell table:style-name="ce73" table:formula="of:=INFO.OBBA.OBBA.OBMAKE(&quot;option strike&quot;;&quot;double&quot;;[.F10])" office:value-type="string" office:string-value="option strike &#10;[8243]">
            <text:p>option strike </text:p>
            <text:p>[8243]</text:p>
          </table:table-cell>
          <table:table-cell table:style-name="ce55" office:value-type="percentage" office:value="0.02">
            <text:p>2,0%</text:p>
          </table:table-cell>
          <table:table-cell table:style-name="ce14" table:number-columns-repeated="4"/>
          <table:table-cell table:style-name="ce32" office:value-type="float" office:value="2.5">
            <text:p>2,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period length&quot;;&quot;double&quot;;[.C11])" office:value-type="string" office:string-value="swap period length &#10;[8241]">
            <text:p>swap period length </text:p>
            <text:p>[8241]</text:p>
          </table:table-cell>
          <table:table-cell table:style-name="ce32" office:value-type="float" office:value="0.5">
            <text:p>0,5</text:p>
          </table:table-cell>
          <table:table-cell table:style-name="ce14" table:number-columns-repeated="4"/>
          <table:table-cell table:style-name="ce52" office:value-type="string">
            <text:p>payment schedule</text:p>
          </table:table-cell>
          <table:table-cell table:style-name="ce32" office:value-type="string">
            <text:p>(see right)</text:p>
          </table:table-cell>
          <table:table-cell table:style-name="ce14"/>
          <table:table-cell table:style-name="ce32" office:value-type="float" office:value="3">
            <text:p>3</text:p>
          </table:table-cell>
          <table:table-cell table:style-name="ce32" office:value-type="float" office:value="3.5">
            <text:p>3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18263]">
            <text:p>short period </text:p>
            <text:p>[18263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7"/>
          <table:table-cell table:style-name="ce32" office:value-type="float" office:value="3.5">
            <text:p>3,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/>
          <table:table-cell table:style-name="ce14" table:number-columns-repeated="8"/>
          <table:table-cell table:style-name="ce32" office:value-type="float" office:value="4">
            <text:p>4</text:p>
          </table:table-cell>
          <table:table-cell table:style-name="ce32" office:value-type="float" office:value="4.5">
            <text:p>4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32" office:value-type="float" office:value="4.5">
            <text:p>4,5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32" table:formula="of:=INFO.OBBA.OBBA.OBMAKE(&quot;swap tenor&quot;;obLibs&amp;&quot;net.finmath.time.TimeDiscretization&quot;;[.B9:.B12])" office:value-type="string" office:string-value="swap tenor &#10;[18264]">
            <text:p>swap tenor </text:p>
            <text:p>[18264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18265]">
            <text:p>mcSwaption </text:p>
            <text:p>[18265]</text:p>
          </table:table-cell>
          <table:table-cell table:style-name="ce14" table:number-columns-repeated="2"/>
          <table:table-cell table:style-name="ce14" table:formula="of:=INFO.OBBA.OBBA.OBMAKE(&quot;mcSwaption2&quot;;obLibs&amp;&quot;net.finmath.montecarlo.interestrate.products.Swaption&quot;;[.H9];[.K8:.N8])" office:value-type="string" office:string-value="mcSwaption2 &#10;[18260]">
            <text:p>mcSwaption2 </text:p>
            <text:p>[18260]</text:p>
          </table:table-cell>
          <table:table-cell table:style-name="ce14" table:number-columns-repeated="2"/>
          <table:table-cell table:style-name="ce32" office:value-type="float" office:value="5">
            <text:p>5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10"/>
          <table:table-cell table:style-name="ce32" office:value-type="float" office:value="5.5">
            <text:p>5,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 table:number-columns-repeated="4"/>
          <table:table-cell table:style-name="ce80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forward swaprate&quot;;&quot;double&quot;;[.C19])" office:value-type="string" office:string-value="forward swaprate &#10;[18271]">
            <text:p>forward swaprate </text:p>
            <text:p>[18271]</text:p>
          </table:table-cell>
          <table:table-cell table:style-name="ce58" table:formula="of:=INFO.OBBA.OBBA.OBGET(INFO.OBBA.OBBA.OBCALL(&quot;&quot;;&quot;net.finmath.marketdata.products.Swap&quot;;&quot;getForwardSwapRate&quot;;[.B15];[.B15];['Rate Curve Data'.E10]))" office:value-type="percentage" office:value="0.0146691717610513">
            <text:p>1,5%</text:p>
          </table:table-cell>
          <table:table-cell table:style-name="ce14"/>
          <table:table-cell table:style-name="ce52" office:value-type="string">
            <text:p>Value(LMM):</text:p>
          </table:table-cell>
          <table:table-cell table:style-name="ce74" table:formula="of:=INFO.OBBA.OBBA.OBGET(INFO.OBBA.OBBA.OBCALL(&quot;&quot;;[.E15];&quot;getValue&quot;;[$LIBORMarketModel.M26]))" office:value-type="percentage" office:value="0.00471419368177954">
            <text:p>0,471%</text:p>
          </table:table-cell>
          <table:table-cell table:style-name="ce14"/>
          <table:table-cell table:style-name="ce52" office:value-type="string">
            <text:p>Value(LMM):</text:p>
          </table:table-cell>
          <table:table-cell table:style-name="ce74" table:formula="of:=INFO.OBBA.OBBA.OBGET(INFO.OBBA.OBBA.OBCALL(&quot;&quot;;[.H15];&quot;getValue&quot;;[$LIBORMarketModel.$M$26]))" office:value-type="percentage" office:value="0.00471419368177954">
            <text:p>0,471%</text:p>
          </table:table-cell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annuity&quot;;&quot;double&quot;;[.C20])" office:value-type="string" office:string-value="swap annuity &#10;[18269]">
            <text:p>swap annuity </text:p>
            <text:p>[18269]</text:p>
          </table:table-cell>
          <table:table-cell table:style-name="ce58" table:formula="of:=INFO.OBBA.OBBA.OBGET(INFO.OBBA.OBBA.OBCALL(&quot;&quot;;&quot;net.finmath.marketdata.products.SwapAnnuity&quot;;&quot;getSwapAnnuity&quot;;[.B15];['Rate Curve Data'.B10]))" office:value-type="percentage" office:value="3.67655596088313">
            <text:p>367,7%</text:p>
          </table:table-cell>
          <table:table-cell table:style-name="ce14"/>
          <table:table-cell table:style-name="ce52" office:value-type="string">
            <text:p>Implied Volatility:</text:p>
          </table:table-cell>
          <table:table-cell table:style-name="ce75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341521560063814">
            <text:p>34,15216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5"/>
          <table:table-cell table:style-name="ce14" table:formula="of:=INFO.OBBA.OBBA.OBGET(INFO.OBBA.OBBA.OBCALL(&quot;&quot;;[.E15];&quot;getValues&quot;;[$LIBORMarketModel.M26]))" office:value-type="string" office:string-value="{error=1.4805749866356072E-4, value=0.004714193681779539}">
            <text:p>{error=1.4805749866356072E-4, value=0.004714193681779539}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7"/>
          <table:table-cell table:style-name="ce52"/>
          <table:table-cell table:style-name="ce75"/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52"/>
          <table:table-cell table:style-name="ce14" table:number-columns-repeated="7"/>
          <table:table-cell table:style-name="ce78"/>
          <table:table-cell table:style-name="ce14" table:number-columns-repeated="247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71" table:formula="of:=INFO.OBBA.OBBA.OBMAKE(&quot;volatility&quot;;&quot;double&quot;;[.F29])" office:value-type="string" office:string-value="volatility &#10;[8244]">
            <text:p>volatility </text:p>
            <text:p>[8244]</text:p>
          </table:table-cell>
          <table:table-cell table:style-name="ce76" office:value-type="percentage" office:value="0.332">
            <text:p>33,2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72" office:value-type="string">
            <text:p>Result</text:p>
          </table:table-cell>
          <table:table-cell table:style-name="ce72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52" office:value-type="string">
            <text:p>Value(Black-Scholes):</text:p>
          </table:table-cell>
          <table:table-cell table:style-name="ce77" table:formula="of:=INFO.OBBA.OBBA.OBGET(INFO.OBBA.OBBA.OBCALL(&quot;swaptionValue&quot;;obLibs&amp;&quot;net.finmath.functions.AnalyticFormulas&quot;;&quot;blackModelSwaptionValue&quot;;[.B19];[.E29];[.E9:.E10];[.B20]))" office:value-type="percentage" office:value="0.00444814100516623">
            <text:p>0,445%</text:p>
          </table:table-cell>
          <table:table-cell table:style-name="ce14" table:number-columns-repeated="251"/>
          <table:table-cell table:number-columns-repeated="767"/>
        </table:table-row>
        <table:table-row table:style-name="ro8" table:number-rows-repeated="65503">
          <table:table-cell table:style-name="ce14" table:number-columns-repeated="257"/>
          <table:table-cell table:number-columns-repeated="767"/>
        </table:table-row>
        <table:table-row table:style-name="ro8" table:number-rows-repeated="2">
          <table:table-cell table:number-columns-repeated="10"/>
          <table:table-cell table:style-name="ce14" table:number-columns-repeated="4"/>
          <table:table-cell table:number-columns-repeated="1010"/>
        </table:table-row>
        <table:table-row table:style-name="ro8" table:number-rows-repeated="3">
          <table:table-cell table:number-columns-repeated="10"/>
          <table:table-cell table:style-name="ce14" table:number-columns-repeated="3"/>
          <table:table-cell table:number-columns-repeated="1011"/>
        </table:table-row>
        <table:table-row table:style-name="ro8" table:number-rows-repeated="9830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del" table:style-name="ta6" table:print="false">
        <table:table-column table:style-name="co5" table:default-cell-style-name="ce36"/>
        <table:table-column table:style-name="co10" table:number-columns-repeated="256" table:default-cell-style-name="ce36"/>
        <table:table-column table:style-name="co8" table:number-columns-repeated="767" table:default-cell-style-name="ce36"/>
        <table:table-row table:style-name="ro1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0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0"/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Caluculate:</text:p>
          </table:table-cell>
          <table:table-cell table:style-name="ce84" office:value-type="boolean" office:boolean-value="false">
            <text:p>FALSCH</text:p>
          </table:table-cell>
          <table:table-cell table:style-name="ce34" office:value-type="string">
            <text:p>← Set this field to true, to calculate this sheet: NOTE: Calculation of this sheet is slow!</text:p>
          </table:table-cell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Covariance Model:</text:p>
          </table:table-cell>
          <table:table-cell table:style-name="ce85" table:formula="of:=IF([.C5];INFO.OBBA.OBBA.OBCAST(INFO.OBBA.OBBA.OBCALL(&quot;covarianceModelFromLMMCalibrated&quot;;[LIBORMarketModel.$I$33];&quot;getCovarianceModel&quot;);&quot;net.finmath.montecarlo.interestrate.modelplugins.LIBORCovarianceModelFromVolatilityAndCorrelation&quot;);NA())" office:value-type="float" office:value="0">
            <text:p>#N/A</text:p>
          </table:table-cell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Volatility Model:</text:p>
          </table:table-cell>
          <table:table-cell table:style-name="ce37" table:formula="of:=INFO.OBBA.OBBA.OBCALL(&quot;volatilityModelFromLMMCalibrated&quot;;[.$C$6];&quot;getVolatilityModel&quot;)" office:value-type="float" office:value="0">
            <text:p>#N/A</text:p>
          </table:table-cell>
          <table:table-cell table:style-name="ce32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/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32"/>
          <table:table-cell table:style-name="ce82"/>
          <table:table-cell table:style-name="ce53" office:value-type="float" office:value="0">
            <text:p>0</text:p>
          </table:table-cell>
          <table:table-cell table:style-name="ce53" table:formula="of:=[.C10]+1" office:value-type="float" office:value="1">
            <text:p>1</text:p>
          </table:table-cell>
          <table:table-cell table:style-name="ce53" table:formula="of:=[.D10]+1" office:value-type="float" office:value="2">
            <text:p>2</text:p>
          </table:table-cell>
          <table:table-cell table:style-name="ce53" table:formula="of:=[.E10]+1" office:value-type="float" office:value="3">
            <text:p>3</text:p>
          </table:table-cell>
          <table:table-cell table:style-name="ce53" table:formula="of:=[.F10]+1" office:value-type="float" office:value="4">
            <text:p>4</text:p>
          </table:table-cell>
          <table:table-cell table:style-name="ce53" table:formula="of:=[.G10]+1" office:value-type="float" office:value="5">
            <text:p>5</text:p>
          </table:table-cell>
          <table:table-cell table:style-name="ce53" table:formula="of:=[.H10]+1" office:value-type="float" office:value="6">
            <text:p>6</text:p>
          </table:table-cell>
          <table:table-cell table:style-name="ce53" table:formula="of:=[.I10]+1" office:value-type="float" office:value="7">
            <text:p>7</text:p>
          </table:table-cell>
          <table:table-cell table:style-name="ce53" table:formula="of:=[.J10]+1" office:value-type="float" office:value="8">
            <text:p>8</text:p>
          </table:table-cell>
          <table:table-cell table:style-name="ce53" table:formula="of:=[.K10]+1" office:value-type="float" office:value="9">
            <text:p>9</text:p>
          </table:table-cell>
          <table:table-cell table:style-name="ce53" table:formula="of:=[.L10]+1" office:value-type="float" office:value="10">
            <text:p>10</text:p>
          </table:table-cell>
          <table:table-cell table:style-name="ce53" table:formula="of:=[.M10]+1" office:value-type="float" office:value="11">
            <text:p>11</text:p>
          </table:table-cell>
          <table:table-cell table:style-name="ce53" table:formula="of:=[.N10]+1" office:value-type="float" office:value="12">
            <text:p>12</text:p>
          </table:table-cell>
          <table:table-cell table:style-name="ce53" table:formula="of:=[.O10]+1" office:value-type="float" office:value="13">
            <text:p>13</text:p>
          </table:table-cell>
          <table:table-cell table:style-name="ce53" table:formula="of:=[.P10]+1" office:value-type="float" office:value="14">
            <text:p>14</text:p>
          </table:table-cell>
          <table:table-cell table:style-name="ce53" table:formula="of:=[.Q10]+1" office:value-type="float" office:value="15">
            <text:p>15</text:p>
          </table:table-cell>
          <table:table-cell table:style-name="ce53" table:formula="of:=[.R10]+1" office:value-type="float" office:value="16">
            <text:p>16</text:p>
          </table:table-cell>
          <table:table-cell table:style-name="ce53" table:formula="of:=[.S10]+1" office:value-type="float" office:value="17">
            <text:p>17</text:p>
          </table:table-cell>
          <table:table-cell table:style-name="ce53" table:formula="of:=[.T10]+1" office:value-type="float" office:value="18">
            <text:p>18</text:p>
          </table:table-cell>
          <table:table-cell table:style-name="ce53" table:formula="of:=[.U10]+1" office:value-type="float" office:value="19">
            <text:p>19</text:p>
          </table:table-cell>
          <table:table-cell table:style-name="ce53" table:formula="of:=[.V10]+1" office:value-type="float" office:value="20">
            <text:p>20</text:p>
          </table:table-cell>
          <table:table-cell table:style-name="ce53" table:formula="of:=[.W10]+1" office:value-type="float" office:value="21">
            <text:p>21</text:p>
          </table:table-cell>
          <table:table-cell table:style-name="ce53" table:formula="of:=[.X10]+1" office:value-type="float" office:value="22">
            <text:p>22</text:p>
          </table:table-cell>
          <table:table-cell table:style-name="ce53" table:formula="of:=[.Y10]+1" office:value-type="float" office:value="23">
            <text:p>23</text:p>
          </table:table-cell>
          <table:table-cell table:style-name="ce53" table:formula="of:=[.Z10]+1" office:value-type="float" office:value="24">
            <text:p>24</text:p>
          </table:table-cell>
          <table:table-cell table:style-name="ce53" table:formula="of:=[.AA10]+1" office:value-type="float" office:value="25">
            <text:p>25</text:p>
          </table:table-cell>
          <table:table-cell table:style-name="ce53" table:formula="of:=[.AB10]+1" office:value-type="float" office:value="26">
            <text:p>26</text:p>
          </table:table-cell>
          <table:table-cell table:style-name="ce53" table:formula="of:=[.AC10]+1" office:value-type="float" office:value="27">
            <text:p>27</text:p>
          </table:table-cell>
          <table:table-cell table:style-name="ce53" table:formula="of:=[.AD10]+1" office:value-type="float" office:value="28">
            <text:p>28</text:p>
          </table:table-cell>
          <table:table-cell table:style-name="ce53" table:formula="of:=[.AE10]+1" office:value-type="float" office:value="29">
            <text:p>29</text:p>
          </table:table-cell>
          <table:table-cell table:style-name="ce53" table:formula="of:=[.AF10]+1" office:value-type="float" office:value="30">
            <text:p>30</text:p>
          </table:table-cell>
          <table:table-cell table:style-name="ce53" table:formula="of:=[.AG10]+1" office:value-type="float" office:value="31">
            <text:p>31</text:p>
          </table:table-cell>
          <table:table-cell table:style-name="ce53" table:formula="of:=[.AH10]+1" office:value-type="float" office:value="32">
            <text:p>32</text:p>
          </table:table-cell>
          <table:table-cell table:style-name="ce53" table:formula="of:=[.AI10]+1" office:value-type="float" office:value="33">
            <text:p>33</text:p>
          </table:table-cell>
          <table:table-cell table:style-name="ce53" table:formula="of:=[.AJ10]+1" office:value-type="float" office:value="34">
            <text:p>34</text:p>
          </table:table-cell>
          <table:table-cell table:style-name="ce53" table:formula="of:=[.AK10]+1" office:value-type="float" office:value="35">
            <text:p>35</text:p>
          </table:table-cell>
          <table:table-cell table:style-name="ce53" table:formula="of:=[.AL10]+1" office:value-type="float" office:value="36">
            <text:p>36</text:p>
          </table:table-cell>
          <table:table-cell table:style-name="ce53" table:formula="of:=[.AM10]+1" office:value-type="float" office:value="37">
            <text:p>37</text:p>
          </table:table-cell>
          <table:table-cell table:style-name="ce53" table:formula="of:=[.AN10]+1" office:value-type="float" office:value="38">
            <text:p>38</text:p>
          </table:table-cell>
          <table:table-cell table:style-name="ce32" table:number-columns-repeated="983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1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11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1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12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1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13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1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14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15]));&quot;getAverage&quot;))" office:value-type="percentage" office:value="0">
            <text:p>#N/A</text:p>
            <draw:frame table:end-cell-address="Model.I37" table:end-x="0.003cm" table:end-y="0.012cm" draw:z-index="0" draw:style-name="gr1" svg:width="12.407cm" svg:height="10.575cm" svg:x="0.041cm" svg:y="0.07cm">
              <draw:object draw:notify-on-update-of-ranges="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 Model.B50:Model.B50 Model.C50:Model.AO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15]));&quot;getAverage&quot;))" office:value-type="percentage" office:value="0">
            <text:p>#N/A</text:p>
            <draw:frame table:end-cell-address="Model.O37" table:end-x="0.003cm" table:end-y="0.012cm" draw:z-index="1" draw:style-name="gr1" svg:width="12.332cm" svg:height="10.575cm" svg:x="0.116cm" svg:y="0.07cm">
              <draw:object draw:notify-on-update-of-ranges="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 Model.B95:Model.B95 Model.C95:Model.AO9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1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15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1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16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1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17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1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18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1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19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0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1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2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3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4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5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6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7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8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2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29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0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1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2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3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4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5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6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7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8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3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39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0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1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1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2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2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3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3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4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4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5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5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6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6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7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7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8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8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49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49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C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D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E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F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G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H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I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J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K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L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M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N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O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P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Q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R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S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T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U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V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W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X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Y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Z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A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B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C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D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E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F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G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H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I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J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K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L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M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N$10]);INFO.OBBA.OBBA.OBMAKE(&quot;&quot;;&quot;int&quot;;[.$B50]));&quot;getAverage&quot;))" office:value-type="percentage" office:value="0">
            <text:p>#N/A</text:p>
          </table:table-cell>
          <table:table-cell table:style-name="ce86" table:formula="of:=INFO.OBBA.OBBA.OBGET(INFO.OBBA.OBBA.OBCALL(&quot;&quot;;INFO.OBBA.OBBA.OBCALL(&quot;&quot;;[.$C$7];&quot;getVolatility&quot;;INFO.OBBA.OBBA.OBMAKE(&quot;&quot;;&quot;int&quot;;[.AO$10]);INFO.OBBA.OBBA.OBMAKE(&quot;&quot;;&quot;int&quot;;[.$B50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Correlation Model:</text:p>
          </table:table-cell>
          <table:table-cell table:style-name="ce85" table:formula="of:=INFO.OBBA.OBBA.OBCALL(&quot;correlationModelFromLMM&quot;;[.$C$6];&quot;getCorrelationModel&quot;)" office:value-type="float" office:value="0">
            <text:p>#N/A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Simulation time: </text:p>
          </table:table-cell>
          <table:table-cell table:style-name="ce87" office:value-type="float" office:value="0">
            <text:p>0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87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83"/>
          <table:table-cell table:style-name="ce53" office:value-type="float" office:value="0">
            <text:p>0</text:p>
          </table:table-cell>
          <table:table-cell table:style-name="ce53" table:formula="of:=[.C55]+1" office:value-type="float" office:value="1">
            <text:p>1</text:p>
          </table:table-cell>
          <table:table-cell table:style-name="ce53" table:formula="of:=[.D55]+1" office:value-type="float" office:value="2">
            <text:p>2</text:p>
          </table:table-cell>
          <table:table-cell table:style-name="ce53" table:formula="of:=[.E55]+1" office:value-type="float" office:value="3">
            <text:p>3</text:p>
          </table:table-cell>
          <table:table-cell table:style-name="ce53" table:formula="of:=[.F55]+1" office:value-type="float" office:value="4">
            <text:p>4</text:p>
          </table:table-cell>
          <table:table-cell table:style-name="ce53" table:formula="of:=[.G55]+1" office:value-type="float" office:value="5">
            <text:p>5</text:p>
          </table:table-cell>
          <table:table-cell table:style-name="ce53" table:formula="of:=[.H55]+1" office:value-type="float" office:value="6">
            <text:p>6</text:p>
          </table:table-cell>
          <table:table-cell table:style-name="ce53" table:formula="of:=[.I55]+1" office:value-type="float" office:value="7">
            <text:p>7</text:p>
          </table:table-cell>
          <table:table-cell table:style-name="ce53" table:formula="of:=[.J55]+1" office:value-type="float" office:value="8">
            <text:p>8</text:p>
          </table:table-cell>
          <table:table-cell table:style-name="ce53" table:formula="of:=[.K55]+1" office:value-type="float" office:value="9">
            <text:p>9</text:p>
          </table:table-cell>
          <table:table-cell table:style-name="ce53" table:formula="of:=[.L55]+1" office:value-type="float" office:value="10">
            <text:p>10</text:p>
          </table:table-cell>
          <table:table-cell table:style-name="ce53" table:formula="of:=[.M55]+1" office:value-type="float" office:value="11">
            <text:p>11</text:p>
          </table:table-cell>
          <table:table-cell table:style-name="ce53" table:formula="of:=[.N55]+1" office:value-type="float" office:value="12">
            <text:p>12</text:p>
          </table:table-cell>
          <table:table-cell table:style-name="ce53" table:formula="of:=[.O55]+1" office:value-type="float" office:value="13">
            <text:p>13</text:p>
          </table:table-cell>
          <table:table-cell table:style-name="ce53" table:formula="of:=[.P55]+1" office:value-type="float" office:value="14">
            <text:p>14</text:p>
          </table:table-cell>
          <table:table-cell table:style-name="ce53" table:formula="of:=[.Q55]+1" office:value-type="float" office:value="15">
            <text:p>15</text:p>
          </table:table-cell>
          <table:table-cell table:style-name="ce53" table:formula="of:=[.R55]+1" office:value-type="float" office:value="16">
            <text:p>16</text:p>
          </table:table-cell>
          <table:table-cell table:style-name="ce53" table:formula="of:=[.S55]+1" office:value-type="float" office:value="17">
            <text:p>17</text:p>
          </table:table-cell>
          <table:table-cell table:style-name="ce53" table:formula="of:=[.T55]+1" office:value-type="float" office:value="18">
            <text:p>18</text:p>
          </table:table-cell>
          <table:table-cell table:style-name="ce53" table:formula="of:=[.U55]+1" office:value-type="float" office:value="19">
            <text:p>19</text:p>
          </table:table-cell>
          <table:table-cell table:style-name="ce53" table:formula="of:=[.V55]+1" office:value-type="float" office:value="20">
            <text:p>20</text:p>
          </table:table-cell>
          <table:table-cell table:style-name="ce53" table:formula="of:=[.W55]+1" office:value-type="float" office:value="21">
            <text:p>21</text:p>
          </table:table-cell>
          <table:table-cell table:style-name="ce53" table:formula="of:=[.X55]+1" office:value-type="float" office:value="22">
            <text:p>22</text:p>
          </table:table-cell>
          <table:table-cell table:style-name="ce53" table:formula="of:=[.Y55]+1" office:value-type="float" office:value="23">
            <text:p>23</text:p>
          </table:table-cell>
          <table:table-cell table:style-name="ce53" table:formula="of:=[.Z55]+1" office:value-type="float" office:value="24">
            <text:p>24</text:p>
          </table:table-cell>
          <table:table-cell table:style-name="ce53" table:formula="of:=[.AA55]+1" office:value-type="float" office:value="25">
            <text:p>25</text:p>
          </table:table-cell>
          <table:table-cell table:style-name="ce53" table:formula="of:=[.AB55]+1" office:value-type="float" office:value="26">
            <text:p>26</text:p>
          </table:table-cell>
          <table:table-cell table:style-name="ce53" table:formula="of:=[.AC55]+1" office:value-type="float" office:value="27">
            <text:p>27</text:p>
          </table:table-cell>
          <table:table-cell table:style-name="ce53" table:formula="of:=[.AD55]+1" office:value-type="float" office:value="28">
            <text:p>28</text:p>
          </table:table-cell>
          <table:table-cell table:style-name="ce53" table:formula="of:=[.AE55]+1" office:value-type="float" office:value="29">
            <text:p>29</text:p>
          </table:table-cell>
          <table:table-cell table:style-name="ce53" table:formula="of:=[.AF55]+1" office:value-type="float" office:value="30">
            <text:p>30</text:p>
          </table:table-cell>
          <table:table-cell table:style-name="ce53" table:formula="of:=[.AG55]+1" office:value-type="float" office:value="31">
            <text:p>31</text:p>
          </table:table-cell>
          <table:table-cell table:style-name="ce53" table:formula="of:=[.AH55]+1" office:value-type="float" office:value="32">
            <text:p>32</text:p>
          </table:table-cell>
          <table:table-cell table:style-name="ce53" table:formula="of:=[.AI55]+1" office:value-type="float" office:value="33">
            <text:p>33</text:p>
          </table:table-cell>
          <table:table-cell table:style-name="ce53" table:formula="of:=[.AJ55]+1" office:value-type="float" office:value="34">
            <text:p>34</text:p>
          </table:table-cell>
          <table:table-cell table:style-name="ce53" table:formula="of:=[.AK55]+1" office:value-type="float" office:value="35">
            <text:p>35</text:p>
          </table:table-cell>
          <table:table-cell table:style-name="ce53" table:formula="of:=[.AL55]+1" office:value-type="float" office:value="36">
            <text:p>36</text:p>
          </table:table-cell>
          <table:table-cell table:style-name="ce53" table:formula="of:=[.AM55]+1" office:value-type="float" office:value="37">
            <text:p>37</text:p>
          </table:table-cell>
          <table:table-cell table:style-name="ce53" table:formula="of:=[.AN55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6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7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8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9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0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1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2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3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4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5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6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7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8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9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0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1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2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3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4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5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6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7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8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9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0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1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2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3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4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5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6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6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7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7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8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8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9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9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0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0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1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1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2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2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3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3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4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4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5])))" office:value-type="percentage" office:value="0">
            <text:p>#N/A</text:p>
          </table:table-cell>
          <table:table-cell table:style-name="ce86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5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 table:number-rows-repeated="3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 table:number-rows-repeated="8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1020"/>
        </table:table-row>
        <table:table-row table:style-name="ro10" table:number-rows-repeated="6536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 table:number-rows-repeated="98303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89"/>
        <table:table-column table:style-name="co6" table:number-columns-repeated="256" table:default-cell-style-name="ce89"/>
        <table:table-column table:style-name="co8" table:number-columns-repeated="767" table:default-cell-style-name="ce89"/>
        <table:table-row table:style-name="ro11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5">
          <table:table-cell table:style-name="ce88"/>
          <table:table-cell table:style-name="ce90" office:value-type="string">
            <text:p>Simulated Rates</text:p>
          </table:table-cell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5">
          <table:table-cell table:style-name="ce88"/>
          <table:table-cell table:style-name="ce90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1" office:value-type="string">
            <text:p>Settings</text:p>
          </table:table-cell>
          <table:table-cell table:style-name="ce94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</text:p>
          </table:table-cell>
          <table:table-cell table:style-name="ce95" office:value-type="float" office:value="4">
            <text:p>4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</text:p>
          </table:table-cell>
          <table:table-cell table:style-name="ce95" table:formula="of:=[.C5]" office:value-type="float" office:value="4">
            <text:p>4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periodLength</text:p>
          </table:table-cell>
          <table:table-cell table:style-name="ce95" office:value-type="float" office:value="0.5">
            <text:p>0,5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/>
          <table:table-cell table:style-name="ce95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:</text:p>
          </table:table-cell>
          <table:table-cell table:style-name="ce95" table:formula="of:=[.C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1:</text:p>
          </table:table-cell>
          <table:table-cell table:style-name="ce95" table:formula="of:=[.C6]" office:value-type="float" office:value="4">
            <text:p>4</text:p>
          </table:table-cell>
          <table:table-cell table:style-name="ce95" table:formula="of:=[.C11]+[.$C$7]" office:value-type="float" office:value="4.5">
            <text:p>4,5</text:p>
          </table:table-cell>
          <table:table-cell table:style-name="ce95" table:formula="of:=[.D11]+[.$C$7]" office:value-type="float" office:value="5">
            <text:p>5</text:p>
          </table:table-cell>
          <table:table-cell table:style-name="ce95" table:formula="of:=[.E11]+[.$C$7]" office:value-type="float" office:value="5.5">
            <text:p>5,5</text:p>
          </table:table-cell>
          <table:table-cell table:style-name="ce95" table:formula="of:=[.F11]+[.$C$7]" office:value-type="float" office:value="6">
            <text:p>6</text:p>
          </table:table-cell>
          <table:table-cell table:style-name="ce95" table:formula="of:=[.G11]+[.$C$7]" office:value-type="float" office:value="6.5">
            <text:p>6,5</text:p>
          </table:table-cell>
          <table:table-cell table:style-name="ce95" table:formula="of:=[.H11]+[.$C$7]" office:value-type="float" office:value="7">
            <text:p>7</text:p>
          </table:table-cell>
          <table:table-cell table:style-name="ce95" table:formula="of:=[.I11]+[.$C$7]" office:value-type="float" office:value="7.5">
            <text:p>7,5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2:</text:p>
          </table:table-cell>
          <table:table-cell table:style-name="ce95" table:formula="of:=[.C11]+[.C7]" office:value-type="float" office:value="4.5">
            <text:p>4,5</text:p>
          </table:table-cell>
          <table:table-cell table:style-name="ce95" table:formula="of:=[.D11]+[.$C$7]" office:value-type="float" office:value="5">
            <text:p>5</text:p>
          </table:table-cell>
          <table:table-cell table:style-name="ce95" table:formula="of:=[.E11]+[.$C$7]" office:value-type="float" office:value="5.5">
            <text:p>5,5</text:p>
          </table:table-cell>
          <table:table-cell table:style-name="ce95" table:formula="of:=[.F11]+[.$C$7]" office:value-type="float" office:value="6">
            <text:p>6</text:p>
          </table:table-cell>
          <table:table-cell table:style-name="ce95" table:formula="of:=[.G11]+[.$C$7]" office:value-type="float" office:value="6.5">
            <text:p>6,5</text:p>
          </table:table-cell>
          <table:table-cell table:style-name="ce95" table:formula="of:=[.H11]+[.$C$7]" office:value-type="float" office:value="7">
            <text:p>7</text:p>
          </table:table-cell>
          <table:table-cell table:style-name="ce95" table:formula="of:=[.I11]+[.$C$7]" office:value-type="float" office:value="7.5">
            <text:p>7,5</text:p>
          </table:table-cell>
          <table:table-cell table:style-name="ce95" table:formula="of:=[.J11]+[.$C$7]" office:value-type="float" office:value="8">
            <text:p>8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Object:</text:p>
          </table:table-cell>
          <table:table-cell table:style-name="ce96" table:formula="of:=INFO.OBBA.OBBA.OBCALL(&quot;LIBOR(&quot;&amp;[.C10]&amp;&quot;,&quot;&amp;[.C11]&amp;&quot;,&quot;&amp;[.C12]&amp;&quot;)&quot;;[$LIBORMarketModel.$M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26113]">
            <text:p>LIBOR(4,4,4,5) </text:p>
            <text:p>[26113]</text:p>
          </table:table-cell>
          <table:table-cell table:style-name="ce96" table:formula="of:=INFO.OBBA.OBBA.OBCALL(&quot;LIBOR(&quot;&amp;[.D10]&amp;&quot;,&quot;&amp;[.D11]&amp;&quot;,&quot;&amp;[.D12]&amp;&quot;)&quot;;[$LIBORMarketModel.$M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26108]">
            <text:p>LIBOR(4,4,5,5) </text:p>
            <text:p>[26108]</text:p>
          </table:table-cell>
          <table:table-cell table:style-name="ce96" table:formula="of:=INFO.OBBA.OBBA.OBCALL(&quot;LIBOR(&quot;&amp;[.E10]&amp;&quot;,&quot;&amp;[.E11]&amp;&quot;,&quot;&amp;[.E12]&amp;&quot;)&quot;;[$LIBORMarketModel.$M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26103]">
            <text:p>LIBOR(4,5,5,5) </text:p>
            <text:p>[26103]</text:p>
          </table:table-cell>
          <table:table-cell table:style-name="ce96" table:formula="of:=INFO.OBBA.OBBA.OBCALL(&quot;LIBOR(&quot;&amp;[.F10]&amp;&quot;,&quot;&amp;[.F11]&amp;&quot;,&quot;&amp;[.F12]&amp;&quot;)&quot;;[$LIBORMarketModel.$M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26098]">
            <text:p>LIBOR(4,5,5,6) </text:p>
            <text:p>[26098]</text:p>
          </table:table-cell>
          <table:table-cell table:style-name="ce96" table:formula="of:=INFO.OBBA.OBBA.OBCALL(&quot;LIBOR(&quot;&amp;[.G10]&amp;&quot;,&quot;&amp;[.G11]&amp;&quot;,&quot;&amp;[.G12]&amp;&quot;)&quot;;[$LIBORMarketModel.$M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26093]">
            <text:p>LIBOR(4,6,6,5) </text:p>
            <text:p>[26093]</text:p>
          </table:table-cell>
          <table:table-cell table:style-name="ce96" table:formula="of:=INFO.OBBA.OBBA.OBCALL(&quot;LIBOR(&quot;&amp;[.H10]&amp;&quot;,&quot;&amp;[.H11]&amp;&quot;,&quot;&amp;[.H12]&amp;&quot;)&quot;;[$LIBORMarketModel.$M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26088]">
            <text:p>LIBOR(4,6,5,7) </text:p>
            <text:p>[26088]</text:p>
          </table:table-cell>
          <table:table-cell table:style-name="ce96" table:formula="of:=INFO.OBBA.OBBA.OBCALL(&quot;LIBOR(&quot;&amp;[.I10]&amp;&quot;,&quot;&amp;[.I11]&amp;&quot;,&quot;&amp;[.I12]&amp;&quot;)&quot;;[$LIBORMarketModel.$M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26083]">
            <text:p>LIBOR(4,7,7,5) </text:p>
            <text:p>[26083]</text:p>
          </table:table-cell>
          <table:table-cell table:style-name="ce96" table:formula="of:=INFO.OBBA.OBBA.OBCALL(&quot;LIBOR(&quot;&amp;[.J10]&amp;&quot;,&quot;&amp;[.J11]&amp;&quot;,&quot;&amp;[.J12]&amp;&quot;)&quot;;[$LIBORMarketModel.$M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26078]">
            <text:p>LIBOR(4,7,5,8) </text:p>
            <text:p>[26078]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/>
          <table:table-cell table:style-name="ce92"/>
          <table:table-cell table:style-name="ce93" table:number-columns-repeated="8"/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/>
          <table:table-cell table:style-name="ce92" office:value-type="string">
            <text:p>Realizations:</text:p>
          </table:table-cell>
          <table:table-cell table:style-name="ce93" table:number-matrix-columns-spanned="1" table:number-matrix-rows-spanned="100" table:formula="of:=TRANSPOSE(INFO.OBBA.OBBA.OBGET(INFO.OBBA.OBBA.OBCALL(&quot;&quot;;[.C13];&quot;getRealizations&quot;)))" office:value-type="percentage" office:value="0.00736078308825257">
            <text:p>0,7361%</text:p>
          </table:table-cell>
          <table:table-cell table:style-name="ce93" table:number-matrix-columns-spanned="1" table:number-matrix-rows-spanned="100" table:formula="of:=TRANSPOSE(INFO.OBBA.OBBA.OBGET(INFO.OBBA.OBBA.OBCALL(&quot;&quot;;[.D13];&quot;getRealizations&quot;)))" office:value-type="percentage" office:value="0.0126466962981637">
            <text:p>1,2647%</text:p>
          </table:table-cell>
          <table:table-cell table:style-name="ce93" table:number-matrix-columns-spanned="1" table:number-matrix-rows-spanned="100" table:formula="of:=TRANSPOSE(INFO.OBBA.OBBA.OBGET(INFO.OBBA.OBBA.OBCALL(&quot;&quot;;[.E13];&quot;getRealizations&quot;)))" office:value-type="percentage" office:value="0.0174141532928462">
            <text:p>1,7414%</text:p>
          </table:table-cell>
          <table:table-cell table:style-name="ce93" table:number-matrix-columns-spanned="1" table:number-matrix-rows-spanned="100" table:formula="of:=TRANSPOSE(INFO.OBBA.OBBA.OBGET(INFO.OBBA.OBBA.OBCALL(&quot;&quot;;[.F13];&quot;getRealizations&quot;)))" office:value-type="percentage" office:value="0.0203040992021526">
            <text:p>2,0304%</text:p>
          </table:table-cell>
          <table:table-cell table:style-name="ce93" table:number-matrix-columns-spanned="1" table:number-matrix-rows-spanned="100" table:formula="of:=TRANSPOSE(INFO.OBBA.OBBA.OBGET(INFO.OBBA.OBBA.OBCALL(&quot;&quot;;[.G13];&quot;getRealizations&quot;)))" office:value-type="percentage" office:value="0.0209251964391705">
            <text:p>2,0925%</text:p>
          </table:table-cell>
          <table:table-cell table:style-name="ce93" table:number-matrix-columns-spanned="1" table:number-matrix-rows-spanned="100" table:formula="of:=TRANSPOSE(INFO.OBBA.OBBA.OBGET(INFO.OBBA.OBBA.OBCALL(&quot;&quot;;[.H13];&quot;getRealizations&quot;)))" office:value-type="percentage" office:value="0.019857435093144">
            <text:p>1,9857%</text:p>
          </table:table-cell>
          <table:table-cell table:style-name="ce93" table:number-matrix-columns-spanned="1" table:number-matrix-rows-spanned="100" table:formula="of:=TRANSPOSE(INFO.OBBA.OBBA.OBGET(INFO.OBBA.OBBA.OBCALL(&quot;&quot;;[.I13];&quot;getRealizations&quot;)))" office:value-type="percentage" office:value="0.0178422229682051">
            <text:p>1,7842%</text:p>
          </table:table-cell>
          <table:table-cell table:style-name="ce93" table:number-matrix-columns-spanned="1" table:number-matrix-rows-spanned="100" table:formula="of:=TRANSPOSE(INFO.OBBA.OBBA.OBGET(INFO.OBBA.OBBA.OBCALL(&quot;&quot;;[.J13];&quot;getRealizations&quot;)))" office:value-type="percentage" office:value="0.0152450551234527">
            <text:p>1,5245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104259332612898">
            <text:p>1,0426%</text:p>
          </table:table-cell>
          <table:table-cell table:style-name="ce93" office:value-type="percentage" office:value="0.0149824368688193">
            <text:p>1,4982%</text:p>
          </table:table-cell>
          <table:table-cell table:style-name="ce93" office:value-type="percentage" office:value="0.019159451762118">
            <text:p>1,9159%</text:p>
          </table:table-cell>
          <table:table-cell table:style-name="ce93" office:value-type="percentage" office:value="0.022549541241874">
            <text:p>2,2550%</text:p>
          </table:table-cell>
          <table:table-cell table:style-name="ce93" office:value-type="percentage" office:value="0.0250326058060425">
            <text:p>2,5033%</text:p>
          </table:table-cell>
          <table:table-cell table:style-name="ce93" office:value-type="percentage" office:value="0.0269451924116562">
            <text:p>2,6945%</text:p>
          </table:table-cell>
          <table:table-cell table:style-name="ce93" office:value-type="percentage" office:value="0.0285685566586435">
            <text:p>2,8569%</text:p>
          </table:table-cell>
          <table:table-cell table:style-name="ce93" office:value-type="percentage" office:value="0.0294692152514941">
            <text:p>2,9469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484566998716934">
            <text:p>0,4846%</text:p>
          </table:table-cell>
          <table:table-cell table:style-name="ce93" office:value-type="percentage" office:value="0.00682900220266619">
            <text:p>0,6829%</text:p>
          </table:table-cell>
          <table:table-cell table:style-name="ce93" office:value-type="percentage" office:value="0.00901881620285719">
            <text:p>0,9019%</text:p>
          </table:table-cell>
          <table:table-cell table:style-name="ce93" office:value-type="percentage" office:value="0.0112997068353719">
            <text:p>1,1300%</text:p>
          </table:table-cell>
          <table:table-cell table:style-name="ce93" office:value-type="percentage" office:value="0.0135969175329254">
            <text:p>1,3597%</text:p>
          </table:table-cell>
          <table:table-cell table:style-name="ce93" office:value-type="percentage" office:value="0.0160818009056114">
            <text:p>1,6082%</text:p>
          </table:table-cell>
          <table:table-cell table:style-name="ce93" office:value-type="percentage" office:value="0.0189692576463355">
            <text:p>1,8969%</text:p>
          </table:table-cell>
          <table:table-cell table:style-name="ce93" office:value-type="percentage" office:value="0.0219730520261156">
            <text:p>2,197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614376964887518">
            <text:p>0,6144%</text:p>
          </table:table-cell>
          <table:table-cell table:style-name="ce93" office:value-type="percentage" office:value="0.00653753944767721">
            <text:p>0,6538%</text:p>
            <draw:frame table:end-cell-address="Simulation.H34" table:end-x="0.003cm" table:end-y="0.012cm" draw:z-index="0" draw:style-name="gr1" svg:width="12.268cm" svg:height="6.882cm" svg:x="0.04cm" svg:y="0.067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93" office:value-type="percentage" office:value="0.00686273824792257">
            <text:p>0,6863%</text:p>
          </table:table-cell>
          <table:table-cell table:style-name="ce93" office:value-type="percentage" office:value="0.0070927032890977">
            <text:p>0,7093%</text:p>
          </table:table-cell>
          <table:table-cell table:style-name="ce93" office:value-type="percentage" office:value="0.00720229367762289">
            <text:p>0,7202%</text:p>
          </table:table-cell>
          <table:table-cell table:style-name="ce93" office:value-type="percentage" office:value="0.00729772177821175">
            <text:p>0,7298%</text:p>
          </table:table-cell>
          <table:table-cell table:style-name="ce93" office:value-type="percentage" office:value="0.00750158946311903">
            <text:p>0,7502%</text:p>
          </table:table-cell>
          <table:table-cell table:style-name="ce93" office:value-type="percentage" office:value="0.00779343763512913">
            <text:p>0,779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432930719637901">
            <text:p>0,4329%</text:p>
          </table:table-cell>
          <table:table-cell table:style-name="ce93" office:value-type="percentage" office:value="0.00779415066634091">
            <text:p>0,7794%</text:p>
          </table:table-cell>
          <table:table-cell table:style-name="ce93" office:value-type="percentage" office:value="0.0114594001774634">
            <text:p>1,1459%</text:p>
          </table:table-cell>
          <table:table-cell table:style-name="ce93" office:value-type="percentage" office:value="0.0144233781131657">
            <text:p>1,4423%</text:p>
          </table:table-cell>
          <table:table-cell table:style-name="ce93" office:value-type="percentage" office:value="0.0161877858640723">
            <text:p>1,6188%</text:p>
          </table:table-cell>
          <table:table-cell table:style-name="ce93" office:value-type="percentage" office:value="0.016903740532321">
            <text:p>1,6904%</text:p>
          </table:table-cell>
          <table:table-cell table:style-name="ce93" office:value-type="percentage" office:value="0.0169215225105706">
            <text:p>1,6922%</text:p>
          </table:table-cell>
          <table:table-cell table:style-name="ce93" office:value-type="percentage" office:value="0.0162925608397204">
            <text:p>1,629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office:value-type="string">
            <text:p>&lt;</text:p>
          </table:table-cell>
          <table:table-cell table:style-name="ce88"/>
          <table:table-cell table:style-name="ce93" office:value-type="percentage" office:value="0.0126713126349279">
            <text:p>1,2671%</text:p>
          </table:table-cell>
          <table:table-cell table:style-name="ce93" office:value-type="percentage" office:value="0.0160591129871022">
            <text:p>1,6059%</text:p>
          </table:table-cell>
          <table:table-cell table:style-name="ce93" office:value-type="percentage" office:value="0.0187997292150951">
            <text:p>1,8800%</text:p>
          </table:table-cell>
          <table:table-cell table:style-name="ce93" office:value-type="percentage" office:value="0.0208389961591958">
            <text:p>2,0839%</text:p>
          </table:table-cell>
          <table:table-cell table:style-name="ce93" office:value-type="percentage" office:value="0.0222702640828623">
            <text:p>2,2270%</text:p>
          </table:table-cell>
          <table:table-cell table:style-name="ce93" office:value-type="percentage" office:value="0.02353270976645">
            <text:p>2,3533%</text:p>
          </table:table-cell>
          <table:table-cell table:style-name="ce93" office:value-type="percentage" office:value="0.0250120938283159">
            <text:p>2,5012%</text:p>
          </table:table-cell>
          <table:table-cell table:style-name="ce93" office:value-type="percentage" office:value="0.0264913350947391">
            <text:p>2,649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51521365369757">
            <text:p>1,5152%</text:p>
          </table:table-cell>
          <table:table-cell table:style-name="ce93" office:value-type="percentage" office:value="0.0163740833360953">
            <text:p>1,6374%</text:p>
          </table:table-cell>
          <table:table-cell table:style-name="ce93" office:value-type="percentage" office:value="0.0168477071926198">
            <text:p>1,6848%</text:p>
          </table:table-cell>
          <table:table-cell table:style-name="ce93" office:value-type="percentage" office:value="0.0168632050192958">
            <text:p>1,6863%</text:p>
          </table:table-cell>
          <table:table-cell table:style-name="ce93" office:value-type="percentage" office:value="0.0165841774782479">
            <text:p>1,6584%</text:p>
          </table:table-cell>
          <table:table-cell table:style-name="ce93" office:value-type="percentage" office:value="0.0163129565069679">
            <text:p>1,6313%</text:p>
          </table:table-cell>
          <table:table-cell table:style-name="ce93" office:value-type="percentage" office:value="0.0162558381994722">
            <text:p>1,6256%</text:p>
          </table:table-cell>
          <table:table-cell table:style-name="ce93" office:value-type="percentage" office:value="0.016247486491166">
            <text:p>1,624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90442889819721">
            <text:p>3,9044%</text:p>
          </table:table-cell>
          <table:table-cell table:style-name="ce93" office:value-type="percentage" office:value="0.0364040369174878">
            <text:p>3,6404%</text:p>
          </table:table-cell>
          <table:table-cell table:style-name="ce93" office:value-type="percentage" office:value="0.0318161633735421">
            <text:p>3,1816%</text:p>
          </table:table-cell>
          <table:table-cell table:style-name="ce93" office:value-type="percentage" office:value="0.0270990011006306">
            <text:p>2,7099%</text:p>
          </table:table-cell>
          <table:table-cell table:style-name="ce93" office:value-type="percentage" office:value="0.0228462128367018">
            <text:p>2,2846%</text:p>
          </table:table-cell>
          <table:table-cell table:style-name="ce93" office:value-type="percentage" office:value="0.0193944557145359">
            <text:p>1,9394%</text:p>
          </table:table-cell>
          <table:table-cell table:style-name="ce93" office:value-type="percentage" office:value="0.0167798062946824">
            <text:p>1,6780%</text:p>
          </table:table-cell>
          <table:table-cell table:style-name="ce93" office:value-type="percentage" office:value="0.0146999785894306">
            <text:p>1,470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9815548941896">
            <text:p>1,3982%</text:p>
          </table:table-cell>
          <table:table-cell table:style-name="ce93" office:value-type="percentage" office:value="0.0192192568584132">
            <text:p>1,9219%</text:p>
          </table:table-cell>
          <table:table-cell table:style-name="ce93" office:value-type="percentage" office:value="0.0234832046942828">
            <text:p>2,3483%</text:p>
          </table:table-cell>
          <table:table-cell table:style-name="ce93" office:value-type="percentage" office:value="0.0259831919391609">
            <text:p>2,5983%</text:p>
          </table:table-cell>
          <table:table-cell table:style-name="ce93" office:value-type="percentage" office:value="0.0264618304395711">
            <text:p>2,6462%</text:p>
          </table:table-cell>
          <table:table-cell table:style-name="ce93" office:value-type="percentage" office:value="0.025428233018736">
            <text:p>2,5428%</text:p>
          </table:table-cell>
          <table:table-cell table:style-name="ce93" office:value-type="percentage" office:value="0.0234998412840465">
            <text:p>2,3500%</text:p>
          </table:table-cell>
          <table:table-cell table:style-name="ce93" office:value-type="percentage" office:value="0.020870914765898">
            <text:p>2,087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02571022282533">
            <text:p>0,4026%</text:p>
          </table:table-cell>
          <table:table-cell table:style-name="ce93" office:value-type="percentage" office:value="0.00619717750474304">
            <text:p>0,6197%</text:p>
          </table:table-cell>
          <table:table-cell table:style-name="ce93" office:value-type="percentage" office:value="0.00825301834131575">
            <text:p>0,8253%</text:p>
          </table:table-cell>
          <table:table-cell table:style-name="ce93" office:value-type="percentage" office:value="0.00991527111954637">
            <text:p>0,9915%</text:p>
          </table:table-cell>
          <table:table-cell table:style-name="ce93" office:value-type="percentage" office:value="0.0110977274971038">
            <text:p>1,1098%</text:p>
          </table:table-cell>
          <table:table-cell table:style-name="ce93" office:value-type="percentage" office:value="0.0119830624343498">
            <text:p>1,1983%</text:p>
          </table:table-cell>
          <table:table-cell table:style-name="ce93" office:value-type="percentage" office:value="0.0127713782186628">
            <text:p>1,2771%</text:p>
          </table:table-cell>
          <table:table-cell table:style-name="ce93" office:value-type="percentage" office:value="0.0133502282635869">
            <text:p>1,3350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750291817527215">
            <text:p>0,7503%</text:p>
          </table:table-cell>
          <table:table-cell table:style-name="ce93" office:value-type="percentage" office:value="0.0110608545584346">
            <text:p>1,1061%</text:p>
          </table:table-cell>
          <table:table-cell table:style-name="ce93" office:value-type="percentage" office:value="0.0144844294769341">
            <text:p>1,4484%</text:p>
          </table:table-cell>
          <table:table-cell table:style-name="ce93" office:value-type="percentage" office:value="0.0174226220296401">
            <text:p>1,7423%</text:p>
          </table:table-cell>
          <table:table-cell table:style-name="ce93" office:value-type="percentage" office:value="0.0197551683939771">
            <text:p>1,9755%</text:p>
          </table:table-cell>
          <table:table-cell table:style-name="ce93" office:value-type="percentage" office:value="0.0217504553527084">
            <text:p>2,1750%</text:p>
          </table:table-cell>
          <table:table-cell table:style-name="ce93" office:value-type="percentage" office:value="0.0236556299626415">
            <text:p>2,3656%</text:p>
          </table:table-cell>
          <table:table-cell table:style-name="ce93" office:value-type="percentage" office:value="0.0250912942320083">
            <text:p>2,5091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204858242661922">
            <text:p>2,0486%</text:p>
          </table:table-cell>
          <table:table-cell table:style-name="ce93" office:value-type="percentage" office:value="0.0179304848676316">
            <text:p>1,7930%</text:p>
          </table:table-cell>
          <table:table-cell table:style-name="ce93" office:value-type="percentage" office:value="0.0168146579870806">
            <text:p>1,6815%</text:p>
          </table:table-cell>
          <table:table-cell table:style-name="ce93" office:value-type="percentage" office:value="0.0165476258214108">
            <text:p>1,6548%</text:p>
          </table:table-cell>
          <table:table-cell table:style-name="ce93" office:value-type="percentage" office:value="0.0167579987857232">
            <text:p>1,6758%</text:p>
          </table:table-cell>
          <table:table-cell table:style-name="ce93" office:value-type="percentage" office:value="0.0174634633101189">
            <text:p>1,7463%</text:p>
          </table:table-cell>
          <table:table-cell table:style-name="ce93" office:value-type="percentage" office:value="0.0187462019199141">
            <text:p>1,8746%</text:p>
          </table:table-cell>
          <table:table-cell table:style-name="ce93" office:value-type="percentage" office:value="0.0202949034211955">
            <text:p>2,029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85427615309389">
            <text:p>0,2854%</text:p>
          </table:table-cell>
          <table:table-cell table:style-name="ce93" office:value-type="percentage" office:value="0.00454027106288606">
            <text:p>0,4540%</text:p>
          </table:table-cell>
          <table:table-cell table:style-name="ce93" office:value-type="percentage" office:value="0.00657073340503175">
            <text:p>0,6571%</text:p>
          </table:table-cell>
          <table:table-cell table:style-name="ce93" office:value-type="percentage" office:value="0.00879037748883703">
            <text:p>0,8790%</text:p>
          </table:table-cell>
          <table:table-cell table:style-name="ce93" office:value-type="percentage" office:value="0.0110743642621073">
            <text:p>1,1074%</text:p>
          </table:table-cell>
          <table:table-cell table:style-name="ce93" office:value-type="percentage" office:value="0.0135355146986282">
            <text:p>1,3536%</text:p>
          </table:table-cell>
          <table:table-cell table:style-name="ce93" office:value-type="percentage" office:value="0.0163820999731711">
            <text:p>1,6382%</text:p>
          </table:table-cell>
          <table:table-cell table:style-name="ce93" office:value-type="percentage" office:value="0.0194318773283331">
            <text:p>1,9432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729983593745939">
            <text:p>0,7300%</text:p>
          </table:table-cell>
          <table:table-cell table:style-name="ce93" office:value-type="percentage" office:value="0.0116115881796019">
            <text:p>1,1612%</text:p>
          </table:table-cell>
          <table:table-cell table:style-name="ce93" office:value-type="percentage" office:value="0.0159696321846936">
            <text:p>1,5970%</text:p>
          </table:table-cell>
          <table:table-cell table:style-name="ce93" office:value-type="percentage" office:value="0.0197360865046377">
            <text:p>1,9736%</text:p>
          </table:table-cell>
          <table:table-cell table:style-name="ce93" office:value-type="percentage" office:value="0.0226248214506054">
            <text:p>2,2625%</text:p>
          </table:table-cell>
          <table:table-cell table:style-name="ce93" office:value-type="percentage" office:value="0.0248979712455915">
            <text:p>2,4898%</text:p>
          </table:table-cell>
          <table:table-cell table:style-name="ce93" office:value-type="percentage" office:value="0.0268512387285163">
            <text:p>2,6851%</text:p>
          </table:table-cell>
          <table:table-cell table:style-name="ce93" office:value-type="percentage" office:value="0.0281068398520616">
            <text:p>2,8107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646826672358805">
            <text:p>0,6468%</text:p>
          </table:table-cell>
          <table:table-cell table:style-name="ce93" office:value-type="percentage" office:value="0.0103242954102376">
            <text:p>1,0324%</text:p>
          </table:table-cell>
          <table:table-cell table:style-name="ce93" office:value-type="percentage" office:value="0.0140806072898087">
            <text:p>1,4081%</text:p>
          </table:table-cell>
          <table:table-cell table:style-name="ce93" office:value-type="percentage" office:value="0.0171059877881332">
            <text:p>1,7106%</text:p>
          </table:table-cell>
          <table:table-cell table:style-name="ce93" office:value-type="percentage" office:value="0.0191517131949398">
            <text:p>1,9152%</text:p>
          </table:table-cell>
          <table:table-cell table:style-name="ce93" office:value-type="percentage" office:value="0.0205015107141769">
            <text:p>2,0502%</text:p>
          </table:table-cell>
          <table:table-cell table:style-name="ce93" office:value-type="percentage" office:value="0.0215092353415328">
            <text:p>2,1509%</text:p>
          </table:table-cell>
          <table:table-cell table:style-name="ce93" office:value-type="percentage" office:value="0.0220444160343986">
            <text:p>2,204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5319143375713">
            <text:p>1,3532%</text:p>
          </table:table-cell>
          <table:table-cell table:style-name="ce93" office:value-type="percentage" office:value="0.0157830049176878">
            <text:p>1,5783%</text:p>
          </table:table-cell>
          <table:table-cell table:style-name="ce93" office:value-type="percentage" office:value="0.0173978727599585">
            <text:p>1,7398%</text:p>
          </table:table-cell>
          <table:table-cell table:style-name="ce93" office:value-type="percentage" office:value="0.0185594153221944">
            <text:p>1,8559%</text:p>
          </table:table-cell>
          <table:table-cell table:style-name="ce93" office:value-type="percentage" office:value="0.0194210096143518">
            <text:p>1,9421%</text:p>
          </table:table-cell>
          <table:table-cell table:style-name="ce93" office:value-type="percentage" office:value="0.0203357951229879">
            <text:p>2,0336%</text:p>
          </table:table-cell>
          <table:table-cell table:style-name="ce93" office:value-type="percentage" office:value="0.0215532566040945">
            <text:p>2,1553%</text:p>
          </table:table-cell>
          <table:table-cell table:style-name="ce93" office:value-type="percentage" office:value="0.0227640081883815">
            <text:p>2,276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08359567042426">
            <text:p>0,9084%</text:p>
          </table:table-cell>
          <table:table-cell table:style-name="ce93" office:value-type="percentage" office:value="0.0101663623141109">
            <text:p>1,0166%</text:p>
          </table:table-cell>
          <table:table-cell table:style-name="ce93" office:value-type="percentage" office:value="0.0112277906137024">
            <text:p>1,1228%</text:p>
          </table:table-cell>
          <table:table-cell table:style-name="ce93" office:value-type="percentage" office:value="0.0123032912162863">
            <text:p>1,2303%</text:p>
          </table:table-cell>
          <table:table-cell table:style-name="ce93" office:value-type="percentage" office:value="0.0134293219011732">
            <text:p>1,3429%</text:p>
          </table:table-cell>
          <table:table-cell table:style-name="ce93" office:value-type="percentage" office:value="0.0148643579215098">
            <text:p>1,4864%</text:p>
          </table:table-cell>
          <table:table-cell table:style-name="ce93" office:value-type="percentage" office:value="0.016911850796204">
            <text:p>1,6912%</text:p>
          </table:table-cell>
          <table:table-cell table:style-name="ce93" office:value-type="percentage" office:value="0.0195152330917156">
            <text:p>1,951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604097999953836">
            <text:p>6,0410%</text:p>
          </table:table-cell>
          <table:table-cell table:style-name="ce93" office:value-type="percentage" office:value="0.0576442493783134">
            <text:p>5,7644%</text:p>
          </table:table-cell>
          <table:table-cell table:style-name="ce93" office:value-type="percentage" office:value="0.0512562390916304">
            <text:p>5,1256%</text:p>
          </table:table-cell>
          <table:table-cell table:style-name="ce93" office:value-type="percentage" office:value="0.0435447692831246">
            <text:p>4,3545%</text:p>
          </table:table-cell>
          <table:table-cell table:style-name="ce93" office:value-type="percentage" office:value="0.0356643964088272">
            <text:p>3,5664%</text:p>
          </table:table-cell>
          <table:table-cell table:style-name="ce93" office:value-type="percentage" office:value="0.0285466998917876">
            <text:p>2,8547%</text:p>
          </table:table-cell>
          <table:table-cell table:style-name="ce93" office:value-type="percentage" office:value="0.0225680261912596">
            <text:p>2,2568%</text:p>
          </table:table-cell>
          <table:table-cell table:style-name="ce93" office:value-type="percentage" office:value="0.0175563042997255">
            <text:p>1,755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23923722760939">
            <text:p>2,2392%</text:p>
          </table:table-cell>
          <table:table-cell table:style-name="ce93" office:value-type="percentage" office:value="0.0294549308909172">
            <text:p>2,9455%</text:p>
          </table:table-cell>
          <table:table-cell table:style-name="ce93" office:value-type="percentage" office:value="0.0359532919659459">
            <text:p>3,5953%</text:p>
          </table:table-cell>
          <table:table-cell table:style-name="ce93" office:value-type="percentage" office:value="0.0416576309552694">
            <text:p>4,1658%</text:p>
          </table:table-cell>
          <table:table-cell table:style-name="ce93" office:value-type="percentage" office:value="0.0465542408442851">
            <text:p>4,6554%</text:p>
          </table:table-cell>
          <table:table-cell table:style-name="ce93" office:value-type="percentage" office:value="0.0512144394257647">
            <text:p>5,1214%</text:p>
          </table:table-cell>
          <table:table-cell table:style-name="ce93" office:value-type="percentage" office:value="0.0559074175987532">
            <text:p>5,5907%</text:p>
          </table:table-cell>
          <table:table-cell table:style-name="ce93" office:value-type="percentage" office:value="0.0592595156461676">
            <text:p>5,926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45347503891122">
            <text:p>1,4535%</text:p>
          </table:table-cell>
          <table:table-cell table:style-name="ce93" office:value-type="percentage" office:value="0.0164012310137972">
            <text:p>1,6401%</text:p>
          </table:table-cell>
          <table:table-cell table:style-name="ce93" office:value-type="percentage" office:value="0.0177137211753207">
            <text:p>1,7714%</text:p>
          </table:table-cell>
          <table:table-cell table:style-name="ce93" office:value-type="percentage" office:value="0.0186287959789251">
            <text:p>1,8629%</text:p>
          </table:table-cell>
          <table:table-cell table:style-name="ce93" office:value-type="percentage" office:value="0.0192671003002612">
            <text:p>1,9267%</text:p>
          </table:table-cell>
          <table:table-cell table:style-name="ce93" office:value-type="percentage" office:value="0.0199756937058871">
            <text:p>1,9976%</text:p>
          </table:table-cell>
          <table:table-cell table:style-name="ce93" office:value-type="percentage" office:value="0.0210346139825895">
            <text:p>2,1035%</text:p>
          </table:table-cell>
          <table:table-cell table:style-name="ce93" office:value-type="percentage" office:value="0.022226604395376">
            <text:p>2,222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43986084409533">
            <text:p>2,4399%</text:p>
          </table:table-cell>
          <table:table-cell table:style-name="ce93" office:value-type="percentage" office:value="0.0303885759215411">
            <text:p>3,0389%</text:p>
          </table:table-cell>
          <table:table-cell table:style-name="ce93" office:value-type="percentage" office:value="0.0354048509032568">
            <text:p>3,5405%</text:p>
          </table:table-cell>
          <table:table-cell table:style-name="ce93" office:value-type="percentage" office:value="0.0393011870932159">
            <text:p>3,9301%</text:p>
          </table:table-cell>
          <table:table-cell table:style-name="ce93" office:value-type="percentage" office:value="0.0420461968260204">
            <text:p>4,2046%</text:p>
          </table:table-cell>
          <table:table-cell table:style-name="ce93" office:value-type="percentage" office:value="0.0441251586509746">
            <text:p>4,4125%</text:p>
          </table:table-cell>
          <table:table-cell table:style-name="ce93" office:value-type="percentage" office:value="0.0458057489218505">
            <text:p>4,5806%</text:p>
          </table:table-cell>
          <table:table-cell table:style-name="ce93" office:value-type="percentage" office:value="0.046228378687288">
            <text:p>4,622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28241419553355">
            <text:p>3,2824%</text:p>
          </table:table-cell>
          <table:table-cell table:style-name="ce93" office:value-type="percentage" office:value="0.032208896229198">
            <text:p>3,2209%</text:p>
          </table:table-cell>
          <table:table-cell table:style-name="ce93" office:value-type="percentage" office:value="0.0319205777589134">
            <text:p>3,1921%</text:p>
          </table:table-cell>
          <table:table-cell table:style-name="ce93" office:value-type="percentage" office:value="0.0322565550504232">
            <text:p>3,2257%</text:p>
          </table:table-cell>
          <table:table-cell table:style-name="ce93" office:value-type="percentage" office:value="0.0331984265618496">
            <text:p>3,3198%</text:p>
          </table:table-cell>
          <table:table-cell table:style-name="ce93" office:value-type="percentage" office:value="0.0350295802258438">
            <text:p>3,5030%</text:p>
          </table:table-cell>
          <table:table-cell table:style-name="ce93" office:value-type="percentage" office:value="0.0378467169415765">
            <text:p>3,7847%</text:p>
          </table:table-cell>
          <table:table-cell table:style-name="ce93" office:value-type="percentage" office:value="0.0406849401291139">
            <text:p>4,068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68833247649822">
            <text:p>0,8688%</text:p>
          </table:table-cell>
          <table:table-cell table:style-name="ce93" office:value-type="percentage" office:value="0.00945007267963598">
            <text:p>0,9450%</text:p>
          </table:table-cell>
          <table:table-cell table:style-name="ce93" office:value-type="percentage" office:value="0.0102582499489616">
            <text:p>1,0258%</text:p>
          </table:table-cell>
          <table:table-cell table:style-name="ce93" office:value-type="percentage" office:value="0.0110508990791721">
            <text:p>1,1051%</text:p>
          </table:table-cell>
          <table:table-cell table:style-name="ce93" office:value-type="percentage" office:value="0.0117620838725409">
            <text:p>1,1762%</text:p>
          </table:table-cell>
          <table:table-cell table:style-name="ce93" office:value-type="percentage" office:value="0.0125183372746156">
            <text:p>1,2518%</text:p>
          </table:table-cell>
          <table:table-cell table:style-name="ce93" office:value-type="percentage" office:value="0.0134579168684895">
            <text:p>1,3458%</text:p>
          </table:table-cell>
          <table:table-cell table:style-name="ce93" office:value-type="percentage" office:value="0.0144159002337296">
            <text:p>1,441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69282872002934">
            <text:p>1,6928%</text:p>
          </table:table-cell>
          <table:table-cell table:style-name="ce93" office:value-type="percentage" office:value="0.0177585556685744">
            <text:p>1,7759%</text:p>
          </table:table-cell>
          <table:table-cell table:style-name="ce93" office:value-type="percentage" office:value="0.0187363983743395">
            <text:p>1,8736%</text:p>
          </table:table-cell>
          <table:table-cell table:style-name="ce93" office:value-type="percentage" office:value="0.0199117989705615">
            <text:p>1,9912%</text:p>
          </table:table-cell>
          <table:table-cell table:style-name="ce93" office:value-type="percentage" office:value="0.021261080305296">
            <text:p>2,1261%</text:p>
          </table:table-cell>
          <table:table-cell table:style-name="ce93" office:value-type="percentage" office:value="0.0230141660732479">
            <text:p>2,3014%</text:p>
          </table:table-cell>
          <table:table-cell table:style-name="ce93" office:value-type="percentage" office:value="0.0253147326815443">
            <text:p>2,5315%</text:p>
          </table:table-cell>
          <table:table-cell table:style-name="ce93" office:value-type="percentage" office:value="0.0275860812955012">
            <text:p>2,758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03417008133083">
            <text:p>0,5034%</text:p>
          </table:table-cell>
          <table:table-cell table:style-name="ce93" office:value-type="percentage" office:value="0.0103608350867374">
            <text:p>1,0361%</text:p>
          </table:table-cell>
          <table:table-cell table:style-name="ce93" office:value-type="percentage" office:value="0.0171836329826709">
            <text:p>1,7184%</text:p>
          </table:table-cell>
          <table:table-cell table:style-name="ce93" office:value-type="percentage" office:value="0.0240249538631331">
            <text:p>2,4025%</text:p>
          </table:table-cell>
          <table:table-cell table:style-name="ce93" office:value-type="percentage" office:value="0.0295212831945596">
            <text:p>2,9521%</text:p>
          </table:table-cell>
          <table:table-cell table:style-name="ce93" office:value-type="percentage" office:value="0.0332428922327802">
            <text:p>3,3243%</text:p>
          </table:table-cell>
          <table:table-cell table:style-name="ce93" office:value-type="percentage" office:value="0.0351835745758808">
            <text:p>3,5184%</text:p>
          </table:table-cell>
          <table:table-cell table:style-name="ce93" office:value-type="percentage" office:value="0.034838288954114">
            <text:p>3,483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38649974690764">
            <text:p>0,4386%</text:p>
          </table:table-cell>
          <table:table-cell table:style-name="ce93" office:value-type="percentage" office:value="0.00650694221827037">
            <text:p>0,6507%</text:p>
          </table:table-cell>
          <table:table-cell table:style-name="ce93" office:value-type="percentage" office:value="0.00885770408272711">
            <text:p>0,8858%</text:p>
          </table:table-cell>
          <table:table-cell table:style-name="ce93" office:value-type="percentage" office:value="0.0113344343855973">
            <text:p>1,1334%</text:p>
          </table:table-cell>
          <table:table-cell table:style-name="ce93" office:value-type="percentage" office:value="0.013922750273128">
            <text:p>1,3923%</text:p>
          </table:table-cell>
          <table:table-cell table:style-name="ce93" office:value-type="percentage" office:value="0.0168942883657322">
            <text:p>1,6894%</text:p>
          </table:table-cell>
          <table:table-cell table:style-name="ce93" office:value-type="percentage" office:value="0.0205986217645183">
            <text:p>2,0599%</text:p>
          </table:table-cell>
          <table:table-cell table:style-name="ce93" office:value-type="percentage" office:value="0.0248354294225336">
            <text:p>2,483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2906551611552">
            <text:p>2,3291%</text:p>
          </table:table-cell>
          <table:table-cell table:style-name="ce93" office:value-type="percentage" office:value="0.0294845043520336">
            <text:p>2,9485%</text:p>
          </table:table-cell>
          <table:table-cell table:style-name="ce93" office:value-type="percentage" office:value="0.0333261648182257">
            <text:p>3,3326%</text:p>
          </table:table-cell>
          <table:table-cell table:style-name="ce93" office:value-type="percentage" office:value="0.0350711737304155">
            <text:p>3,5071%</text:p>
          </table:table-cell>
          <table:table-cell table:style-name="ce93" office:value-type="percentage" office:value="0.0352793688974885">
            <text:p>3,5279%</text:p>
          </table:table-cell>
          <table:table-cell table:style-name="ce93" office:value-type="percentage" office:value="0.0348238233614218">
            <text:p>3,4824%</text:p>
          </table:table-cell>
          <table:table-cell table:style-name="ce93" office:value-type="percentage" office:value="0.0342111221376333">
            <text:p>3,4211%</text:p>
          </table:table-cell>
          <table:table-cell table:style-name="ce93" office:value-type="percentage" office:value="0.033040807360095">
            <text:p>3,304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74147327359026">
            <text:p>0,6741%</text:p>
          </table:table-cell>
          <table:table-cell table:style-name="ce93" office:value-type="percentage" office:value="0.00965293370638552">
            <text:p>0,9653%</text:p>
          </table:table-cell>
          <table:table-cell table:style-name="ce93" office:value-type="percentage" office:value="0.0130149045933197">
            <text:p>1,3015%</text:p>
          </table:table-cell>
          <table:table-cell table:style-name="ce93" office:value-type="percentage" office:value="0.01664016683163">
            <text:p>1,6640%</text:p>
          </table:table-cell>
          <table:table-cell table:style-name="ce93" office:value-type="percentage" office:value="0.0204056119207446">
            <text:p>2,0406%</text:p>
          </table:table-cell>
          <table:table-cell table:style-name="ce93" office:value-type="percentage" office:value="0.0245784495473066">
            <text:p>2,4578%</text:p>
          </table:table-cell>
          <table:table-cell table:style-name="ce93" office:value-type="percentage" office:value="0.0295160557109503">
            <text:p>2,9516%</text:p>
          </table:table-cell>
          <table:table-cell table:style-name="ce93" office:value-type="percentage" office:value="0.0347871046872506">
            <text:p>3,478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03772059071143">
            <text:p>0,6038%</text:p>
          </table:table-cell>
          <table:table-cell table:style-name="ce93" office:value-type="percentage" office:value="0.00761571590591019">
            <text:p>0,7616%</text:p>
          </table:table-cell>
          <table:table-cell table:style-name="ce93" office:value-type="percentage" office:value="0.00960690602728287">
            <text:p>0,9607%</text:p>
          </table:table-cell>
          <table:table-cell table:style-name="ce93" office:value-type="percentage" office:value="0.0119450217892373">
            <text:p>1,1945%</text:p>
          </table:table-cell>
          <table:table-cell table:style-name="ce93" office:value-type="percentage" office:value="0.0145613289178271">
            <text:p>1,4561%</text:p>
          </table:table-cell>
          <table:table-cell table:style-name="ce93" office:value-type="percentage" office:value="0.0176419926724546">
            <text:p>1,7642%</text:p>
          </table:table-cell>
          <table:table-cell table:style-name="ce93" office:value-type="percentage" office:value="0.021451119780836">
            <text:p>2,1451%</text:p>
          </table:table-cell>
          <table:table-cell table:style-name="ce93" office:value-type="percentage" office:value="0.0256995203453181">
            <text:p>2,570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408834186158614">
            <text:p>4,0883%</text:p>
          </table:table-cell>
          <table:table-cell table:style-name="ce93" office:value-type="percentage" office:value="0.0639201212730233">
            <text:p>6,3920%</text:p>
          </table:table-cell>
          <table:table-cell table:style-name="ce93" office:value-type="percentage" office:value="0.0846262240647932">
            <text:p>8,4626%</text:p>
          </table:table-cell>
          <table:table-cell table:style-name="ce93" office:value-type="percentage" office:value="0.100820174464396">
            <text:p>10,0820%</text:p>
          </table:table-cell>
          <table:table-cell table:style-name="ce93" office:value-type="percentage" office:value="0.112652741845329">
            <text:p>11,2653%</text:p>
          </table:table-cell>
          <table:table-cell table:style-name="ce93" office:value-type="percentage" office:value="0.121879919720675">
            <text:p>12,1880%</text:p>
          </table:table-cell>
          <table:table-cell table:style-name="ce93" office:value-type="percentage" office:value="0.128876941761252">
            <text:p>12,8877%</text:p>
          </table:table-cell>
          <table:table-cell table:style-name="ce93" office:value-type="percentage" office:value="0.129874004897577">
            <text:p>12,987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02440378160738">
            <text:p>1,0244%</text:p>
          </table:table-cell>
          <table:table-cell table:style-name="ce93" office:value-type="percentage" office:value="0.0158856737747159">
            <text:p>1,5886%</text:p>
          </table:table-cell>
          <table:table-cell table:style-name="ce93" office:value-type="percentage" office:value="0.0203812903619439">
            <text:p>2,0381%</text:p>
          </table:table-cell>
          <table:table-cell table:style-name="ce93" office:value-type="percentage" office:value="0.0229928304543202">
            <text:p>2,2993%</text:p>
          </table:table-cell>
          <table:table-cell table:style-name="ce93" office:value-type="percentage" office:value="0.0238030094434627">
            <text:p>2,3803%</text:p>
          </table:table-cell>
          <table:table-cell table:style-name="ce93" office:value-type="percentage" office:value="0.0234823573612277">
            <text:p>2,3482%</text:p>
          </table:table-cell>
          <table:table-cell table:style-name="ce93" office:value-type="percentage" office:value="0.0225683115007876">
            <text:p>2,2568%</text:p>
          </table:table-cell>
          <table:table-cell table:style-name="ce93" office:value-type="percentage" office:value="0.0210067243484511">
            <text:p>2,100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09460742452735">
            <text:p>0,3095%</text:p>
          </table:table-cell>
          <table:table-cell table:style-name="ce93" office:value-type="percentage" office:value="0.00662093166838964">
            <text:p>0,6621%</text:p>
          </table:table-cell>
          <table:table-cell table:style-name="ce93" office:value-type="percentage" office:value="0.0112552116579262">
            <text:p>1,1255%</text:p>
          </table:table-cell>
          <table:table-cell table:style-name="ce93" office:value-type="percentage" office:value="0.0160361144053846">
            <text:p>1,6036%</text:p>
          </table:table-cell>
          <table:table-cell table:style-name="ce93" office:value-type="percentage" office:value="0.020078476585737">
            <text:p>2,0078%</text:p>
          </table:table-cell>
          <table:table-cell table:style-name="ce93" office:value-type="percentage" office:value="0.0231322450958166">
            <text:p>2,3132%</text:p>
          </table:table-cell>
          <table:table-cell table:style-name="ce93" office:value-type="percentage" office:value="0.0252254383939995">
            <text:p>2,5225%</text:p>
          </table:table-cell>
          <table:table-cell table:style-name="ce93" office:value-type="percentage" office:value="0.0259453655137221">
            <text:p>2,594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7190565308745">
            <text:p>1,1719%</text:p>
          </table:table-cell>
          <table:table-cell table:style-name="ce93" office:value-type="percentage" office:value="0.0143732484406061">
            <text:p>1,4373%</text:p>
          </table:table-cell>
          <table:table-cell table:style-name="ce93" office:value-type="percentage" office:value="0.0164310535257535">
            <text:p>1,6431%</text:p>
          </table:table-cell>
          <table:table-cell table:style-name="ce93" office:value-type="percentage" office:value="0.0177965771790965">
            <text:p>1,7797%</text:p>
          </table:table-cell>
          <table:table-cell table:style-name="ce93" office:value-type="percentage" office:value="0.0184692800249161">
            <text:p>1,8469%</text:p>
          </table:table-cell>
          <table:table-cell table:style-name="ce93" office:value-type="percentage" office:value="0.0187436702020891">
            <text:p>1,8744%</text:p>
          </table:table-cell>
          <table:table-cell table:style-name="ce93" office:value-type="percentage" office:value="0.0188704471468972">
            <text:p>1,8870%</text:p>
          </table:table-cell>
          <table:table-cell table:style-name="ce93" office:value-type="percentage" office:value="0.018673856559893">
            <text:p>1,867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74666285667356">
            <text:p>0,6747%</text:p>
          </table:table-cell>
          <table:table-cell table:style-name="ce93" office:value-type="percentage" office:value="0.00710936887421223">
            <text:p>0,7109%</text:p>
          </table:table-cell>
          <table:table-cell table:style-name="ce93" office:value-type="percentage" office:value="0.0077125503633566">
            <text:p>0,7713%</text:p>
          </table:table-cell>
          <table:table-cell table:style-name="ce93" office:value-type="percentage" office:value="0.00849169206722211">
            <text:p>0,8492%</text:p>
          </table:table-cell>
          <table:table-cell table:style-name="ce93" office:value-type="percentage" office:value="0.0093957162804581">
            <text:p>0,9396%</text:p>
          </table:table-cell>
          <table:table-cell table:style-name="ce93" office:value-type="percentage" office:value="0.0105529575193156">
            <text:p>1,0553%</text:p>
          </table:table-cell>
          <table:table-cell table:style-name="ce93" office:value-type="percentage" office:value="0.0121488087602638">
            <text:p>1,2149%</text:p>
          </table:table-cell>
          <table:table-cell table:style-name="ce93" office:value-type="percentage" office:value="0.0141157303186406">
            <text:p>1,411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493764863181924">
            <text:p>4,9376%</text:p>
          </table:table-cell>
          <table:table-cell table:style-name="ce93" office:value-type="percentage" office:value="0.056382730314479">
            <text:p>5,6383%</text:p>
          </table:table-cell>
          <table:table-cell table:style-name="ce93" office:value-type="percentage" office:value="0.0567998995953982">
            <text:p>5,6800%</text:p>
          </table:table-cell>
          <table:table-cell table:style-name="ce93" office:value-type="percentage" office:value="0.0525106051215241">
            <text:p>5,2511%</text:p>
          </table:table-cell>
          <table:table-cell table:style-name="ce93" office:value-type="percentage" office:value="0.0454488735754724">
            <text:p>4,5449%</text:p>
          </table:table-cell>
          <table:table-cell table:style-name="ce93" office:value-type="percentage" office:value="0.0375128405220818">
            <text:p>3,7513%</text:p>
          </table:table-cell>
          <table:table-cell table:style-name="ce93" office:value-type="percentage" office:value="0.0298140518679228">
            <text:p>2,9814%</text:p>
          </table:table-cell>
          <table:table-cell table:style-name="ce93" office:value-type="percentage" office:value="0.0226413009925597">
            <text:p>2,264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549593116242867">
            <text:p>5,4959%</text:p>
          </table:table-cell>
          <table:table-cell table:style-name="ce93" office:value-type="percentage" office:value="0.0590485297073727">
            <text:p>5,9049%</text:p>
          </table:table-cell>
          <table:table-cell table:style-name="ce93" office:value-type="percentage" office:value="0.0574912420027844">
            <text:p>5,7491%</text:p>
          </table:table-cell>
          <table:table-cell table:style-name="ce93" office:value-type="percentage" office:value="0.0529446655922566">
            <text:p>5,2945%</text:p>
          </table:table-cell>
          <table:table-cell table:style-name="ce93" office:value-type="percentage" office:value="0.0471089994189829">
            <text:p>4,7109%</text:p>
          </table:table-cell>
          <table:table-cell table:style-name="ce93" office:value-type="percentage" office:value="0.0412729492407539">
            <text:p>4,1273%</text:p>
          </table:table-cell>
          <table:table-cell table:style-name="ce93" office:value-type="percentage" office:value="0.0358986384762597">
            <text:p>3,5899%</text:p>
          </table:table-cell>
          <table:table-cell table:style-name="ce93" office:value-type="percentage" office:value="0.0305673817541104">
            <text:p>3,056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84118222401635">
            <text:p>1,8412%</text:p>
          </table:table-cell>
          <table:table-cell table:style-name="ce93" office:value-type="percentage" office:value="0.0257379156170003">
            <text:p>2,5738%</text:p>
          </table:table-cell>
          <table:table-cell table:style-name="ce93" office:value-type="percentage" office:value="0.0306372852030461">
            <text:p>3,0637%</text:p>
          </table:table-cell>
          <table:table-cell table:style-name="ce93" office:value-type="percentage" office:value="0.0323946300540994">
            <text:p>3,2395%</text:p>
          </table:table-cell>
          <table:table-cell table:style-name="ce93" office:value-type="percentage" office:value="0.0313531689253079">
            <text:p>3,1353%</text:p>
          </table:table-cell>
          <table:table-cell table:style-name="ce93" office:value-type="percentage" office:value="0.0286487397600439">
            <text:p>2,8649%</text:p>
          </table:table-cell>
          <table:table-cell table:style-name="ce93" office:value-type="percentage" office:value="0.0252476117159222">
            <text:p>2,5248%</text:p>
          </table:table-cell>
          <table:table-cell table:style-name="ce93" office:value-type="percentage" office:value="0.0214728813392143">
            <text:p>2,147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3199211233016">
            <text:p>0,7320%</text:p>
          </table:table-cell>
          <table:table-cell table:style-name="ce93" office:value-type="percentage" office:value="0.010785151183292">
            <text:p>1,0785%</text:p>
          </table:table-cell>
          <table:table-cell table:style-name="ce93" office:value-type="percentage" office:value="0.0139546173574638">
            <text:p>1,3955%</text:p>
          </table:table-cell>
          <table:table-cell table:style-name="ce93" office:value-type="percentage" office:value="0.0163503122179365">
            <text:p>1,6350%</text:p>
          </table:table-cell>
          <table:table-cell table:style-name="ce93" office:value-type="percentage" office:value="0.0177980719059526">
            <text:p>1,7798%</text:p>
          </table:table-cell>
          <table:table-cell table:style-name="ce93" office:value-type="percentage" office:value="0.0185744514706064">
            <text:p>1,8574%</text:p>
          </table:table-cell>
          <table:table-cell table:style-name="ce93" office:value-type="percentage" office:value="0.0189965539667915">
            <text:p>1,8997%</text:p>
          </table:table-cell>
          <table:table-cell table:style-name="ce93" office:value-type="percentage" office:value="0.0189606515702813">
            <text:p>1,896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214160392925732">
            <text:p>21,4160%</text:p>
          </table:table-cell>
          <table:table-cell table:style-name="ce93" office:value-type="percentage" office:value="0.20940537604807">
            <text:p>20,9405%</text:p>
          </table:table-cell>
          <table:table-cell table:style-name="ce93" office:value-type="percentage" office:value="0.189105924236406">
            <text:p>18,9106%</text:p>
          </table:table-cell>
          <table:table-cell table:style-name="ce93" office:value-type="percentage" office:value="0.165322706972412">
            <text:p>16,5323%</text:p>
          </table:table-cell>
          <table:table-cell table:style-name="ce93" office:value-type="percentage" office:value="0.142282201416369">
            <text:p>14,2282%</text:p>
          </table:table-cell>
          <table:table-cell table:style-name="ce93" office:value-type="percentage" office:value="0.121512029494543">
            <text:p>12,1512%</text:p>
          </table:table-cell>
          <table:table-cell table:style-name="ce93" office:value-type="percentage" office:value="0.102264925013126">
            <text:p>10,2265%</text:p>
          </table:table-cell>
          <table:table-cell table:style-name="ce93" office:value-type="percentage" office:value="0.0823003607413731">
            <text:p>8,230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0829433401822">
            <text:p>1,0829%</text:p>
          </table:table-cell>
          <table:table-cell table:style-name="ce93" office:value-type="percentage" office:value="0.0136792127620522">
            <text:p>1,3679%</text:p>
          </table:table-cell>
          <table:table-cell table:style-name="ce93" office:value-type="percentage" office:value="0.0172083359524037">
            <text:p>1,7208%</text:p>
          </table:table-cell>
          <table:table-cell table:style-name="ce93" office:value-type="percentage" office:value="0.0214278553723739">
            <text:p>2,1428%</text:p>
          </table:table-cell>
          <table:table-cell table:style-name="ce93" office:value-type="percentage" office:value="0.0263322834744355">
            <text:p>2,6332%</text:p>
          </table:table-cell>
          <table:table-cell table:style-name="ce93" office:value-type="percentage" office:value="0.0322618743679252">
            <text:p>3,2262%</text:p>
          </table:table-cell>
          <table:table-cell table:style-name="ce93" office:value-type="percentage" office:value="0.039458516739818">
            <text:p>3,9459%</text:p>
          </table:table-cell>
          <table:table-cell table:style-name="ce93" office:value-type="percentage" office:value="0.0467498213035405">
            <text:p>4,675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05053510480895">
            <text:p>0,4051%</text:p>
          </table:table-cell>
          <table:table-cell table:style-name="ce93" office:value-type="percentage" office:value="0.00732828982326305">
            <text:p>0,7328%</text:p>
          </table:table-cell>
          <table:table-cell table:style-name="ce93" office:value-type="percentage" office:value="0.0113204957839128">
            <text:p>1,1320%</text:p>
          </table:table-cell>
          <table:table-cell table:style-name="ce93" office:value-type="percentage" office:value="0.0154373770841984">
            <text:p>1,5437%</text:p>
          </table:table-cell>
          <table:table-cell table:style-name="ce93" office:value-type="percentage" office:value="0.0191872031247157">
            <text:p>1,9187%</text:p>
          </table:table-cell>
          <table:table-cell table:style-name="ce93" office:value-type="percentage" office:value="0.0225426875207726">
            <text:p>2,2543%</text:p>
          </table:table-cell>
          <table:table-cell table:style-name="ce93" office:value-type="percentage" office:value="0.0255993351615437">
            <text:p>2,5599%</text:p>
          </table:table-cell>
          <table:table-cell table:style-name="ce93" office:value-type="percentage" office:value="0.0278371550934287">
            <text:p>2,783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4937848611291">
            <text:p>0,1494%</text:p>
          </table:table-cell>
          <table:table-cell table:style-name="ce93" office:value-type="percentage" office:value="0.00244120478913093">
            <text:p>0,2441%</text:p>
          </table:table-cell>
          <table:table-cell table:style-name="ce93" office:value-type="percentage" office:value="0.00363718782868511">
            <text:p>0,3637%</text:p>
          </table:table-cell>
          <table:table-cell table:style-name="ce93" office:value-type="percentage" office:value="0.00497151187907543">
            <text:p>0,4972%</text:p>
          </table:table-cell>
          <table:table-cell table:style-name="ce93" office:value-type="percentage" office:value="0.00633729218437187">
            <text:p>0,6337%</text:p>
          </table:table-cell>
          <table:table-cell table:style-name="ce93" office:value-type="percentage" office:value="0.00778964460223088">
            <text:p>0,7790%</text:p>
          </table:table-cell>
          <table:table-cell table:style-name="ce93" office:value-type="percentage" office:value="0.00949406808727079">
            <text:p>0,9494%</text:p>
          </table:table-cell>
          <table:table-cell table:style-name="ce93" office:value-type="percentage" office:value="0.0114591988139359">
            <text:p>1,145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61062828386145">
            <text:p>2,6106%</text:p>
          </table:table-cell>
          <table:table-cell table:style-name="ce93" office:value-type="percentage" office:value="0.0317269060352897">
            <text:p>3,1727%</text:p>
          </table:table-cell>
          <table:table-cell table:style-name="ce93" office:value-type="percentage" office:value="0.0370164151650664">
            <text:p>3,7016%</text:p>
          </table:table-cell>
          <table:table-cell table:style-name="ce93" office:value-type="percentage" office:value="0.0418614300336467">
            <text:p>4,1861%</text:p>
          </table:table-cell>
          <table:table-cell table:style-name="ce93" office:value-type="percentage" office:value="0.0461574697011354">
            <text:p>4,6157%</text:p>
          </table:table-cell>
          <table:table-cell table:style-name="ce93" office:value-type="percentage" office:value="0.0503064634868217">
            <text:p>5,0306%</text:p>
          </table:table-cell>
          <table:table-cell table:style-name="ce93" office:value-type="percentage" office:value="0.0544001390669333">
            <text:p>5,4400%</text:p>
          </table:table-cell>
          <table:table-cell table:style-name="ce93" office:value-type="percentage" office:value="0.0569708797525713">
            <text:p>5,697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0812930395151">
            <text:p>0,5081%</text:p>
          </table:table-cell>
          <table:table-cell table:style-name="ce93" office:value-type="percentage" office:value="0.00934540011681384">
            <text:p>0,9345%</text:p>
          </table:table-cell>
          <table:table-cell table:style-name="ce93" office:value-type="percentage" office:value="0.0139382226808215">
            <text:p>1,3938%</text:p>
          </table:table-cell>
          <table:table-cell table:style-name="ce93" office:value-type="percentage" office:value="0.0178304126709326">
            <text:p>1,7830%</text:p>
          </table:table-cell>
          <table:table-cell table:style-name="ce93" office:value-type="percentage" office:value="0.0204672957774068">
            <text:p>2,0467%</text:p>
          </table:table-cell>
          <table:table-cell table:style-name="ce93" office:value-type="percentage" office:value="0.0220110306976815">
            <text:p>2,2011%</text:p>
          </table:table-cell>
          <table:table-cell table:style-name="ce93" office:value-type="percentage" office:value="0.0227940949027797">
            <text:p>2,2794%</text:p>
          </table:table-cell>
          <table:table-cell table:style-name="ce93" office:value-type="percentage" office:value="0.0226886447182072">
            <text:p>2,268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69513549637958">
            <text:p>1,6951%</text:p>
          </table:table-cell>
          <table:table-cell table:style-name="ce93" office:value-type="percentage" office:value="0.0201351741224217">
            <text:p>2,0135%</text:p>
          </table:table-cell>
          <table:table-cell table:style-name="ce93" office:value-type="percentage" office:value="0.021538715183228">
            <text:p>2,1539%</text:p>
          </table:table-cell>
          <table:table-cell table:style-name="ce93" office:value-type="percentage" office:value="0.0213917606299914">
            <text:p>2,1392%</text:p>
          </table:table-cell>
          <table:table-cell table:style-name="ce93" office:value-type="percentage" office:value="0.0201013258742186">
            <text:p>2,0101%</text:p>
          </table:table-cell>
          <table:table-cell table:style-name="ce93" office:value-type="percentage" office:value="0.0183036039115775">
            <text:p>1,8304%</text:p>
          </table:table-cell>
          <table:table-cell table:style-name="ce93" office:value-type="percentage" office:value="0.0164423420552745">
            <text:p>1,6442%</text:p>
          </table:table-cell>
          <table:table-cell table:style-name="ce93" office:value-type="percentage" office:value="0.0145399100204449">
            <text:p>1,454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2284400401801">
            <text:p>1,2284%</text:p>
          </table:table-cell>
          <table:table-cell table:style-name="ce93" office:value-type="percentage" office:value="0.0168582580243834">
            <text:p>1,6858%</text:p>
          </table:table-cell>
          <table:table-cell table:style-name="ce93" office:value-type="percentage" office:value="0.0203036159914317">
            <text:p>2,0304%</text:p>
          </table:table-cell>
          <table:table-cell table:style-name="ce93" office:value-type="percentage" office:value="0.0223923092802183">
            <text:p>2,2392%</text:p>
          </table:table-cell>
          <table:table-cell table:style-name="ce93" office:value-type="percentage" office:value="0.0232976720913197">
            <text:p>2,3298%</text:p>
          </table:table-cell>
          <table:table-cell table:style-name="ce93" office:value-type="percentage" office:value="0.023582489296933">
            <text:p>2,3582%</text:p>
          </table:table-cell>
          <table:table-cell table:style-name="ce93" office:value-type="percentage" office:value="0.0236641889681776">
            <text:p>2,3664%</text:p>
          </table:table-cell>
          <table:table-cell table:style-name="ce93" office:value-type="percentage" office:value="0.023340563454108">
            <text:p>2,334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0571311479308">
            <text:p>1,3057%</text:p>
          </table:table-cell>
          <table:table-cell table:style-name="ce93" office:value-type="percentage" office:value="0.0182596321376373">
            <text:p>1,8260%</text:p>
          </table:table-cell>
          <table:table-cell table:style-name="ce93" office:value-type="percentage" office:value="0.0230303562863091">
            <text:p>2,3030%</text:p>
          </table:table-cell>
          <table:table-cell table:style-name="ce93" office:value-type="percentage" office:value="0.0269643644999446">
            <text:p>2,6964%</text:p>
          </table:table-cell>
          <table:table-cell table:style-name="ce93" office:value-type="percentage" office:value="0.0299469077014838">
            <text:p>2,9947%</text:p>
          </table:table-cell>
          <table:table-cell table:style-name="ce93" office:value-type="percentage" office:value="0.0323767429903592">
            <text:p>3,2377%</text:p>
          </table:table-cell>
          <table:table-cell table:style-name="ce93" office:value-type="percentage" office:value="0.034565416899216">
            <text:p>3,4565%</text:p>
          </table:table-cell>
          <table:table-cell table:style-name="ce93" office:value-type="percentage" office:value="0.03592813901475">
            <text:p>3,592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50806697622459">
            <text:p>0,2508%</text:p>
          </table:table-cell>
          <table:table-cell table:style-name="ce93" office:value-type="percentage" office:value="0.00545371887324637">
            <text:p>0,5454%</text:p>
          </table:table-cell>
          <table:table-cell table:style-name="ce93" office:value-type="percentage" office:value="0.00951294693714235">
            <text:p>0,9513%</text:p>
          </table:table-cell>
          <table:table-cell table:style-name="ce93" office:value-type="percentage" office:value="0.0139731771516483">
            <text:p>1,3973%</text:p>
          </table:table-cell>
          <table:table-cell table:style-name="ce93" office:value-type="percentage" office:value="0.0181117522889125">
            <text:p>1,8112%</text:p>
          </table:table-cell>
          <table:table-cell table:style-name="ce93" office:value-type="percentage" office:value="0.0217326004450688">
            <text:p>2,1733%</text:p>
          </table:table-cell>
          <table:table-cell table:style-name="ce93" office:value-type="percentage" office:value="0.0248892317649537">
            <text:p>2,4889%</text:p>
          </table:table-cell>
          <table:table-cell table:style-name="ce93" office:value-type="percentage" office:value="0.0271241528988301">
            <text:p>2,712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06412962693964">
            <text:p>0,4064%</text:p>
          </table:table-cell>
          <table:table-cell table:style-name="ce93" office:value-type="percentage" office:value="0.00600401519327861">
            <text:p>0,6004%</text:p>
          </table:table-cell>
          <table:table-cell table:style-name="ce93" office:value-type="percentage" office:value="0.00796293860104219">
            <text:p>0,7963%</text:p>
          </table:table-cell>
          <table:table-cell table:style-name="ce93" office:value-type="percentage" office:value="0.00968821605272446">
            <text:p>0,9688%</text:p>
          </table:table-cell>
          <table:table-cell table:style-name="ce93" office:value-type="percentage" office:value="0.011033301671063">
            <text:p>1,1033%</text:p>
          </table:table-cell>
          <table:table-cell table:style-name="ce93" office:value-type="percentage" office:value="0.0121205529240406">
            <text:p>1,2121%</text:p>
          </table:table-cell>
          <table:table-cell table:style-name="ce93" office:value-type="percentage" office:value="0.0131430406712943">
            <text:p>1,3143%</text:p>
          </table:table-cell>
          <table:table-cell table:style-name="ce93" office:value-type="percentage" office:value="0.0140275434688251">
            <text:p>1,402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20582725614723">
            <text:p>0,7206%</text:p>
          </table:table-cell>
          <table:table-cell table:style-name="ce93" office:value-type="percentage" office:value="0.00954431944701593">
            <text:p>0,9544%</text:p>
          </table:table-cell>
          <table:table-cell table:style-name="ce93" office:value-type="percentage" office:value="0.0115537056973436">
            <text:p>1,1554%</text:p>
          </table:table-cell>
          <table:table-cell table:style-name="ce93" office:value-type="percentage" office:value="0.0130160821826906">
            <text:p>1,3016%</text:p>
          </table:table-cell>
          <table:table-cell table:style-name="ce93" office:value-type="percentage" office:value="0.0138500631832983">
            <text:p>1,3850%</text:p>
          </table:table-cell>
          <table:table-cell table:style-name="ce93" office:value-type="percentage" office:value="0.0142698793978638">
            <text:p>1,4270%</text:p>
          </table:table-cell>
          <table:table-cell table:style-name="ce93" office:value-type="percentage" office:value="0.0145146729935531">
            <text:p>1,4515%</text:p>
          </table:table-cell>
          <table:table-cell table:style-name="ce93" office:value-type="percentage" office:value="0.0145205641979397">
            <text:p>1,452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09292788113907">
            <text:p>0,2093%</text:p>
          </table:table-cell>
          <table:table-cell table:style-name="ce93" office:value-type="percentage" office:value="0.0032318779419861">
            <text:p>0,3232%</text:p>
          </table:table-cell>
          <table:table-cell table:style-name="ce93" office:value-type="percentage" office:value="0.00465003633787863">
            <text:p>0,4650%</text:p>
          </table:table-cell>
          <table:table-cell table:style-name="ce93" office:value-type="percentage" office:value="0.00625727180668792">
            <text:p>0,6257%</text:p>
          </table:table-cell>
          <table:table-cell table:style-name="ce93" office:value-type="percentage" office:value="0.00797607047599758">
            <text:p>0,7976%</text:p>
          </table:table-cell>
          <table:table-cell table:style-name="ce93" office:value-type="percentage" office:value="0.00991844286319935">
            <text:p>0,9918%</text:p>
          </table:table-cell>
          <table:table-cell table:style-name="ce93" office:value-type="percentage" office:value="0.0123173182938251">
            <text:p>1,2317%</text:p>
          </table:table-cell>
          <table:table-cell table:style-name="ce93" office:value-type="percentage" office:value="0.0151744156605565">
            <text:p>1,517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8104388243613">
            <text:p>1,3810%</text:p>
          </table:table-cell>
          <table:table-cell table:style-name="ce93" office:value-type="percentage" office:value="0.0164948191820134">
            <text:p>1,6495%</text:p>
          </table:table-cell>
          <table:table-cell table:style-name="ce93" office:value-type="percentage" office:value="0.0186674464097068">
            <text:p>1,8667%</text:p>
          </table:table-cell>
          <table:table-cell table:style-name="ce93" office:value-type="percentage" office:value="0.0201982659265443">
            <text:p>2,0198%</text:p>
          </table:table-cell>
          <table:table-cell table:style-name="ce93" office:value-type="percentage" office:value="0.0210293827482489">
            <text:p>2,1029%</text:p>
          </table:table-cell>
          <table:table-cell table:style-name="ce93" office:value-type="percentage" office:value="0.0214413665461359">
            <text:p>2,1441%</text:p>
          </table:table-cell>
          <table:table-cell table:style-name="ce93" office:value-type="percentage" office:value="0.0216828416596688">
            <text:p>2,1683%</text:p>
          </table:table-cell>
          <table:table-cell table:style-name="ce93" office:value-type="percentage" office:value="0.0215292857353558">
            <text:p>2,152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27347501210822">
            <text:p>1,2735%</text:p>
          </table:table-cell>
          <table:table-cell table:style-name="ce93" office:value-type="percentage" office:value="0.0108361210061105">
            <text:p>1,0836%</text:p>
          </table:table-cell>
          <table:table-cell table:style-name="ce93" office:value-type="percentage" office:value="0.00989938796366493">
            <text:p>0,9899%</text:p>
          </table:table-cell>
          <table:table-cell table:style-name="ce93" office:value-type="percentage" office:value="0.00952487328246675">
            <text:p>0,9525%</text:p>
          </table:table-cell>
          <table:table-cell table:style-name="ce93" office:value-type="percentage" office:value="0.00947219659136385">
            <text:p>0,9472%</text:p>
          </table:table-cell>
          <table:table-cell table:style-name="ce93" office:value-type="percentage" office:value="0.00975689311524619">
            <text:p>0,9757%</text:p>
          </table:table-cell>
          <table:table-cell table:style-name="ce93" office:value-type="percentage" office:value="0.0104655227709234">
            <text:p>1,0466%</text:p>
          </table:table-cell>
          <table:table-cell table:style-name="ce93" office:value-type="percentage" office:value="0.0115068793249478">
            <text:p>1,150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17040224293768">
            <text:p>0,7170%</text:p>
          </table:table-cell>
          <table:table-cell table:style-name="ce93" office:value-type="percentage" office:value="0.0100736126679603">
            <text:p>1,0074%</text:p>
          </table:table-cell>
          <table:table-cell table:style-name="ce93" office:value-type="percentage" office:value="0.0130892605056213">
            <text:p>1,3089%</text:p>
          </table:table-cell>
          <table:table-cell table:style-name="ce93" office:value-type="percentage" office:value="0.0158579000531424">
            <text:p>1,5858%</text:p>
          </table:table-cell>
          <table:table-cell table:style-name="ce93" office:value-type="percentage" office:value="0.0181101202977666">
            <text:p>1,8110%</text:p>
          </table:table-cell>
          <table:table-cell table:style-name="ce93" office:value-type="percentage" office:value="0.0199541218603348">
            <text:p>1,9954%</text:p>
          </table:table-cell>
          <table:table-cell table:style-name="ce93" office:value-type="percentage" office:value="0.0215728721789654">
            <text:p>2,1573%</text:p>
          </table:table-cell>
          <table:table-cell table:style-name="ce93" office:value-type="percentage" office:value="0.0226899230566235">
            <text:p>2,269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17411512120456">
            <text:p>2,1741%</text:p>
          </table:table-cell>
          <table:table-cell table:style-name="ce93" office:value-type="percentage" office:value="0.0215582393376741">
            <text:p>2,1558%</text:p>
          </table:table-cell>
          <table:table-cell table:style-name="ce93" office:value-type="percentage" office:value="0.0203803544725755">
            <text:p>2,0380%</text:p>
          </table:table-cell>
          <table:table-cell table:style-name="ce93" office:value-type="percentage" office:value="0.0187430433901954">
            <text:p>1,8743%</text:p>
          </table:table-cell>
          <table:table-cell table:style-name="ce93" office:value-type="percentage" office:value="0.0169046613603514">
            <text:p>1,6905%</text:p>
          </table:table-cell>
          <table:table-cell table:style-name="ce93" office:value-type="percentage" office:value="0.0151969470470685">
            <text:p>1,5197%</text:p>
          </table:table-cell>
          <table:table-cell table:style-name="ce93" office:value-type="percentage" office:value="0.0137982162702602">
            <text:p>1,3798%</text:p>
          </table:table-cell>
          <table:table-cell table:style-name="ce93" office:value-type="percentage" office:value="0.0125761831129711">
            <text:p>1,257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9728018108038">
            <text:p>2,3973%</text:p>
          </table:table-cell>
          <table:table-cell table:style-name="ce93" office:value-type="percentage" office:value="0.0266530431358202">
            <text:p>2,6653%</text:p>
          </table:table-cell>
          <table:table-cell table:style-name="ce93" office:value-type="percentage" office:value="0.0270027929970319">
            <text:p>2,7003%</text:p>
          </table:table-cell>
          <table:table-cell table:style-name="ce93" office:value-type="percentage" office:value="0.0258645661274992">
            <text:p>2,5865%</text:p>
          </table:table-cell>
          <table:table-cell table:style-name="ce93" office:value-type="percentage" office:value="0.0239158690600138">
            <text:p>2,3916%</text:p>
          </table:table-cell>
          <table:table-cell table:style-name="ce93" office:value-type="percentage" office:value="0.0218578876102155">
            <text:p>2,1858%</text:p>
          </table:table-cell>
          <table:table-cell table:style-name="ce93" office:value-type="percentage" office:value="0.0200680338766258">
            <text:p>2,0068%</text:p>
          </table:table-cell>
          <table:table-cell table:style-name="ce93" office:value-type="percentage" office:value="0.0184017323383837">
            <text:p>1,840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3678307039493">
            <text:p>2,3368%</text:p>
          </table:table-cell>
          <table:table-cell table:style-name="ce93" office:value-type="percentage" office:value="0.0333822175756608">
            <text:p>3,3382%</text:p>
          </table:table-cell>
          <table:table-cell table:style-name="ce93" office:value-type="percentage" office:value="0.0400826668871367">
            <text:p>4,0083%</text:p>
          </table:table-cell>
          <table:table-cell table:style-name="ce93" office:value-type="percentage" office:value="0.0425153710649616">
            <text:p>4,2515%</text:p>
          </table:table-cell>
          <table:table-cell table:style-name="ce93" office:value-type="percentage" office:value="0.0412754598857998">
            <text:p>4,1275%</text:p>
          </table:table-cell>
          <table:table-cell table:style-name="ce93" office:value-type="percentage" office:value="0.037944341551726">
            <text:p>3,7944%</text:p>
          </table:table-cell>
          <table:table-cell table:style-name="ce93" office:value-type="percentage" office:value="0.033777768099347">
            <text:p>3,3778%</text:p>
          </table:table-cell>
          <table:table-cell table:style-name="ce93" office:value-type="percentage" office:value="0.0291182045375832">
            <text:p>2,911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06359753869939">
            <text:p>0,7064%</text:p>
          </table:table-cell>
          <table:table-cell table:style-name="ce93" office:value-type="percentage" office:value="0.00710839299124943">
            <text:p>0,7108%</text:p>
          </table:table-cell>
          <table:table-cell table:style-name="ce93" office:value-type="percentage" office:value="0.00761865897226386">
            <text:p>0,7619%</text:p>
          </table:table-cell>
          <table:table-cell table:style-name="ce93" office:value-type="percentage" office:value="0.00854764800113019">
            <text:p>0,8548%</text:p>
          </table:table-cell>
          <table:table-cell table:style-name="ce93" office:value-type="percentage" office:value="0.00991647013439149">
            <text:p>0,9916%</text:p>
          </table:table-cell>
          <table:table-cell table:style-name="ce93" office:value-type="percentage" office:value="0.0119954385139739">
            <text:p>1,1995%</text:p>
          </table:table-cell>
          <table:table-cell table:style-name="ce93" office:value-type="percentage" office:value="0.0152253872137287">
            <text:p>1,5225%</text:p>
          </table:table-cell>
          <table:table-cell table:style-name="ce93" office:value-type="percentage" office:value="0.0198078279695446">
            <text:p>1,980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00615890486289">
            <text:p>1,0062%</text:p>
          </table:table-cell>
          <table:table-cell table:style-name="ce93" office:value-type="percentage" office:value="0.0134114955813163">
            <text:p>1,3411%</text:p>
          </table:table-cell>
          <table:table-cell table:style-name="ce93" office:value-type="percentage" office:value="0.0160932981201856">
            <text:p>1,6093%</text:p>
          </table:table-cell>
          <table:table-cell table:style-name="ce93" office:value-type="percentage" office:value="0.0178395000955882">
            <text:p>1,7840%</text:p>
          </table:table-cell>
          <table:table-cell table:style-name="ce93" office:value-type="percentage" office:value="0.0186137207164843">
            <text:p>1,8614%</text:p>
          </table:table-cell>
          <table:table-cell table:style-name="ce93" office:value-type="percentage" office:value="0.0187494039050241">
            <text:p>1,8749%</text:p>
          </table:table-cell>
          <table:table-cell table:style-name="ce93" office:value-type="percentage" office:value="0.0185596612916169">
            <text:p>1,8560%</text:p>
          </table:table-cell>
          <table:table-cell table:style-name="ce93" office:value-type="percentage" office:value="0.0179517767245953">
            <text:p>1,795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71638703553649">
            <text:p>1,7164%</text:p>
          </table:table-cell>
          <table:table-cell table:style-name="ce93" office:value-type="percentage" office:value="0.0194524145132844">
            <text:p>1,9452%</text:p>
          </table:table-cell>
          <table:table-cell table:style-name="ce93" office:value-type="percentage" office:value="0.0208390012476709">
            <text:p>2,0839%</text:p>
          </table:table-cell>
          <table:table-cell table:style-name="ce93" office:value-type="percentage" office:value="0.021484264472278">
            <text:p>2,1484%</text:p>
          </table:table-cell>
          <table:table-cell table:style-name="ce93" office:value-type="percentage" office:value="0.0215193642991794">
            <text:p>2,1519%</text:p>
          </table:table-cell>
          <table:table-cell table:style-name="ce93" office:value-type="percentage" office:value="0.0213069618368834">
            <text:p>2,1307%</text:p>
          </table:table-cell>
          <table:table-cell table:style-name="ce93" office:value-type="percentage" office:value="0.0210863829095535">
            <text:p>2,1086%</text:p>
          </table:table-cell>
          <table:table-cell table:style-name="ce93" office:value-type="percentage" office:value="0.0206024905471772">
            <text:p>2,060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67115441240834">
            <text:p>0,2671%</text:p>
          </table:table-cell>
          <table:table-cell table:style-name="ce93" office:value-type="percentage" office:value="0.00407323417507037">
            <text:p>0,4073%</text:p>
          </table:table-cell>
          <table:table-cell table:style-name="ce93" office:value-type="percentage" office:value="0.00573990986479095">
            <text:p>0,5740%</text:p>
          </table:table-cell>
          <table:table-cell table:style-name="ce93" office:value-type="percentage" office:value="0.0075585909837079">
            <text:p>0,7559%</text:p>
          </table:table-cell>
          <table:table-cell table:style-name="ce93" office:value-type="percentage" office:value="0.00945228100175137">
            <text:p>0,9452%</text:p>
          </table:table-cell>
          <table:table-cell table:style-name="ce93" office:value-type="percentage" office:value="0.011568075280644">
            <text:p>1,1568%</text:p>
          </table:table-cell>
          <table:table-cell table:style-name="ce93" office:value-type="percentage" office:value="0.0141769763713093">
            <text:p>1,4177%</text:p>
          </table:table-cell>
          <table:table-cell table:style-name="ce93" office:value-type="percentage" office:value="0.0172727231532975">
            <text:p>1,727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56284202724815">
            <text:p>0,6563%</text:p>
          </table:table-cell>
          <table:table-cell table:style-name="ce93" office:value-type="percentage" office:value="0.00919216942100782">
            <text:p>0,9192%</text:p>
          </table:table-cell>
          <table:table-cell table:style-name="ce93" office:value-type="percentage" office:value="0.011564218216272">
            <text:p>1,1564%</text:p>
          </table:table-cell>
          <table:table-cell table:style-name="ce93" office:value-type="percentage" office:value="0.0134493744415254">
            <text:p>1,3449%</text:p>
          </table:table-cell>
          <table:table-cell table:style-name="ce93" office:value-type="percentage" office:value="0.0147855469391751">
            <text:p>1,4786%</text:p>
          </table:table-cell>
          <table:table-cell table:style-name="ce93" office:value-type="percentage" office:value="0.0158066075537821">
            <text:p>1,5807%</text:p>
          </table:table-cell>
          <table:table-cell table:style-name="ce93" office:value-type="percentage" office:value="0.016744982642036">
            <text:p>1,6745%</text:p>
          </table:table-cell>
          <table:table-cell table:style-name="ce93" office:value-type="percentage" office:value="0.0174297901621968">
            <text:p>1,743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41371862621809">
            <text:p>0,4414%</text:p>
          </table:table-cell>
          <table:table-cell table:style-name="ce93" office:value-type="percentage" office:value="0.00897555683002097">
            <text:p>0,8976%</text:p>
          </table:table-cell>
          <table:table-cell table:style-name="ce93" office:value-type="percentage" office:value="0.0148490559081721">
            <text:p>1,4849%</text:p>
          </table:table-cell>
          <table:table-cell table:style-name="ce93" office:value-type="percentage" office:value="0.020827586007986">
            <text:p>2,0828%</text:p>
          </table:table-cell>
          <table:table-cell table:style-name="ce93" office:value-type="percentage" office:value="0.0257474195951119">
            <text:p>2,5747%</text:p>
          </table:table-cell>
          <table:table-cell table:style-name="ce93" office:value-type="percentage" office:value="0.0291999258103609">
            <text:p>2,9200%</text:p>
          </table:table-cell>
          <table:table-cell table:style-name="ce93" office:value-type="percentage" office:value="0.0311214288901982">
            <text:p>3,1121%</text:p>
          </table:table-cell>
          <table:table-cell table:style-name="ce93" office:value-type="percentage" office:value="0.0309916188593913">
            <text:p>3,099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47346045967359">
            <text:p>1,4735%</text:p>
          </table:table-cell>
          <table:table-cell table:style-name="ce93" office:value-type="percentage" office:value="0.0159420401445117">
            <text:p>1,5942%</text:p>
          </table:table-cell>
          <table:table-cell table:style-name="ce93" office:value-type="percentage" office:value="0.0174534884181333">
            <text:p>1,7453%</text:p>
          </table:table-cell>
          <table:table-cell table:style-name="ce93" office:value-type="percentage" office:value="0.0191303677693537">
            <text:p>1,9130%</text:p>
          </table:table-cell>
          <table:table-cell table:style-name="ce93" office:value-type="percentage" office:value="0.02083715616896">
            <text:p>2,0837%</text:p>
          </table:table-cell>
          <table:table-cell table:style-name="ce93" office:value-type="percentage" office:value="0.0227643055025797">
            <text:p>2,2764%</text:p>
          </table:table-cell>
          <table:table-cell table:style-name="ce93" office:value-type="percentage" office:value="0.0251064189991625">
            <text:p>2,5106%</text:p>
          </table:table-cell>
          <table:table-cell table:style-name="ce93" office:value-type="percentage" office:value="0.0274490237885761">
            <text:p>2,744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0230985184465">
            <text:p>0,7023%</text:p>
          </table:table-cell>
          <table:table-cell table:style-name="ce93" office:value-type="percentage" office:value="0.0091794793618848">
            <text:p>0,9179%</text:p>
          </table:table-cell>
          <table:table-cell table:style-name="ce93" office:value-type="percentage" office:value="0.0116355330128675">
            <text:p>1,1636%</text:p>
          </table:table-cell>
          <table:table-cell table:style-name="ce93" office:value-type="percentage" office:value="0.0144064199128859">
            <text:p>1,4406%</text:p>
          </table:table-cell>
          <table:table-cell table:style-name="ce93" office:value-type="percentage" office:value="0.017537951118764">
            <text:p>1,7538%</text:p>
          </table:table-cell>
          <table:table-cell table:style-name="ce93" office:value-type="percentage" office:value="0.0213638618303315">
            <text:p>2,1364%</text:p>
          </table:table-cell>
          <table:table-cell table:style-name="ce93" office:value-type="percentage" office:value="0.0262493391000578">
            <text:p>2,6249%</text:p>
          </table:table-cell>
          <table:table-cell table:style-name="ce93" office:value-type="percentage" office:value="0.0317538676706589">
            <text:p>3,175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513475286418429">
            <text:p>5,1348%</text:p>
          </table:table-cell>
          <table:table-cell table:style-name="ce93" office:value-type="percentage" office:value="0.0610303845518104">
            <text:p>6,1030%</text:p>
          </table:table-cell>
          <table:table-cell table:style-name="ce93" office:value-type="percentage" office:value="0.0656893232154743">
            <text:p>6,5689%</text:p>
          </table:table-cell>
          <table:table-cell table:style-name="ce93" office:value-type="percentage" office:value="0.0667466681213942">
            <text:p>6,6747%</text:p>
          </table:table-cell>
          <table:table-cell table:style-name="ce93" office:value-type="percentage" office:value="0.0654571966710005">
            <text:p>6,5457%</text:p>
          </table:table-cell>
          <table:table-cell table:style-name="ce93" office:value-type="percentage" office:value="0.0631461770748458">
            <text:p>6,3146%</text:p>
          </table:table-cell>
          <table:table-cell table:style-name="ce93" office:value-type="percentage" office:value="0.0602334623613943">
            <text:p>6,0233%</text:p>
          </table:table-cell>
          <table:table-cell table:style-name="ce93" office:value-type="percentage" office:value="0.055615472429539">
            <text:p>5,561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414984422145003">
            <text:p>4,1498%</text:p>
          </table:table-cell>
          <table:table-cell table:style-name="ce93" office:value-type="percentage" office:value="0.0393313311857311">
            <text:p>3,9331%</text:p>
          </table:table-cell>
          <table:table-cell table:style-name="ce93" office:value-type="percentage" office:value="0.0355528466460316">
            <text:p>3,5553%</text:p>
          </table:table-cell>
          <table:table-cell table:style-name="ce93" office:value-type="percentage" office:value="0.0315935073987142">
            <text:p>3,1594%</text:p>
          </table:table-cell>
          <table:table-cell table:style-name="ce93" office:value-type="percentage" office:value="0.0279258933763334">
            <text:p>2,7926%</text:p>
          </table:table-cell>
          <table:table-cell table:style-name="ce93" office:value-type="percentage" office:value="0.0249408968526616">
            <text:p>2,4941%</text:p>
          </table:table-cell>
          <table:table-cell table:style-name="ce93" office:value-type="percentage" office:value="0.0227426443682147">
            <text:p>2,2743%</text:p>
          </table:table-cell>
          <table:table-cell table:style-name="ce93" office:value-type="percentage" office:value="0.0209655778592992">
            <text:p>2,096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25868071805376">
            <text:p>0,3259%</text:p>
          </table:table-cell>
          <table:table-cell table:style-name="ce93" office:value-type="percentage" office:value="0.00405149951639214">
            <text:p>0,4051%</text:p>
          </table:table-cell>
          <table:table-cell table:style-name="ce93" office:value-type="percentage" office:value="0.0048492638671942">
            <text:p>0,4849%</text:p>
          </table:table-cell>
          <table:table-cell table:style-name="ce93" office:value-type="percentage" office:value="0.00562070903564197">
            <text:p>0,5621%</text:p>
          </table:table-cell>
          <table:table-cell table:style-name="ce93" office:value-type="percentage" office:value="0.00635500109352687">
            <text:p>0,6355%</text:p>
          </table:table-cell>
          <table:table-cell table:style-name="ce93" office:value-type="percentage" office:value="0.00717611167360909">
            <text:p>0,7176%</text:p>
          </table:table-cell>
          <table:table-cell table:style-name="ce93" office:value-type="percentage" office:value="0.0082675169690988">
            <text:p>0,8268%</text:p>
          </table:table-cell>
          <table:table-cell table:style-name="ce93" office:value-type="percentage" office:value="0.00967656355178469">
            <text:p>0,967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22681018894055">
            <text:p>0,8227%</text:p>
          </table:table-cell>
          <table:table-cell table:style-name="ce93" office:value-type="percentage" office:value="0.011536866158395">
            <text:p>1,1537%</text:p>
          </table:table-cell>
          <table:table-cell table:style-name="ce93" office:value-type="percentage" office:value="0.0143748072251397">
            <text:p>1,4375%</text:p>
          </table:table-cell>
          <table:table-cell table:style-name="ce93" office:value-type="percentage" office:value="0.0164480411041718">
            <text:p>1,6448%</text:p>
          </table:table-cell>
          <table:table-cell table:style-name="ce93" office:value-type="percentage" office:value="0.017700029850446">
            <text:p>1,7700%</text:p>
          </table:table-cell>
          <table:table-cell table:style-name="ce93" office:value-type="percentage" office:value="0.0184331249172423">
            <text:p>1,8433%</text:p>
          </table:table-cell>
          <table:table-cell table:style-name="ce93" office:value-type="percentage" office:value="0.0189432810971517">
            <text:p>1,8943%</text:p>
          </table:table-cell>
          <table:table-cell table:style-name="ce93" office:value-type="percentage" office:value="0.0191011769279707">
            <text:p>1,910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88259214947799">
            <text:p>0,5883%</text:p>
          </table:table-cell>
          <table:table-cell table:style-name="ce93" office:value-type="percentage" office:value="0.00826037617914653">
            <text:p>0,8260%</text:p>
          </table:table-cell>
          <table:table-cell table:style-name="ce93" office:value-type="percentage" office:value="0.0103298877526005">
            <text:p>1,0330%</text:p>
          </table:table-cell>
          <table:table-cell table:style-name="ce93" office:value-type="percentage" office:value="0.0117368574079586">
            <text:p>1,1737%</text:p>
          </table:table-cell>
          <table:table-cell table:style-name="ce93" office:value-type="percentage" office:value="0.0123377149550804">
            <text:p>1,2338%</text:p>
          </table:table-cell>
          <table:table-cell table:style-name="ce93" office:value-type="percentage" office:value="0.0123378878180886">
            <text:p>1,2338%</text:p>
          </table:table-cell>
          <table:table-cell table:style-name="ce93" office:value-type="percentage" office:value="0.0120025758825554">
            <text:p>1,2003%</text:p>
          </table:table-cell>
          <table:table-cell table:style-name="ce93" office:value-type="percentage" office:value="0.0113624983756259">
            <text:p>1,136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21922613441504">
            <text:p>0,4219%</text:p>
          </table:table-cell>
          <table:table-cell table:style-name="ce93" office:value-type="percentage" office:value="0.00821782477245062">
            <text:p>0,8218%</text:p>
          </table:table-cell>
          <table:table-cell table:style-name="ce93" office:value-type="percentage" office:value="0.0129318767711407">
            <text:p>1,2932%</text:p>
          </table:table-cell>
          <table:table-cell table:style-name="ce93" office:value-type="percentage" office:value="0.0171070080722318">
            <text:p>1,7107%</text:p>
          </table:table-cell>
          <table:table-cell table:style-name="ce93" office:value-type="percentage" office:value="0.0197573034786261">
            <text:p>1,9757%</text:p>
          </table:table-cell>
          <table:table-cell table:style-name="ce93" office:value-type="percentage" office:value="0.0207546924736104">
            <text:p>2,0755%</text:p>
          </table:table-cell>
          <table:table-cell table:style-name="ce93" office:value-type="percentage" office:value="0.0204049371845428">
            <text:p>2,0405%</text:p>
          </table:table-cell>
          <table:table-cell table:style-name="ce93" office:value-type="percentage" office:value="0.0188342406430467">
            <text:p>1,883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95739887826362">
            <text:p>0,2957%</text:p>
          </table:table-cell>
          <table:table-cell table:style-name="ce93" office:value-type="percentage" office:value="0.00568887318703746">
            <text:p>0,5689%</text:p>
          </table:table-cell>
          <table:table-cell table:style-name="ce93" office:value-type="percentage" office:value="0.00861850385637925">
            <text:p>0,8619%</text:p>
          </table:table-cell>
          <table:table-cell table:style-name="ce93" office:value-type="percentage" office:value="0.0109821471748737">
            <text:p>1,0982%</text:p>
          </table:table-cell>
          <table:table-cell table:style-name="ce93" office:value-type="percentage" office:value="0.0124037994256996">
            <text:p>1,2404%</text:p>
          </table:table-cell>
          <table:table-cell table:style-name="ce93" office:value-type="percentage" office:value="0.0130428681200077">
            <text:p>1,3043%</text:p>
          </table:table-cell>
          <table:table-cell table:style-name="ce93" office:value-type="percentage" office:value="0.0132043733762925">
            <text:p>1,3204%</text:p>
          </table:table-cell>
          <table:table-cell table:style-name="ce93" office:value-type="percentage" office:value="0.0129319291261476">
            <text:p>1,293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71100555829105">
            <text:p>0,5711%</text:p>
          </table:table-cell>
          <table:table-cell table:style-name="ce93" office:value-type="percentage" office:value="0.00713028417118226">
            <text:p>0,7130%</text:p>
          </table:table-cell>
          <table:table-cell table:style-name="ce93" office:value-type="percentage" office:value="0.00832604983087594">
            <text:p>0,8326%</text:p>
          </table:table-cell>
          <table:table-cell table:style-name="ce93" office:value-type="percentage" office:value="0.00924532561575875">
            <text:p>0,9245%</text:p>
          </table:table-cell>
          <table:table-cell table:style-name="ce93" office:value-type="percentage" office:value="0.00990172445460638">
            <text:p>0,9902%</text:p>
          </table:table-cell>
          <table:table-cell table:style-name="ce93" office:value-type="percentage" office:value="0.0105004676599361">
            <text:p>1,0500%</text:p>
          </table:table-cell>
          <table:table-cell table:style-name="ce93" office:value-type="percentage" office:value="0.0112689144817553">
            <text:p>1,1269%</text:p>
          </table:table-cell>
          <table:table-cell table:style-name="ce93" office:value-type="percentage" office:value="0.0121989674090736">
            <text:p>1,219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75230334237599">
            <text:p>0,7752%</text:p>
          </table:table-cell>
          <table:table-cell table:style-name="ce93" office:value-type="percentage" office:value="0.0117212807066131">
            <text:p>1,1721%</text:p>
          </table:table-cell>
          <table:table-cell table:style-name="ce93" office:value-type="percentage" office:value="0.0153290960219816">
            <text:p>1,5329%</text:p>
          </table:table-cell>
          <table:table-cell table:style-name="ce93" office:value-type="percentage" office:value="0.0180704071747298">
            <text:p>1,8070%</text:p>
          </table:table-cell>
          <table:table-cell table:style-name="ce93" office:value-type="percentage" office:value="0.0198035275713534">
            <text:p>1,9804%</text:p>
          </table:table-cell>
          <table:table-cell table:style-name="ce93" office:value-type="percentage" office:value="0.0208504259268267">
            <text:p>2,0850%</text:p>
          </table:table-cell>
          <table:table-cell table:style-name="ce93" office:value-type="percentage" office:value="0.0215360634693892">
            <text:p>2,1536%</text:p>
          </table:table-cell>
          <table:table-cell table:style-name="ce93" office:value-type="percentage" office:value="0.0216792941564591">
            <text:p>2,167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83119901526011">
            <text:p>0,3831%</text:p>
          </table:table-cell>
          <table:table-cell table:style-name="ce93" office:value-type="percentage" office:value="0.00687095886300661">
            <text:p>0,6871%</text:p>
          </table:table-cell>
          <table:table-cell table:style-name="ce93" office:value-type="percentage" office:value="0.010680165516522">
            <text:p>1,0680%</text:p>
          </table:table-cell>
          <table:table-cell table:style-name="ce93" office:value-type="percentage" office:value="0.0148149310835894">
            <text:p>1,4815%</text:p>
          </table:table-cell>
          <table:table-cell table:style-name="ce93" office:value-type="percentage" office:value="0.0188922387599458">
            <text:p>1,8892%</text:p>
          </table:table-cell>
          <table:table-cell table:style-name="ce93" office:value-type="percentage" office:value="0.0229625960057123">
            <text:p>2,2963%</text:p>
          </table:table-cell>
          <table:table-cell table:style-name="ce93" office:value-type="percentage" office:value="0.0272205039381815">
            <text:p>2,7221%</text:p>
          </table:table-cell>
          <table:table-cell table:style-name="ce93" office:value-type="percentage" office:value="0.0311897332903169">
            <text:p>3,119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69496846605629">
            <text:p>0,5695%</text:p>
          </table:table-cell>
          <table:table-cell table:style-name="ce93" office:value-type="percentage" office:value="0.00586305199115265">
            <text:p>0,5863%</text:p>
          </table:table-cell>
          <table:table-cell table:style-name="ce93" office:value-type="percentage" office:value="0.00613612220659502">
            <text:p>0,6136%</text:p>
          </table:table-cell>
          <table:table-cell table:style-name="ce93" office:value-type="percentage" office:value="0.00652792868267985">
            <text:p>0,6528%</text:p>
          </table:table-cell>
          <table:table-cell table:style-name="ce93" office:value-type="percentage" office:value="0.00704720312436115">
            <text:p>0,7047%</text:p>
          </table:table-cell>
          <table:table-cell table:style-name="ce93" office:value-type="percentage" office:value="0.00783516789586027">
            <text:p>0,7835%</text:p>
          </table:table-cell>
          <table:table-cell table:style-name="ce93" office:value-type="percentage" office:value="0.0090877385912355">
            <text:p>0,9088%</text:p>
          </table:table-cell>
          <table:table-cell table:style-name="ce93" office:value-type="percentage" office:value="0.0108439651142891">
            <text:p>1,084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8241193560904">
            <text:p>1,3824%</text:p>
          </table:table-cell>
          <table:table-cell table:style-name="ce93" office:value-type="percentage" office:value="0.0176281944804877">
            <text:p>1,7628%</text:p>
          </table:table-cell>
          <table:table-cell table:style-name="ce93" office:value-type="percentage" office:value="0.0203136049723857">
            <text:p>2,0314%</text:p>
          </table:table-cell>
          <table:table-cell table:style-name="ce93" office:value-type="percentage" office:value="0.0217991806781243">
            <text:p>2,1799%</text:p>
          </table:table-cell>
          <table:table-cell table:style-name="ce93" office:value-type="percentage" office:value="0.0222541895543527">
            <text:p>2,2254%</text:p>
          </table:table-cell>
          <table:table-cell table:style-name="ce93" office:value-type="percentage" office:value="0.0221986200875778">
            <text:p>2,2199%</text:p>
          </table:table-cell>
          <table:table-cell table:style-name="ce93" office:value-type="percentage" office:value="0.0220414916412948">
            <text:p>2,2041%</text:p>
          </table:table-cell>
          <table:table-cell table:style-name="ce93" office:value-type="percentage" office:value="0.0216555598236298">
            <text:p>2,165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23889320661878">
            <text:p>2,2389%</text:p>
          </table:table-cell>
          <table:table-cell table:style-name="ce93" office:value-type="percentage" office:value="0.0234658386680017">
            <text:p>2,3466%</text:p>
          </table:table-cell>
          <table:table-cell table:style-name="ce93" office:value-type="percentage" office:value="0.0231626308182414">
            <text:p>2,3163%</text:p>
          </table:table-cell>
          <table:table-cell table:style-name="ce93" office:value-type="percentage" office:value="0.0220317208598406">
            <text:p>2,2032%</text:p>
          </table:table-cell>
          <table:table-cell table:style-name="ce93" office:value-type="percentage" office:value="0.020426537241442">
            <text:p>2,0427%</text:p>
          </table:table-cell>
          <table:table-cell table:style-name="ce93" office:value-type="percentage" office:value="0.0188118260026026">
            <text:p>1,8812%</text:p>
          </table:table-cell>
          <table:table-cell table:style-name="ce93" office:value-type="percentage" office:value="0.0174639293295604">
            <text:p>1,7464%</text:p>
          </table:table-cell>
          <table:table-cell table:style-name="ce93" office:value-type="percentage" office:value="0.0162504240438574">
            <text:p>1,625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63073886671584">
            <text:p>0,1631%</text:p>
          </table:table-cell>
          <table:table-cell table:style-name="ce93" office:value-type="percentage" office:value="0.00316139174081156">
            <text:p>0,3161%</text:p>
          </table:table-cell>
          <table:table-cell table:style-name="ce93" office:value-type="percentage" office:value="0.00531190545103169">
            <text:p>0,5312%</text:p>
          </table:table-cell>
          <table:table-cell table:style-name="ce93" office:value-type="percentage" office:value="0.00784654029705989">
            <text:p>0,7847%</text:p>
          </table:table-cell>
          <table:table-cell table:style-name="ce93" office:value-type="percentage" office:value="0.0104405365464952">
            <text:p>1,0441%</text:p>
          </table:table-cell>
          <table:table-cell table:style-name="ce93" office:value-type="percentage" office:value="0.0129816901745702">
            <text:p>1,2982%</text:p>
          </table:table-cell>
          <table:table-cell table:style-name="ce93" office:value-type="percentage" office:value="0.0154882417276475">
            <text:p>1,5488%</text:p>
          </table:table-cell>
          <table:table-cell table:style-name="ce93" office:value-type="percentage" office:value="0.0176543401450333">
            <text:p>1,765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570898273472">
            <text:p>2,3571%</text:p>
          </table:table-cell>
          <table:table-cell table:style-name="ce93" office:value-type="percentage" office:value="0.03068611620877">
            <text:p>3,0686%</text:p>
          </table:table-cell>
          <table:table-cell table:style-name="ce93" office:value-type="percentage" office:value="0.0375738246338154">
            <text:p>3,7574%</text:p>
          </table:table-cell>
          <table:table-cell table:style-name="ce93" office:value-type="percentage" office:value="0.0441178657819236">
            <text:p>4,4118%</text:p>
          </table:table-cell>
          <table:table-cell table:style-name="ce93" office:value-type="percentage" office:value="0.0503128334905173">
            <text:p>5,0313%</text:p>
          </table:table-cell>
          <table:table-cell table:style-name="ce93" office:value-type="percentage" office:value="0.0567025802077047">
            <text:p>5,6703%</text:p>
          </table:table-cell>
          <table:table-cell table:style-name="ce93" office:value-type="percentage" office:value="0.0634289915323878">
            <text:p>6,3429%</text:p>
          </table:table-cell>
          <table:table-cell table:style-name="ce93" office:value-type="percentage" office:value="0.0685964244883157">
            <text:p>6,859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26535184316604">
            <text:p>0,3265%</text:p>
          </table:table-cell>
          <table:table-cell table:style-name="ce93" office:value-type="percentage" office:value="0.00564198726853354">
            <text:p>0,5642%</text:p>
          </table:table-cell>
          <table:table-cell table:style-name="ce93" office:value-type="percentage" office:value="0.00827456695900968">
            <text:p>0,8275%</text:p>
          </table:table-cell>
          <table:table-cell table:style-name="ce93" office:value-type="percentage" office:value="0.0106332238361166">
            <text:p>1,0633%</text:p>
          </table:table-cell>
          <table:table-cell table:style-name="ce93" office:value-type="percentage" office:value="0.0123396687887176">
            <text:p>1,2340%</text:p>
          </table:table-cell>
          <table:table-cell table:style-name="ce93" office:value-type="percentage" office:value="0.0134121722788695">
            <text:p>1,3412%</text:p>
          </table:table-cell>
          <table:table-cell table:style-name="ce93" office:value-type="percentage" office:value="0.0140132909164212">
            <text:p>1,4013%</text:p>
          </table:table-cell>
          <table:table-cell table:style-name="ce93" office:value-type="percentage" office:value="0.014060578629873">
            <text:p>1,406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92497479065482">
            <text:p>0,8925%</text:p>
          </table:table-cell>
          <table:table-cell table:style-name="ce93" office:value-type="percentage" office:value="0.0117327138678892">
            <text:p>1,1733%</text:p>
          </table:table-cell>
          <table:table-cell table:style-name="ce93" office:value-type="percentage" office:value="0.014047124032679">
            <text:p>1,4047%</text:p>
          </table:table-cell>
          <table:table-cell table:style-name="ce93" office:value-type="percentage" office:value="0.0156713834106949">
            <text:p>1,5671%</text:p>
          </table:table-cell>
          <table:table-cell table:style-name="ce93" office:value-type="percentage" office:value="0.0166077173738405">
            <text:p>1,6608%</text:p>
          </table:table-cell>
          <table:table-cell table:style-name="ce93" office:value-type="percentage" office:value="0.0172020760188336">
            <text:p>1,7202%</text:p>
          </table:table-cell>
          <table:table-cell table:style-name="ce93" office:value-type="percentage" office:value="0.0178069766131331">
            <text:p>1,7807%</text:p>
          </table:table-cell>
          <table:table-cell table:style-name="ce93" office:value-type="percentage" office:value="0.0183819612983297">
            <text:p>1,838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21136183035093">
            <text:p>1,2114%</text:p>
          </table:table-cell>
          <table:table-cell table:style-name="ce93" office:value-type="percentage" office:value="0.0159662611545174">
            <text:p>1,5966%</text:p>
          </table:table-cell>
          <table:table-cell table:style-name="ce93" office:value-type="percentage" office:value="0.0194096397761526">
            <text:p>1,9410%</text:p>
          </table:table-cell>
          <table:table-cell table:style-name="ce93" office:value-type="percentage" office:value="0.0221555288309956">
            <text:p>2,2156%</text:p>
          </table:table-cell>
          <table:table-cell table:style-name="ce93" office:value-type="percentage" office:value="0.0240608548625027">
            <text:p>2,4061%</text:p>
          </table:table-cell>
          <table:table-cell table:style-name="ce93" office:value-type="percentage" office:value="0.0253734767811059">
            <text:p>2,5373%</text:p>
          </table:table-cell>
          <table:table-cell table:style-name="ce93" office:value-type="percentage" office:value="0.0262815821647466">
            <text:p>2,6282%</text:p>
          </table:table-cell>
          <table:table-cell table:style-name="ce93" office:value-type="percentage" office:value="0.0263451798918234">
            <text:p>2,634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9746910754512">
            <text:p>1,1975%</text:p>
          </table:table-cell>
          <table:table-cell table:style-name="ce93" office:value-type="percentage" office:value="0.0165941959598686">
            <text:p>1,6594%</text:p>
          </table:table-cell>
          <table:table-cell table:style-name="ce93" office:value-type="percentage" office:value="0.020869614700065">
            <text:p>2,0870%</text:p>
          </table:table-cell>
          <table:table-cell table:style-name="ce93" office:value-type="percentage" office:value="0.0247510238917885">
            <text:p>2,4751%</text:p>
          </table:table-cell>
          <table:table-cell table:style-name="ce93" office:value-type="percentage" office:value="0.0284415764177935">
            <text:p>2,8442%</text:p>
          </table:table-cell>
          <table:table-cell table:style-name="ce93" office:value-type="percentage" office:value="0.0325805920180542">
            <text:p>3,2581%</text:p>
          </table:table-cell>
          <table:table-cell table:style-name="ce93" office:value-type="percentage" office:value="0.0377110519819516">
            <text:p>3,7711%</text:p>
          </table:table-cell>
          <table:table-cell table:style-name="ce93" office:value-type="percentage" office:value="0.0432215962200029">
            <text:p>4,322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49656605108101">
            <text:p>1,4966%</text:p>
          </table:table-cell>
          <table:table-cell table:style-name="ce93" office:value-type="percentage" office:value="0.0166819887144788">
            <text:p>1,6682%</text:p>
          </table:table-cell>
          <table:table-cell table:style-name="ce93" office:value-type="percentage" office:value="0.017532098596093">
            <text:p>1,7532%</text:p>
          </table:table-cell>
          <table:table-cell table:style-name="ce93" office:value-type="percentage" office:value="0.0178304463431519">
            <text:p>1,7830%</text:p>
          </table:table-cell>
          <table:table-cell table:style-name="ce93" office:value-type="percentage" office:value="0.0178086460877283">
            <text:p>1,7809%</text:p>
          </table:table-cell>
          <table:table-cell table:style-name="ce93" office:value-type="percentage" office:value="0.0178500600530139">
            <text:p>1,7850%</text:p>
          </table:table-cell>
          <table:table-cell table:style-name="ce93" office:value-type="percentage" office:value="0.0182305620166929">
            <text:p>1,8231%</text:p>
          </table:table-cell>
          <table:table-cell table:style-name="ce93" office:value-type="percentage" office:value="0.0187941141437758">
            <text:p>1,879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69955814228843">
            <text:p>1,6996%</text:p>
          </table:table-cell>
          <table:table-cell table:style-name="ce93" office:value-type="percentage" office:value="0.0194715602410404">
            <text:p>1,9472%</text:p>
          </table:table-cell>
          <table:table-cell table:style-name="ce93" office:value-type="percentage" office:value="0.0210671462408468">
            <text:p>2,1067%</text:p>
          </table:table-cell>
          <table:table-cell table:style-name="ce93" office:value-type="percentage" office:value="0.0219620441621">
            <text:p>2,1962%</text:p>
          </table:table-cell>
          <table:table-cell table:style-name="ce93" office:value-type="percentage" office:value="0.0222990519184916">
            <text:p>2,2299%</text:p>
          </table:table-cell>
          <table:table-cell table:style-name="ce93" office:value-type="percentage" office:value="0.0224461754673861">
            <text:p>2,2446%</text:p>
          </table:table-cell>
          <table:table-cell table:style-name="ce93" office:value-type="percentage" office:value="0.0226343961464514">
            <text:p>2,2634%</text:p>
          </table:table-cell>
          <table:table-cell table:style-name="ce93" office:value-type="percentage" office:value="0.022542099385662">
            <text:p>2,25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48944486347652">
            <text:p>0,7489%</text:p>
          </table:table-cell>
          <table:table-cell table:style-name="ce93" office:value-type="percentage" office:value="0.0117848286672569">
            <text:p>1,1785%</text:p>
          </table:table-cell>
          <table:table-cell table:style-name="ce93" office:value-type="percentage" office:value="0.0159843564817464">
            <text:p>1,5984%</text:p>
          </table:table-cell>
          <table:table-cell table:style-name="ce93" office:value-type="percentage" office:value="0.0193409985148281">
            <text:p>1,9341%</text:p>
          </table:table-cell>
          <table:table-cell table:style-name="ce93" office:value-type="percentage" office:value="0.0214871334756689">
            <text:p>2,1487%</text:p>
          </table:table-cell>
          <table:table-cell table:style-name="ce93" office:value-type="percentage" office:value="0.0226504466955219">
            <text:p>2,2650%</text:p>
          </table:table-cell>
          <table:table-cell table:style-name="ce93" office:value-type="percentage" office:value="0.0231524147268364">
            <text:p>2,3152%</text:p>
          </table:table-cell>
          <table:table-cell table:style-name="ce93" office:value-type="percentage" office:value="0.0228355548122037">
            <text:p>2,283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6060995964334">
            <text:p>1,6061%</text:p>
          </table:table-cell>
          <table:table-cell table:style-name="ce93" office:value-type="percentage" office:value="0.0133775471160899">
            <text:p>1,3378%</text:p>
          </table:table-cell>
          <table:table-cell table:style-name="ce93" office:value-type="percentage" office:value="0.0116971803972305">
            <text:p>1,1697%</text:p>
          </table:table-cell>
          <table:table-cell table:style-name="ce93" office:value-type="percentage" office:value="0.0105998302042515">
            <text:p>1,0600%</text:p>
          </table:table-cell>
          <table:table-cell table:style-name="ce93" office:value-type="percentage" office:value="0.00979546638546403">
            <text:p>0,9795%</text:p>
          </table:table-cell>
          <table:table-cell table:style-name="ce93" office:value-type="percentage" office:value="0.00925443828093709">
            <text:p>0,9254%</text:p>
          </table:table-cell>
          <table:table-cell table:style-name="ce93" office:value-type="percentage" office:value="0.00899313263773426">
            <text:p>0,8993%</text:p>
          </table:table-cell>
          <table:table-cell table:style-name="ce93" office:value-type="percentage" office:value="0.00888298412352885">
            <text:p>0,888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35405023931901">
            <text:p>0,6354%</text:p>
          </table:table-cell>
          <table:table-cell table:style-name="ce93" office:value-type="percentage" office:value="0.00673117484044736">
            <text:p>0,6731%</text:p>
          </table:table-cell>
          <table:table-cell table:style-name="ce93" office:value-type="percentage" office:value="0.00746844899770895">
            <text:p>0,7468%</text:p>
          </table:table-cell>
          <table:table-cell table:style-name="ce93" office:value-type="percentage" office:value="0.00849884987783279">
            <text:p>0,8499%</text:p>
          </table:table-cell>
          <table:table-cell table:style-name="ce93" office:value-type="percentage" office:value="0.00978972051464165">
            <text:p>0,9790%</text:p>
          </table:table-cell>
          <table:table-cell table:style-name="ce93" office:value-type="percentage" office:value="0.0115115551163104">
            <text:p>1,1512%</text:p>
          </table:table-cell>
          <table:table-cell table:style-name="ce93" office:value-type="percentage" office:value="0.0139241961250909">
            <text:p>1,3924%</text:p>
          </table:table-cell>
          <table:table-cell table:style-name="ce93" office:value-type="percentage" office:value="0.0169924414189142">
            <text:p>1,699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09642242977318">
            <text:p>0,7096%</text:p>
          </table:table-cell>
          <table:table-cell table:style-name="ce93" office:value-type="percentage" office:value="0.00891330191369466">
            <text:p>0,8913%</text:p>
          </table:table-cell>
          <table:table-cell table:style-name="ce93" office:value-type="percentage" office:value="0.010263834716729">
            <text:p>1,0264%</text:p>
          </table:table-cell>
          <table:table-cell table:style-name="ce93" office:value-type="percentage" office:value="0.0111167624585631">
            <text:p>1,1117%</text:p>
          </table:table-cell>
          <table:table-cell table:style-name="ce93" office:value-type="percentage" office:value="0.0115229729094513">
            <text:p>1,1523%</text:p>
          </table:table-cell>
          <table:table-cell table:style-name="ce93" office:value-type="percentage" office:value="0.0117183856023257">
            <text:p>1,1718%</text:p>
          </table:table-cell>
          <table:table-cell table:style-name="ce93" office:value-type="percentage" office:value="0.0119067035847795">
            <text:p>1,1907%</text:p>
          </table:table-cell>
          <table:table-cell table:style-name="ce93" office:value-type="percentage" office:value="0.0120106584403496">
            <text:p>1,201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89669112378816">
            <text:p>0,3897%</text:p>
          </table:table-cell>
          <table:table-cell table:style-name="ce93" office:value-type="percentage" office:value="0.00565166570572916">
            <text:p>0,5652%</text:p>
          </table:table-cell>
          <table:table-cell table:style-name="ce93" office:value-type="percentage" office:value="0.00749414405018482">
            <text:p>0,7494%</text:p>
          </table:table-cell>
          <table:table-cell table:style-name="ce93" office:value-type="percentage" office:value="0.00919160018499601">
            <text:p>0,9192%</text:p>
          </table:table-cell>
          <table:table-cell table:style-name="ce93" office:value-type="percentage" office:value="0.0105811599244741">
            <text:p>1,0581%</text:p>
          </table:table-cell>
          <table:table-cell table:style-name="ce93" office:value-type="percentage" office:value="0.0117505563575619">
            <text:p>1,1751%</text:p>
          </table:table-cell>
          <table:table-cell table:style-name="ce93" office:value-type="percentage" office:value="0.0128606028129989">
            <text:p>1,2861%</text:p>
          </table:table-cell>
          <table:table-cell table:style-name="ce93" office:value-type="percentage" office:value="0.013806353347755">
            <text:p>1,380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63809935375809">
            <text:p>0,8638%</text:p>
          </table:table-cell>
          <table:table-cell table:style-name="ce93" office:value-type="percentage" office:value="0.0115937791825118">
            <text:p>1,1594%</text:p>
          </table:table-cell>
          <table:table-cell table:style-name="ce93" office:value-type="percentage" office:value="0.0142781161156383">
            <text:p>1,4278%</text:p>
          </table:table-cell>
          <table:table-cell table:style-name="ce93" office:value-type="percentage" office:value="0.0163477887019344">
            <text:p>1,6348%</text:p>
          </table:table-cell>
          <table:table-cell table:style-name="ce93" office:value-type="percentage" office:value="0.0176072208620685">
            <text:p>1,7607%</text:p>
          </table:table-cell>
          <table:table-cell table:style-name="ce93" office:value-type="percentage" office:value="0.0182358376984415">
            <text:p>1,8236%</text:p>
          </table:table-cell>
          <table:table-cell table:style-name="ce93" office:value-type="percentage" office:value="0.0184540543767812">
            <text:p>1,8454%</text:p>
          </table:table-cell>
          <table:table-cell table:style-name="ce93" office:value-type="percentage" office:value="0.0181134953982771">
            <text:p>1,81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1125889800885">
            <text:p>2,3113%</text:p>
          </table:table-cell>
          <table:table-cell table:style-name="ce93" office:value-type="percentage" office:value="0.0270069611126994">
            <text:p>2,7007%</text:p>
          </table:table-cell>
          <table:table-cell table:style-name="ce93" office:value-type="percentage" office:value="0.030406051444837">
            <text:p>3,0406%</text:p>
          </table:table-cell>
          <table:table-cell table:style-name="ce93" office:value-type="percentage" office:value="0.0335920617594623">
            <text:p>3,3592%</text:p>
          </table:table-cell>
          <table:table-cell table:style-name="ce93" office:value-type="percentage" office:value="0.0367542862149234">
            <text:p>3,6754%</text:p>
          </table:table-cell>
          <table:table-cell table:style-name="ce93" office:value-type="percentage" office:value="0.0404319079641031">
            <text:p>4,0432%</text:p>
          </table:table-cell>
          <table:table-cell table:style-name="ce93" office:value-type="percentage" office:value="0.0449274193008217">
            <text:p>4,4927%</text:p>
          </table:table-cell>
          <table:table-cell table:style-name="ce93" office:value-type="percentage" office:value="0.0492059359649661">
            <text:p>4,920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03920196818031">
            <text:p>2,0392%</text:p>
          </table:table-cell>
          <table:table-cell table:style-name="ce93" office:value-type="percentage" office:value="0.032114612861738">
            <text:p>3,2115%</text:p>
          </table:table-cell>
          <table:table-cell table:style-name="ce93" office:value-type="percentage" office:value="0.0403222290224821">
            <text:p>4,0322%</text:p>
          </table:table-cell>
          <table:table-cell table:style-name="ce93" office:value-type="percentage" office:value="0.0434505475729993">
            <text:p>4,3451%</text:p>
          </table:table-cell>
          <table:table-cell table:style-name="ce93" office:value-type="percentage" office:value="0.0422355895088068">
            <text:p>4,2236%</text:p>
          </table:table-cell>
          <table:table-cell table:style-name="ce93" office:value-type="percentage" office:value="0.0385122701553231">
            <text:p>3,8512%</text:p>
          </table:table-cell>
          <table:table-cell table:style-name="ce93" office:value-type="percentage" office:value="0.0336352387981543">
            <text:p>3,3635%</text:p>
          </table:table-cell>
          <table:table-cell table:style-name="ce93" office:value-type="percentage" office:value="0.0279782911814389">
            <text:p>2,797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14403564841093">
            <text:p>0,2144%</text:p>
          </table:table-cell>
          <table:table-cell table:style-name="ce93" office:value-type="percentage" office:value="0.0036385951713494">
            <text:p>0,3639%</text:p>
          </table:table-cell>
          <table:table-cell table:style-name="ce93" office:value-type="percentage" office:value="0.00543890049635085">
            <text:p>0,5439%</text:p>
          </table:table-cell>
          <table:table-cell table:style-name="ce93" office:value-type="percentage" office:value="0.00734456987082938">
            <text:p>0,7345%</text:p>
          </table:table-cell>
          <table:table-cell table:style-name="ce93" office:value-type="percentage" office:value="0.00920520685636152">
            <text:p>0,9205%</text:p>
          </table:table-cell>
          <table:table-cell table:style-name="ce93" office:value-type="percentage" office:value="0.0111078780025913">
            <text:p>1,1108%</text:p>
          </table:table-cell>
          <table:table-cell table:style-name="ce93" office:value-type="percentage" office:value="0.0132510658845119">
            <text:p>1,3251%</text:p>
          </table:table-cell>
          <table:table-cell table:style-name="ce93" office:value-type="percentage" office:value="0.0155533736164595">
            <text:p>1,555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64382608231621">
            <text:p>1,6438%</text:p>
          </table:table-cell>
          <table:table-cell table:style-name="ce93" office:value-type="percentage" office:value="0.0244757791425247">
            <text:p>2,4476%</text:p>
          </table:table-cell>
          <table:table-cell table:style-name="ce93" office:value-type="percentage" office:value="0.0318727064852055">
            <text:p>3,1873%</text:p>
          </table:table-cell>
          <table:table-cell table:style-name="ce93" office:value-type="percentage" office:value="0.0380499219067191">
            <text:p>3,8050%</text:p>
          </table:table-cell>
          <table:table-cell table:style-name="ce93" office:value-type="percentage" office:value="0.0430335109816112">
            <text:p>4,3034%</text:p>
          </table:table-cell>
          <table:table-cell table:style-name="ce93" office:value-type="percentage" office:value="0.0475189304565537">
            <text:p>4,7519%</text:p>
          </table:table-cell>
          <table:table-cell table:style-name="ce93" office:value-type="percentage" office:value="0.0518934022373109">
            <text:p>5,1893%</text:p>
          </table:table-cell>
          <table:table-cell table:style-name="ce93" office:value-type="percentage" office:value="0.0549479580346556">
            <text:p>5,494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06877062278669">
            <text:p>1,0688%</text:p>
          </table:table-cell>
          <table:table-cell table:style-name="ce93" office:value-type="percentage" office:value="0.0150210174103115">
            <text:p>1,5021%</text:p>
          </table:table-cell>
          <table:table-cell table:style-name="ce93" office:value-type="percentage" office:value="0.0192274694928266">
            <text:p>1,9227%</text:p>
          </table:table-cell>
          <table:table-cell table:style-name="ce93" office:value-type="percentage" office:value="0.022861292317277">
            <text:p>2,2861%</text:p>
          </table:table-cell>
          <table:table-cell table:style-name="ce93" office:value-type="percentage" office:value="0.0256368884475031">
            <text:p>2,5637%</text:p>
          </table:table-cell>
          <table:table-cell table:style-name="ce93" office:value-type="percentage" office:value="0.0277053113523628">
            <text:p>2,7705%</text:p>
          </table:table-cell>
          <table:table-cell table:style-name="ce93" office:value-type="percentage" office:value="0.0291745072024701">
            <text:p>2,9175%</text:p>
          </table:table-cell>
          <table:table-cell table:style-name="ce93" office:value-type="percentage" office:value="0.0294571041185597">
            <text:p>2,945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58927902234717">
            <text:p>0,7589%</text:p>
          </table:table-cell>
          <table:table-cell table:style-name="ce93" office:value-type="percentage" office:value="0.00989621112198989">
            <text:p>0,9896%</text:p>
          </table:table-cell>
          <table:table-cell table:style-name="ce93" office:value-type="percentage" office:value="0.01253563640494">
            <text:p>1,2536%</text:p>
          </table:table-cell>
          <table:table-cell table:style-name="ce93" office:value-type="percentage" office:value="0.0154411163229646">
            <text:p>1,5441%</text:p>
          </table:table-cell>
          <table:table-cell table:style-name="ce93" office:value-type="percentage" office:value="0.0185752038459528">
            <text:p>1,8575%</text:p>
          </table:table-cell>
          <table:table-cell table:style-name="ce93" office:value-type="percentage" office:value="0.022216385337367">
            <text:p>2,2216%</text:p>
          </table:table-cell>
          <table:table-cell table:style-name="ce93" office:value-type="percentage" office:value="0.0266915736932745">
            <text:p>2,6692%</text:p>
          </table:table-cell>
          <table:table-cell table:style-name="ce93" office:value-type="percentage" office:value="0.0315811874260934">
            <text:p>3,158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71796585030308">
            <text:p>0,4718%</text:p>
          </table:table-cell>
          <table:table-cell table:style-name="ce93" office:value-type="percentage" office:value="0.00647614572592401">
            <text:p>0,6476%</text:p>
          </table:table-cell>
          <table:table-cell table:style-name="ce93" office:value-type="percentage" office:value="0.00828702382846148">
            <text:p>0,8287%</text:p>
          </table:table-cell>
          <table:table-cell table:style-name="ce93" office:value-type="percentage" office:value="0.00994626085853474">
            <text:p>0,9946%</text:p>
          </table:table-cell>
          <table:table-cell table:style-name="ce93" office:value-type="percentage" office:value="0.0113033887867696">
            <text:p>1,1303%</text:p>
          </table:table-cell>
          <table:table-cell table:style-name="ce93" office:value-type="percentage" office:value="0.0124544484275219">
            <text:p>1,2454%</text:p>
          </table:table-cell>
          <table:table-cell table:style-name="ce93" office:value-type="percentage" office:value="0.0135617195191434">
            <text:p>1,3562%</text:p>
          </table:table-cell>
          <table:table-cell table:style-name="ce93" office:value-type="percentage" office:value="0.0145099968782794">
            <text:p>1,451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15359624042282">
            <text:p>0,8154%</text:p>
          </table:table-cell>
          <table:table-cell table:style-name="ce93" office:value-type="percentage" office:value="0.0088238940808038">
            <text:p>0,8824%</text:p>
          </table:table-cell>
          <table:table-cell table:style-name="ce93" office:value-type="percentage" office:value="0.00958691108286475">
            <text:p>0,9587%</text:p>
          </table:table-cell>
          <table:table-cell table:style-name="ce93" office:value-type="percentage" office:value="0.0103602526748474">
            <text:p>1,0360%</text:p>
          </table:table-cell>
          <table:table-cell table:style-name="ce93" office:value-type="percentage" office:value="0.0110822700970643">
            <text:p>1,1082%</text:p>
          </table:table-cell>
          <table:table-cell table:style-name="ce93" office:value-type="percentage" office:value="0.0119039742381907">
            <text:p>1,1904%</text:p>
          </table:table-cell>
          <table:table-cell table:style-name="ce93" office:value-type="percentage" office:value="0.0130280597035973">
            <text:p>1,3028%</text:p>
          </table:table-cell>
          <table:table-cell table:style-name="ce93" office:value-type="percentage" office:value="0.0144079895049002">
            <text:p>1,4408%</text:p>
          </table:table-cell>
          <table:table-cell table:style-name="ce88" table:number-columns-repeated="247"/>
          <table:table-cell table:number-columns-repeated="767"/>
        </table:table-row>
        <table:table-row table:style-name="ro11" table:number-rows-repeated="65422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Swaptions.$K$55" table:expression="VLOOKUP([.AA55];INDIRECT([.$D$53]);2;FALSE())/100"/>
        <table:named-expression table:name="SHARED_FORMULA_11_54_11_54_5" table:base-cell-address="$Swaptions.$L$55" table:expression="VLOOKUP([.AB55];INDIRECT([.$D$53]);2;FALSE())/100"/>
        <table:named-expression table:name="SHARED_FORMULA_12_54_12_54_5" table:base-cell-address="$Swaptions.$M$55" table:expression="VLOOKUP([.AC55];INDIRECT([.$D$53]);2;FALSE())/100"/>
        <table:named-expression table:name="SHARED_FORMULA_13_54_13_54_5" table:base-cell-address="$Swaptions.$N$55" table:expression="VLOOKUP([.AD55];INDIRECT([.$D$53]);2;FALSE())/100"/>
        <table:named-expression table:name="SHARED_FORMULA_14_54_14_54_5" table:base-cell-address="$Swaptions.$O$55" table:expression="VLOOKUP([.AE55];INDIRECT([.$D$53]);2;FALSE())/100"/>
        <table:named-expression table:name="SHARED_FORMULA_15_54_15_54_5" table:base-cell-address="$Swaptions.$P$55" table:expression="VLOOKUP([.AF55];INDIRECT([.$D$53]);2;FALSE())/100"/>
        <table:named-expression table:name="SHARED_FORMULA_2_54_2_54_5" table:base-cell-address="$Swaptions.$C$55" table:expression="VLOOKUP([.S55];INDIRECT([.$D$53]);2;FALSE())/100"/>
        <table:named-expression table:name="SHARED_FORMULA_3_54_3_54_5" table:base-cell-address="$Swaptions.$D$55" table:expression="VLOOKUP([.T55];INDIRECT([.$D$53]);2;FALSE())/100"/>
        <table:named-expression table:name="SHARED_FORMULA_4_54_4_54_5" table:base-cell-address="$Swaptions.$E$55" table:expression="VLOOKUP([.U55];INDIRECT([.$D$53]);2;FALSE())/100"/>
        <table:named-expression table:name="SHARED_FORMULA_5_54_5_54_5" table:base-cell-address="$Swaptions.$F$55" table:expression="VLOOKUP([.V55];INDIRECT([.$D$53]);2;FALSE())/100"/>
        <table:named-expression table:name="SHARED_FORMULA_6_54_6_54_5" table:base-cell-address="$Swaptions.$G$55" table:expression="VLOOKUP([.W55];INDIRECT([.$D$53]);2;FALSE())/100"/>
        <table:named-expression table:name="SHARED_FORMULA_7_54_7_54_5" table:base-cell-address="$Swaptions.$H$55" table:expression="VLOOKUP([.X55];INDIRECT([.$D$53]);2;FALSE())/100"/>
        <table:named-expression table:name="SHARED_FORMULA_8_54_8_54_5" table:base-cell-address="$Swaptions.$I$55" table:expression="VLOOKUP([.Y55];INDIRECT([.$D$53]);2;FALSE())/100"/>
        <table:named-expression table:name="SHARED_FORMULA_9_54_9_54_5" table:base-cell-address="$Swaptions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336P2" style:volatile="true">
      <number:fill-character> </number:fill-character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0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2" style:volatile="true">
      <number:text> € </number:text>
      <number:fill-character> </number:fill-character>
      <number:text>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344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3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8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3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3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3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3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fill-character> </number:fill-character>
      <number:number number:decimal-places="2" number:min-integer-digits="1" number:grouping="true"/>
      <number:text>   </number:text>
    </number:number-style>
    <number:number-style style:name="N360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360P2" style:volatile="true">
      <number:fill-character> </number:fill-character>
      <number:text>-</number:text>
      <number:number number:decimal-places="0" number:min-integer-digits="0"/>
      <number:text>  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4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364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364P2" style:volatile="true">
      <number:fill-character> </number:fill-character>
      <number:text>-   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8P0" style:volatile="true">
      <number:fill-character> </number:fill-character>
      <number:number number:decimal-places="0" number:min-integer-digits="1" number:grouping="true"/>
      <number:text> F </number:text>
    </number:number-style>
    <number:number-style style:name="N368P1" style:volatile="true">
      <number:text>-</number:text>
      <number:fill-character> </number:fill-character>
      <number:number number:decimal-places="0" number:min-integer-digits="1" number:grouping="true"/>
      <number:text> F </number:text>
    </number:number-style>
    <number:number-style style:name="N368P2" style:volatile="true">
      <number:fill-character> </number:fill-character>
      <number:text>- F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2P0" style:volatile="true">
      <number:fill-character> </number:fill-character>
      <number:number number:decimal-places="2" number:min-integer-digits="1" number:grouping="true"/>
      <number:text> F </number:text>
    </number:number-style>
    <number:number-style style:name="N372P1" style:volatile="true">
      <number:text>-</number:text>
      <number:fill-character> </number:fill-character>
      <number:number number:decimal-places="2" number:min-integer-digits="1" number:grouping="true"/>
      <number:text> F </number:text>
    </number:number-style>
    <number:number-style style:name="N372P2" style:volatile="true">
      <number:fill-character> </number:fill-character>
      <number:text>-</number:text>
      <number:number number:decimal-places="0" number:min-integer-digits="0"/>
      <number:text> F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6P0" style:volatile="true">
      <number:fill-character> </number:fill-character>
      <number:number number:decimal-places="0" number:min-integer-digits="1" number:grouping="true"/>
      <number:text>  </number:text>
    </number:number-style>
    <number:number-style style:name="N376P1" style:volatile="true">
      <number:text>-</number:text>
      <number:fill-character> </number:fill-character>
      <number:number number:decimal-places="0" number:min-integer-digits="1" number:grouping="true"/>
      <number:text>  </number:text>
    </number:number-style>
    <number:number-style style:name="N376P2" style:volatile="true">
      <number:fill-character> </number:fill-character>
      <number:text>- 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80P0" style:volatile="true">
      <number:fill-character> </number:fill-character>
      <number:number number:decimal-places="2" number:min-integer-digits="1" number:grouping="true"/>
      <number:text> DM </number:text>
    </number:number-style>
    <number:number-style style:name="N380P1" style:volatile="true">
      <number:text>-</number:text>
      <number:fill-character> </number:fill-character>
      <number:number number:decimal-places="2" number:min-integer-digits="1" number:grouping="true"/>
      <number:text> DM </number:text>
    </number:number-style>
    <number:number-style style:name="N380P2" style:volatile="true">
      <number:fill-character> </number:fill-character>
      <number:text>-</number:text>
      <number:number number:decimal-places="0" number:min-integer-digits="0"/>
      <number:text> DM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.00.0000</text:date>, <text:time style:data-style-name="N2" text:time-value="0000-00-00T14:55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9T14:58:23</dc:date>
    <meta:generator>LibreOffice/4.0.4.2$MacOSX_x86 LibreOffice_project/9e9821abd0ffdbc09cd8c52eaa574fa09eb08f2</meta:generator>
    <meta:editing-duration>P4DT1H57M4S</meta:editing-duration>
    <meta:editing-cycles>147</meta:editing-cycles>
    <meta:document-statistic meta:table-count="10" meta:cell-count="6760" meta:object-count="6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576cm" xlink:href=".." xlink:type="simple" chart:class="chart:bar" chart:style-name="ch1">
        <chart:title svg:x="4.624cm" svg:y="0.337cm" chart:style-name="ch2">
          <text:p>Instantaneous Volatility</text:p>
        </chart:title>
        <chart:legend chart:legend-position="bottom" svg:x="1.267cm" svg:y="8.192cm" style:legend-expansion="wide" chart:style-name="ch3"/>
        <chart:plot-area chart:style-name="ch4" table:cell-range-address="Model.C10:Model.AO50 Model.B11:Model.B50" chart:data-source-has-labels="both" svg:x="-0.026cm" svg:y="0.958cm" svg:width="11.86cm" svg:height="6.903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2cm" svg:width="10.198cm" svg:height="6.622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10:Model.AO10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1:Model.AO11" chart:label-cell-address="Model.B11:Model.B11" chart:class="chart:bar">
            <chart:data-point chart:repeated="39"/>
          </chart:series>
          <chart:series chart:style-name="ch9" chart:values-cell-range-address="Model.C12:Model.AO12" chart:label-cell-address="Model.B12:Model.B12" chart:class="chart:bar">
            <chart:data-point chart:repeated="39"/>
          </chart:series>
          <chart:series chart:style-name="ch10" chart:values-cell-range-address="Model.C13:Model.AO13" chart:label-cell-address="Model.B13:Model.B13" chart:class="chart:bar">
            <chart:data-point chart:repeated="39"/>
          </chart:series>
          <chart:series chart:style-name="ch11" chart:values-cell-range-address="Model.C14:Model.AO14" chart:label-cell-address="Model.B14:Model.B14" chart:class="chart:bar">
            <chart:data-point chart:repeated="39"/>
          </chart:series>
          <chart:series chart:style-name="ch12" chart:values-cell-range-address="Model.C15:Model.AO15" chart:label-cell-address="Model.B15:Model.B15" chart:class="chart:bar">
            <chart:data-point chart:repeated="39"/>
          </chart:series>
          <chart:series chart:style-name="ch13" chart:values-cell-range-address="Model.C16:Model.AO16" chart:label-cell-address="Model.B16:Model.B16" chart:class="chart:bar">
            <chart:data-point chart:repeated="39"/>
          </chart:series>
          <chart:series chart:style-name="ch14" chart:values-cell-range-address="Model.C17:Model.AO17" chart:label-cell-address="Model.B17:Model.B17" chart:class="chart:bar">
            <chart:data-point chart:repeated="39"/>
          </chart:series>
          <chart:series chart:style-name="ch15" chart:values-cell-range-address="Model.C18:Model.AO18" chart:label-cell-address="Model.B18:Model.B18" chart:class="chart:bar">
            <chart:data-point chart:repeated="39"/>
          </chart:series>
          <chart:series chart:style-name="ch16" chart:values-cell-range-address="Model.C19:Model.AO19" chart:label-cell-address="Model.B19:Model.B19" chart:class="chart:bar">
            <chart:data-point chart:repeated="39"/>
          </chart:series>
          <chart:series chart:style-name="ch17" chart:values-cell-range-address="Model.C20:Model.AO20" chart:label-cell-address="Model.B20:Model.B20" chart:class="chart:bar">
            <chart:data-point chart:repeated="39"/>
          </chart:series>
          <chart:series chart:style-name="ch18" chart:values-cell-range-address="Model.C21:Model.AO21" chart:label-cell-address="Model.B21:Model.B21" chart:class="chart:bar">
            <chart:data-point chart:repeated="39"/>
          </chart:series>
          <chart:series chart:style-name="ch19" chart:values-cell-range-address="Model.C22:Model.AO22" chart:label-cell-address="Model.B22:Model.B22" chart:class="chart:bar">
            <chart:data-point chart:repeated="39"/>
          </chart:series>
          <chart:series chart:style-name="ch20" chart:values-cell-range-address="Model.C23:Model.AO23" chart:label-cell-address="Model.B23:Model.B23" chart:class="chart:bar">
            <chart:data-point chart:repeated="39"/>
          </chart:series>
          <chart:series chart:style-name="ch21" chart:values-cell-range-address="Model.C24:Model.AO24" chart:label-cell-address="Model.B24:Model.B24" chart:class="chart:bar">
            <chart:data-point chart:repeated="39"/>
          </chart:series>
          <chart:series chart:style-name="ch22" chart:values-cell-range-address="Model.C25:Model.AO25" chart:label-cell-address="Model.B25:Model.B25" chart:class="chart:bar">
            <chart:data-point chart:repeated="39"/>
          </chart:series>
          <chart:series chart:style-name="ch23" chart:values-cell-range-address="Model.C26:Model.AO26" chart:label-cell-address="Model.B26:Model.B26" chart:class="chart:bar">
            <chart:data-point chart:repeated="39"/>
          </chart:series>
          <chart:series chart:style-name="ch24" chart:values-cell-range-address="Model.C27:Model.AO27" chart:label-cell-address="Model.B27:Model.B27" chart:class="chart:bar">
            <chart:data-point chart:repeated="39"/>
          </chart:series>
          <chart:series chart:style-name="ch11" chart:values-cell-range-address="Model.C28:Model.AO28" chart:label-cell-address="Model.B28:Model.B28" chart:class="chart:bar">
            <chart:data-point chart:repeated="39"/>
          </chart:series>
          <chart:series chart:style-name="ch25" chart:values-cell-range-address="Model.C29:Model.AO29" chart:label-cell-address="Model.B29:Model.B29" chart:class="chart:bar">
            <chart:data-point chart:repeated="39"/>
          </chart:series>
          <chart:series chart:style-name="ch26" chart:values-cell-range-address="Model.C30:Model.AO30" chart:label-cell-address="Model.B30:Model.B30" chart:class="chart:bar">
            <chart:data-point chart:repeated="39"/>
          </chart:series>
          <chart:series chart:style-name="ch27" chart:values-cell-range-address="Model.C31:Model.AO31" chart:label-cell-address="Model.B31:Model.B31" chart:class="chart:bar">
            <chart:data-point chart:repeated="39"/>
          </chart:series>
          <chart:series chart:style-name="ch28" chart:values-cell-range-address="Model.C32:Model.AO32" chart:label-cell-address="Model.B32:Model.B32" chart:class="chart:bar">
            <chart:data-point chart:repeated="39"/>
          </chart:series>
          <chart:series chart:style-name="ch29" chart:values-cell-range-address="Model.C33:Model.AO33" chart:label-cell-address="Model.B33:Model.B33" chart:class="chart:bar">
            <chart:data-point chart:repeated="39"/>
          </chart:series>
          <chart:series chart:style-name="ch30" chart:values-cell-range-address="Model.C34:Model.AO34" chart:label-cell-address="Model.B34:Model.B34" chart:class="chart:bar">
            <chart:data-point chart:repeated="39"/>
          </chart:series>
          <chart:series chart:style-name="ch31" chart:values-cell-range-address="Model.C35:Model.AO35" chart:label-cell-address="Model.B35:Model.B35" chart:class="chart:bar">
            <chart:data-point chart:repeated="39"/>
          </chart:series>
          <chart:series chart:style-name="ch32" chart:values-cell-range-address="Model.C36:Model.AO36" chart:label-cell-address="Model.B36:Model.B36" chart:class="chart:bar">
            <chart:data-point chart:repeated="39"/>
          </chart:series>
          <chart:series chart:style-name="ch33" chart:values-cell-range-address="Model.C37:Model.AO37" chart:label-cell-address="Model.B37:Model.B37" chart:class="chart:bar">
            <chart:data-point chart:repeated="39"/>
          </chart:series>
          <chart:series chart:style-name="ch34" chart:values-cell-range-address="Model.C38:Model.AO38" chart:label-cell-address="Model.B38:Model.B38" chart:class="chart:bar">
            <chart:data-point chart:repeated="39"/>
          </chart:series>
          <chart:series chart:style-name="ch35" chart:values-cell-range-address="Model.C39:Model.AO39" chart:label-cell-address="Model.B39:Model.B39" chart:class="chart:bar">
            <chart:data-point chart:repeated="39"/>
          </chart:series>
          <chart:series chart:style-name="ch36" chart:values-cell-range-address="Model.C40:Model.AO40" chart:label-cell-address="Model.B40:Model.B40" chart:class="chart:bar">
            <chart:data-point chart:repeated="39"/>
          </chart:series>
          <chart:series chart:style-name="ch37" chart:values-cell-range-address="Model.C41:Model.AO41" chart:label-cell-address="Model.B41:Model.B41" chart:class="chart:bar">
            <chart:data-point chart:repeated="39"/>
          </chart:series>
          <chart:series chart:style-name="ch38" chart:values-cell-range-address="Model.C42:Model.AO42" chart:label-cell-address="Model.B42:Model.B42" chart:class="chart:bar">
            <chart:data-point chart:repeated="39"/>
          </chart:series>
          <chart:series chart:style-name="ch39" chart:values-cell-range-address="Model.C43:Model.AO43" chart:label-cell-address="Model.B43:Model.B43" chart:class="chart:bar">
            <chart:data-point chart:repeated="39"/>
          </chart:series>
          <chart:series chart:style-name="ch40" chart:values-cell-range-address="Model.C44:Model.AO44" chart:label-cell-address="Model.B44:Model.B44" chart:class="chart:bar">
            <chart:data-point chart:repeated="39"/>
          </chart:series>
          <chart:series chart:style-name="ch41" chart:values-cell-range-address="Model.C45:Model.AO45" chart:label-cell-address="Model.B45:Model.B45" chart:class="chart:bar">
            <chart:data-point chart:repeated="39"/>
          </chart:series>
          <chart:series chart:style-name="ch42" chart:values-cell-range-address="Model.C46:Model.AO46" chart:label-cell-address="Model.B46:Model.B46" chart:class="chart:bar">
            <chart:data-point chart:repeated="39"/>
          </chart:series>
          <chart:series chart:style-name="ch43" chart:values-cell-range-address="Model.C47:Model.AO47" chart:label-cell-address="Model.B47:Model.B47" chart:class="chart:bar">
            <chart:data-point chart:repeated="39"/>
          </chart:series>
          <chart:series chart:style-name="ch9" chart:values-cell-range-address="Model.C48:Model.AO48" chart:label-cell-address="Model.B48:Model.B48" chart:class="chart:bar">
            <chart:data-point chart:repeated="39"/>
          </chart:series>
          <chart:series chart:style-name="ch44" chart:values-cell-range-address="Model.C49:Model.AO49" chart:label-cell-address="Model.B49:Model.B49" chart:class="chart:bar">
            <chart:data-point chart:repeated="39"/>
          </chart:series>
          <chart:series chart:style-name="ch45" chart:values-cell-range-address="Model.C50:Model.AO50" chart:label-cell-address="Model.B50:Model.B50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10:Model.AO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1:Model.B11</svg:desc>
                </draw:g>
              </table:table-cell>
              <table:table-cell office:value-type="float" office:value="NaN">
                <text:p>NaN</text:p>
                <draw:g>
                  <svg:desc>Model.C11:Model.AO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12:Model.B12</svg:desc>
                </draw:g>
              </table:table-cell>
              <table:table-cell office:value-type="float" office:value="NaN">
                <text:p>NaN</text:p>
                <draw:g>
                  <svg:desc>Model.C12:Model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13:Model.B13</svg:desc>
                </draw:g>
              </table:table-cell>
              <table:table-cell office:value-type="float" office:value="NaN">
                <text:p>NaN</text:p>
                <draw:g>
                  <svg:desc>Model.C13:Model.A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14:Model.B14</svg:desc>
                </draw:g>
              </table:table-cell>
              <table:table-cell office:value-type="float" office:value="NaN">
                <text:p>NaN</text:p>
                <draw:g>
                  <svg:desc>Model.C14:Model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15:Model.B15</svg:desc>
                </draw:g>
              </table:table-cell>
              <table:table-cell office:value-type="float" office:value="NaN">
                <text:p>NaN</text:p>
                <draw:g>
                  <svg:desc>Model.C15:Model.AO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16:Model.B16</svg:desc>
                </draw:g>
              </table:table-cell>
              <table:table-cell office:value-type="float" office:value="NaN">
                <text:p>NaN</text:p>
                <draw:g>
                  <svg:desc>Model.C16:Model.AO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17:Model.B17</svg:desc>
                </draw:g>
              </table:table-cell>
              <table:table-cell office:value-type="float" office:value="NaN">
                <text:p>NaN</text:p>
                <draw:g>
                  <svg:desc>Model.C17:Model.AO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18:Model.B18</svg:desc>
                </draw:g>
              </table:table-cell>
              <table:table-cell office:value-type="float" office:value="NaN">
                <text:p>NaN</text:p>
                <draw:g>
                  <svg:desc>Model.C18:Model.AO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19:Model.B19</svg:desc>
                </draw:g>
              </table:table-cell>
              <table:table-cell office:value-type="float" office:value="NaN">
                <text:p>NaN</text:p>
                <draw:g>
                  <svg:desc>Model.C19:Model.AO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20:Model.B20</svg:desc>
                </draw:g>
              </table:table-cell>
              <table:table-cell office:value-type="float" office:value="NaN">
                <text:p>NaN</text:p>
                <draw:g>
                  <svg:desc>Model.C20:Model.AO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21:Model.B21</svg:desc>
                </draw:g>
              </table:table-cell>
              <table:table-cell office:value-type="float" office:value="NaN">
                <text:p>NaN</text:p>
                <draw:g>
                  <svg:desc>Model.C21:Model.AO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22:Model.B22</svg:desc>
                </draw:g>
              </table:table-cell>
              <table:table-cell office:value-type="float" office:value="NaN">
                <text:p>NaN</text:p>
                <draw:g>
                  <svg:desc>Model.C22:Model.AO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23:Model.B23</svg:desc>
                </draw:g>
              </table:table-cell>
              <table:table-cell office:value-type="float" office:value="NaN">
                <text:p>NaN</text:p>
                <draw:g>
                  <svg:desc>Model.C23:Model.AO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24:Model.B24</svg:desc>
                </draw:g>
              </table:table-cell>
              <table:table-cell office:value-type="float" office:value="NaN">
                <text:p>NaN</text:p>
                <draw:g>
                  <svg:desc>Model.C24:Model.AO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25:Model.B25</svg:desc>
                </draw:g>
              </table:table-cell>
              <table:table-cell office:value-type="float" office:value="NaN">
                <text:p>NaN</text:p>
                <draw:g>
                  <svg:desc>Model.C25:Model.AO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26:Model.B26</svg:desc>
                </draw:g>
              </table:table-cell>
              <table:table-cell office:value-type="float" office:value="NaN">
                <text:p>NaN</text:p>
                <draw:g>
                  <svg:desc>Model.C26:Model.AO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27:Model.B27</svg:desc>
                </draw:g>
              </table:table-cell>
              <table:table-cell office:value-type="float" office:value="NaN">
                <text:p>NaN</text:p>
                <draw:g>
                  <svg:desc>Model.C27:Model.AO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28:Model.B28</svg:desc>
                </draw:g>
              </table:table-cell>
              <table:table-cell office:value-type="float" office:value="NaN">
                <text:p>NaN</text:p>
                <draw:g>
                  <svg:desc>Model.C28:Model.AO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29:Model.B29</svg:desc>
                </draw:g>
              </table:table-cell>
              <table:table-cell office:value-type="float" office:value="NaN">
                <text:p>NaN</text:p>
                <draw:g>
                  <svg:desc>Model.C29:Model.A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30:Model.B30</svg:desc>
                </draw:g>
              </table:table-cell>
              <table:table-cell office:value-type="float" office:value="NaN">
                <text:p>NaN</text:p>
                <draw:g>
                  <svg:desc>Model.C30:Model.AO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31:Model.B31</svg:desc>
                </draw:g>
              </table:table-cell>
              <table:table-cell office:value-type="float" office:value="NaN">
                <text:p>NaN</text:p>
                <draw:g>
                  <svg:desc>Model.C31:Model.AO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32:Model.B32</svg:desc>
                </draw:g>
              </table:table-cell>
              <table:table-cell office:value-type="float" office:value="NaN">
                <text:p>NaN</text:p>
                <draw:g>
                  <svg:desc>Model.C32:Model.AO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33:Model.B33</svg:desc>
                </draw:g>
              </table:table-cell>
              <table:table-cell office:value-type="float" office:value="NaN">
                <text:p>NaN</text:p>
                <draw:g>
                  <svg:desc>Model.C33:Model.AO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34:Model.B34</svg:desc>
                </draw:g>
              </table:table-cell>
              <table:table-cell office:value-type="float" office:value="NaN">
                <text:p>NaN</text:p>
                <draw:g>
                  <svg:desc>Model.C34:Model.AO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35:Model.B35</svg:desc>
                </draw:g>
              </table:table-cell>
              <table:table-cell office:value-type="float" office:value="NaN">
                <text:p>NaN</text:p>
                <draw:g>
                  <svg:desc>Model.C35:Model.AO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36:Model.B36</svg:desc>
                </draw:g>
              </table:table-cell>
              <table:table-cell office:value-type="float" office:value="NaN">
                <text:p>NaN</text:p>
                <draw:g>
                  <svg:desc>Model.C36:Model.AO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37:Model.B37</svg:desc>
                </draw:g>
              </table:table-cell>
              <table:table-cell office:value-type="float" office:value="NaN">
                <text:p>NaN</text:p>
                <draw:g>
                  <svg:desc>Model.C37:Model.AO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38:Model.B38</svg:desc>
                </draw:g>
              </table:table-cell>
              <table:table-cell office:value-type="float" office:value="NaN">
                <text:p>NaN</text:p>
                <draw:g>
                  <svg:desc>Model.C38:Model.AO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39:Model.B39</svg:desc>
                </draw:g>
              </table:table-cell>
              <table:table-cell office:value-type="float" office:value="NaN">
                <text:p>NaN</text:p>
                <draw:g>
                  <svg:desc>Model.C39:Model.AO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40:Model.B40</svg:desc>
                </draw:g>
              </table:table-cell>
              <table:table-cell office:value-type="float" office:value="NaN">
                <text:p>NaN</text:p>
                <draw:g>
                  <svg:desc>Model.C40:Model.AO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41:Model.B41</svg:desc>
                </draw:g>
              </table:table-cell>
              <table:table-cell office:value-type="float" office:value="NaN">
                <text:p>NaN</text:p>
                <draw:g>
                  <svg:desc>Model.C41:Model.AO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42:Model.B42</svg:desc>
                </draw:g>
              </table:table-cell>
              <table:table-cell office:value-type="float" office:value="NaN">
                <text:p>NaN</text:p>
                <draw:g>
                  <svg:desc>Model.C42:Model.AO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43:Model.B43</svg:desc>
                </draw:g>
              </table:table-cell>
              <table:table-cell office:value-type="float" office:value="NaN">
                <text:p>NaN</text:p>
                <draw:g>
                  <svg:desc>Model.C43:Model.AO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44:Model.B44</svg:desc>
                </draw:g>
              </table:table-cell>
              <table:table-cell office:value-type="float" office:value="NaN">
                <text:p>NaN</text:p>
                <draw:g>
                  <svg:desc>Model.C44:Model.AO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45:Model.B45</svg:desc>
                </draw:g>
              </table:table-cell>
              <table:table-cell office:value-type="float" office:value="NaN">
                <text:p>NaN</text:p>
                <draw:g>
                  <svg:desc>Model.C45:Model.AO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46:Model.B46</svg:desc>
                </draw:g>
              </table:table-cell>
              <table:table-cell office:value-type="float" office:value="NaN">
                <text:p>NaN</text:p>
                <draw:g>
                  <svg:desc>Model.C46:Model.AO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47:Model.B47</svg:desc>
                </draw:g>
              </table:table-cell>
              <table:table-cell office:value-type="float" office:value="NaN">
                <text:p>NaN</text:p>
                <draw:g>
                  <svg:desc>Model.C47:Model.AO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48:Model.B48</svg:desc>
                </draw:g>
              </table:table-cell>
              <table:table-cell office:value-type="float" office:value="NaN">
                <text:p>NaN</text:p>
                <draw:g>
                  <svg:desc>Model.C48:Model.AO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49:Model.B49</svg:desc>
                </draw:g>
              </table:table-cell>
              <table:table-cell office:value-type="float" office:value="NaN">
                <text:p>NaN</text:p>
                <draw:g>
                  <svg:desc>Model.C49:Model.AO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50:Model.B50</svg:desc>
                </draw:g>
              </table:table-cell>
              <table:table-cell office:value-type="float" office:value="NaN">
                <text:p>NaN</text:p>
                <draw:g>
                  <svg:desc>Model.C50:Model.AO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337cm" svg:height="10.576cm" xlink:href=".." xlink:type="simple" chart:class="chart:bar" chart:style-name="ch1">
        <chart:title svg:x="4.42cm" svg:y="0.337cm" chart:style-name="ch2">
          <text:p>Instantaneous Correlation</text:p>
        </chart:title>
        <chart:legend chart:legend-position="bottom" svg:x="1.259cm" svg:y="8.192cm" style:legend-expansion="wide" chart:style-name="ch3"/>
        <chart:plot-area chart:style-name="ch4" table:cell-range-address="Model.C55:Model.AO95 Model.B56:Model.B95" chart:data-source-has-labels="both" svg:x="0.053cm" svg:y="0.981cm" svg:width="11.788cm" svg:height="6.859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15cm" svg:y="0.847cm" svg:width="10.126cm" svg:height="6.612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5:Model.AO55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6:Model.AO56" chart:label-cell-address="Model.B56:Model.B56" chart:class="chart:bar">
            <chart:data-point chart:repeated="39"/>
          </chart:series>
          <chart:series chart:style-name="ch9" chart:values-cell-range-address="Model.C57:Model.AO57" chart:label-cell-address="Model.B57:Model.B57" chart:class="chart:bar">
            <chart:data-point chart:repeated="39"/>
          </chart:series>
          <chart:series chart:style-name="ch10" chart:values-cell-range-address="Model.C58:Model.AO58" chart:label-cell-address="Model.B58:Model.B58" chart:class="chart:bar">
            <chart:data-point chart:repeated="39"/>
          </chart:series>
          <chart:series chart:style-name="ch11" chart:values-cell-range-address="Model.C59:Model.AO59" chart:label-cell-address="Model.B59:Model.B59" chart:class="chart:bar">
            <chart:data-point chart:repeated="39"/>
          </chart:series>
          <chart:series chart:style-name="ch12" chart:values-cell-range-address="Model.C60:Model.AO60" chart:label-cell-address="Model.B60:Model.B60" chart:class="chart:bar">
            <chart:data-point chart:repeated="39"/>
          </chart:series>
          <chart:series chart:style-name="ch13" chart:values-cell-range-address="Model.C61:Model.AO61" chart:label-cell-address="Model.B61:Model.B61" chart:class="chart:bar">
            <chart:data-point chart:repeated="39"/>
          </chart:series>
          <chart:series chart:style-name="ch14" chart:values-cell-range-address="Model.C62:Model.AO62" chart:label-cell-address="Model.B62:Model.B62" chart:class="chart:bar">
            <chart:data-point chart:repeated="39"/>
          </chart:series>
          <chart:series chart:style-name="ch15" chart:values-cell-range-address="Model.C63:Model.AO63" chart:label-cell-address="Model.B63:Model.B63" chart:class="chart:bar">
            <chart:data-point chart:repeated="39"/>
          </chart:series>
          <chart:series chart:style-name="ch16" chart:values-cell-range-address="Model.C64:Model.AO64" chart:label-cell-address="Model.B64:Model.B64" chart:class="chart:bar">
            <chart:data-point chart:repeated="39"/>
          </chart:series>
          <chart:series chart:style-name="ch17" chart:values-cell-range-address="Model.C65:Model.AO65" chart:label-cell-address="Model.B65:Model.B65" chart:class="chart:bar">
            <chart:data-point chart:repeated="39"/>
          </chart:series>
          <chart:series chart:style-name="ch18" chart:values-cell-range-address="Model.C66:Model.AO66" chart:label-cell-address="Model.B66:Model.B66" chart:class="chart:bar">
            <chart:data-point chart:repeated="39"/>
          </chart:series>
          <chart:series chart:style-name="ch19" chart:values-cell-range-address="Model.C67:Model.AO67" chart:label-cell-address="Model.B67:Model.B67" chart:class="chart:bar">
            <chart:data-point chart:repeated="39"/>
          </chart:series>
          <chart:series chart:style-name="ch20" chart:values-cell-range-address="Model.C68:Model.AO68" chart:label-cell-address="Model.B68:Model.B68" chart:class="chart:bar">
            <chart:data-point chart:repeated="39"/>
          </chart:series>
          <chart:series chart:style-name="ch21" chart:values-cell-range-address="Model.C69:Model.AO69" chart:label-cell-address="Model.B69:Model.B69" chart:class="chart:bar">
            <chart:data-point chart:repeated="39"/>
          </chart:series>
          <chart:series chart:style-name="ch22" chart:values-cell-range-address="Model.C70:Model.AO70" chart:label-cell-address="Model.B70:Model.B70" chart:class="chart:bar">
            <chart:data-point chart:repeated="39"/>
          </chart:series>
          <chart:series chart:style-name="ch23" chart:values-cell-range-address="Model.C71:Model.AO71" chart:label-cell-address="Model.B71:Model.B71" chart:class="chart:bar">
            <chart:data-point chart:repeated="39"/>
          </chart:series>
          <chart:series chart:style-name="ch24" chart:values-cell-range-address="Model.C72:Model.AO72" chart:label-cell-address="Model.B72:Model.B72" chart:class="chart:bar">
            <chart:data-point chart:repeated="39"/>
          </chart:series>
          <chart:series chart:style-name="ch11" chart:values-cell-range-address="Model.C73:Model.AO73" chart:label-cell-address="Model.B73:Model.B73" chart:class="chart:bar">
            <chart:data-point chart:repeated="39"/>
          </chart:series>
          <chart:series chart:style-name="ch25" chart:values-cell-range-address="Model.C74:Model.AO74" chart:label-cell-address="Model.B74:Model.B74" chart:class="chart:bar">
            <chart:data-point chart:repeated="39"/>
          </chart:series>
          <chart:series chart:style-name="ch26" chart:values-cell-range-address="Model.C75:Model.AO75" chart:label-cell-address="Model.B75:Model.B75" chart:class="chart:bar">
            <chart:data-point chart:repeated="39"/>
          </chart:series>
          <chart:series chart:style-name="ch27" chart:values-cell-range-address="Model.C76:Model.AO76" chart:label-cell-address="Model.B76:Model.B76" chart:class="chart:bar">
            <chart:data-point chart:repeated="39"/>
          </chart:series>
          <chart:series chart:style-name="ch28" chart:values-cell-range-address="Model.C77:Model.AO77" chart:label-cell-address="Model.B77:Model.B77" chart:class="chart:bar">
            <chart:data-point chart:repeated="39"/>
          </chart:series>
          <chart:series chart:style-name="ch29" chart:values-cell-range-address="Model.C78:Model.AO78" chart:label-cell-address="Model.B78:Model.B78" chart:class="chart:bar">
            <chart:data-point chart:repeated="39"/>
          </chart:series>
          <chart:series chart:style-name="ch30" chart:values-cell-range-address="Model.C79:Model.AO79" chart:label-cell-address="Model.B79:Model.B79" chart:class="chart:bar">
            <chart:data-point chart:repeated="39"/>
          </chart:series>
          <chart:series chart:style-name="ch31" chart:values-cell-range-address="Model.C80:Model.AO80" chart:label-cell-address="Model.B80:Model.B80" chart:class="chart:bar">
            <chart:data-point chart:repeated="39"/>
          </chart:series>
          <chart:series chart:style-name="ch32" chart:values-cell-range-address="Model.C81:Model.AO81" chart:label-cell-address="Model.B81:Model.B81" chart:class="chart:bar">
            <chart:data-point chart:repeated="39"/>
          </chart:series>
          <chart:series chart:style-name="ch33" chart:values-cell-range-address="Model.C82:Model.AO82" chart:label-cell-address="Model.B82:Model.B82" chart:class="chart:bar">
            <chart:data-point chart:repeated="39"/>
          </chart:series>
          <chart:series chart:style-name="ch34" chart:values-cell-range-address="Model.C83:Model.AO83" chart:label-cell-address="Model.B83:Model.B83" chart:class="chart:bar">
            <chart:data-point chart:repeated="39"/>
          </chart:series>
          <chart:series chart:style-name="ch35" chart:values-cell-range-address="Model.C84:Model.AO84" chart:label-cell-address="Model.B84:Model.B84" chart:class="chart:bar">
            <chart:data-point chart:repeated="39"/>
          </chart:series>
          <chart:series chart:style-name="ch36" chart:values-cell-range-address="Model.C85:Model.AO85" chart:label-cell-address="Model.B85:Model.B85" chart:class="chart:bar">
            <chart:data-point chart:repeated="39"/>
          </chart:series>
          <chart:series chart:style-name="ch37" chart:values-cell-range-address="Model.C86:Model.AO86" chart:label-cell-address="Model.B86:Model.B86" chart:class="chart:bar">
            <chart:data-point chart:repeated="39"/>
          </chart:series>
          <chart:series chart:style-name="ch38" chart:values-cell-range-address="Model.C87:Model.AO87" chart:label-cell-address="Model.B87:Model.B87" chart:class="chart:bar">
            <chart:data-point chart:repeated="39"/>
          </chart:series>
          <chart:series chart:style-name="ch39" chart:values-cell-range-address="Model.C88:Model.AO88" chart:label-cell-address="Model.B88:Model.B88" chart:class="chart:bar">
            <chart:data-point chart:repeated="39"/>
          </chart:series>
          <chart:series chart:style-name="ch40" chart:values-cell-range-address="Model.C89:Model.AO89" chart:label-cell-address="Model.B89:Model.B89" chart:class="chart:bar">
            <chart:data-point chart:repeated="39"/>
          </chart:series>
          <chart:series chart:style-name="ch41" chart:values-cell-range-address="Model.C90:Model.AO90" chart:label-cell-address="Model.B90:Model.B90" chart:class="chart:bar">
            <chart:data-point chart:repeated="39"/>
          </chart:series>
          <chart:series chart:style-name="ch42" chart:values-cell-range-address="Model.C91:Model.AO91" chart:label-cell-address="Model.B91:Model.B91" chart:class="chart:bar">
            <chart:data-point chart:repeated="39"/>
          </chart:series>
          <chart:series chart:style-name="ch43" chart:values-cell-range-address="Model.C92:Model.AO92" chart:label-cell-address="Model.B92:Model.B92" chart:class="chart:bar">
            <chart:data-point chart:repeated="39"/>
          </chart:series>
          <chart:series chart:style-name="ch9" chart:values-cell-range-address="Model.C93:Model.AO93" chart:label-cell-address="Model.B93:Model.B93" chart:class="chart:bar">
            <chart:data-point chart:repeated="39"/>
          </chart:series>
          <chart:series chart:style-name="ch44" chart:values-cell-range-address="Model.C94:Model.AO94" chart:label-cell-address="Model.B94:Model.B94" chart:class="chart:bar">
            <chart:data-point chart:repeated="39"/>
          </chart:series>
          <chart:series chart:style-name="ch45" chart:values-cell-range-address="Model.C95:Model.AO95" chart:label-cell-address="Model.B95:Model.B95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5:Model.AO55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6:Model.B56</svg:desc>
                </draw:g>
              </table:table-cell>
              <table:table-cell office:value-type="float" office:value="NaN">
                <text:p>NaN</text:p>
                <draw:g>
                  <svg:desc>Model.C56:Model.AO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57:Model.B57</svg:desc>
                </draw:g>
              </table:table-cell>
              <table:table-cell office:value-type="float" office:value="NaN">
                <text:p>NaN</text:p>
                <draw:g>
                  <svg:desc>Model.C57:Model.AO5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58:Model.B58</svg:desc>
                </draw:g>
              </table:table-cell>
              <table:table-cell office:value-type="float" office:value="NaN">
                <text:p>NaN</text:p>
                <draw:g>
                  <svg:desc>Model.C58:Model.AO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59:Model.B59</svg:desc>
                </draw:g>
              </table:table-cell>
              <table:table-cell office:value-type="float" office:value="NaN">
                <text:p>NaN</text:p>
                <draw:g>
                  <svg:desc>Model.C59:Model.AO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60:Model.B60</svg:desc>
                </draw:g>
              </table:table-cell>
              <table:table-cell office:value-type="float" office:value="NaN">
                <text:p>NaN</text:p>
                <draw:g>
                  <svg:desc>Model.C60:Model.AO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61:Model.B61</svg:desc>
                </draw:g>
              </table:table-cell>
              <table:table-cell office:value-type="float" office:value="NaN">
                <text:p>NaN</text:p>
                <draw:g>
                  <svg:desc>Model.C61:Model.AO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62:Model.B62</svg:desc>
                </draw:g>
              </table:table-cell>
              <table:table-cell office:value-type="float" office:value="NaN">
                <text:p>NaN</text:p>
                <draw:g>
                  <svg:desc>Model.C62:Model.AO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63:Model.B63</svg:desc>
                </draw:g>
              </table:table-cell>
              <table:table-cell office:value-type="float" office:value="NaN">
                <text:p>NaN</text:p>
                <draw:g>
                  <svg:desc>Model.C63:Model.AO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64:Model.B64</svg:desc>
                </draw:g>
              </table:table-cell>
              <table:table-cell office:value-type="float" office:value="NaN">
                <text:p>NaN</text:p>
                <draw:g>
                  <svg:desc>Model.C64:Model.AO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65:Model.B65</svg:desc>
                </draw:g>
              </table:table-cell>
              <table:table-cell office:value-type="float" office:value="NaN">
                <text:p>NaN</text:p>
                <draw:g>
                  <svg:desc>Model.C65:Model.AO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66:Model.B66</svg:desc>
                </draw:g>
              </table:table-cell>
              <table:table-cell office:value-type="float" office:value="NaN">
                <text:p>NaN</text:p>
                <draw:g>
                  <svg:desc>Model.C66:Model.AO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67:Model.B67</svg:desc>
                </draw:g>
              </table:table-cell>
              <table:table-cell office:value-type="float" office:value="NaN">
                <text:p>NaN</text:p>
                <draw:g>
                  <svg:desc>Model.C67:Model.AO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68:Model.B68</svg:desc>
                </draw:g>
              </table:table-cell>
              <table:table-cell office:value-type="float" office:value="NaN">
                <text:p>NaN</text:p>
                <draw:g>
                  <svg:desc>Model.C68:Model.AO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69:Model.B69</svg:desc>
                </draw:g>
              </table:table-cell>
              <table:table-cell office:value-type="float" office:value="NaN">
                <text:p>NaN</text:p>
                <draw:g>
                  <svg:desc>Model.C69:Model.AO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70:Model.B70</svg:desc>
                </draw:g>
              </table:table-cell>
              <table:table-cell office:value-type="float" office:value="NaN">
                <text:p>NaN</text:p>
                <draw:g>
                  <svg:desc>Model.C70:Model.AO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71:Model.B71</svg:desc>
                </draw:g>
              </table:table-cell>
              <table:table-cell office:value-type="float" office:value="NaN">
                <text:p>NaN</text:p>
                <draw:g>
                  <svg:desc>Model.C71:Model.AO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72:Model.B72</svg:desc>
                </draw:g>
              </table:table-cell>
              <table:table-cell office:value-type="float" office:value="NaN">
                <text:p>NaN</text:p>
                <draw:g>
                  <svg:desc>Model.C72:Model.AO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73:Model.B73</svg:desc>
                </draw:g>
              </table:table-cell>
              <table:table-cell office:value-type="float" office:value="NaN">
                <text:p>NaN</text:p>
                <draw:g>
                  <svg:desc>Model.C73:Model.AO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74:Model.B74</svg:desc>
                </draw:g>
              </table:table-cell>
              <table:table-cell office:value-type="float" office:value="NaN">
                <text:p>NaN</text:p>
                <draw:g>
                  <svg:desc>Model.C74:Model.AO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75:Model.B75</svg:desc>
                </draw:g>
              </table:table-cell>
              <table:table-cell office:value-type="float" office:value="NaN">
                <text:p>NaN</text:p>
                <draw:g>
                  <svg:desc>Model.C75:Model.AO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76:Model.B76</svg:desc>
                </draw:g>
              </table:table-cell>
              <table:table-cell office:value-type="float" office:value="NaN">
                <text:p>NaN</text:p>
                <draw:g>
                  <svg:desc>Model.C76:Model.AO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77:Model.B77</svg:desc>
                </draw:g>
              </table:table-cell>
              <table:table-cell office:value-type="float" office:value="NaN">
                <text:p>NaN</text:p>
                <draw:g>
                  <svg:desc>Model.C77:Model.AO7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78:Model.B78</svg:desc>
                </draw:g>
              </table:table-cell>
              <table:table-cell office:value-type="float" office:value="NaN">
                <text:p>NaN</text:p>
                <draw:g>
                  <svg:desc>Model.C78:Model.AO7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79:Model.B79</svg:desc>
                </draw:g>
              </table:table-cell>
              <table:table-cell office:value-type="float" office:value="NaN">
                <text:p>NaN</text:p>
                <draw:g>
                  <svg:desc>Model.C79:Model.AO7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80:Model.B80</svg:desc>
                </draw:g>
              </table:table-cell>
              <table:table-cell office:value-type="float" office:value="NaN">
                <text:p>NaN</text:p>
                <draw:g>
                  <svg:desc>Model.C80:Model.AO8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81:Model.B81</svg:desc>
                </draw:g>
              </table:table-cell>
              <table:table-cell office:value-type="float" office:value="NaN">
                <text:p>NaN</text:p>
                <draw:g>
                  <svg:desc>Model.C81:Model.AO8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82:Model.B82</svg:desc>
                </draw:g>
              </table:table-cell>
              <table:table-cell office:value-type="float" office:value="NaN">
                <text:p>NaN</text:p>
                <draw:g>
                  <svg:desc>Model.C82:Model.AO8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83:Model.B83</svg:desc>
                </draw:g>
              </table:table-cell>
              <table:table-cell office:value-type="float" office:value="NaN">
                <text:p>NaN</text:p>
                <draw:g>
                  <svg:desc>Model.C83:Model.AO8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84:Model.B84</svg:desc>
                </draw:g>
              </table:table-cell>
              <table:table-cell office:value-type="float" office:value="NaN">
                <text:p>NaN</text:p>
                <draw:g>
                  <svg:desc>Model.C84:Model.AO8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85:Model.B85</svg:desc>
                </draw:g>
              </table:table-cell>
              <table:table-cell office:value-type="float" office:value="NaN">
                <text:p>NaN</text:p>
                <draw:g>
                  <svg:desc>Model.C85:Model.AO8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86:Model.B86</svg:desc>
                </draw:g>
              </table:table-cell>
              <table:table-cell office:value-type="float" office:value="NaN">
                <text:p>NaN</text:p>
                <draw:g>
                  <svg:desc>Model.C86:Model.AO8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87:Model.B87</svg:desc>
                </draw:g>
              </table:table-cell>
              <table:table-cell office:value-type="float" office:value="NaN">
                <text:p>NaN</text:p>
                <draw:g>
                  <svg:desc>Model.C87:Model.AO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88:Model.B88</svg:desc>
                </draw:g>
              </table:table-cell>
              <table:table-cell office:value-type="float" office:value="NaN">
                <text:p>NaN</text:p>
                <draw:g>
                  <svg:desc>Model.C88:Model.AO8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89:Model.B89</svg:desc>
                </draw:g>
              </table:table-cell>
              <table:table-cell office:value-type="float" office:value="NaN">
                <text:p>NaN</text:p>
                <draw:g>
                  <svg:desc>Model.C89:Model.AO8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90:Model.B90</svg:desc>
                </draw:g>
              </table:table-cell>
              <table:table-cell office:value-type="float" office:value="NaN">
                <text:p>NaN</text:p>
                <draw:g>
                  <svg:desc>Model.C90:Model.AO9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91:Model.B91</svg:desc>
                </draw:g>
              </table:table-cell>
              <table:table-cell office:value-type="float" office:value="NaN">
                <text:p>NaN</text:p>
                <draw:g>
                  <svg:desc>Model.C91:Model.AO9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92:Model.B92</svg:desc>
                </draw:g>
              </table:table-cell>
              <table:table-cell office:value-type="float" office:value="NaN">
                <text:p>NaN</text:p>
                <draw:g>
                  <svg:desc>Model.C92:Model.AO9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93:Model.B93</svg:desc>
                </draw:g>
              </table:table-cell>
              <table:table-cell office:value-type="float" office:value="NaN">
                <text:p>NaN</text:p>
                <draw:g>
                  <svg:desc>Model.C93:Model.AO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94:Model.B94</svg:desc>
                </draw:g>
              </table:table-cell>
              <table:table-cell office:value-type="float" office:value="NaN">
                <text:p>NaN</text:p>
                <draw:g>
                  <svg:desc>Model.C94:Model.AO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95:Model.B95</svg:desc>
                </draw:g>
              </table:table-cell>
              <table:table-cell office:value-type="float" office:value="NaN">
                <text:p>NaN</text:p>
                <draw:g>
                  <svg:desc>Model.C95:Model.AO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718cm" svg:y="0.224cm" chart:style-name="ch2">
          <text:p>Forward Rate Curves</text:p>
        </chart:title>
        <chart:plot-area chart:style-name="ch3" table:cell-range-address="Simulation.C11:Simulation.J11 Simulation.C15:Simulation.J114" chart:data-source-has-labels="row" svg:x="1.373cm" svg:y="0.662cm" svg:width="10.649cm" svg:height="5.657cm">
          <chartooo:coordinate-region svg:x="2.271cm" svg:y="0.836cm" svg:width="9.53cm" svg:height="4.887cm"/>
          <chart:axis chart:dimension="x" chart:name="primary-x" chart:style-name="ch4" chartooo:axis-type="text">
            <chart:title svg:x="5.96cm" svg:y="6.7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8cm" svg:y="3.928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736078308825257">
                <text:p>0.00736078308825257</text:p>
                <draw:g>
                  <svg:desc>Simulation.C15:Simulation.J15</svg:desc>
                </draw:g>
              </table:table-cell>
              <table:table-cell office:value-type="float" office:value="0.0126466962981637">
                <text:p>0.0126466962981637</text:p>
              </table:table-cell>
              <table:table-cell office:value-type="float" office:value="0.0174141532928462">
                <text:p>0.0174141532928462</text:p>
              </table:table-cell>
              <table:table-cell office:value-type="float" office:value="0.0203040992021526">
                <text:p>0.0203040992021526</text:p>
              </table:table-cell>
              <table:table-cell office:value-type="float" office:value="0.0209251964391705">
                <text:p>0.0209251964391705</text:p>
              </table:table-cell>
              <table:table-cell office:value-type="float" office:value="0.019857435093144">
                <text:p>0.019857435093144</text:p>
              </table:table-cell>
              <table:table-cell office:value-type="float" office:value="0.0178422229682051">
                <text:p>0.0178422229682051</text:p>
              </table:table-cell>
              <table:table-cell office:value-type="float" office:value="0.0152450551234527">
                <text:p>0.0152450551234527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104259332612898">
                <text:p>0.0104259332612898</text:p>
                <draw:g>
                  <svg:desc>Simulation.C16:Simulation.J16</svg:desc>
                </draw:g>
              </table:table-cell>
              <table:table-cell office:value-type="float" office:value="0.0149824368688193">
                <text:p>0.0149824368688193</text:p>
              </table:table-cell>
              <table:table-cell office:value-type="float" office:value="0.019159451762118">
                <text:p>0.019159451762118</text:p>
              </table:table-cell>
              <table:table-cell office:value-type="float" office:value="0.022549541241874">
                <text:p>0.022549541241874</text:p>
              </table:table-cell>
              <table:table-cell office:value-type="float" office:value="0.0250326058060425">
                <text:p>0.0250326058060425</text:p>
              </table:table-cell>
              <table:table-cell office:value-type="float" office:value="0.0269451924116562">
                <text:p>0.0269451924116562</text:p>
              </table:table-cell>
              <table:table-cell office:value-type="float" office:value="0.0285685566586435">
                <text:p>0.0285685566586435</text:p>
              </table:table-cell>
              <table:table-cell office:value-type="float" office:value="0.0294692152514941">
                <text:p>0.0294692152514941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0484566998716934">
                <text:p>0.00484566998716934</text:p>
                <draw:g>
                  <svg:desc>Simulation.C17:Simulation.J17</svg:desc>
                </draw:g>
              </table:table-cell>
              <table:table-cell office:value-type="float" office:value="0.00682900220266619">
                <text:p>0.00682900220266619</text:p>
              </table:table-cell>
              <table:table-cell office:value-type="float" office:value="0.00901881620285719">
                <text:p>0.00901881620285719</text:p>
              </table:table-cell>
              <table:table-cell office:value-type="float" office:value="0.0112997068353719">
                <text:p>0.0112997068353719</text:p>
              </table:table-cell>
              <table:table-cell office:value-type="float" office:value="0.0135969175329254">
                <text:p>0.0135969175329254</text:p>
              </table:table-cell>
              <table:table-cell office:value-type="float" office:value="0.0160818009056114">
                <text:p>0.0160818009056114</text:p>
              </table:table-cell>
              <table:table-cell office:value-type="float" office:value="0.0189692576463355">
                <text:p>0.0189692576463355</text:p>
              </table:table-cell>
              <table:table-cell office:value-type="float" office:value="0.0219730520261156">
                <text:p>0.0219730520261156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614376964887518">
                <text:p>0.00614376964887518</text:p>
                <draw:g>
                  <svg:desc>Simulation.C18:Simulation.J18</svg:desc>
                </draw:g>
              </table:table-cell>
              <table:table-cell office:value-type="float" office:value="0.00653753944767721">
                <text:p>0.00653753944767721</text:p>
              </table:table-cell>
              <table:table-cell office:value-type="float" office:value="0.00686273824792257">
                <text:p>0.00686273824792257</text:p>
              </table:table-cell>
              <table:table-cell office:value-type="float" office:value="0.0070927032890977">
                <text:p>0.0070927032890977</text:p>
              </table:table-cell>
              <table:table-cell office:value-type="float" office:value="0.00720229367762289">
                <text:p>0.00720229367762289</text:p>
              </table:table-cell>
              <table:table-cell office:value-type="float" office:value="0.00729772177821175">
                <text:p>0.00729772177821175</text:p>
              </table:table-cell>
              <table:table-cell office:value-type="float" office:value="0.00750158946311903">
                <text:p>0.00750158946311903</text:p>
              </table:table-cell>
              <table:table-cell office:value-type="float" office:value="0.00779343763512913">
                <text:p>0.00779343763512913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0432930719637901">
                <text:p>0.00432930719637901</text:p>
                <draw:g>
                  <svg:desc>Simulation.C19:Simulation.J19</svg:desc>
                </draw:g>
              </table:table-cell>
              <table:table-cell office:value-type="float" office:value="0.00779415066634091">
                <text:p>0.00779415066634091</text:p>
              </table:table-cell>
              <table:table-cell office:value-type="float" office:value="0.0114594001774634">
                <text:p>0.0114594001774634</text:p>
              </table:table-cell>
              <table:table-cell office:value-type="float" office:value="0.0144233781131657">
                <text:p>0.0144233781131657</text:p>
              </table:table-cell>
              <table:table-cell office:value-type="float" office:value="0.0161877858640723">
                <text:p>0.0161877858640723</text:p>
              </table:table-cell>
              <table:table-cell office:value-type="float" office:value="0.016903740532321">
                <text:p>0.016903740532321</text:p>
              </table:table-cell>
              <table:table-cell office:value-type="float" office:value="0.0169215225105706">
                <text:p>0.0169215225105706</text:p>
              </table:table-cell>
              <table:table-cell office:value-type="float" office:value="0.0162925608397204">
                <text:p>0.0162925608397204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126713126349279">
                <text:p>0.0126713126349279</text:p>
                <draw:g>
                  <svg:desc>Simulation.C20:Simulation.J20</svg:desc>
                </draw:g>
              </table:table-cell>
              <table:table-cell office:value-type="float" office:value="0.0160591129871022">
                <text:p>0.0160591129871022</text:p>
              </table:table-cell>
              <table:table-cell office:value-type="float" office:value="0.0187997292150951">
                <text:p>0.0187997292150951</text:p>
              </table:table-cell>
              <table:table-cell office:value-type="float" office:value="0.0208389961591958">
                <text:p>0.0208389961591958</text:p>
              </table:table-cell>
              <table:table-cell office:value-type="float" office:value="0.0222702640828623">
                <text:p>0.0222702640828623</text:p>
              </table:table-cell>
              <table:table-cell office:value-type="float" office:value="0.02353270976645">
                <text:p>0.02353270976645</text:p>
              </table:table-cell>
              <table:table-cell office:value-type="float" office:value="0.0250120938283159">
                <text:p>0.0250120938283159</text:p>
              </table:table-cell>
              <table:table-cell office:value-type="float" office:value="0.0264913350947391">
                <text:p>0.0264913350947391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151521365369757">
                <text:p>0.0151521365369757</text:p>
                <draw:g>
                  <svg:desc>Simulation.C21:Simulation.J21</svg:desc>
                </draw:g>
              </table:table-cell>
              <table:table-cell office:value-type="float" office:value="0.0163740833360953">
                <text:p>0.0163740833360953</text:p>
              </table:table-cell>
              <table:table-cell office:value-type="float" office:value="0.0168477071926198">
                <text:p>0.0168477071926198</text:p>
              </table:table-cell>
              <table:table-cell office:value-type="float" office:value="0.0168632050192958">
                <text:p>0.0168632050192958</text:p>
              </table:table-cell>
              <table:table-cell office:value-type="float" office:value="0.0165841774782479">
                <text:p>0.0165841774782479</text:p>
              </table:table-cell>
              <table:table-cell office:value-type="float" office:value="0.0163129565069679">
                <text:p>0.0163129565069679</text:p>
              </table:table-cell>
              <table:table-cell office:value-type="float" office:value="0.0162558381994722">
                <text:p>0.0162558381994722</text:p>
              </table:table-cell>
              <table:table-cell office:value-type="float" office:value="0.016247486491166">
                <text:p>0.016247486491166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390442889819721">
                <text:p>0.0390442889819721</text:p>
                <draw:g>
                  <svg:desc>Simulation.C22:Simulation.J22</svg:desc>
                </draw:g>
              </table:table-cell>
              <table:table-cell office:value-type="float" office:value="0.0364040369174878">
                <text:p>0.0364040369174878</text:p>
              </table:table-cell>
              <table:table-cell office:value-type="float" office:value="0.0318161633735421">
                <text:p>0.0318161633735421</text:p>
              </table:table-cell>
              <table:table-cell office:value-type="float" office:value="0.0270990011006306">
                <text:p>0.0270990011006306</text:p>
              </table:table-cell>
              <table:table-cell office:value-type="float" office:value="0.0228462128367018">
                <text:p>0.0228462128367018</text:p>
              </table:table-cell>
              <table:table-cell office:value-type="float" office:value="0.0193944557145359">
                <text:p>0.0193944557145359</text:p>
              </table:table-cell>
              <table:table-cell office:value-type="float" office:value="0.0167798062946824">
                <text:p>0.0167798062946824</text:p>
              </table:table-cell>
              <table:table-cell office:value-type="float" office:value="0.0146999785894306">
                <text:p>0.0146999785894306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139815548941896">
                <text:p>0.0139815548941896</text:p>
                <draw:g>
                  <svg:desc>Simulation.C23:Simulation.J23</svg:desc>
                </draw:g>
              </table:table-cell>
              <table:table-cell office:value-type="float" office:value="0.0192192568584132">
                <text:p>0.0192192568584132</text:p>
              </table:table-cell>
              <table:table-cell office:value-type="float" office:value="0.0234832046942828">
                <text:p>0.0234832046942828</text:p>
              </table:table-cell>
              <table:table-cell office:value-type="float" office:value="0.0259831919391609">
                <text:p>0.0259831919391609</text:p>
              </table:table-cell>
              <table:table-cell office:value-type="float" office:value="0.0264618304395711">
                <text:p>0.0264618304395711</text:p>
              </table:table-cell>
              <table:table-cell office:value-type="float" office:value="0.025428233018736">
                <text:p>0.025428233018736</text:p>
              </table:table-cell>
              <table:table-cell office:value-type="float" office:value="0.0234998412840465">
                <text:p>0.0234998412840465</text:p>
              </table:table-cell>
              <table:table-cell office:value-type="float" office:value="0.020870914765898">
                <text:p>0.020870914765898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402571022282533">
                <text:p>0.00402571022282533</text:p>
                <draw:g>
                  <svg:desc>Simulation.C24:Simulation.J24</svg:desc>
                </draw:g>
              </table:table-cell>
              <table:table-cell office:value-type="float" office:value="0.00619717750474304">
                <text:p>0.00619717750474304</text:p>
              </table:table-cell>
              <table:table-cell office:value-type="float" office:value="0.00825301834131575">
                <text:p>0.00825301834131575</text:p>
              </table:table-cell>
              <table:table-cell office:value-type="float" office:value="0.00991527111954637">
                <text:p>0.00991527111954637</text:p>
              </table:table-cell>
              <table:table-cell office:value-type="float" office:value="0.0110977274971038">
                <text:p>0.0110977274971038</text:p>
              </table:table-cell>
              <table:table-cell office:value-type="float" office:value="0.0119830624343498">
                <text:p>0.0119830624343498</text:p>
              </table:table-cell>
              <table:table-cell office:value-type="float" office:value="0.0127713782186628">
                <text:p>0.0127713782186628</text:p>
              </table:table-cell>
              <table:table-cell office:value-type="float" office:value="0.0133502282635869">
                <text:p>0.0133502282635869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750291817527215">
                <text:p>0.00750291817527215</text:p>
                <draw:g>
                  <svg:desc>Simulation.C25:Simulation.J25</svg:desc>
                </draw:g>
              </table:table-cell>
              <table:table-cell office:value-type="float" office:value="0.0110608545584346">
                <text:p>0.0110608545584346</text:p>
              </table:table-cell>
              <table:table-cell office:value-type="float" office:value="0.0144844294769341">
                <text:p>0.0144844294769341</text:p>
              </table:table-cell>
              <table:table-cell office:value-type="float" office:value="0.0174226220296401">
                <text:p>0.0174226220296401</text:p>
              </table:table-cell>
              <table:table-cell office:value-type="float" office:value="0.0197551683939771">
                <text:p>0.0197551683939771</text:p>
              </table:table-cell>
              <table:table-cell office:value-type="float" office:value="0.0217504553527084">
                <text:p>0.0217504553527084</text:p>
              </table:table-cell>
              <table:table-cell office:value-type="float" office:value="0.0236556299626415">
                <text:p>0.0236556299626415</text:p>
              </table:table-cell>
              <table:table-cell office:value-type="float" office:value="0.0250912942320083">
                <text:p>0.0250912942320083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204858242661922">
                <text:p>0.0204858242661922</text:p>
                <draw:g>
                  <svg:desc>Simulation.C26:Simulation.J26</svg:desc>
                </draw:g>
              </table:table-cell>
              <table:table-cell office:value-type="float" office:value="0.0179304848676316">
                <text:p>0.0179304848676316</text:p>
              </table:table-cell>
              <table:table-cell office:value-type="float" office:value="0.0168146579870806">
                <text:p>0.0168146579870806</text:p>
              </table:table-cell>
              <table:table-cell office:value-type="float" office:value="0.0165476258214108">
                <text:p>0.0165476258214108</text:p>
              </table:table-cell>
              <table:table-cell office:value-type="float" office:value="0.0167579987857232">
                <text:p>0.0167579987857232</text:p>
              </table:table-cell>
              <table:table-cell office:value-type="float" office:value="0.0174634633101189">
                <text:p>0.0174634633101189</text:p>
              </table:table-cell>
              <table:table-cell office:value-type="float" office:value="0.0187462019199141">
                <text:p>0.0187462019199141</text:p>
              </table:table-cell>
              <table:table-cell office:value-type="float" office:value="0.0202949034211955">
                <text:p>0.0202949034211955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285427615309389">
                <text:p>0.00285427615309389</text:p>
                <draw:g>
                  <svg:desc>Simulation.C27:Simulation.J27</svg:desc>
                </draw:g>
              </table:table-cell>
              <table:table-cell office:value-type="float" office:value="0.00454027106288606">
                <text:p>0.00454027106288606</text:p>
              </table:table-cell>
              <table:table-cell office:value-type="float" office:value="0.00657073340503175">
                <text:p>0.00657073340503175</text:p>
              </table:table-cell>
              <table:table-cell office:value-type="float" office:value="0.00879037748883703">
                <text:p>0.00879037748883703</text:p>
              </table:table-cell>
              <table:table-cell office:value-type="float" office:value="0.0110743642621073">
                <text:p>0.0110743642621073</text:p>
              </table:table-cell>
              <table:table-cell office:value-type="float" office:value="0.0135355146986282">
                <text:p>0.0135355146986282</text:p>
              </table:table-cell>
              <table:table-cell office:value-type="float" office:value="0.0163820999731711">
                <text:p>0.0163820999731711</text:p>
              </table:table-cell>
              <table:table-cell office:value-type="float" office:value="0.0194318773283331">
                <text:p>0.0194318773283331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729983593745939">
                <text:p>0.00729983593745939</text:p>
                <draw:g>
                  <svg:desc>Simulation.C28:Simulation.J28</svg:desc>
                </draw:g>
              </table:table-cell>
              <table:table-cell office:value-type="float" office:value="0.0116115881796019">
                <text:p>0.0116115881796019</text:p>
              </table:table-cell>
              <table:table-cell office:value-type="float" office:value="0.0159696321846936">
                <text:p>0.0159696321846936</text:p>
              </table:table-cell>
              <table:table-cell office:value-type="float" office:value="0.0197360865046377">
                <text:p>0.0197360865046377</text:p>
              </table:table-cell>
              <table:table-cell office:value-type="float" office:value="0.0226248214506054">
                <text:p>0.0226248214506054</text:p>
              </table:table-cell>
              <table:table-cell office:value-type="float" office:value="0.0248979712455915">
                <text:p>0.0248979712455915</text:p>
              </table:table-cell>
              <table:table-cell office:value-type="float" office:value="0.0268512387285163">
                <text:p>0.0268512387285163</text:p>
              </table:table-cell>
              <table:table-cell office:value-type="float" office:value="0.0281068398520616">
                <text:p>0.028106839852061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646826672358805">
                <text:p>0.00646826672358805</text:p>
                <draw:g>
                  <svg:desc>Simulation.C29:Simulation.J29</svg:desc>
                </draw:g>
              </table:table-cell>
              <table:table-cell office:value-type="float" office:value="0.0103242954102376">
                <text:p>0.0103242954102376</text:p>
              </table:table-cell>
              <table:table-cell office:value-type="float" office:value="0.0140806072898087">
                <text:p>0.0140806072898087</text:p>
              </table:table-cell>
              <table:table-cell office:value-type="float" office:value="0.0171059877881332">
                <text:p>0.0171059877881332</text:p>
              </table:table-cell>
              <table:table-cell office:value-type="float" office:value="0.0191517131949398">
                <text:p>0.0191517131949398</text:p>
              </table:table-cell>
              <table:table-cell office:value-type="float" office:value="0.0205015107141769">
                <text:p>0.0205015107141769</text:p>
              </table:table-cell>
              <table:table-cell office:value-type="float" office:value="0.0215092353415328">
                <text:p>0.0215092353415328</text:p>
              </table:table-cell>
              <table:table-cell office:value-type="float" office:value="0.0220444160343986">
                <text:p>0.0220444160343986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135319143375713">
                <text:p>0.0135319143375713</text:p>
                <draw:g>
                  <svg:desc>Simulation.C30:Simulation.J30</svg:desc>
                </draw:g>
              </table:table-cell>
              <table:table-cell office:value-type="float" office:value="0.0157830049176878">
                <text:p>0.0157830049176878</text:p>
              </table:table-cell>
              <table:table-cell office:value-type="float" office:value="0.0173978727599585">
                <text:p>0.0173978727599585</text:p>
              </table:table-cell>
              <table:table-cell office:value-type="float" office:value="0.0185594153221944">
                <text:p>0.0185594153221944</text:p>
              </table:table-cell>
              <table:table-cell office:value-type="float" office:value="0.0194210096143518">
                <text:p>0.0194210096143518</text:p>
              </table:table-cell>
              <table:table-cell office:value-type="float" office:value="0.0203357951229879">
                <text:p>0.0203357951229879</text:p>
              </table:table-cell>
              <table:table-cell office:value-type="float" office:value="0.0215532566040945">
                <text:p>0.0215532566040945</text:p>
              </table:table-cell>
              <table:table-cell office:value-type="float" office:value="0.0227640081883815">
                <text:p>0.0227640081883815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908359567042426">
                <text:p>0.00908359567042426</text:p>
                <draw:g>
                  <svg:desc>Simulation.C31:Simulation.J31</svg:desc>
                </draw:g>
              </table:table-cell>
              <table:table-cell office:value-type="float" office:value="0.0101663623141109">
                <text:p>0.0101663623141109</text:p>
              </table:table-cell>
              <table:table-cell office:value-type="float" office:value="0.0112277906137024">
                <text:p>0.0112277906137024</text:p>
              </table:table-cell>
              <table:table-cell office:value-type="float" office:value="0.0123032912162863">
                <text:p>0.0123032912162863</text:p>
              </table:table-cell>
              <table:table-cell office:value-type="float" office:value="0.0134293219011732">
                <text:p>0.0134293219011732</text:p>
              </table:table-cell>
              <table:table-cell office:value-type="float" office:value="0.0148643579215098">
                <text:p>0.0148643579215098</text:p>
              </table:table-cell>
              <table:table-cell office:value-type="float" office:value="0.016911850796204">
                <text:p>0.016911850796204</text:p>
              </table:table-cell>
              <table:table-cell office:value-type="float" office:value="0.0195152330917156">
                <text:p>0.0195152330917156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604097999953836">
                <text:p>0.0604097999953836</text:p>
                <draw:g>
                  <svg:desc>Simulation.C32:Simulation.J32</svg:desc>
                </draw:g>
              </table:table-cell>
              <table:table-cell office:value-type="float" office:value="0.0576442493783134">
                <text:p>0.0576442493783134</text:p>
              </table:table-cell>
              <table:table-cell office:value-type="float" office:value="0.0512562390916304">
                <text:p>0.0512562390916304</text:p>
              </table:table-cell>
              <table:table-cell office:value-type="float" office:value="0.0435447692831246">
                <text:p>0.0435447692831246</text:p>
              </table:table-cell>
              <table:table-cell office:value-type="float" office:value="0.0356643964088272">
                <text:p>0.0356643964088272</text:p>
              </table:table-cell>
              <table:table-cell office:value-type="float" office:value="0.0285466998917876">
                <text:p>0.0285466998917876</text:p>
              </table:table-cell>
              <table:table-cell office:value-type="float" office:value="0.0225680261912596">
                <text:p>0.0225680261912596</text:p>
              </table:table-cell>
              <table:table-cell office:value-type="float" office:value="0.0175563042997255">
                <text:p>0.0175563042997255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0223923722760939">
                <text:p>0.0223923722760939</text:p>
                <draw:g>
                  <svg:desc>Simulation.C33:Simulation.J33</svg:desc>
                </draw:g>
              </table:table-cell>
              <table:table-cell office:value-type="float" office:value="0.0294549308909172">
                <text:p>0.0294549308909172</text:p>
              </table:table-cell>
              <table:table-cell office:value-type="float" office:value="0.0359532919659459">
                <text:p>0.0359532919659459</text:p>
              </table:table-cell>
              <table:table-cell office:value-type="float" office:value="0.0416576309552694">
                <text:p>0.0416576309552694</text:p>
              </table:table-cell>
              <table:table-cell office:value-type="float" office:value="0.0465542408442851">
                <text:p>0.0465542408442851</text:p>
              </table:table-cell>
              <table:table-cell office:value-type="float" office:value="0.0512144394257647">
                <text:p>0.0512144394257647</text:p>
              </table:table-cell>
              <table:table-cell office:value-type="float" office:value="0.0559074175987532">
                <text:p>0.0559074175987532</text:p>
              </table:table-cell>
              <table:table-cell office:value-type="float" office:value="0.0592595156461676">
                <text:p>0.0592595156461676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145347503891122">
                <text:p>0.0145347503891122</text:p>
                <draw:g>
                  <svg:desc>Simulation.C34:Simulation.J34</svg:desc>
                </draw:g>
              </table:table-cell>
              <table:table-cell office:value-type="float" office:value="0.0164012310137972">
                <text:p>0.0164012310137972</text:p>
              </table:table-cell>
              <table:table-cell office:value-type="float" office:value="0.0177137211753207">
                <text:p>0.0177137211753207</text:p>
              </table:table-cell>
              <table:table-cell office:value-type="float" office:value="0.0186287959789251">
                <text:p>0.0186287959789251</text:p>
              </table:table-cell>
              <table:table-cell office:value-type="float" office:value="0.0192671003002612">
                <text:p>0.0192671003002612</text:p>
              </table:table-cell>
              <table:table-cell office:value-type="float" office:value="0.0199756937058871">
                <text:p>0.0199756937058871</text:p>
              </table:table-cell>
              <table:table-cell office:value-type="float" office:value="0.0210346139825895">
                <text:p>0.0210346139825895</text:p>
              </table:table-cell>
              <table:table-cell office:value-type="float" office:value="0.022226604395376">
                <text:p>0.022226604395376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0243986084409533">
                <text:p>0.0243986084409533</text:p>
                <draw:g>
                  <svg:desc>Simulation.C35:Simulation.J35</svg:desc>
                </draw:g>
              </table:table-cell>
              <table:table-cell office:value-type="float" office:value="0.0303885759215411">
                <text:p>0.0303885759215411</text:p>
              </table:table-cell>
              <table:table-cell office:value-type="float" office:value="0.0354048509032568">
                <text:p>0.0354048509032568</text:p>
              </table:table-cell>
              <table:table-cell office:value-type="float" office:value="0.0393011870932159">
                <text:p>0.0393011870932159</text:p>
              </table:table-cell>
              <table:table-cell office:value-type="float" office:value="0.0420461968260204">
                <text:p>0.0420461968260204</text:p>
              </table:table-cell>
              <table:table-cell office:value-type="float" office:value="0.0441251586509746">
                <text:p>0.0441251586509746</text:p>
              </table:table-cell>
              <table:table-cell office:value-type="float" office:value="0.0458057489218505">
                <text:p>0.0458057489218505</text:p>
              </table:table-cell>
              <table:table-cell office:value-type="float" office:value="0.046228378687288">
                <text:p>0.046228378687288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328241419553355">
                <text:p>0.0328241419553355</text:p>
                <draw:g>
                  <svg:desc>Simulation.C36:Simulation.J36</svg:desc>
                </draw:g>
              </table:table-cell>
              <table:table-cell office:value-type="float" office:value="0.032208896229198">
                <text:p>0.032208896229198</text:p>
              </table:table-cell>
              <table:table-cell office:value-type="float" office:value="0.0319205777589134">
                <text:p>0.0319205777589134</text:p>
              </table:table-cell>
              <table:table-cell office:value-type="float" office:value="0.0322565550504232">
                <text:p>0.0322565550504232</text:p>
              </table:table-cell>
              <table:table-cell office:value-type="float" office:value="0.0331984265618496">
                <text:p>0.0331984265618496</text:p>
              </table:table-cell>
              <table:table-cell office:value-type="float" office:value="0.0350295802258438">
                <text:p>0.0350295802258438</text:p>
              </table:table-cell>
              <table:table-cell office:value-type="float" office:value="0.0378467169415765">
                <text:p>0.0378467169415765</text:p>
              </table:table-cell>
              <table:table-cell office:value-type="float" office:value="0.0406849401291139">
                <text:p>0.0406849401291139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868833247649822">
                <text:p>0.00868833247649822</text:p>
                <draw:g>
                  <svg:desc>Simulation.C37:Simulation.J37</svg:desc>
                </draw:g>
              </table:table-cell>
              <table:table-cell office:value-type="float" office:value="0.00945007267963598">
                <text:p>0.00945007267963598</text:p>
              </table:table-cell>
              <table:table-cell office:value-type="float" office:value="0.0102582499489616">
                <text:p>0.0102582499489616</text:p>
              </table:table-cell>
              <table:table-cell office:value-type="float" office:value="0.0110508990791721">
                <text:p>0.0110508990791721</text:p>
              </table:table-cell>
              <table:table-cell office:value-type="float" office:value="0.0117620838725409">
                <text:p>0.0117620838725409</text:p>
              </table:table-cell>
              <table:table-cell office:value-type="float" office:value="0.0125183372746156">
                <text:p>0.0125183372746156</text:p>
              </table:table-cell>
              <table:table-cell office:value-type="float" office:value="0.0134579168684895">
                <text:p>0.0134579168684895</text:p>
              </table:table-cell>
              <table:table-cell office:value-type="float" office:value="0.0144159002337296">
                <text:p>0.0144159002337296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169282872002934">
                <text:p>0.0169282872002934</text:p>
                <draw:g>
                  <svg:desc>Simulation.C38:Simulation.J38</svg:desc>
                </draw:g>
              </table:table-cell>
              <table:table-cell office:value-type="float" office:value="0.0177585556685744">
                <text:p>0.0177585556685744</text:p>
              </table:table-cell>
              <table:table-cell office:value-type="float" office:value="0.0187363983743395">
                <text:p>0.0187363983743395</text:p>
              </table:table-cell>
              <table:table-cell office:value-type="float" office:value="0.0199117989705615">
                <text:p>0.0199117989705615</text:p>
              </table:table-cell>
              <table:table-cell office:value-type="float" office:value="0.021261080305296">
                <text:p>0.021261080305296</text:p>
              </table:table-cell>
              <table:table-cell office:value-type="float" office:value="0.0230141660732479">
                <text:p>0.0230141660732479</text:p>
              </table:table-cell>
              <table:table-cell office:value-type="float" office:value="0.0253147326815443">
                <text:p>0.0253147326815443</text:p>
              </table:table-cell>
              <table:table-cell office:value-type="float" office:value="0.0275860812955012">
                <text:p>0.0275860812955012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0503417008133083">
                <text:p>0.00503417008133083</text:p>
                <draw:g>
                  <svg:desc>Simulation.C39:Simulation.J39</svg:desc>
                </draw:g>
              </table:table-cell>
              <table:table-cell office:value-type="float" office:value="0.0103608350867374">
                <text:p>0.0103608350867374</text:p>
              </table:table-cell>
              <table:table-cell office:value-type="float" office:value="0.0171836329826709">
                <text:p>0.0171836329826709</text:p>
              </table:table-cell>
              <table:table-cell office:value-type="float" office:value="0.0240249538631331">
                <text:p>0.0240249538631331</text:p>
              </table:table-cell>
              <table:table-cell office:value-type="float" office:value="0.0295212831945596">
                <text:p>0.0295212831945596</text:p>
              </table:table-cell>
              <table:table-cell office:value-type="float" office:value="0.0332428922327802">
                <text:p>0.0332428922327802</text:p>
              </table:table-cell>
              <table:table-cell office:value-type="float" office:value="0.0351835745758808">
                <text:p>0.0351835745758808</text:p>
              </table:table-cell>
              <table:table-cell office:value-type="float" office:value="0.034838288954114">
                <text:p>0.034838288954114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0438649974690764">
                <text:p>0.00438649974690764</text:p>
                <draw:g>
                  <svg:desc>Simulation.C40:Simulation.J40</svg:desc>
                </draw:g>
              </table:table-cell>
              <table:table-cell office:value-type="float" office:value="0.00650694221827037">
                <text:p>0.00650694221827037</text:p>
              </table:table-cell>
              <table:table-cell office:value-type="float" office:value="0.00885770408272711">
                <text:p>0.00885770408272711</text:p>
              </table:table-cell>
              <table:table-cell office:value-type="float" office:value="0.0113344343855973">
                <text:p>0.0113344343855973</text:p>
              </table:table-cell>
              <table:table-cell office:value-type="float" office:value="0.013922750273128">
                <text:p>0.013922750273128</text:p>
              </table:table-cell>
              <table:table-cell office:value-type="float" office:value="0.0168942883657322">
                <text:p>0.0168942883657322</text:p>
              </table:table-cell>
              <table:table-cell office:value-type="float" office:value="0.0205986217645183">
                <text:p>0.0205986217645183</text:p>
              </table:table-cell>
              <table:table-cell office:value-type="float" office:value="0.0248354294225336">
                <text:p>0.0248354294225336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232906551611552">
                <text:p>0.0232906551611552</text:p>
                <draw:g>
                  <svg:desc>Simulation.C41:Simulation.J41</svg:desc>
                </draw:g>
              </table:table-cell>
              <table:table-cell office:value-type="float" office:value="0.0294845043520336">
                <text:p>0.0294845043520336</text:p>
              </table:table-cell>
              <table:table-cell office:value-type="float" office:value="0.0333261648182257">
                <text:p>0.0333261648182257</text:p>
              </table:table-cell>
              <table:table-cell office:value-type="float" office:value="0.0350711737304155">
                <text:p>0.0350711737304155</text:p>
              </table:table-cell>
              <table:table-cell office:value-type="float" office:value="0.0352793688974885">
                <text:p>0.0352793688974885</text:p>
              </table:table-cell>
              <table:table-cell office:value-type="float" office:value="0.0348238233614218">
                <text:p>0.0348238233614218</text:p>
              </table:table-cell>
              <table:table-cell office:value-type="float" office:value="0.0342111221376333">
                <text:p>0.0342111221376333</text:p>
              </table:table-cell>
              <table:table-cell office:value-type="float" office:value="0.033040807360095">
                <text:p>0.033040807360095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674147327359026">
                <text:p>0.00674147327359026</text:p>
                <draw:g>
                  <svg:desc>Simulation.C42:Simulation.J42</svg:desc>
                </draw:g>
              </table:table-cell>
              <table:table-cell office:value-type="float" office:value="0.00965293370638552">
                <text:p>0.00965293370638552</text:p>
              </table:table-cell>
              <table:table-cell office:value-type="float" office:value="0.0130149045933197">
                <text:p>0.0130149045933197</text:p>
              </table:table-cell>
              <table:table-cell office:value-type="float" office:value="0.01664016683163">
                <text:p>0.01664016683163</text:p>
              </table:table-cell>
              <table:table-cell office:value-type="float" office:value="0.0204056119207446">
                <text:p>0.0204056119207446</text:p>
              </table:table-cell>
              <table:table-cell office:value-type="float" office:value="0.0245784495473066">
                <text:p>0.0245784495473066</text:p>
              </table:table-cell>
              <table:table-cell office:value-type="float" office:value="0.0295160557109503">
                <text:p>0.0295160557109503</text:p>
              </table:table-cell>
              <table:table-cell office:value-type="float" office:value="0.0347871046872506">
                <text:p>0.0347871046872506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0603772059071143">
                <text:p>0.00603772059071143</text:p>
                <draw:g>
                  <svg:desc>Simulation.C43:Simulation.J43</svg:desc>
                </draw:g>
              </table:table-cell>
              <table:table-cell office:value-type="float" office:value="0.00761571590591019">
                <text:p>0.00761571590591019</text:p>
              </table:table-cell>
              <table:table-cell office:value-type="float" office:value="0.00960690602728287">
                <text:p>0.00960690602728287</text:p>
              </table:table-cell>
              <table:table-cell office:value-type="float" office:value="0.0119450217892373">
                <text:p>0.0119450217892373</text:p>
              </table:table-cell>
              <table:table-cell office:value-type="float" office:value="0.0145613289178271">
                <text:p>0.0145613289178271</text:p>
              </table:table-cell>
              <table:table-cell office:value-type="float" office:value="0.0176419926724546">
                <text:p>0.0176419926724546</text:p>
              </table:table-cell>
              <table:table-cell office:value-type="float" office:value="0.021451119780836">
                <text:p>0.021451119780836</text:p>
              </table:table-cell>
              <table:table-cell office:value-type="float" office:value="0.0256995203453181">
                <text:p>0.025699520345318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0408834186158614">
                <text:p>0.0408834186158614</text:p>
                <draw:g>
                  <svg:desc>Simulation.C44:Simulation.J44</svg:desc>
                </draw:g>
              </table:table-cell>
              <table:table-cell office:value-type="float" office:value="0.0639201212730233">
                <text:p>0.0639201212730233</text:p>
              </table:table-cell>
              <table:table-cell office:value-type="float" office:value="0.0846262240647932">
                <text:p>0.0846262240647932</text:p>
              </table:table-cell>
              <table:table-cell office:value-type="float" office:value="0.100820174464396">
                <text:p>0.100820174464396</text:p>
              </table:table-cell>
              <table:table-cell office:value-type="float" office:value="0.112652741845329">
                <text:p>0.112652741845329</text:p>
              </table:table-cell>
              <table:table-cell office:value-type="float" office:value="0.121879919720675">
                <text:p>0.121879919720675</text:p>
              </table:table-cell>
              <table:table-cell office:value-type="float" office:value="0.128876941761252">
                <text:p>0.128876941761252</text:p>
              </table:table-cell>
              <table:table-cell office:value-type="float" office:value="0.129874004897577">
                <text:p>0.129874004897577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102440378160738">
                <text:p>0.0102440378160738</text:p>
                <draw:g>
                  <svg:desc>Simulation.C45:Simulation.J45</svg:desc>
                </draw:g>
              </table:table-cell>
              <table:table-cell office:value-type="float" office:value="0.0158856737747159">
                <text:p>0.0158856737747159</text:p>
              </table:table-cell>
              <table:table-cell office:value-type="float" office:value="0.0203812903619439">
                <text:p>0.0203812903619439</text:p>
              </table:table-cell>
              <table:table-cell office:value-type="float" office:value="0.0229928304543202">
                <text:p>0.0229928304543202</text:p>
              </table:table-cell>
              <table:table-cell office:value-type="float" office:value="0.0238030094434627">
                <text:p>0.0238030094434627</text:p>
              </table:table-cell>
              <table:table-cell office:value-type="float" office:value="0.0234823573612277">
                <text:p>0.0234823573612277</text:p>
              </table:table-cell>
              <table:table-cell office:value-type="float" office:value="0.0225683115007876">
                <text:p>0.0225683115007876</text:p>
              </table:table-cell>
              <table:table-cell office:value-type="float" office:value="0.0210067243484511">
                <text:p>0.0210067243484511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0309460742452735">
                <text:p>0.00309460742452735</text:p>
                <draw:g>
                  <svg:desc>Simulation.C46:Simulation.J46</svg:desc>
                </draw:g>
              </table:table-cell>
              <table:table-cell office:value-type="float" office:value="0.00662093166838964">
                <text:p>0.00662093166838964</text:p>
              </table:table-cell>
              <table:table-cell office:value-type="float" office:value="0.0112552116579262">
                <text:p>0.0112552116579262</text:p>
              </table:table-cell>
              <table:table-cell office:value-type="float" office:value="0.0160361144053846">
                <text:p>0.0160361144053846</text:p>
              </table:table-cell>
              <table:table-cell office:value-type="float" office:value="0.020078476585737">
                <text:p>0.020078476585737</text:p>
              </table:table-cell>
              <table:table-cell office:value-type="float" office:value="0.0231322450958166">
                <text:p>0.0231322450958166</text:p>
              </table:table-cell>
              <table:table-cell office:value-type="float" office:value="0.0252254383939995">
                <text:p>0.0252254383939995</text:p>
              </table:table-cell>
              <table:table-cell office:value-type="float" office:value="0.0259453655137221">
                <text:p>0.025945365513722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117190565308745">
                <text:p>0.0117190565308745</text:p>
                <draw:g>
                  <svg:desc>Simulation.C47:Simulation.J47</svg:desc>
                </draw:g>
              </table:table-cell>
              <table:table-cell office:value-type="float" office:value="0.0143732484406061">
                <text:p>0.0143732484406061</text:p>
              </table:table-cell>
              <table:table-cell office:value-type="float" office:value="0.0164310535257535">
                <text:p>0.0164310535257535</text:p>
              </table:table-cell>
              <table:table-cell office:value-type="float" office:value="0.0177965771790965">
                <text:p>0.0177965771790965</text:p>
              </table:table-cell>
              <table:table-cell office:value-type="float" office:value="0.0184692800249161">
                <text:p>0.0184692800249161</text:p>
              </table:table-cell>
              <table:table-cell office:value-type="float" office:value="0.0187436702020891">
                <text:p>0.0187436702020891</text:p>
              </table:table-cell>
              <table:table-cell office:value-type="float" office:value="0.0188704471468972">
                <text:p>0.0188704471468972</text:p>
              </table:table-cell>
              <table:table-cell office:value-type="float" office:value="0.018673856559893">
                <text:p>0.018673856559893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0674666285667356">
                <text:p>0.00674666285667356</text:p>
                <draw:g>
                  <svg:desc>Simulation.C48:Simulation.J48</svg:desc>
                </draw:g>
              </table:table-cell>
              <table:table-cell office:value-type="float" office:value="0.00710936887421223">
                <text:p>0.00710936887421223</text:p>
              </table:table-cell>
              <table:table-cell office:value-type="float" office:value="0.0077125503633566">
                <text:p>0.0077125503633566</text:p>
              </table:table-cell>
              <table:table-cell office:value-type="float" office:value="0.00849169206722211">
                <text:p>0.00849169206722211</text:p>
              </table:table-cell>
              <table:table-cell office:value-type="float" office:value="0.0093957162804581">
                <text:p>0.0093957162804581</text:p>
              </table:table-cell>
              <table:table-cell office:value-type="float" office:value="0.0105529575193156">
                <text:p>0.0105529575193156</text:p>
              </table:table-cell>
              <table:table-cell office:value-type="float" office:value="0.0121488087602638">
                <text:p>0.0121488087602638</text:p>
              </table:table-cell>
              <table:table-cell office:value-type="float" office:value="0.0141157303186406">
                <text:p>0.0141157303186406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493764863181924">
                <text:p>0.0493764863181924</text:p>
                <draw:g>
                  <svg:desc>Simulation.C49:Simulation.J49</svg:desc>
                </draw:g>
              </table:table-cell>
              <table:table-cell office:value-type="float" office:value="0.056382730314479">
                <text:p>0.056382730314479</text:p>
              </table:table-cell>
              <table:table-cell office:value-type="float" office:value="0.0567998995953982">
                <text:p>0.0567998995953982</text:p>
              </table:table-cell>
              <table:table-cell office:value-type="float" office:value="0.0525106051215241">
                <text:p>0.0525106051215241</text:p>
              </table:table-cell>
              <table:table-cell office:value-type="float" office:value="0.0454488735754724">
                <text:p>0.0454488735754724</text:p>
              </table:table-cell>
              <table:table-cell office:value-type="float" office:value="0.0375128405220818">
                <text:p>0.0375128405220818</text:p>
              </table:table-cell>
              <table:table-cell office:value-type="float" office:value="0.0298140518679228">
                <text:p>0.0298140518679228</text:p>
              </table:table-cell>
              <table:table-cell office:value-type="float" office:value="0.0226413009925597">
                <text:p>0.0226413009925597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0549593116242867">
                <text:p>0.0549593116242867</text:p>
                <draw:g>
                  <svg:desc>Simulation.C50:Simulation.J50</svg:desc>
                </draw:g>
              </table:table-cell>
              <table:table-cell office:value-type="float" office:value="0.0590485297073727">
                <text:p>0.0590485297073727</text:p>
              </table:table-cell>
              <table:table-cell office:value-type="float" office:value="0.0574912420027844">
                <text:p>0.0574912420027844</text:p>
              </table:table-cell>
              <table:table-cell office:value-type="float" office:value="0.0529446655922566">
                <text:p>0.0529446655922566</text:p>
              </table:table-cell>
              <table:table-cell office:value-type="float" office:value="0.0471089994189829">
                <text:p>0.0471089994189829</text:p>
              </table:table-cell>
              <table:table-cell office:value-type="float" office:value="0.0412729492407539">
                <text:p>0.0412729492407539</text:p>
              </table:table-cell>
              <table:table-cell office:value-type="float" office:value="0.0358986384762597">
                <text:p>0.0358986384762597</text:p>
              </table:table-cell>
              <table:table-cell office:value-type="float" office:value="0.0305673817541104">
                <text:p>0.0305673817541104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184118222401635">
                <text:p>0.0184118222401635</text:p>
                <draw:g>
                  <svg:desc>Simulation.C51:Simulation.J51</svg:desc>
                </draw:g>
              </table:table-cell>
              <table:table-cell office:value-type="float" office:value="0.0257379156170003">
                <text:p>0.0257379156170003</text:p>
              </table:table-cell>
              <table:table-cell office:value-type="float" office:value="0.0306372852030461">
                <text:p>0.0306372852030461</text:p>
              </table:table-cell>
              <table:table-cell office:value-type="float" office:value="0.0323946300540994">
                <text:p>0.0323946300540994</text:p>
              </table:table-cell>
              <table:table-cell office:value-type="float" office:value="0.0313531689253079">
                <text:p>0.0313531689253079</text:p>
              </table:table-cell>
              <table:table-cell office:value-type="float" office:value="0.0286487397600439">
                <text:p>0.0286487397600439</text:p>
              </table:table-cell>
              <table:table-cell office:value-type="float" office:value="0.0252476117159222">
                <text:p>0.0252476117159222</text:p>
              </table:table-cell>
              <table:table-cell office:value-type="float" office:value="0.0214728813392143">
                <text:p>0.0214728813392143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0073199211233016">
                <text:p>0.0073199211233016</text:p>
                <draw:g>
                  <svg:desc>Simulation.C52:Simulation.J52</svg:desc>
                </draw:g>
              </table:table-cell>
              <table:table-cell office:value-type="float" office:value="0.010785151183292">
                <text:p>0.010785151183292</text:p>
              </table:table-cell>
              <table:table-cell office:value-type="float" office:value="0.0139546173574638">
                <text:p>0.0139546173574638</text:p>
              </table:table-cell>
              <table:table-cell office:value-type="float" office:value="0.0163503122179365">
                <text:p>0.0163503122179365</text:p>
              </table:table-cell>
              <table:table-cell office:value-type="float" office:value="0.0177980719059526">
                <text:p>0.0177980719059526</text:p>
              </table:table-cell>
              <table:table-cell office:value-type="float" office:value="0.0185744514706064">
                <text:p>0.0185744514706064</text:p>
              </table:table-cell>
              <table:table-cell office:value-type="float" office:value="0.0189965539667915">
                <text:p>0.0189965539667915</text:p>
              </table:table-cell>
              <table:table-cell office:value-type="float" office:value="0.0189606515702813">
                <text:p>0.0189606515702813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214160392925732">
                <text:p>0.214160392925732</text:p>
                <draw:g>
                  <svg:desc>Simulation.C53:Simulation.J53</svg:desc>
                </draw:g>
              </table:table-cell>
              <table:table-cell office:value-type="float" office:value="0.20940537604807">
                <text:p>0.20940537604807</text:p>
              </table:table-cell>
              <table:table-cell office:value-type="float" office:value="0.189105924236406">
                <text:p>0.189105924236406</text:p>
              </table:table-cell>
              <table:table-cell office:value-type="float" office:value="0.165322706972412">
                <text:p>0.165322706972412</text:p>
              </table:table-cell>
              <table:table-cell office:value-type="float" office:value="0.142282201416369">
                <text:p>0.142282201416369</text:p>
              </table:table-cell>
              <table:table-cell office:value-type="float" office:value="0.121512029494543">
                <text:p>0.121512029494543</text:p>
              </table:table-cell>
              <table:table-cell office:value-type="float" office:value="0.102264925013126">
                <text:p>0.102264925013126</text:p>
              </table:table-cell>
              <table:table-cell office:value-type="float" office:value="0.0823003607413731">
                <text:p>0.0823003607413731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10829433401822">
                <text:p>0.010829433401822</text:p>
                <draw:g>
                  <svg:desc>Simulation.C54:Simulation.J54</svg:desc>
                </draw:g>
              </table:table-cell>
              <table:table-cell office:value-type="float" office:value="0.0136792127620522">
                <text:p>0.0136792127620522</text:p>
              </table:table-cell>
              <table:table-cell office:value-type="float" office:value="0.0172083359524037">
                <text:p>0.0172083359524037</text:p>
              </table:table-cell>
              <table:table-cell office:value-type="float" office:value="0.0214278553723739">
                <text:p>0.0214278553723739</text:p>
              </table:table-cell>
              <table:table-cell office:value-type="float" office:value="0.0263322834744355">
                <text:p>0.0263322834744355</text:p>
              </table:table-cell>
              <table:table-cell office:value-type="float" office:value="0.0322618743679252">
                <text:p>0.0322618743679252</text:p>
              </table:table-cell>
              <table:table-cell office:value-type="float" office:value="0.039458516739818">
                <text:p>0.039458516739818</text:p>
              </table:table-cell>
              <table:table-cell office:value-type="float" office:value="0.0467498213035405">
                <text:p>0.0467498213035405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00405053510480895">
                <text:p>0.00405053510480895</text:p>
                <draw:g>
                  <svg:desc>Simulation.C55:Simulation.J55</svg:desc>
                </draw:g>
              </table:table-cell>
              <table:table-cell office:value-type="float" office:value="0.00732828982326305">
                <text:p>0.00732828982326305</text:p>
              </table:table-cell>
              <table:table-cell office:value-type="float" office:value="0.0113204957839128">
                <text:p>0.0113204957839128</text:p>
              </table:table-cell>
              <table:table-cell office:value-type="float" office:value="0.0154373770841984">
                <text:p>0.0154373770841984</text:p>
              </table:table-cell>
              <table:table-cell office:value-type="float" office:value="0.0191872031247157">
                <text:p>0.0191872031247157</text:p>
              </table:table-cell>
              <table:table-cell office:value-type="float" office:value="0.0225426875207726">
                <text:p>0.0225426875207726</text:p>
              </table:table-cell>
              <table:table-cell office:value-type="float" office:value="0.0255993351615437">
                <text:p>0.0255993351615437</text:p>
              </table:table-cell>
              <table:table-cell office:value-type="float" office:value="0.0278371550934287">
                <text:p>0.0278371550934287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0014937848611291">
                <text:p>0.0014937848611291</text:p>
                <draw:g>
                  <svg:desc>Simulation.C56:Simulation.J56</svg:desc>
                </draw:g>
              </table:table-cell>
              <table:table-cell office:value-type="float" office:value="0.00244120478913093">
                <text:p>0.00244120478913093</text:p>
              </table:table-cell>
              <table:table-cell office:value-type="float" office:value="0.00363718782868511">
                <text:p>0.00363718782868511</text:p>
              </table:table-cell>
              <table:table-cell office:value-type="float" office:value="0.00497151187907543">
                <text:p>0.00497151187907543</text:p>
              </table:table-cell>
              <table:table-cell office:value-type="float" office:value="0.00633729218437187">
                <text:p>0.00633729218437187</text:p>
              </table:table-cell>
              <table:table-cell office:value-type="float" office:value="0.00778964460223088">
                <text:p>0.00778964460223088</text:p>
              </table:table-cell>
              <table:table-cell office:value-type="float" office:value="0.00949406808727079">
                <text:p>0.00949406808727079</text:p>
              </table:table-cell>
              <table:table-cell office:value-type="float" office:value="0.0114591988139359">
                <text:p>0.0114591988139359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261062828386145">
                <text:p>0.0261062828386145</text:p>
                <draw:g>
                  <svg:desc>Simulation.C57:Simulation.J57</svg:desc>
                </draw:g>
              </table:table-cell>
              <table:table-cell office:value-type="float" office:value="0.0317269060352897">
                <text:p>0.0317269060352897</text:p>
              </table:table-cell>
              <table:table-cell office:value-type="float" office:value="0.0370164151650664">
                <text:p>0.0370164151650664</text:p>
              </table:table-cell>
              <table:table-cell office:value-type="float" office:value="0.0418614300336467">
                <text:p>0.0418614300336467</text:p>
              </table:table-cell>
              <table:table-cell office:value-type="float" office:value="0.0461574697011354">
                <text:p>0.0461574697011354</text:p>
              </table:table-cell>
              <table:table-cell office:value-type="float" office:value="0.0503064634868217">
                <text:p>0.0503064634868217</text:p>
              </table:table-cell>
              <table:table-cell office:value-type="float" office:value="0.0544001390669333">
                <text:p>0.0544001390669333</text:p>
              </table:table-cell>
              <table:table-cell office:value-type="float" office:value="0.0569708797525713">
                <text:p>0.0569708797525713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0050812930395151">
                <text:p>0.0050812930395151</text:p>
                <draw:g>
                  <svg:desc>Simulation.C58:Simulation.J58</svg:desc>
                </draw:g>
              </table:table-cell>
              <table:table-cell office:value-type="float" office:value="0.00934540011681384">
                <text:p>0.00934540011681384</text:p>
              </table:table-cell>
              <table:table-cell office:value-type="float" office:value="0.0139382226808215">
                <text:p>0.0139382226808215</text:p>
              </table:table-cell>
              <table:table-cell office:value-type="float" office:value="0.0178304126709326">
                <text:p>0.0178304126709326</text:p>
              </table:table-cell>
              <table:table-cell office:value-type="float" office:value="0.0204672957774068">
                <text:p>0.0204672957774068</text:p>
              </table:table-cell>
              <table:table-cell office:value-type="float" office:value="0.0220110306976815">
                <text:p>0.0220110306976815</text:p>
              </table:table-cell>
              <table:table-cell office:value-type="float" office:value="0.0227940949027797">
                <text:p>0.0227940949027797</text:p>
              </table:table-cell>
              <table:table-cell office:value-type="float" office:value="0.0226886447182072">
                <text:p>0.0226886447182072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169513549637958">
                <text:p>0.0169513549637958</text:p>
                <draw:g>
                  <svg:desc>Simulation.C59:Simulation.J59</svg:desc>
                </draw:g>
              </table:table-cell>
              <table:table-cell office:value-type="float" office:value="0.0201351741224217">
                <text:p>0.0201351741224217</text:p>
              </table:table-cell>
              <table:table-cell office:value-type="float" office:value="0.021538715183228">
                <text:p>0.021538715183228</text:p>
              </table:table-cell>
              <table:table-cell office:value-type="float" office:value="0.0213917606299914">
                <text:p>0.0213917606299914</text:p>
              </table:table-cell>
              <table:table-cell office:value-type="float" office:value="0.0201013258742186">
                <text:p>0.0201013258742186</text:p>
              </table:table-cell>
              <table:table-cell office:value-type="float" office:value="0.0183036039115775">
                <text:p>0.0183036039115775</text:p>
              </table:table-cell>
              <table:table-cell office:value-type="float" office:value="0.0164423420552745">
                <text:p>0.0164423420552745</text:p>
              </table:table-cell>
              <table:table-cell office:value-type="float" office:value="0.0145399100204449">
                <text:p>0.0145399100204449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12284400401801">
                <text:p>0.012284400401801</text:p>
                <draw:g>
                  <svg:desc>Simulation.C60:Simulation.J60</svg:desc>
                </draw:g>
              </table:table-cell>
              <table:table-cell office:value-type="float" office:value="0.0168582580243834">
                <text:p>0.0168582580243834</text:p>
              </table:table-cell>
              <table:table-cell office:value-type="float" office:value="0.0203036159914317">
                <text:p>0.0203036159914317</text:p>
              </table:table-cell>
              <table:table-cell office:value-type="float" office:value="0.0223923092802183">
                <text:p>0.0223923092802183</text:p>
              </table:table-cell>
              <table:table-cell office:value-type="float" office:value="0.0232976720913197">
                <text:p>0.0232976720913197</text:p>
              </table:table-cell>
              <table:table-cell office:value-type="float" office:value="0.023582489296933">
                <text:p>0.023582489296933</text:p>
              </table:table-cell>
              <table:table-cell office:value-type="float" office:value="0.0236641889681776">
                <text:p>0.0236641889681776</text:p>
              </table:table-cell>
              <table:table-cell office:value-type="float" office:value="0.023340563454108">
                <text:p>0.023340563454108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130571311479308">
                <text:p>0.0130571311479308</text:p>
                <draw:g>
                  <svg:desc>Simulation.C61:Simulation.J61</svg:desc>
                </draw:g>
              </table:table-cell>
              <table:table-cell office:value-type="float" office:value="0.0182596321376373">
                <text:p>0.0182596321376373</text:p>
              </table:table-cell>
              <table:table-cell office:value-type="float" office:value="0.0230303562863091">
                <text:p>0.0230303562863091</text:p>
              </table:table-cell>
              <table:table-cell office:value-type="float" office:value="0.0269643644999446">
                <text:p>0.0269643644999446</text:p>
              </table:table-cell>
              <table:table-cell office:value-type="float" office:value="0.0299469077014838">
                <text:p>0.0299469077014838</text:p>
              </table:table-cell>
              <table:table-cell office:value-type="float" office:value="0.0323767429903592">
                <text:p>0.0323767429903592</text:p>
              </table:table-cell>
              <table:table-cell office:value-type="float" office:value="0.034565416899216">
                <text:p>0.034565416899216</text:p>
              </table:table-cell>
              <table:table-cell office:value-type="float" office:value="0.03592813901475">
                <text:p>0.03592813901475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00250806697622459">
                <text:p>0.00250806697622459</text:p>
                <draw:g>
                  <svg:desc>Simulation.C62:Simulation.J62</svg:desc>
                </draw:g>
              </table:table-cell>
              <table:table-cell office:value-type="float" office:value="0.00545371887324637">
                <text:p>0.00545371887324637</text:p>
              </table:table-cell>
              <table:table-cell office:value-type="float" office:value="0.00951294693714235">
                <text:p>0.00951294693714235</text:p>
              </table:table-cell>
              <table:table-cell office:value-type="float" office:value="0.0139731771516483">
                <text:p>0.0139731771516483</text:p>
              </table:table-cell>
              <table:table-cell office:value-type="float" office:value="0.0181117522889125">
                <text:p>0.0181117522889125</text:p>
              </table:table-cell>
              <table:table-cell office:value-type="float" office:value="0.0217326004450688">
                <text:p>0.0217326004450688</text:p>
              </table:table-cell>
              <table:table-cell office:value-type="float" office:value="0.0248892317649537">
                <text:p>0.0248892317649537</text:p>
              </table:table-cell>
              <table:table-cell office:value-type="float" office:value="0.0271241528988301">
                <text:p>0.0271241528988301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0406412962693964">
                <text:p>0.00406412962693964</text:p>
                <draw:g>
                  <svg:desc>Simulation.C63:Simulation.J63</svg:desc>
                </draw:g>
              </table:table-cell>
              <table:table-cell office:value-type="float" office:value="0.00600401519327861">
                <text:p>0.00600401519327861</text:p>
              </table:table-cell>
              <table:table-cell office:value-type="float" office:value="0.00796293860104219">
                <text:p>0.00796293860104219</text:p>
              </table:table-cell>
              <table:table-cell office:value-type="float" office:value="0.00968821605272446">
                <text:p>0.00968821605272446</text:p>
              </table:table-cell>
              <table:table-cell office:value-type="float" office:value="0.011033301671063">
                <text:p>0.011033301671063</text:p>
              </table:table-cell>
              <table:table-cell office:value-type="float" office:value="0.0121205529240406">
                <text:p>0.0121205529240406</text:p>
              </table:table-cell>
              <table:table-cell office:value-type="float" office:value="0.0131430406712943">
                <text:p>0.0131430406712943</text:p>
              </table:table-cell>
              <table:table-cell office:value-type="float" office:value="0.0140275434688251">
                <text:p>0.0140275434688251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0720582725614723">
                <text:p>0.00720582725614723</text:p>
                <draw:g>
                  <svg:desc>Simulation.C64:Simulation.J64</svg:desc>
                </draw:g>
              </table:table-cell>
              <table:table-cell office:value-type="float" office:value="0.00954431944701593">
                <text:p>0.00954431944701593</text:p>
              </table:table-cell>
              <table:table-cell office:value-type="float" office:value="0.0115537056973436">
                <text:p>0.0115537056973436</text:p>
              </table:table-cell>
              <table:table-cell office:value-type="float" office:value="0.0130160821826906">
                <text:p>0.0130160821826906</text:p>
              </table:table-cell>
              <table:table-cell office:value-type="float" office:value="0.0138500631832983">
                <text:p>0.0138500631832983</text:p>
              </table:table-cell>
              <table:table-cell office:value-type="float" office:value="0.0142698793978638">
                <text:p>0.0142698793978638</text:p>
              </table:table-cell>
              <table:table-cell office:value-type="float" office:value="0.0145146729935531">
                <text:p>0.0145146729935531</text:p>
              </table:table-cell>
              <table:table-cell office:value-type="float" office:value="0.0145205641979397">
                <text:p>0.0145205641979397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209292788113907">
                <text:p>0.00209292788113907</text:p>
                <draw:g>
                  <svg:desc>Simulation.C65:Simulation.J65</svg:desc>
                </draw:g>
              </table:table-cell>
              <table:table-cell office:value-type="float" office:value="0.0032318779419861">
                <text:p>0.0032318779419861</text:p>
              </table:table-cell>
              <table:table-cell office:value-type="float" office:value="0.00465003633787863">
                <text:p>0.00465003633787863</text:p>
              </table:table-cell>
              <table:table-cell office:value-type="float" office:value="0.00625727180668792">
                <text:p>0.00625727180668792</text:p>
              </table:table-cell>
              <table:table-cell office:value-type="float" office:value="0.00797607047599758">
                <text:p>0.00797607047599758</text:p>
              </table:table-cell>
              <table:table-cell office:value-type="float" office:value="0.00991844286319935">
                <text:p>0.00991844286319935</text:p>
              </table:table-cell>
              <table:table-cell office:value-type="float" office:value="0.0123173182938251">
                <text:p>0.0123173182938251</text:p>
              </table:table-cell>
              <table:table-cell office:value-type="float" office:value="0.0151744156605565">
                <text:p>0.0151744156605565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138104388243613">
                <text:p>0.0138104388243613</text:p>
                <draw:g>
                  <svg:desc>Simulation.C66:Simulation.J66</svg:desc>
                </draw:g>
              </table:table-cell>
              <table:table-cell office:value-type="float" office:value="0.0164948191820134">
                <text:p>0.0164948191820134</text:p>
              </table:table-cell>
              <table:table-cell office:value-type="float" office:value="0.0186674464097068">
                <text:p>0.0186674464097068</text:p>
              </table:table-cell>
              <table:table-cell office:value-type="float" office:value="0.0201982659265443">
                <text:p>0.0201982659265443</text:p>
              </table:table-cell>
              <table:table-cell office:value-type="float" office:value="0.0210293827482489">
                <text:p>0.0210293827482489</text:p>
              </table:table-cell>
              <table:table-cell office:value-type="float" office:value="0.0214413665461359">
                <text:p>0.0214413665461359</text:p>
              </table:table-cell>
              <table:table-cell office:value-type="float" office:value="0.0216828416596688">
                <text:p>0.0216828416596688</text:p>
              </table:table-cell>
              <table:table-cell office:value-type="float" office:value="0.0215292857353558">
                <text:p>0.0215292857353558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0127347501210822">
                <text:p>0.0127347501210822</text:p>
                <draw:g>
                  <svg:desc>Simulation.C67:Simulation.J67</svg:desc>
                </draw:g>
              </table:table-cell>
              <table:table-cell office:value-type="float" office:value="0.0108361210061105">
                <text:p>0.0108361210061105</text:p>
              </table:table-cell>
              <table:table-cell office:value-type="float" office:value="0.00989938796366493">
                <text:p>0.00989938796366493</text:p>
              </table:table-cell>
              <table:table-cell office:value-type="float" office:value="0.00952487328246675">
                <text:p>0.00952487328246675</text:p>
              </table:table-cell>
              <table:table-cell office:value-type="float" office:value="0.00947219659136385">
                <text:p>0.00947219659136385</text:p>
              </table:table-cell>
              <table:table-cell office:value-type="float" office:value="0.00975689311524619">
                <text:p>0.00975689311524619</text:p>
              </table:table-cell>
              <table:table-cell office:value-type="float" office:value="0.0104655227709234">
                <text:p>0.0104655227709234</text:p>
              </table:table-cell>
              <table:table-cell office:value-type="float" office:value="0.0115068793249478">
                <text:p>0.0115068793249478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717040224293768">
                <text:p>0.00717040224293768</text:p>
                <draw:g>
                  <svg:desc>Simulation.C68:Simulation.J68</svg:desc>
                </draw:g>
              </table:table-cell>
              <table:table-cell office:value-type="float" office:value="0.0100736126679603">
                <text:p>0.0100736126679603</text:p>
              </table:table-cell>
              <table:table-cell office:value-type="float" office:value="0.0130892605056213">
                <text:p>0.0130892605056213</text:p>
              </table:table-cell>
              <table:table-cell office:value-type="float" office:value="0.0158579000531424">
                <text:p>0.0158579000531424</text:p>
              </table:table-cell>
              <table:table-cell office:value-type="float" office:value="0.0181101202977666">
                <text:p>0.0181101202977666</text:p>
              </table:table-cell>
              <table:table-cell office:value-type="float" office:value="0.0199541218603348">
                <text:p>0.0199541218603348</text:p>
              </table:table-cell>
              <table:table-cell office:value-type="float" office:value="0.0215728721789654">
                <text:p>0.0215728721789654</text:p>
              </table:table-cell>
              <table:table-cell office:value-type="float" office:value="0.0226899230566235">
                <text:p>0.022689923056623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217411512120456">
                <text:p>0.0217411512120456</text:p>
                <draw:g>
                  <svg:desc>Simulation.C69:Simulation.J69</svg:desc>
                </draw:g>
              </table:table-cell>
              <table:table-cell office:value-type="float" office:value="0.0215582393376741">
                <text:p>0.0215582393376741</text:p>
              </table:table-cell>
              <table:table-cell office:value-type="float" office:value="0.0203803544725755">
                <text:p>0.0203803544725755</text:p>
              </table:table-cell>
              <table:table-cell office:value-type="float" office:value="0.0187430433901954">
                <text:p>0.0187430433901954</text:p>
              </table:table-cell>
              <table:table-cell office:value-type="float" office:value="0.0169046613603514">
                <text:p>0.0169046613603514</text:p>
              </table:table-cell>
              <table:table-cell office:value-type="float" office:value="0.0151969470470685">
                <text:p>0.0151969470470685</text:p>
              </table:table-cell>
              <table:table-cell office:value-type="float" office:value="0.0137982162702602">
                <text:p>0.0137982162702602</text:p>
              </table:table-cell>
              <table:table-cell office:value-type="float" office:value="0.0125761831129711">
                <text:p>0.0125761831129711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239728018108038">
                <text:p>0.0239728018108038</text:p>
                <draw:g>
                  <svg:desc>Simulation.C70:Simulation.J70</svg:desc>
                </draw:g>
              </table:table-cell>
              <table:table-cell office:value-type="float" office:value="0.0266530431358202">
                <text:p>0.0266530431358202</text:p>
              </table:table-cell>
              <table:table-cell office:value-type="float" office:value="0.0270027929970319">
                <text:p>0.0270027929970319</text:p>
              </table:table-cell>
              <table:table-cell office:value-type="float" office:value="0.0258645661274992">
                <text:p>0.0258645661274992</text:p>
              </table:table-cell>
              <table:table-cell office:value-type="float" office:value="0.0239158690600138">
                <text:p>0.0239158690600138</text:p>
              </table:table-cell>
              <table:table-cell office:value-type="float" office:value="0.0218578876102155">
                <text:p>0.0218578876102155</text:p>
              </table:table-cell>
              <table:table-cell office:value-type="float" office:value="0.0200680338766258">
                <text:p>0.0200680338766258</text:p>
              </table:table-cell>
              <table:table-cell office:value-type="float" office:value="0.0184017323383837">
                <text:p>0.0184017323383837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233678307039493">
                <text:p>0.0233678307039493</text:p>
                <draw:g>
                  <svg:desc>Simulation.C71:Simulation.J71</svg:desc>
                </draw:g>
              </table:table-cell>
              <table:table-cell office:value-type="float" office:value="0.0333822175756608">
                <text:p>0.0333822175756608</text:p>
              </table:table-cell>
              <table:table-cell office:value-type="float" office:value="0.0400826668871367">
                <text:p>0.0400826668871367</text:p>
              </table:table-cell>
              <table:table-cell office:value-type="float" office:value="0.0425153710649616">
                <text:p>0.0425153710649616</text:p>
              </table:table-cell>
              <table:table-cell office:value-type="float" office:value="0.0412754598857998">
                <text:p>0.0412754598857998</text:p>
              </table:table-cell>
              <table:table-cell office:value-type="float" office:value="0.037944341551726">
                <text:p>0.037944341551726</text:p>
              </table:table-cell>
              <table:table-cell office:value-type="float" office:value="0.033777768099347">
                <text:p>0.033777768099347</text:p>
              </table:table-cell>
              <table:table-cell office:value-type="float" office:value="0.0291182045375832">
                <text:p>0.0291182045375832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00706359753869939">
                <text:p>0.00706359753869939</text:p>
                <draw:g>
                  <svg:desc>Simulation.C72:Simulation.J72</svg:desc>
                </draw:g>
              </table:table-cell>
              <table:table-cell office:value-type="float" office:value="0.00710839299124943">
                <text:p>0.00710839299124943</text:p>
              </table:table-cell>
              <table:table-cell office:value-type="float" office:value="0.00761865897226386">
                <text:p>0.00761865897226386</text:p>
              </table:table-cell>
              <table:table-cell office:value-type="float" office:value="0.00854764800113019">
                <text:p>0.00854764800113019</text:p>
              </table:table-cell>
              <table:table-cell office:value-type="float" office:value="0.00991647013439149">
                <text:p>0.00991647013439149</text:p>
              </table:table-cell>
              <table:table-cell office:value-type="float" office:value="0.0119954385139739">
                <text:p>0.0119954385139739</text:p>
              </table:table-cell>
              <table:table-cell office:value-type="float" office:value="0.0152253872137287">
                <text:p>0.0152253872137287</text:p>
              </table:table-cell>
              <table:table-cell office:value-type="float" office:value="0.0198078279695446">
                <text:p>0.0198078279695446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0100615890486289">
                <text:p>0.0100615890486289</text:p>
                <draw:g>
                  <svg:desc>Simulation.C73:Simulation.J73</svg:desc>
                </draw:g>
              </table:table-cell>
              <table:table-cell office:value-type="float" office:value="0.0134114955813163">
                <text:p>0.0134114955813163</text:p>
              </table:table-cell>
              <table:table-cell office:value-type="float" office:value="0.0160932981201856">
                <text:p>0.0160932981201856</text:p>
              </table:table-cell>
              <table:table-cell office:value-type="float" office:value="0.0178395000955882">
                <text:p>0.0178395000955882</text:p>
              </table:table-cell>
              <table:table-cell office:value-type="float" office:value="0.0186137207164843">
                <text:p>0.0186137207164843</text:p>
              </table:table-cell>
              <table:table-cell office:value-type="float" office:value="0.0187494039050241">
                <text:p>0.0187494039050241</text:p>
              </table:table-cell>
              <table:table-cell office:value-type="float" office:value="0.0185596612916169">
                <text:p>0.0185596612916169</text:p>
              </table:table-cell>
              <table:table-cell office:value-type="float" office:value="0.0179517767245953">
                <text:p>0.0179517767245953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.0171638703553649">
                <text:p>0.0171638703553649</text:p>
                <draw:g>
                  <svg:desc>Simulation.C74:Simulation.J74</svg:desc>
                </draw:g>
              </table:table-cell>
              <table:table-cell office:value-type="float" office:value="0.0194524145132844">
                <text:p>0.0194524145132844</text:p>
              </table:table-cell>
              <table:table-cell office:value-type="float" office:value="0.0208390012476709">
                <text:p>0.0208390012476709</text:p>
              </table:table-cell>
              <table:table-cell office:value-type="float" office:value="0.021484264472278">
                <text:p>0.021484264472278</text:p>
              </table:table-cell>
              <table:table-cell office:value-type="float" office:value="0.0215193642991794">
                <text:p>0.0215193642991794</text:p>
              </table:table-cell>
              <table:table-cell office:value-type="float" office:value="0.0213069618368834">
                <text:p>0.0213069618368834</text:p>
              </table:table-cell>
              <table:table-cell office:value-type="float" office:value="0.0210863829095535">
                <text:p>0.0210863829095535</text:p>
              </table:table-cell>
              <table:table-cell office:value-type="float" office:value="0.0206024905471772">
                <text:p>0.0206024905471772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.00267115441240834">
                <text:p>0.00267115441240834</text:p>
                <draw:g>
                  <svg:desc>Simulation.C75:Simulation.J75</svg:desc>
                </draw:g>
              </table:table-cell>
              <table:table-cell office:value-type="float" office:value="0.00407323417507037">
                <text:p>0.00407323417507037</text:p>
              </table:table-cell>
              <table:table-cell office:value-type="float" office:value="0.00573990986479095">
                <text:p>0.00573990986479095</text:p>
              </table:table-cell>
              <table:table-cell office:value-type="float" office:value="0.0075585909837079">
                <text:p>0.0075585909837079</text:p>
              </table:table-cell>
              <table:table-cell office:value-type="float" office:value="0.00945228100175137">
                <text:p>0.00945228100175137</text:p>
              </table:table-cell>
              <table:table-cell office:value-type="float" office:value="0.011568075280644">
                <text:p>0.011568075280644</text:p>
              </table:table-cell>
              <table:table-cell office:value-type="float" office:value="0.0141769763713093">
                <text:p>0.0141769763713093</text:p>
              </table:table-cell>
              <table:table-cell office:value-type="float" office:value="0.0172727231532975">
                <text:p>0.0172727231532975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656284202724815">
                <text:p>0.00656284202724815</text:p>
                <draw:g>
                  <svg:desc>Simulation.C76:Simulation.J76</svg:desc>
                </draw:g>
              </table:table-cell>
              <table:table-cell office:value-type="float" office:value="0.00919216942100782">
                <text:p>0.00919216942100782</text:p>
              </table:table-cell>
              <table:table-cell office:value-type="float" office:value="0.011564218216272">
                <text:p>0.011564218216272</text:p>
              </table:table-cell>
              <table:table-cell office:value-type="float" office:value="0.0134493744415254">
                <text:p>0.0134493744415254</text:p>
              </table:table-cell>
              <table:table-cell office:value-type="float" office:value="0.0147855469391751">
                <text:p>0.0147855469391751</text:p>
              </table:table-cell>
              <table:table-cell office:value-type="float" office:value="0.0158066075537821">
                <text:p>0.0158066075537821</text:p>
              </table:table-cell>
              <table:table-cell office:value-type="float" office:value="0.016744982642036">
                <text:p>0.016744982642036</text:p>
              </table:table-cell>
              <table:table-cell office:value-type="float" office:value="0.0174297901621968">
                <text:p>0.0174297901621968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0.00441371862621809">
                <text:p>0.00441371862621809</text:p>
                <draw:g>
                  <svg:desc>Simulation.C77:Simulation.J77</svg:desc>
                </draw:g>
              </table:table-cell>
              <table:table-cell office:value-type="float" office:value="0.00897555683002097">
                <text:p>0.00897555683002097</text:p>
              </table:table-cell>
              <table:table-cell office:value-type="float" office:value="0.0148490559081721">
                <text:p>0.0148490559081721</text:p>
              </table:table-cell>
              <table:table-cell office:value-type="float" office:value="0.020827586007986">
                <text:p>0.020827586007986</text:p>
              </table:table-cell>
              <table:table-cell office:value-type="float" office:value="0.0257474195951119">
                <text:p>0.0257474195951119</text:p>
              </table:table-cell>
              <table:table-cell office:value-type="float" office:value="0.0291999258103609">
                <text:p>0.0291999258103609</text:p>
              </table:table-cell>
              <table:table-cell office:value-type="float" office:value="0.0311214288901982">
                <text:p>0.0311214288901982</text:p>
              </table:table-cell>
              <table:table-cell office:value-type="float" office:value="0.0309916188593913">
                <text:p>0.0309916188593913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0147346045967359">
                <text:p>0.0147346045967359</text:p>
                <draw:g>
                  <svg:desc>Simulation.C78:Simulation.J78</svg:desc>
                </draw:g>
              </table:table-cell>
              <table:table-cell office:value-type="float" office:value="0.0159420401445117">
                <text:p>0.0159420401445117</text:p>
              </table:table-cell>
              <table:table-cell office:value-type="float" office:value="0.0174534884181333">
                <text:p>0.0174534884181333</text:p>
              </table:table-cell>
              <table:table-cell office:value-type="float" office:value="0.0191303677693537">
                <text:p>0.0191303677693537</text:p>
              </table:table-cell>
              <table:table-cell office:value-type="float" office:value="0.02083715616896">
                <text:p>0.02083715616896</text:p>
              </table:table-cell>
              <table:table-cell office:value-type="float" office:value="0.0227643055025797">
                <text:p>0.0227643055025797</text:p>
              </table:table-cell>
              <table:table-cell office:value-type="float" office:value="0.0251064189991625">
                <text:p>0.0251064189991625</text:p>
              </table:table-cell>
              <table:table-cell office:value-type="float" office:value="0.0274490237885761">
                <text:p>0.0274490237885761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.0070230985184465">
                <text:p>0.0070230985184465</text:p>
                <draw:g>
                  <svg:desc>Simulation.C79:Simulation.J79</svg:desc>
                </draw:g>
              </table:table-cell>
              <table:table-cell office:value-type="float" office:value="0.0091794793618848">
                <text:p>0.0091794793618848</text:p>
              </table:table-cell>
              <table:table-cell office:value-type="float" office:value="0.0116355330128675">
                <text:p>0.0116355330128675</text:p>
              </table:table-cell>
              <table:table-cell office:value-type="float" office:value="0.0144064199128859">
                <text:p>0.0144064199128859</text:p>
              </table:table-cell>
              <table:table-cell office:value-type="float" office:value="0.017537951118764">
                <text:p>0.017537951118764</text:p>
              </table:table-cell>
              <table:table-cell office:value-type="float" office:value="0.0213638618303315">
                <text:p>0.0213638618303315</text:p>
              </table:table-cell>
              <table:table-cell office:value-type="float" office:value="0.0262493391000578">
                <text:p>0.0262493391000578</text:p>
              </table:table-cell>
              <table:table-cell office:value-type="float" office:value="0.0317538676706589">
                <text:p>0.0317538676706589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0513475286418429">
                <text:p>0.0513475286418429</text:p>
                <draw:g>
                  <svg:desc>Simulation.C80:Simulation.J80</svg:desc>
                </draw:g>
              </table:table-cell>
              <table:table-cell office:value-type="float" office:value="0.0610303845518104">
                <text:p>0.0610303845518104</text:p>
              </table:table-cell>
              <table:table-cell office:value-type="float" office:value="0.0656893232154743">
                <text:p>0.0656893232154743</text:p>
              </table:table-cell>
              <table:table-cell office:value-type="float" office:value="0.0667466681213942">
                <text:p>0.0667466681213942</text:p>
              </table:table-cell>
              <table:table-cell office:value-type="float" office:value="0.0654571966710005">
                <text:p>0.0654571966710005</text:p>
              </table:table-cell>
              <table:table-cell office:value-type="float" office:value="0.0631461770748458">
                <text:p>0.0631461770748458</text:p>
              </table:table-cell>
              <table:table-cell office:value-type="float" office:value="0.0602334623613943">
                <text:p>0.0602334623613943</text:p>
              </table:table-cell>
              <table:table-cell office:value-type="float" office:value="0.055615472429539">
                <text:p>0.055615472429539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414984422145003">
                <text:p>0.0414984422145003</text:p>
                <draw:g>
                  <svg:desc>Simulation.C81:Simulation.J81</svg:desc>
                </draw:g>
              </table:table-cell>
              <table:table-cell office:value-type="float" office:value="0.0393313311857311">
                <text:p>0.0393313311857311</text:p>
              </table:table-cell>
              <table:table-cell office:value-type="float" office:value="0.0355528466460316">
                <text:p>0.0355528466460316</text:p>
              </table:table-cell>
              <table:table-cell office:value-type="float" office:value="0.0315935073987142">
                <text:p>0.0315935073987142</text:p>
              </table:table-cell>
              <table:table-cell office:value-type="float" office:value="0.0279258933763334">
                <text:p>0.0279258933763334</text:p>
              </table:table-cell>
              <table:table-cell office:value-type="float" office:value="0.0249408968526616">
                <text:p>0.0249408968526616</text:p>
              </table:table-cell>
              <table:table-cell office:value-type="float" office:value="0.0227426443682147">
                <text:p>0.0227426443682147</text:p>
              </table:table-cell>
              <table:table-cell office:value-type="float" office:value="0.0209655778592992">
                <text:p>0.0209655778592992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0.00325868071805376">
                <text:p>0.00325868071805376</text:p>
                <draw:g>
                  <svg:desc>Simulation.C82:Simulation.J82</svg:desc>
                </draw:g>
              </table:table-cell>
              <table:table-cell office:value-type="float" office:value="0.00405149951639214">
                <text:p>0.00405149951639214</text:p>
              </table:table-cell>
              <table:table-cell office:value-type="float" office:value="0.0048492638671942">
                <text:p>0.0048492638671942</text:p>
              </table:table-cell>
              <table:table-cell office:value-type="float" office:value="0.00562070903564197">
                <text:p>0.00562070903564197</text:p>
              </table:table-cell>
              <table:table-cell office:value-type="float" office:value="0.00635500109352687">
                <text:p>0.00635500109352687</text:p>
              </table:table-cell>
              <table:table-cell office:value-type="float" office:value="0.00717611167360909">
                <text:p>0.00717611167360909</text:p>
              </table:table-cell>
              <table:table-cell office:value-type="float" office:value="0.0082675169690988">
                <text:p>0.0082675169690988</text:p>
              </table:table-cell>
              <table:table-cell office:value-type="float" office:value="0.00967656355178469">
                <text:p>0.00967656355178469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.00822681018894055">
                <text:p>0.00822681018894055</text:p>
                <draw:g>
                  <svg:desc>Simulation.C83:Simulation.J83</svg:desc>
                </draw:g>
              </table:table-cell>
              <table:table-cell office:value-type="float" office:value="0.011536866158395">
                <text:p>0.011536866158395</text:p>
              </table:table-cell>
              <table:table-cell office:value-type="float" office:value="0.0143748072251397">
                <text:p>0.0143748072251397</text:p>
              </table:table-cell>
              <table:table-cell office:value-type="float" office:value="0.0164480411041718">
                <text:p>0.0164480411041718</text:p>
              </table:table-cell>
              <table:table-cell office:value-type="float" office:value="0.017700029850446">
                <text:p>0.017700029850446</text:p>
              </table:table-cell>
              <table:table-cell office:value-type="float" office:value="0.0184331249172423">
                <text:p>0.0184331249172423</text:p>
              </table:table-cell>
              <table:table-cell office:value-type="float" office:value="0.0189432810971517">
                <text:p>0.0189432810971517</text:p>
              </table:table-cell>
              <table:table-cell office:value-type="float" office:value="0.0191011769279707">
                <text:p>0.0191011769279707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0.00588259214947799">
                <text:p>0.00588259214947799</text:p>
                <draw:g>
                  <svg:desc>Simulation.C84:Simulation.J84</svg:desc>
                </draw:g>
              </table:table-cell>
              <table:table-cell office:value-type="float" office:value="0.00826037617914653">
                <text:p>0.00826037617914653</text:p>
              </table:table-cell>
              <table:table-cell office:value-type="float" office:value="0.0103298877526005">
                <text:p>0.0103298877526005</text:p>
              </table:table-cell>
              <table:table-cell office:value-type="float" office:value="0.0117368574079586">
                <text:p>0.0117368574079586</text:p>
              </table:table-cell>
              <table:table-cell office:value-type="float" office:value="0.0123377149550804">
                <text:p>0.0123377149550804</text:p>
              </table:table-cell>
              <table:table-cell office:value-type="float" office:value="0.0123378878180886">
                <text:p>0.0123378878180886</text:p>
              </table:table-cell>
              <table:table-cell office:value-type="float" office:value="0.0120025758825554">
                <text:p>0.0120025758825554</text:p>
              </table:table-cell>
              <table:table-cell office:value-type="float" office:value="0.0113624983756259">
                <text:p>0.0113624983756259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0.00421922613441504">
                <text:p>0.00421922613441504</text:p>
                <draw:g>
                  <svg:desc>Simulation.C85:Simulation.J85</svg:desc>
                </draw:g>
              </table:table-cell>
              <table:table-cell office:value-type="float" office:value="0.00821782477245062">
                <text:p>0.00821782477245062</text:p>
              </table:table-cell>
              <table:table-cell office:value-type="float" office:value="0.0129318767711407">
                <text:p>0.0129318767711407</text:p>
              </table:table-cell>
              <table:table-cell office:value-type="float" office:value="0.0171070080722318">
                <text:p>0.0171070080722318</text:p>
              </table:table-cell>
              <table:table-cell office:value-type="float" office:value="0.0197573034786261">
                <text:p>0.0197573034786261</text:p>
              </table:table-cell>
              <table:table-cell office:value-type="float" office:value="0.0207546924736104">
                <text:p>0.0207546924736104</text:p>
              </table:table-cell>
              <table:table-cell office:value-type="float" office:value="0.0204049371845428">
                <text:p>0.0204049371845428</text:p>
              </table:table-cell>
              <table:table-cell office:value-type="float" office:value="0.0188342406430467">
                <text:p>0.0188342406430467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295739887826362">
                <text:p>0.00295739887826362</text:p>
                <draw:g>
                  <svg:desc>Simulation.C86:Simulation.J86</svg:desc>
                </draw:g>
              </table:table-cell>
              <table:table-cell office:value-type="float" office:value="0.00568887318703746">
                <text:p>0.00568887318703746</text:p>
              </table:table-cell>
              <table:table-cell office:value-type="float" office:value="0.00861850385637925">
                <text:p>0.00861850385637925</text:p>
              </table:table-cell>
              <table:table-cell office:value-type="float" office:value="0.0109821471748737">
                <text:p>0.0109821471748737</text:p>
              </table:table-cell>
              <table:table-cell office:value-type="float" office:value="0.0124037994256996">
                <text:p>0.0124037994256996</text:p>
              </table:table-cell>
              <table:table-cell office:value-type="float" office:value="0.0130428681200077">
                <text:p>0.0130428681200077</text:p>
              </table:table-cell>
              <table:table-cell office:value-type="float" office:value="0.0132043733762925">
                <text:p>0.0132043733762925</text:p>
              </table:table-cell>
              <table:table-cell office:value-type="float" office:value="0.0129319291261476">
                <text:p>0.0129319291261476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0571100555829105">
                <text:p>0.00571100555829105</text:p>
                <draw:g>
                  <svg:desc>Simulation.C87:Simulation.J87</svg:desc>
                </draw:g>
              </table:table-cell>
              <table:table-cell office:value-type="float" office:value="0.00713028417118226">
                <text:p>0.00713028417118226</text:p>
              </table:table-cell>
              <table:table-cell office:value-type="float" office:value="0.00832604983087594">
                <text:p>0.00832604983087594</text:p>
              </table:table-cell>
              <table:table-cell office:value-type="float" office:value="0.00924532561575875">
                <text:p>0.00924532561575875</text:p>
              </table:table-cell>
              <table:table-cell office:value-type="float" office:value="0.00990172445460638">
                <text:p>0.00990172445460638</text:p>
              </table:table-cell>
              <table:table-cell office:value-type="float" office:value="0.0105004676599361">
                <text:p>0.0105004676599361</text:p>
              </table:table-cell>
              <table:table-cell office:value-type="float" office:value="0.0112689144817553">
                <text:p>0.0112689144817553</text:p>
              </table:table-cell>
              <table:table-cell office:value-type="float" office:value="0.0121989674090736">
                <text:p>0.0121989674090736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.00775230334237599">
                <text:p>0.00775230334237599</text:p>
                <draw:g>
                  <svg:desc>Simulation.C88:Simulation.J88</svg:desc>
                </draw:g>
              </table:table-cell>
              <table:table-cell office:value-type="float" office:value="0.0117212807066131">
                <text:p>0.0117212807066131</text:p>
              </table:table-cell>
              <table:table-cell office:value-type="float" office:value="0.0153290960219816">
                <text:p>0.0153290960219816</text:p>
              </table:table-cell>
              <table:table-cell office:value-type="float" office:value="0.0180704071747298">
                <text:p>0.0180704071747298</text:p>
              </table:table-cell>
              <table:table-cell office:value-type="float" office:value="0.0198035275713534">
                <text:p>0.0198035275713534</text:p>
              </table:table-cell>
              <table:table-cell office:value-type="float" office:value="0.0208504259268267">
                <text:p>0.0208504259268267</text:p>
              </table:table-cell>
              <table:table-cell office:value-type="float" office:value="0.0215360634693892">
                <text:p>0.0215360634693892</text:p>
              </table:table-cell>
              <table:table-cell office:value-type="float" office:value="0.0216792941564591">
                <text:p>0.0216792941564591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00383119901526011">
                <text:p>0.00383119901526011</text:p>
                <draw:g>
                  <svg:desc>Simulation.C89:Simulation.J89</svg:desc>
                </draw:g>
              </table:table-cell>
              <table:table-cell office:value-type="float" office:value="0.00687095886300661">
                <text:p>0.00687095886300661</text:p>
              </table:table-cell>
              <table:table-cell office:value-type="float" office:value="0.010680165516522">
                <text:p>0.010680165516522</text:p>
              </table:table-cell>
              <table:table-cell office:value-type="float" office:value="0.0148149310835894">
                <text:p>0.0148149310835894</text:p>
              </table:table-cell>
              <table:table-cell office:value-type="float" office:value="0.0188922387599458">
                <text:p>0.0188922387599458</text:p>
              </table:table-cell>
              <table:table-cell office:value-type="float" office:value="0.0229625960057123">
                <text:p>0.0229625960057123</text:p>
              </table:table-cell>
              <table:table-cell office:value-type="float" office:value="0.0272205039381815">
                <text:p>0.0272205039381815</text:p>
              </table:table-cell>
              <table:table-cell office:value-type="float" office:value="0.0311897332903169">
                <text:p>0.0311897332903169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00569496846605629">
                <text:p>0.00569496846605629</text:p>
                <draw:g>
                  <svg:desc>Simulation.C90:Simulation.J90</svg:desc>
                </draw:g>
              </table:table-cell>
              <table:table-cell office:value-type="float" office:value="0.00586305199115265">
                <text:p>0.00586305199115265</text:p>
              </table:table-cell>
              <table:table-cell office:value-type="float" office:value="0.00613612220659502">
                <text:p>0.00613612220659502</text:p>
              </table:table-cell>
              <table:table-cell office:value-type="float" office:value="0.00652792868267985">
                <text:p>0.00652792868267985</text:p>
              </table:table-cell>
              <table:table-cell office:value-type="float" office:value="0.00704720312436115">
                <text:p>0.00704720312436115</text:p>
              </table:table-cell>
              <table:table-cell office:value-type="float" office:value="0.00783516789586027">
                <text:p>0.00783516789586027</text:p>
              </table:table-cell>
              <table:table-cell office:value-type="float" office:value="0.0090877385912355">
                <text:p>0.0090877385912355</text:p>
              </table:table-cell>
              <table:table-cell office:value-type="float" office:value="0.0108439651142891">
                <text:p>0.0108439651142891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0138241193560904">
                <text:p>0.0138241193560904</text:p>
                <draw:g>
                  <svg:desc>Simulation.C91:Simulation.J91</svg:desc>
                </draw:g>
              </table:table-cell>
              <table:table-cell office:value-type="float" office:value="0.0176281944804877">
                <text:p>0.0176281944804877</text:p>
              </table:table-cell>
              <table:table-cell office:value-type="float" office:value="0.0203136049723857">
                <text:p>0.0203136049723857</text:p>
              </table:table-cell>
              <table:table-cell office:value-type="float" office:value="0.0217991806781243">
                <text:p>0.0217991806781243</text:p>
              </table:table-cell>
              <table:table-cell office:value-type="float" office:value="0.0222541895543527">
                <text:p>0.0222541895543527</text:p>
              </table:table-cell>
              <table:table-cell office:value-type="float" office:value="0.0221986200875778">
                <text:p>0.0221986200875778</text:p>
              </table:table-cell>
              <table:table-cell office:value-type="float" office:value="0.0220414916412948">
                <text:p>0.0220414916412948</text:p>
              </table:table-cell>
              <table:table-cell office:value-type="float" office:value="0.0216555598236298">
                <text:p>0.0216555598236298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0223889320661878">
                <text:p>0.0223889320661878</text:p>
                <draw:g>
                  <svg:desc>Simulation.C92:Simulation.J92</svg:desc>
                </draw:g>
              </table:table-cell>
              <table:table-cell office:value-type="float" office:value="0.0234658386680017">
                <text:p>0.0234658386680017</text:p>
              </table:table-cell>
              <table:table-cell office:value-type="float" office:value="0.0231626308182414">
                <text:p>0.0231626308182414</text:p>
              </table:table-cell>
              <table:table-cell office:value-type="float" office:value="0.0220317208598406">
                <text:p>0.0220317208598406</text:p>
              </table:table-cell>
              <table:table-cell office:value-type="float" office:value="0.020426537241442">
                <text:p>0.020426537241442</text:p>
              </table:table-cell>
              <table:table-cell office:value-type="float" office:value="0.0188118260026026">
                <text:p>0.0188118260026026</text:p>
              </table:table-cell>
              <table:table-cell office:value-type="float" office:value="0.0174639293295604">
                <text:p>0.0174639293295604</text:p>
              </table:table-cell>
              <table:table-cell office:value-type="float" office:value="0.0162504240438574">
                <text:p>0.0162504240438574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.00163073886671584">
                <text:p>0.00163073886671584</text:p>
                <draw:g>
                  <svg:desc>Simulation.C93:Simulation.J93</svg:desc>
                </draw:g>
              </table:table-cell>
              <table:table-cell office:value-type="float" office:value="0.00316139174081156">
                <text:p>0.00316139174081156</text:p>
              </table:table-cell>
              <table:table-cell office:value-type="float" office:value="0.00531190545103169">
                <text:p>0.00531190545103169</text:p>
              </table:table-cell>
              <table:table-cell office:value-type="float" office:value="0.00784654029705989">
                <text:p>0.00784654029705989</text:p>
              </table:table-cell>
              <table:table-cell office:value-type="float" office:value="0.0104405365464952">
                <text:p>0.0104405365464952</text:p>
              </table:table-cell>
              <table:table-cell office:value-type="float" office:value="0.0129816901745702">
                <text:p>0.0129816901745702</text:p>
              </table:table-cell>
              <table:table-cell office:value-type="float" office:value="0.0154882417276475">
                <text:p>0.0154882417276475</text:p>
              </table:table-cell>
              <table:table-cell office:value-type="float" office:value="0.0176543401450333">
                <text:p>0.0176543401450333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0.023570898273472">
                <text:p>0.023570898273472</text:p>
                <draw:g>
                  <svg:desc>Simulation.C94:Simulation.J94</svg:desc>
                </draw:g>
              </table:table-cell>
              <table:table-cell office:value-type="float" office:value="0.03068611620877">
                <text:p>0.03068611620877</text:p>
              </table:table-cell>
              <table:table-cell office:value-type="float" office:value="0.0375738246338154">
                <text:p>0.0375738246338154</text:p>
              </table:table-cell>
              <table:table-cell office:value-type="float" office:value="0.0441178657819236">
                <text:p>0.0441178657819236</text:p>
              </table:table-cell>
              <table:table-cell office:value-type="float" office:value="0.0503128334905173">
                <text:p>0.0503128334905173</text:p>
              </table:table-cell>
              <table:table-cell office:value-type="float" office:value="0.0567025802077047">
                <text:p>0.0567025802077047</text:p>
              </table:table-cell>
              <table:table-cell office:value-type="float" office:value="0.0634289915323878">
                <text:p>0.0634289915323878</text:p>
              </table:table-cell>
              <table:table-cell office:value-type="float" office:value="0.0685964244883157">
                <text:p>0.0685964244883157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00326535184316604">
                <text:p>0.00326535184316604</text:p>
                <draw:g>
                  <svg:desc>Simulation.C95:Simulation.J95</svg:desc>
                </draw:g>
              </table:table-cell>
              <table:table-cell office:value-type="float" office:value="0.00564198726853354">
                <text:p>0.00564198726853354</text:p>
              </table:table-cell>
              <table:table-cell office:value-type="float" office:value="0.00827456695900968">
                <text:p>0.00827456695900968</text:p>
              </table:table-cell>
              <table:table-cell office:value-type="float" office:value="0.0106332238361166">
                <text:p>0.0106332238361166</text:p>
              </table:table-cell>
              <table:table-cell office:value-type="float" office:value="0.0123396687887176">
                <text:p>0.0123396687887176</text:p>
              </table:table-cell>
              <table:table-cell office:value-type="float" office:value="0.0134121722788695">
                <text:p>0.0134121722788695</text:p>
              </table:table-cell>
              <table:table-cell office:value-type="float" office:value="0.0140132909164212">
                <text:p>0.0140132909164212</text:p>
              </table:table-cell>
              <table:table-cell office:value-type="float" office:value="0.014060578629873">
                <text:p>0.014060578629873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00892497479065482">
                <text:p>0.00892497479065482</text:p>
                <draw:g>
                  <svg:desc>Simulation.C96:Simulation.J96</svg:desc>
                </draw:g>
              </table:table-cell>
              <table:table-cell office:value-type="float" office:value="0.0117327138678892">
                <text:p>0.0117327138678892</text:p>
              </table:table-cell>
              <table:table-cell office:value-type="float" office:value="0.014047124032679">
                <text:p>0.014047124032679</text:p>
              </table:table-cell>
              <table:table-cell office:value-type="float" office:value="0.0156713834106949">
                <text:p>0.0156713834106949</text:p>
              </table:table-cell>
              <table:table-cell office:value-type="float" office:value="0.0166077173738405">
                <text:p>0.0166077173738405</text:p>
              </table:table-cell>
              <table:table-cell office:value-type="float" office:value="0.0172020760188336">
                <text:p>0.0172020760188336</text:p>
              </table:table-cell>
              <table:table-cell office:value-type="float" office:value="0.0178069766131331">
                <text:p>0.0178069766131331</text:p>
              </table:table-cell>
              <table:table-cell office:value-type="float" office:value="0.0183819612983297">
                <text:p>0.0183819612983297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121136183035093">
                <text:p>0.0121136183035093</text:p>
                <draw:g>
                  <svg:desc>Simulation.C97:Simulation.J97</svg:desc>
                </draw:g>
              </table:table-cell>
              <table:table-cell office:value-type="float" office:value="0.0159662611545174">
                <text:p>0.0159662611545174</text:p>
              </table:table-cell>
              <table:table-cell office:value-type="float" office:value="0.0194096397761526">
                <text:p>0.0194096397761526</text:p>
              </table:table-cell>
              <table:table-cell office:value-type="float" office:value="0.0221555288309956">
                <text:p>0.0221555288309956</text:p>
              </table:table-cell>
              <table:table-cell office:value-type="float" office:value="0.0240608548625027">
                <text:p>0.0240608548625027</text:p>
              </table:table-cell>
              <table:table-cell office:value-type="float" office:value="0.0253734767811059">
                <text:p>0.0253734767811059</text:p>
              </table:table-cell>
              <table:table-cell office:value-type="float" office:value="0.0262815821647466">
                <text:p>0.0262815821647466</text:p>
              </table:table-cell>
              <table:table-cell office:value-type="float" office:value="0.0263451798918234">
                <text:p>0.0263451798918234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.0119746910754512">
                <text:p>0.0119746910754512</text:p>
                <draw:g>
                  <svg:desc>Simulation.C98:Simulation.J98</svg:desc>
                </draw:g>
              </table:table-cell>
              <table:table-cell office:value-type="float" office:value="0.0165941959598686">
                <text:p>0.0165941959598686</text:p>
              </table:table-cell>
              <table:table-cell office:value-type="float" office:value="0.020869614700065">
                <text:p>0.020869614700065</text:p>
              </table:table-cell>
              <table:table-cell office:value-type="float" office:value="0.0247510238917885">
                <text:p>0.0247510238917885</text:p>
              </table:table-cell>
              <table:table-cell office:value-type="float" office:value="0.0284415764177935">
                <text:p>0.0284415764177935</text:p>
              </table:table-cell>
              <table:table-cell office:value-type="float" office:value="0.0325805920180542">
                <text:p>0.0325805920180542</text:p>
              </table:table-cell>
              <table:table-cell office:value-type="float" office:value="0.0377110519819516">
                <text:p>0.0377110519819516</text:p>
              </table:table-cell>
              <table:table-cell office:value-type="float" office:value="0.0432215962200029">
                <text:p>0.0432215962200029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0.0149656605108101">
                <text:p>0.0149656605108101</text:p>
                <draw:g>
                  <svg:desc>Simulation.C99:Simulation.J99</svg:desc>
                </draw:g>
              </table:table-cell>
              <table:table-cell office:value-type="float" office:value="0.0166819887144788">
                <text:p>0.0166819887144788</text:p>
              </table:table-cell>
              <table:table-cell office:value-type="float" office:value="0.017532098596093">
                <text:p>0.017532098596093</text:p>
              </table:table-cell>
              <table:table-cell office:value-type="float" office:value="0.0178304463431519">
                <text:p>0.0178304463431519</text:p>
              </table:table-cell>
              <table:table-cell office:value-type="float" office:value="0.0178086460877283">
                <text:p>0.0178086460877283</text:p>
              </table:table-cell>
              <table:table-cell office:value-type="float" office:value="0.0178500600530139">
                <text:p>0.0178500600530139</text:p>
              </table:table-cell>
              <table:table-cell office:value-type="float" office:value="0.0182305620166929">
                <text:p>0.0182305620166929</text:p>
              </table:table-cell>
              <table:table-cell office:value-type="float" office:value="0.0187941141437758">
                <text:p>0.0187941141437758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0169955814228843">
                <text:p>0.0169955814228843</text:p>
                <draw:g>
                  <svg:desc>Simulation.C100:Simulation.J100</svg:desc>
                </draw:g>
              </table:table-cell>
              <table:table-cell office:value-type="float" office:value="0.0194715602410404">
                <text:p>0.0194715602410404</text:p>
              </table:table-cell>
              <table:table-cell office:value-type="float" office:value="0.0210671462408468">
                <text:p>0.0210671462408468</text:p>
              </table:table-cell>
              <table:table-cell office:value-type="float" office:value="0.0219620441621">
                <text:p>0.0219620441621</text:p>
              </table:table-cell>
              <table:table-cell office:value-type="float" office:value="0.0222990519184916">
                <text:p>0.0222990519184916</text:p>
              </table:table-cell>
              <table:table-cell office:value-type="float" office:value="0.0224461754673861">
                <text:p>0.0224461754673861</text:p>
              </table:table-cell>
              <table:table-cell office:value-type="float" office:value="0.0226343961464514">
                <text:p>0.0226343961464514</text:p>
              </table:table-cell>
              <table:table-cell office:value-type="float" office:value="0.022542099385662">
                <text:p>0.022542099385662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0.00748944486347652">
                <text:p>0.00748944486347652</text:p>
                <draw:g>
                  <svg:desc>Simulation.C101:Simulation.J101</svg:desc>
                </draw:g>
              </table:table-cell>
              <table:table-cell office:value-type="float" office:value="0.0117848286672569">
                <text:p>0.0117848286672569</text:p>
              </table:table-cell>
              <table:table-cell office:value-type="float" office:value="0.0159843564817464">
                <text:p>0.0159843564817464</text:p>
              </table:table-cell>
              <table:table-cell office:value-type="float" office:value="0.0193409985148281">
                <text:p>0.0193409985148281</text:p>
              </table:table-cell>
              <table:table-cell office:value-type="float" office:value="0.0214871334756689">
                <text:p>0.0214871334756689</text:p>
              </table:table-cell>
              <table:table-cell office:value-type="float" office:value="0.0226504466955219">
                <text:p>0.0226504466955219</text:p>
              </table:table-cell>
              <table:table-cell office:value-type="float" office:value="0.0231524147268364">
                <text:p>0.0231524147268364</text:p>
              </table:table-cell>
              <table:table-cell office:value-type="float" office:value="0.0228355548122037">
                <text:p>0.0228355548122037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.016060995964334">
                <text:p>0.016060995964334</text:p>
                <draw:g>
                  <svg:desc>Simulation.C102:Simulation.J102</svg:desc>
                </draw:g>
              </table:table-cell>
              <table:table-cell office:value-type="float" office:value="0.0133775471160899">
                <text:p>0.0133775471160899</text:p>
              </table:table-cell>
              <table:table-cell office:value-type="float" office:value="0.0116971803972305">
                <text:p>0.0116971803972305</text:p>
              </table:table-cell>
              <table:table-cell office:value-type="float" office:value="0.0105998302042515">
                <text:p>0.0105998302042515</text:p>
              </table:table-cell>
              <table:table-cell office:value-type="float" office:value="0.00979546638546403">
                <text:p>0.00979546638546403</text:p>
              </table:table-cell>
              <table:table-cell office:value-type="float" office:value="0.00925443828093709">
                <text:p>0.00925443828093709</text:p>
              </table:table-cell>
              <table:table-cell office:value-type="float" office:value="0.00899313263773426">
                <text:p>0.00899313263773426</text:p>
              </table:table-cell>
              <table:table-cell office:value-type="float" office:value="0.00888298412352885">
                <text:p>0.00888298412352885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.00635405023931901">
                <text:p>0.00635405023931901</text:p>
                <draw:g>
                  <svg:desc>Simulation.C103:Simulation.J103</svg:desc>
                </draw:g>
              </table:table-cell>
              <table:table-cell office:value-type="float" office:value="0.00673117484044736">
                <text:p>0.00673117484044736</text:p>
              </table:table-cell>
              <table:table-cell office:value-type="float" office:value="0.00746844899770895">
                <text:p>0.00746844899770895</text:p>
              </table:table-cell>
              <table:table-cell office:value-type="float" office:value="0.00849884987783279">
                <text:p>0.00849884987783279</text:p>
              </table:table-cell>
              <table:table-cell office:value-type="float" office:value="0.00978972051464165">
                <text:p>0.00978972051464165</text:p>
              </table:table-cell>
              <table:table-cell office:value-type="float" office:value="0.0115115551163104">
                <text:p>0.0115115551163104</text:p>
              </table:table-cell>
              <table:table-cell office:value-type="float" office:value="0.0139241961250909">
                <text:p>0.0139241961250909</text:p>
              </table:table-cell>
              <table:table-cell office:value-type="float" office:value="0.0169924414189142">
                <text:p>0.0169924414189142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0.00709642242977318">
                <text:p>0.00709642242977318</text:p>
                <draw:g>
                  <svg:desc>Simulation.C104:Simulation.J104</svg:desc>
                </draw:g>
              </table:table-cell>
              <table:table-cell office:value-type="float" office:value="0.00891330191369466">
                <text:p>0.00891330191369466</text:p>
              </table:table-cell>
              <table:table-cell office:value-type="float" office:value="0.010263834716729">
                <text:p>0.010263834716729</text:p>
              </table:table-cell>
              <table:table-cell office:value-type="float" office:value="0.0111167624585631">
                <text:p>0.0111167624585631</text:p>
              </table:table-cell>
              <table:table-cell office:value-type="float" office:value="0.0115229729094513">
                <text:p>0.0115229729094513</text:p>
              </table:table-cell>
              <table:table-cell office:value-type="float" office:value="0.0117183856023257">
                <text:p>0.0117183856023257</text:p>
              </table:table-cell>
              <table:table-cell office:value-type="float" office:value="0.0119067035847795">
                <text:p>0.0119067035847795</text:p>
              </table:table-cell>
              <table:table-cell office:value-type="float" office:value="0.0120106584403496">
                <text:p>0.0120106584403496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.00389669112378816">
                <text:p>0.00389669112378816</text:p>
                <draw:g>
                  <svg:desc>Simulation.C105:Simulation.J105</svg:desc>
                </draw:g>
              </table:table-cell>
              <table:table-cell office:value-type="float" office:value="0.00565166570572916">
                <text:p>0.00565166570572916</text:p>
              </table:table-cell>
              <table:table-cell office:value-type="float" office:value="0.00749414405018482">
                <text:p>0.00749414405018482</text:p>
              </table:table-cell>
              <table:table-cell office:value-type="float" office:value="0.00919160018499601">
                <text:p>0.00919160018499601</text:p>
              </table:table-cell>
              <table:table-cell office:value-type="float" office:value="0.0105811599244741">
                <text:p>0.0105811599244741</text:p>
              </table:table-cell>
              <table:table-cell office:value-type="float" office:value="0.0117505563575619">
                <text:p>0.0117505563575619</text:p>
              </table:table-cell>
              <table:table-cell office:value-type="float" office:value="0.0128606028129989">
                <text:p>0.0128606028129989</text:p>
              </table:table-cell>
              <table:table-cell office:value-type="float" office:value="0.013806353347755">
                <text:p>0.013806353347755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00863809935375809">
                <text:p>0.00863809935375809</text:p>
                <draw:g>
                  <svg:desc>Simulation.C106:Simulation.J106</svg:desc>
                </draw:g>
              </table:table-cell>
              <table:table-cell office:value-type="float" office:value="0.0115937791825118">
                <text:p>0.0115937791825118</text:p>
              </table:table-cell>
              <table:table-cell office:value-type="float" office:value="0.0142781161156383">
                <text:p>0.0142781161156383</text:p>
              </table:table-cell>
              <table:table-cell office:value-type="float" office:value="0.0163477887019344">
                <text:p>0.0163477887019344</text:p>
              </table:table-cell>
              <table:table-cell office:value-type="float" office:value="0.0176072208620685">
                <text:p>0.0176072208620685</text:p>
              </table:table-cell>
              <table:table-cell office:value-type="float" office:value="0.0182358376984415">
                <text:p>0.0182358376984415</text:p>
              </table:table-cell>
              <table:table-cell office:value-type="float" office:value="0.0184540543767812">
                <text:p>0.0184540543767812</text:p>
              </table:table-cell>
              <table:table-cell office:value-type="float" office:value="0.0181134953982771">
                <text:p>0.0181134953982771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0.0231125889800885">
                <text:p>0.0231125889800885</text:p>
                <draw:g>
                  <svg:desc>Simulation.C107:Simulation.J107</svg:desc>
                </draw:g>
              </table:table-cell>
              <table:table-cell office:value-type="float" office:value="0.0270069611126994">
                <text:p>0.0270069611126994</text:p>
              </table:table-cell>
              <table:table-cell office:value-type="float" office:value="0.030406051444837">
                <text:p>0.030406051444837</text:p>
              </table:table-cell>
              <table:table-cell office:value-type="float" office:value="0.0335920617594623">
                <text:p>0.0335920617594623</text:p>
              </table:table-cell>
              <table:table-cell office:value-type="float" office:value="0.0367542862149234">
                <text:p>0.0367542862149234</text:p>
              </table:table-cell>
              <table:table-cell office:value-type="float" office:value="0.0404319079641031">
                <text:p>0.0404319079641031</text:p>
              </table:table-cell>
              <table:table-cell office:value-type="float" office:value="0.0449274193008217">
                <text:p>0.0449274193008217</text:p>
              </table:table-cell>
              <table:table-cell office:value-type="float" office:value="0.0492059359649661">
                <text:p>0.0492059359649661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0.0203920196818031">
                <text:p>0.0203920196818031</text:p>
                <draw:g>
                  <svg:desc>Simulation.C108:Simulation.J108</svg:desc>
                </draw:g>
              </table:table-cell>
              <table:table-cell office:value-type="float" office:value="0.032114612861738">
                <text:p>0.032114612861738</text:p>
              </table:table-cell>
              <table:table-cell office:value-type="float" office:value="0.0403222290224821">
                <text:p>0.0403222290224821</text:p>
              </table:table-cell>
              <table:table-cell office:value-type="float" office:value="0.0434505475729993">
                <text:p>0.0434505475729993</text:p>
              </table:table-cell>
              <table:table-cell office:value-type="float" office:value="0.0422355895088068">
                <text:p>0.0422355895088068</text:p>
              </table:table-cell>
              <table:table-cell office:value-type="float" office:value="0.0385122701553231">
                <text:p>0.0385122701553231</text:p>
              </table:table-cell>
              <table:table-cell office:value-type="float" office:value="0.0336352387981543">
                <text:p>0.0336352387981543</text:p>
              </table:table-cell>
              <table:table-cell office:value-type="float" office:value="0.0279782911814389">
                <text:p>0.0279782911814389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00214403564841093">
                <text:p>0.00214403564841093</text:p>
                <draw:g>
                  <svg:desc>Simulation.C109:Simulation.J109</svg:desc>
                </draw:g>
              </table:table-cell>
              <table:table-cell office:value-type="float" office:value="0.0036385951713494">
                <text:p>0.0036385951713494</text:p>
              </table:table-cell>
              <table:table-cell office:value-type="float" office:value="0.00543890049635085">
                <text:p>0.00543890049635085</text:p>
              </table:table-cell>
              <table:table-cell office:value-type="float" office:value="0.00734456987082938">
                <text:p>0.00734456987082938</text:p>
              </table:table-cell>
              <table:table-cell office:value-type="float" office:value="0.00920520685636152">
                <text:p>0.00920520685636152</text:p>
              </table:table-cell>
              <table:table-cell office:value-type="float" office:value="0.0111078780025913">
                <text:p>0.0111078780025913</text:p>
              </table:table-cell>
              <table:table-cell office:value-type="float" office:value="0.0132510658845119">
                <text:p>0.0132510658845119</text:p>
              </table:table-cell>
              <table:table-cell office:value-type="float" office:value="0.0155533736164595">
                <text:p>0.0155533736164595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0164382608231621">
                <text:p>0.0164382608231621</text:p>
                <draw:g>
                  <svg:desc>Simulation.C110:Simulation.J110</svg:desc>
                </draw:g>
              </table:table-cell>
              <table:table-cell office:value-type="float" office:value="0.0244757791425247">
                <text:p>0.0244757791425247</text:p>
              </table:table-cell>
              <table:table-cell office:value-type="float" office:value="0.0318727064852055">
                <text:p>0.0318727064852055</text:p>
              </table:table-cell>
              <table:table-cell office:value-type="float" office:value="0.0380499219067191">
                <text:p>0.0380499219067191</text:p>
              </table:table-cell>
              <table:table-cell office:value-type="float" office:value="0.0430335109816112">
                <text:p>0.0430335109816112</text:p>
              </table:table-cell>
              <table:table-cell office:value-type="float" office:value="0.0475189304565537">
                <text:p>0.0475189304565537</text:p>
              </table:table-cell>
              <table:table-cell office:value-type="float" office:value="0.0518934022373109">
                <text:p>0.0518934022373109</text:p>
              </table:table-cell>
              <table:table-cell office:value-type="float" office:value="0.0549479580346556">
                <text:p>0.0549479580346556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0.0106877062278669">
                <text:p>0.0106877062278669</text:p>
                <draw:g>
                  <svg:desc>Simulation.C111:Simulation.J111</svg:desc>
                </draw:g>
              </table:table-cell>
              <table:table-cell office:value-type="float" office:value="0.0150210174103115">
                <text:p>0.0150210174103115</text:p>
              </table:table-cell>
              <table:table-cell office:value-type="float" office:value="0.0192274694928266">
                <text:p>0.0192274694928266</text:p>
              </table:table-cell>
              <table:table-cell office:value-type="float" office:value="0.022861292317277">
                <text:p>0.022861292317277</text:p>
              </table:table-cell>
              <table:table-cell office:value-type="float" office:value="0.0256368884475031">
                <text:p>0.0256368884475031</text:p>
              </table:table-cell>
              <table:table-cell office:value-type="float" office:value="0.0277053113523628">
                <text:p>0.0277053113523628</text:p>
              </table:table-cell>
              <table:table-cell office:value-type="float" office:value="0.0291745072024701">
                <text:p>0.0291745072024701</text:p>
              </table:table-cell>
              <table:table-cell office:value-type="float" office:value="0.0294571041185597">
                <text:p>0.0294571041185597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00758927902234717">
                <text:p>0.00758927902234717</text:p>
                <draw:g>
                  <svg:desc>Simulation.C112:Simulation.J112</svg:desc>
                </draw:g>
              </table:table-cell>
              <table:table-cell office:value-type="float" office:value="0.00989621112198989">
                <text:p>0.00989621112198989</text:p>
              </table:table-cell>
              <table:table-cell office:value-type="float" office:value="0.01253563640494">
                <text:p>0.01253563640494</text:p>
              </table:table-cell>
              <table:table-cell office:value-type="float" office:value="0.0154411163229646">
                <text:p>0.0154411163229646</text:p>
              </table:table-cell>
              <table:table-cell office:value-type="float" office:value="0.0185752038459528">
                <text:p>0.0185752038459528</text:p>
              </table:table-cell>
              <table:table-cell office:value-type="float" office:value="0.022216385337367">
                <text:p>0.022216385337367</text:p>
              </table:table-cell>
              <table:table-cell office:value-type="float" office:value="0.0266915736932745">
                <text:p>0.0266915736932745</text:p>
              </table:table-cell>
              <table:table-cell office:value-type="float" office:value="0.0315811874260934">
                <text:p>0.0315811874260934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00471796585030308">
                <text:p>0.00471796585030308</text:p>
                <draw:g>
                  <svg:desc>Simulation.C113:Simulation.J113</svg:desc>
                </draw:g>
              </table:table-cell>
              <table:table-cell office:value-type="float" office:value="0.00647614572592401">
                <text:p>0.00647614572592401</text:p>
              </table:table-cell>
              <table:table-cell office:value-type="float" office:value="0.00828702382846148">
                <text:p>0.00828702382846148</text:p>
              </table:table-cell>
              <table:table-cell office:value-type="float" office:value="0.00994626085853474">
                <text:p>0.00994626085853474</text:p>
              </table:table-cell>
              <table:table-cell office:value-type="float" office:value="0.0113033887867696">
                <text:p>0.0113033887867696</text:p>
              </table:table-cell>
              <table:table-cell office:value-type="float" office:value="0.0124544484275219">
                <text:p>0.0124544484275219</text:p>
              </table:table-cell>
              <table:table-cell office:value-type="float" office:value="0.0135617195191434">
                <text:p>0.0135617195191434</text:p>
              </table:table-cell>
              <table:table-cell office:value-type="float" office:value="0.0145099968782794">
                <text:p>0.0145099968782794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00815359624042282">
                <text:p>0.00815359624042282</text:p>
                <draw:g>
                  <svg:desc>Simulation.C114:Simulation.J114</svg:desc>
                </draw:g>
              </table:table-cell>
              <table:table-cell office:value-type="float" office:value="0.0088238940808038">
                <text:p>0.0088238940808038</text:p>
              </table:table-cell>
              <table:table-cell office:value-type="float" office:value="0.00958691108286475">
                <text:p>0.00958691108286475</text:p>
              </table:table-cell>
              <table:table-cell office:value-type="float" office:value="0.0103602526748474">
                <text:p>0.0103602526748474</text:p>
              </table:table-cell>
              <table:table-cell office:value-type="float" office:value="0.0110822700970643">
                <text:p>0.0110822700970643</text:p>
              </table:table-cell>
              <table:table-cell office:value-type="float" office:value="0.0119039742381907">
                <text:p>0.0119039742381907</text:p>
              </table:table-cell>
              <table:table-cell office:value-type="float" office:value="0.0130280597035973">
                <text:p>0.0130280597035973</text:p>
              </table:table-cell>
              <table:table-cell office:value-type="float" office:value="0.0144079895049002">
                <text:p>0.0144079895049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5cm" svg:y="0.315cm" chart:style-name="ch2">
          <text:p>Swaption Calibration</text:p>
        </chart:title>
        <chart:subtitle svg:x="6.544cm" svg:y="1.281cm" chart:style-name="ch3">
          <text:p>Implied Volatility</text:p>
        </chart:subtitle>
        <chart:legend chart:legend-position="bottom" svg:x="5.446cm" svg:y="8.221cm" style:legend-expansion="wide" chart:style-name="ch4"/>
        <chart:plot-area chart:style-name="ch5" table:cell-range-address="Swaptions.O9:Swaptions.O9 Swaptions.O11:Swaptions.O49 Swaptions.M9:Swaptions.M9 Swaptions.M11:Swaptions.M49" chart:data-source-has-labels="row" svg:x="1.307cm" svg:y="2.312cm" svg:width="14.053cm" svg:height="4.772cm">
          <chartooo:coordinate-region svg:x="2.043cm" svg:y="2.51cm" svg:width="13.12cm" svg:height="3.537cm"/>
          <chart:axis chart:dimension="x" chart:name="primary-x" chart:style-name="ch6">
            <chart:title svg:x="7.618cm" svg:y="7.264cm" chart:style-name="ch7">
              <text:p>Swaption</text:p>
            </chart:title>
          </chart:axis>
          <chart:axis chart:dimension="y" chart:name="primary-y" chart:style-name="ch6">
            <chart:title svg:x="0.451cm" svg:y="5.898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O11:Swaptions.O49" chart:label-cell-address="Swaptions.O9:Swaptions.O9" chart:class="chart:line">
            <chart:data-point chart:repeated="39"/>
          </chart:series>
          <chart:series chart:style-name="ch11" chart:values-cell-range-address="Swaptions.M11:Swaptions.M49" chart:label-cell-address="Swaptions.M9:Swaptions.M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  <table:table-cell office:value-type="float" office:value="0.550069731094218">
                <text:p>0.550069731094218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11515684371458">
                <text:p>0.511515684371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477520838216793">
                <text:p>0.477520838216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1">
                <text:p>0.481</text:p>
              </table:table-cell>
              <table:table-cell office:value-type="float" office:value="0.454351973673399">
                <text:p>0.454351973673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416973176202762">
                <text:p>0.416973176202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7">
                <text:p>0.407</text:p>
              </table:table-cell>
              <table:table-cell office:value-type="float" office:value="0.401349832735103">
                <text:p>0.401349832735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391161794161673">
                <text:p>0.391161794161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1">
                <text:p>0.331</text:p>
              </table:table-cell>
              <table:table-cell office:value-type="float" office:value="0.379731826008388">
                <text:p>0.379731826008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7055326770402">
                <text:p>0.37055326770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7">
                <text:p>0.287</text:p>
              </table:table-cell>
              <table:table-cell office:value-type="float" office:value="0.357789906437129">
                <text:p>0.357789906437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350957501733671">
                <text:p>0.350957501733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344828018442411">
                <text:p>0.344828018442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335095055900549">
                <text:p>0.335095055900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">
                <text:p>0.229</text:p>
              </table:table-cell>
              <table:table-cell office:value-type="float" office:value="0.327460175308043">
                <text:p>0.327460175308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326135678100349">
                <text:p>0.326135678100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318415313855477">
                <text:p>0.318415313855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315810097375126">
                <text:p>0.315810097375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317670819121458">
                <text:p>0.317670819121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313444855696447">
                <text:p>0.313444855696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9">
                <text:p>0.179</text:p>
              </table:table-cell>
              <table:table-cell office:value-type="float" office:value="0.311391692025402">
                <text:p>0.311391692025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309853321489827">
                <text:p>0.309853321489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305554073259576">
                <text:p>0.30555407325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302539774508915">
                <text:p>0.302539774508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9625478732635">
                <text:p>0.29625478732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94247835379667">
                <text:p>0.29424783537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95072750118471">
                <text:p>0.295072750118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93872452740065">
                <text:p>0.293872452740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87906332611356">
                <text:p>0.28790633261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86417740863878">
                <text:p>0.286417740863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4">
                <text:p>0.194</text:p>
              </table:table-cell>
              <table:table-cell office:value-type="float" office:value="0.2840962330866">
                <text:p>0.2840962330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283186221637562">
                <text:p>0.2831862216375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280729622560393">
                <text:p>0.280729622560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276246840152278">
                <text:p>0.276246840152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275628566639967">
                <text:p>0.275628566639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272438086795235">
                <text:p>0.272438086795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276936617240598">
                <text:p>0.276936617240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276553918093632">
                <text:p>0.276553918093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278066135851552">
                <text:p>0.278066135851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279880961017081">
                <text:p>0.2798809610170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5cm" svg:y="0.315cm" chart:style-name="ch2">
          <text:p>Swaption Calibration</text:p>
        </chart:title>
        <chart:subtitle svg:x="7.445cm" svg:y="1.281cm" chart:style-name="ch3">
          <text:p>Value</text:p>
        </chart:subtitle>
        <chart:legend chart:legend-position="bottom" svg:x="5.446cm" svg:y="8.221cm" style:legend-expansion="wide" chart:style-name="ch4"/>
        <chart:plot-area chart:style-name="ch5" table:cell-range-address="'Swaption Smile'.E14:'Swaption Smile'.E52 'Swaption Smile'.P12:'Swaption Smile'.P12 'Swaption Smile'.P14:'Swaption Smile'.P52 'Swaption Smile'.J12:'Swaption Smile'.J12 'Swaption Smile'.J14:'Swaption Smile'.J52" chart:data-source-has-labels="both" svg:x="1.307cm" svg:y="2.312cm" svg:width="14.053cm" svg:height="4.772cm">
          <chartooo:coordinate-region svg:x="2.759cm" svg:y="2.509cm" svg:width="12.405cm" svg:height="3.517cm"/>
          <chart:axis chart:dimension="x" chart:name="primary-x" chart:style-name="ch6" chartooo:axis-type="text">
            <chart:title svg:x="7.156cm" svg:y="7.264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148cm" chart:style-name="ch9">
              <text:p>Value</text:p>
            </chart:title>
            <chart:grid chart:style-name="ch10" chart:class="major"/>
          </chart:axis>
          <chart:series chart:style-name="ch11" chart:values-cell-range-address="'Swaption Smile'.P14:'Swaption Smile'.P52" chart:label-cell-address="'Swaption Smile'.P12:'Swaption Smile'.P12" chart:class="chart:line">
            <chart:data-point chart:repeated="39"/>
          </chart:series>
          <chart:series chart:style-name="ch12" chart:values-cell-range-address="'Swaption Smile'.J14:'Swaption Smile'.J52" chart:label-cell-address="'Swaption Smile'.J12:'Swaption Smile'.J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P12:'Swaption Smile'.P12</svg:desc>
                </draw:g>
              </table:table-cell>
              <table:table-cell office:value-type="string">
                <text:p>model</text:p>
                <draw:g>
                  <svg:desc>'Swaption Smile'.J12:'Swaption Smile'.J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100378447058719">
                <text:p>0.100378447058719</text:p>
                <draw:g>
                  <svg:desc>'Swaption Smile'.P14:'Swaption Smile'.P52</svg:desc>
                </draw:g>
              </table:table-cell>
              <table:table-cell office:value-type="float" office:value="0.0885240929885266">
                <text:p>0.0885240929885266</text:p>
                <draw:g>
                  <svg:desc>'Swaption Smile'.J14:'Swaption Smile'.J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19891320875133">
                <text:p>0.0819891320875133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5821534831055">
                <text:p>0.075821534831055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9996960098443">
                <text:p>0.069996960098443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45327745496474">
                <text:p>0.0645327745496474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0705197865637078">
                <text:p>0.0705197865637078</text:p>
              </table:table-cell>
              <table:table-cell office:value-type="float" office:value="0.0594380604035714">
                <text:p>0.0594380604035714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46752078043641">
                <text:p>0.0546752078043641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02559338412728">
                <text:p>0.0502559338412728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61451354280986">
                <text:p>0.0461451354280986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23329828613103">
                <text:p>0.0423329828613103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0466778023206527">
                <text:p>0.0466778023206527</text:p>
              </table:table-cell>
              <table:table-cell office:value-type="float" office:value="0.0388209560268344">
                <text:p>0.0388209560268344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6013862826268">
                <text:p>0.0356013862826268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26562764080486">
                <text:p>0.0326562764080486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99491845019088">
                <text:p>0.0299491845019088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74561725861158">
                <text:p>0.0274561725861158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0293843042690193">
                <text:p>0.0293843042690193</text:p>
              </table:table-cell>
              <table:table-cell office:value-type="float" office:value="0.0251573068446298">
                <text:p>0.0251573068446298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30556515871811">
                <text:p>0.0230556515871811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11370788978522">
                <text:p>0.0211370788978522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3859086197113">
                <text:p>0.0193859086197113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77724215796041">
                <text:p>0.0177724215796041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0179266750825114">
                <text:p>0.0179266750825114</text:p>
              </table:table-cell>
              <table:table-cell office:value-type="float" office:value="0.0162951888995828">
                <text:p>0.0162951888995828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49347445711139">
                <text:p>0.0149347445711139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36979965399429">
                <text:p>0.0136979965399429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5849829962628">
                <text:p>0.0125849829962628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15721557733072">
                <text:p>0.0115721557733072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06421155233416">
                <text:p>0.0106421155233416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7901889182674">
                <text:p>0.0097901889182674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01267197311317">
                <text:p>0.00901267197311317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29542445590124">
                <text:p>0.00829542445590124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64514623218384">
                <text:p>0.00764514623218384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00654834058534689">
                <text:p>0.00654834058534689</text:p>
              </table:table-cell>
              <table:table-cell office:value-type="float" office:value="0.00704935692209977">
                <text:p>0.00704935692209977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50873379774452">
                <text:p>0.00650873379774452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01598331152475">
                <text:p>0.00601598331152475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556765131938073">
                <text:p>0.00556765131938073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515167428477864">
                <text:p>0.00515167428477864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477437818006655">
                <text:p>0.00477437818006655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442531791505775">
                <text:p>0.00442531791505775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410795223359424">
                <text:p>0.00410795223359424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381761776236903">
                <text:p>0.003817617762369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5cm" svg:y="0.315cm" chart:style-name="ch2">
          <text:p>Swaption Calibration</text:p>
        </chart:title>
        <chart:subtitle svg:x="6.544cm" svg:y="1.281cm" chart:style-name="ch3">
          <text:p>Implied Volatility</text:p>
        </chart:subtitle>
        <chart:legend chart:legend-position="bottom" svg:x="5.446cm" svg:y="8.221cm" style:legend-expansion="wide" chart:style-name="ch4"/>
        <chart:plot-area chart:style-name="ch5" table:cell-range-address="'Swaption Smile'.E14:'Swaption Smile'.E52 'Swaption Smile'.O12:'Swaption Smile'.O12 'Swaption Smile'.O14:'Swaption Smile'.O52 'Swaption Smile'.M12:'Swaption Smile'.M12 'Swaption Smile'.M14:'Swaption Smile'.M52" chart:data-source-has-labels="both" svg:x="1.307cm" svg:y="2.312cm" svg:width="14.053cm" svg:height="4.772cm">
          <chartooo:coordinate-region svg:x="2.759cm" svg:y="2.509cm" svg:width="12.405cm" svg:height="3.517cm"/>
          <chart:axis chart:dimension="x" chart:name="primary-x" chart:style-name="ch6" chartooo:axis-type="text">
            <chart:title svg:x="7.156cm" svg:y="7.264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898cm" chart:style-name="ch9">
              <text:p>Implied Volatility</text:p>
            </chart:title>
            <chart:grid chart:style-name="ch10" chart:class="major"/>
          </chart:axis>
          <chart:series chart:style-name="ch11" chart:values-cell-range-address="'Swaption Smile'.O14:'Swaption Smile'.O52" chart:label-cell-address="'Swaption Smile'.O12:'Swaption Smile'.O12" chart:class="chart:line">
            <chart:data-point chart:repeated="39"/>
          </chart:series>
          <chart:series chart:style-name="ch12" chart:values-cell-range-address="'Swaption Smile'.M14:'Swaption Smile'.M52" chart:label-cell-address="'Swaption Smile'.M12:'Swaption Smile'.M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O12:'Swaption Smile'.O12</svg:desc>
                </draw:g>
              </table:table-cell>
              <table:table-cell office:value-type="string">
                <text:p>model</text:p>
                <draw:g>
                  <svg:desc>'Swaption Smile'.M12:'Swaption Smile'.M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3101">
                <text:p>0.3101</text:p>
                <draw:g>
                  <svg:desc>'Swaption Smile'.O14:'Swaption Smile'.O52</svg:desc>
                </draw:g>
              </table:table-cell>
              <table:table-cell office:value-type="float" office:value="0.193611088617902">
                <text:p>0.193611088617902</text:p>
                <draw:g>
                  <svg:desc>'Swaption Smile'.M14:'Swaption Smile'.M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4521673573164">
                <text:p>0.194521673573164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5472867624134">
                <text:p>0.195472867624134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6187516529244">
                <text:p>0.196187516529244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6841183880867">
                <text:p>0.196841183880867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2682">
                <text:p>0.2682</text:p>
              </table:table-cell>
              <table:table-cell office:value-type="float" office:value="0.197526725345932">
                <text:p>0.197526725345932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8054629909022">
                <text:p>0.198054629909022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8583156922668">
                <text:p>0.198583156922668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8993039045939">
                <text:p>0.198993039045939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9326361858748">
                <text:p>0.199326361858748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241">
                <text:p>0.241</text:p>
              </table:table-cell>
              <table:table-cell office:value-type="float" office:value="0.199681965317134">
                <text:p>0.199681965317134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0106487971718">
                <text:p>0.200106487971718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0595263253556">
                <text:p>0.200595263253556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1052243222159">
                <text:p>0.201052243222159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1444539531362">
                <text:p>0.201444539531362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2235">
                <text:p>0.2235</text:p>
              </table:table-cell>
              <table:table-cell office:value-type="float" office:value="0.201754953539467">
                <text:p>0.201754953539467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208040352606">
                <text:p>0.20208040352606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2426946128548">
                <text:p>0.202426946128548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27885767486">
                <text:p>0.2027885767486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3076016238138">
                <text:p>0.203076016238138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2126">
                <text:p>0.2126</text:p>
              </table:table-cell>
              <table:table-cell office:value-type="float" office:value="0.203347320773783">
                <text:p>0.203347320773783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355507409193">
                <text:p>0.20355507409193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3801088952528">
                <text:p>0.203801088952528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415257423717">
                <text:p>0.20415257423717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452755690153">
                <text:p>0.20452755690153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4868451358843">
                <text:p>0.204868451358843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5193288917612">
                <text:p>0.205193288917612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5525347689505">
                <text:p>0.205525347689505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5807226505441">
                <text:p>0.205807226505441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6133598292199">
                <text:p>0.206133598292199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2022">
                <text:p>0.2022</text:p>
              </table:table-cell>
              <table:table-cell office:value-type="float" office:value="0.206451687023032">
                <text:p>0.206451687023032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6809558515561">
                <text:p>0.206809558515561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7187299714532">
                <text:p>0.207187299714532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7593739504745">
                <text:p>0.207593739504745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7949238885281">
                <text:p>0.207949238885281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834802053813">
                <text:p>0.20834802053813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8715212108526">
                <text:p>0.208715212108526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91179101419">
                <text:p>0.2091179101419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9535415787893">
                <text:p>0.209535415787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